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Verdana" svg:font-family="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0.7425in"/>
    </style:style>
    <style:style style:name="co26" style:family="table-column">
      <style:table-column-properties fo:break-before="auto" style:column-width="1.0862in"/>
    </style:style>
    <style:style style:name="co27" style:family="table-column">
      <style:table-column-properties fo:break-before="auto" style:column-width="1.2957in"/>
    </style:style>
    <style:style style:name="co28" style:family="table-column">
      <style:table-column-properties fo:break-before="auto" style:column-width="0.8638in"/>
    </style:style>
    <style:style style:name="co29" style:family="table-column">
      <style:table-column-properties fo:break-before="auto" style:column-width="0.8193in"/>
    </style:style>
    <style:style style:name="co30" style:family="table-column">
      <style:table-column-properties fo:break-before="auto" style:column-width="1.6398in"/>
    </style:style>
    <style:style style:name="co31" style:family="table-column">
      <style:table-column-properties fo:break-before="auto" style:column-width="2.1161in"/>
    </style:style>
    <style:style style:name="co32" style:family="table-column">
      <style:table-column-properties fo:break-before="auto" style:column-width="1.6839in"/>
    </style:style>
    <style:style style:name="co33" style:family="table-column">
      <style:table-column-properties fo:break-before="auto" style:column-width="2.9807in"/>
    </style:style>
    <style:style style:name="co21" style:family="table-column">
      <style:table-column-properties fo:break-before="auto" style:column-width="1.0752in"/>
    </style:style>
    <style:style style:name="co34" style:family="table-column">
      <style:table-column-properties fo:break-before="auto" style:column-width="1.4071in"/>
    </style:style>
    <style:style style:name="co35" style:family="table-column">
      <style:table-column-properties fo:break-before="auto" style:column-width="1.3189in"/>
    </style:style>
    <style:style style:name="co36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1744in"/>
    </style:style>
    <style:style style:name="co37" style:family="table-column">
      <style:table-column-properties fo:break-before="auto" style:column-width="1.2634in"/>
    </style:style>
    <style:style style:name="co12" style:family="table-column">
      <style:table-column-properties fo:break-before="auto" style:column-width="1.252in"/>
    </style:style>
    <style:style style:name="co38" style:family="table-column">
      <style:table-column-properties fo:break-before="auto" style:column-width="1.3075in"/>
    </style:style>
    <style:style style:name="co1" style:family="table-column">
      <style:table-column-properties fo:break-before="auto" style:column-width="0.7091in"/>
    </style:style>
    <style:style style:name="co14" style:family="table-column">
      <style:table-column-properties fo:break-before="auto" style:column-width="1.1189in"/>
    </style:style>
    <style:style style:name="co39" style:family="table-column">
      <style:table-column-properties fo:break-before="auto" style:column-width="0.3654in"/>
    </style:style>
    <style:style style:name="co40" style:family="table-column">
      <style:table-column-properties fo:break-before="auto" style:column-width="0.2874in"/>
    </style:style>
    <style:style style:name="co16" style:family="table-column">
      <style:table-column-properties fo:break-before="auto" style:column-width="0.9862in"/>
    </style:style>
    <style:style style:name="co41" style:family="table-column">
      <style:table-column-properties fo:break-before="auto" style:column-width="1.6063in"/>
    </style:style>
    <style:style style:name="co42" style:family="table-column">
      <style:table-column-properties fo:break-before="auto" style:column-width="0.2102in"/>
    </style:style>
    <style:style style:name="co43" style:family="table-column">
      <style:table-column-properties fo:break-before="auto" style:column-width="0.1327in"/>
    </style:style>
    <style:style style:name="co44" style:family="table-column">
      <style:table-column-properties fo:break-before="auto" style:column-width="0.5201in"/>
    </style:style>
    <style:style style:name="co8" style:family="table-column">
      <style:table-column-properties fo:break-before="auto" style:column-width="1.2189in"/>
    </style:style>
    <style:style style:name="co45" style:family="table-column">
      <style:table-column-properties fo:break-before="auto" style:column-width="1.7173in"/>
    </style:style>
    <style:style style:name="co46" style:family="table-column">
      <style:table-column-properties fo:break-before="auto" style:column-width="0.9972in"/>
    </style:style>
    <style:style style:name="co47" style:family="table-column">
      <style:table-column-properties fo:break-before="auto" style:column-width="2.4484in"/>
    </style:style>
    <style:style style:name="co48" style:family="table-column">
      <style:table-column-properties fo:break-before="auto" style:column-width="1.6283in"/>
    </style:style>
    <style:style style:name="co49" style:family="table-column">
      <style:table-column-properties fo:break-before="auto" style:column-width="2.9252in"/>
    </style:style>
    <style:style style:name="co50" style:family="table-column">
      <style:table-column-properties fo:break-before="auto" style:column-width="0.672in"/>
    </style:style>
    <style:style style:name="co51" style:family="table-column">
      <style:table-column-properties fo:break-before="auto" style:column-width="1.3626in"/>
    </style:style>
    <style:style style:name="co52" style:family="table-column">
      <style:table-column-properties fo:break-before="auto" style:column-width="1.3957in"/>
    </style:style>
    <style:style style:name="co54" style:family="table-column">
      <style:table-column-properties fo:break-before="auto" style:column-width="1.1965in"/>
    </style:style>
    <style:style style:name="co55" style:family="table-column">
      <style:table-column-properties fo:break-before="auto" style:column-width="2.028in"/>
    </style:style>
    <style:style style:name="co56" style:family="table-column">
      <style:table-column-properties fo:break-before="auto" style:column-width="2.2047in"/>
    </style:style>
    <style:style style:name="co57" style:family="table-column">
      <style:table-column-properties fo:break-before="auto" style:column-width="1.4626in"/>
    </style:style>
    <style:style style:name="co58" style:family="table-column">
      <style:table-column-properties fo:break-before="auto" style:column-width="1.4957in"/>
    </style:style>
    <style:style style:name="co59" style:family="table-column">
      <style:table-column-properties fo:break-before="auto" style:column-width="0.8752in"/>
    </style:style>
    <style:style style:name="co60" style:family="table-column">
      <style:table-column-properties fo:break-before="auto" style:column-width="1.95in"/>
    </style:style>
    <style:style style:name="co61" style:family="table-column">
      <style:table-column-properties fo:break-before="auto" style:column-width="1.0965in"/>
    </style:style>
    <style:style style:name="co62" style:family="table-column">
      <style:table-column-properties fo:break-before="auto" style:column-width="1.7398in"/>
    </style:style>
    <style:style style:name="co63" style:family="table-column">
      <style:table-column-properties fo:break-before="auto" style:column-width="0.9528in"/>
    </style:style>
    <style:style style:name="co64" style:family="table-column">
      <style:table-column-properties fo:break-before="auto" style:column-width="1.2075in"/>
    </style:style>
    <style:style style:name="co65" style:family="table-column">
      <style:table-column-properties fo:break-before="auto" style:column-width="1.2299in"/>
    </style:style>
    <style:style style:name="co66" style:family="table-column">
      <style:table-column-properties fo:break-before="auto" style:column-width="1.0307in"/>
    </style:style>
    <style:style style:name="co67" style:family="table-column">
      <style:table-column-properties fo:break-before="auto" style:column-width="1.152in"/>
    </style:style>
    <style:style style:name="co68" style:family="table-column">
      <style:table-column-properties fo:break-before="auto" style:column-width="1.0193in"/>
    </style:style>
    <style:style style:name="co69" style:family="table-column">
      <style:table-column-properties fo:break-before="auto" style:column-width="1.0634in"/>
    </style:style>
    <style:style style:name="co70" style:family="table-column">
      <style:table-column-properties fo:break-before="auto" style:column-width="1.1409in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8646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3728in" fo:break-before="auto" style:use-optimal-row-height="true"/>
    </style:style>
    <style:style style:name="ro10" style:family="table-row">
      <style:table-row-properties style:row-height="0.5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ta2" style:family="table" style:master-page-name="PageStyle_5f_Final">
      <style:table-properties table:display="true" style:writing-mode="lr-tb"/>
    </style:style>
    <style:style style:name="ta3" style:family="table" style:master-page-name="PageStyle_5f_Branch_20_Codes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ta5" style:family="table" style:master-page-name="PageStyle_5f_PremierSalesSalary_5f_2013-09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5070" number:language="en" number:country="US">
      <number:fraction number:min-integer-digits="0" number:min-numerator-digits="1" number:min-denominator-digits="1"/>
    </number:number-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Excel_20_Built-in_20_Normal" style:data-style-name="N5004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Excel_20_Built-in_20_Normal" style:data-style-name="N5000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Excel_20_Built-in_20_Normal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Excel_20_Built-in_20_Normal" style:data-style-name="N5004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 style:data-style-name="N5004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 style:data-style-name="N5004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0" style:family="table-cell" style:parent-style-name="Excel_20_Built-in_20_Normal" style:data-style-name="N5004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 style:data-style-name="N5004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Excel_20_Built-in_20_Normal" style:data-style-name="N5004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1f497d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Excel_20_Built-in_20_Normal" style:data-style-name="N5122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Excel_20_Built-in_20_Normal" style:data-style-name="N5122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Excel_20_Built-in_20_Normal" style:data-style-name="N5122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Excel_20_Built-in_20_Normal" style:data-style-name="N5122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Excel_20_Built-in_20_Normal" style:data-style-name="N5122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Excel_20_Built-in_20_Normal" style:data-style-name="N5122">
      <style:table-cell-properties fo:background-color="#93cdd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Excel_20_Built-in_20_Normal" style:data-style-name="N5122">
      <style:table-cell-properties fo:background-color="#66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Excel_20_Built-in_20_Normal">
      <style:table-cell-properties style:diagonal-bl-tr="none" style:diagonal-tl-br="none" fo:background-color="transparent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 style:data-style-name="N51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 style:data-style-name="N5004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Excel_20_Built-in_20_Normal" style:data-style-name="N12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9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Excel_20_Built-in_20_Normal">
      <style:table-cell-properties fo:background-color="#93cdd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20_Built-in_20_Normal" style:data-style-name="N12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Excel_20_Built-in_20_Normal">
      <style:table-cell-properties style:diagonal-bl-tr="none" style:diagonal-tl-br="none" fo:background-color="transparent"/>
      <style:text-properties fo:color="#000000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1f497d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Excel_20_Built-in_20_Normal">
      <style:table-cell-properties style:diagonal-bl-tr="none" style:diagonal-tl-br="none" fo:background-color="transparent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Excel_20_Built-in_20_Normal">
      <style:table-cell-properties fo:background-color="#66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Excel_20_Built-in_20_Normal" style:data-style-name="N507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Excel_20_Built-in_20_Normal" style:data-style-name="N507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8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Excel_20_Built-in_20_Normal">
      <style:table-cell-properties fo:background-color="#66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Excel_20_Built-in_20_Normal">
      <style:table-cell-properties style:diagonal-bl-tr="none" style:diagonal-tl-br="none" fo:background-color="transparent"/>
      <style:text-properties style:use-window-font-color="true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f497d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8" style:family="table-cell" style:parent-style-name="Excel_20_Built-in_20_Normal" style:data-style-name="N124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66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4" style:family="table-cell" style:parent-style-name="Excel_20_Built-in_20_Normal" style:data-style-name="N5001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Excel_20_Built-in_20_Normal" style:data-style-name="N12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Excel_20_Built-in_20_Normal" style:data-style-name="N121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Excel_20_Built-in_20_Normal">
      <style:table-cell-properties style:diagonal-bl-tr="none" style:diagonal-tl-br="none" fo:border="0.0138in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Excel_20_Built-in_20_Normal">
      <style:table-cell-properties fo:background-color="#c3d69b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Excel_20_Built-in_20_Normal" style:data-style-name="N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77" style:family="table-cell" style:parent-style-name="Excel_20_Built-in_20_Normal" style:data-style-name="N120">
      <style:table-cell-properties fo:border-bottom="0.0413in double #000000" style:border-line-width-bottom="0.0138in 0.0138in 0.0138in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8" style:family="table-cell" style:parent-style-name="Excel_20_Built-in_20_Normal" style:data-style-name="N124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79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Excel_20_Built-in_20_Normal" style:data-style-name="N5100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0" style:family="table-cell" style:parent-style-name="Excel_20_Built-in_20_Normal" style:data-style-name="N5000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1" style:family="table-cell" style:parent-style-name="Excel_20_Built-in_20_Comma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2" style:family="table-cell" style:parent-style-name="Excel_20_Built-in_20_Comma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3" style:family="table-cell" style:parent-style-name="Excel_20_Built-in_20_Normal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6" style:family="table-cell" style:parent-style-name="Excel_20_Built-in_20_Normal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9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 style:data-style-name="N5000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1" style:family="table-cell" style:parent-style-name="Excel_20_Built-in_20_Normal" style:data-style-name="N12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2" style:family="table-cell" style:parent-style-name="Excel_20_Built-in_20_Normal" style:data-style-name="N5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5" style:family="table-cell" style:parent-style-name="Excel_20_Built-in_20_Normal" style:data-style-name="N5001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Excel_20_Built-in_20_Normal" style:data-style-name="N5000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1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Excel_20_Built-in_20_Normal" style:data-style-name="N125">
      <style:table-cell-properties style:diagonal-bl-tr="none" style:diagonal-tl-br="none"/>
    </style:style>
    <style:style style:name="ce204" style:family="table-cell" style:parent-style-name="Excel_20_Built-in_20_Normal" style:data-style-name="N125">
      <style:table-cell-properties fo:background-color="#ccffcc" style:cell-protect="none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5" style:family="table-cell" style:parent-style-name="Excel_20_Built-in_20_Normal" style:data-style-name="N125">
      <style:table-cell-properties style:diagonal-bl-tr="none" style:diagonal-tl-br="none"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6" style:family="table-cell" style:parent-style-name="Excel_20_Built-in_20_Normal" style:data-style-name="N125">
      <style:table-cell-properties style:diagonal-bl-tr="none" style:diagonal-tl-br="none" fo:background-color="transparent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7" style:family="table-cell" style:parent-style-name="Excel_20_Built-in_20_Normal" style:data-style-name="N125">
      <style:table-cell-properties style:diagonal-bl-tr="none" style:diagonal-tl-br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8" style:family="table-cell" style:parent-style-name="Excel_20_Built-in_20_Normal">
      <style:table-cell-properties style:diagonal-bl-tr="none" style:diagonal-tl-br="none"/>
    </style:style>
    <style:style style:name="ce209" style:family="table-cell" style:parent-style-name="Excel_20_Built-in_20_Normal">
      <style:table-cell-properties fo:border-bottom="none" fo:background-color="#ccffcc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0" style:family="table-cell" style:parent-style-name="Excel_20_Built-in_20_Comma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1" style:family="table-cell" style:parent-style-name="Excel_20_Built-in_20_Normal" style:data-style-name="N125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2" style:family="table-cell" style:parent-style-name="Excel_20_Built-in_20_Normal">
      <style:table-cell-properties style:diagonal-bl-tr="none" style:diagonal-tl-br="none" fo:background-color="transparent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3" style:family="table-cell" style:parent-style-name="Excel_20_Built-in_20_Normal" style:data-style-name="N125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4" style:family="table-cell" style:parent-style-name="Excel_20_Built-in_20_Normal">
      <style:table-cell-properties style:diagonal-bl-tr="none" style:diagonal-tl-br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5" style:family="table-cell" style:parent-style-name="Excel_20_Built-in_20_Normal" style:data-style-name="N126">
      <style:table-cell-properties style:diagonal-bl-tr="none" style:diagonal-tl-br="none"/>
    </style:style>
    <style:style style:name="ce216" style:family="table-cell" style:parent-style-name="Excel_20_Built-in_20_Normal" style:data-style-name="N126">
      <style:table-cell-properties fo:border-bottom="none" fo:background-color="#ccffcc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7" style:family="table-cell" style:parent-style-name="Excel_20_Built-in_20_Comma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8" style:family="table-cell" style:parent-style-name="Excel_20_Built-in_20_Normal" style:data-style-name="N126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9" style:family="table-cell" style:parent-style-name="Excel_20_Built-in_20_Normal" style:data-style-name="N126">
      <style:table-cell-properties style:diagonal-bl-tr="none" style:diagonal-tl-br="none" fo:background-color="transparent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Excel_20_Built-in_20_Normal" style:data-style-name="N5000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Excel_20_Built-in_20_Normal" style:data-style-name="N126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1" style:family="table-cell" style:parent-style-name="Excel_20_Built-in_20_Normal" style:data-style-name="N126">
      <style:table-cell-properties style:diagonal-bl-tr="none" style:diagonal-tl-br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2" style:family="table-cell" style:parent-style-name="Excel_20_Built-in_20_Normal" style:data-style-name="N12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23" style:family="table-cell" style:parent-style-name="Excel_20_Built-in_20_Normal" style:data-style-name="N127">
      <style:table-cell-properties fo:border-bottom="none" fo:background-color="#ccffcc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Excel_20_Built-in_20_Normal" style:data-style-name="N12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5" style:family="table-cell" style:parent-style-name="Excel_20_Built-in_20_Normal" style:data-style-name="N12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6" style:family="table-cell" style:parent-style-name="Excel_20_Built-in_20_Normal" style:data-style-name="N12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7" style:family="table-cell" style:parent-style-name="Excel_20_Built-in_20_Normal" style:data-style-name="N12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8" style:family="table-cell" style:parent-style-name="Excel_20_Built-in_20_Normal" style:data-style-name="N127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9" style:family="table-cell" style:parent-style-name="Excel_20_Built-in_20_Normal" style:data-style-name="N12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0" style:family="table-cell" style:parent-style-name="Excel_20_Built-in_20_Normal" style:data-style-name="N127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1" style:family="table-cell" style:parent-style-name="Excel_20_Built-in_20_Normal" style:data-style-name="N12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2" style:family="table-cell" style:parent-style-name="Excel_20_Built-in_20_Normal" style:data-style-name="N128">
      <style:table-cell-properties style:diagonal-bl-tr="none" style:diagonal-tl-br="none"/>
    </style:style>
    <style:style style:name="ce233" style:family="table-cell" style:parent-style-name="Excel_20_Built-in_20_Normal" style:data-style-name="N128">
      <style:table-cell-properties fo:border-bottom="none" fo:background-color="#ccffcc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Excel_20_Built-in_20_Normal" style:data-style-name="N5100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7" style:family="table-cell" style:parent-style-name="Excel_20_Built-in_20_Normal" style:data-style-name="N132">
      <style:table-cell-properties style:diagonal-bl-tr="none" style:diagonal-tl-br="none" fo:background-color="transparent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8" style:family="table-cell" style:parent-style-name="Excel_20_Built-in_20_Normal" style:data-style-name="N5100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9" style:family="table-cell" style:parent-style-name="Excel_20_Built-in_20_Normal" style:data-style-name="N132">
      <style:table-cell-properties style:diagonal-bl-tr="none" style:diagonal-tl-br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0" style:family="table-cell" style:parent-style-name="Excel_20_Built-in_20_Normal" style:data-style-name="N129">
      <style:table-cell-properties fo:background-color="#ccffcc" style:cell-protect="none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1" style:family="table-cell" style:parent-style-name="Excel_20_Built-in_20_Normal" style:data-style-name="N129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2" style:family="table-cell" style:parent-style-name="Excel_20_Built-in_20_Normal" style:data-style-name="N129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3" style:family="table-cell" style:parent-style-name="Excel_20_Built-in_20_Normal" style:data-style-name="N129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4" style:family="table-cell" style:parent-style-name="Excel_20_Built-in_20_Normal" style:data-style-name="N129">
      <style:table-cell-properties fo:background-color="#ccffcc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5" style:family="table-cell" style:parent-style-name="Excel_20_Built-in_20_Normal" style:data-style-name="N5001">
      <style:table-cell-properties fo:background-color="#ccffcc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6" style:family="table-cell" style:parent-style-name="Excel_20_Built-in_20_Normal" style:data-style-name="N5001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7" style:family="table-cell" style:parent-style-name="Excel_20_Built-in_20_Normal" style:data-style-name="N5001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8" style:family="table-cell" style:parent-style-name="Excel_20_Built-in_20_Normal" style:data-style-name="N5001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9" style:family="table-cell" style:parent-style-name="Excel_20_Built-in_20_Normal" style:data-style-name="N130">
      <style:table-cell-properties fo:background-color="#ccffcc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0" style:family="table-cell" style:parent-style-name="Excel_20_Built-in_20_Normal" style:data-style-name="N130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1" style:family="table-cell" style:parent-style-name="Excel_20_Built-in_20_Normal" style:data-style-name="N130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2" style:family="table-cell" style:parent-style-name="Excel_20_Built-in_20_Normal" style:data-style-name="N130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3" style:family="table-cell" style:parent-style-name="Excel_20_Built-in_20_Normal" style:data-style-name="N127">
      <style:table-cell-properties style:diagonal-bl-tr="none" style:diagonal-tl-br="none"/>
    </style:style>
    <style:style style:name="ce254" style:family="table-cell" style:parent-style-name="Excel_20_Built-in_20_Normal" style:data-style-name="N127">
      <style:table-cell-properties fo:background-color="#ccffcc" style:cell-protect="none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5" style:family="table-cell" style:parent-style-name="Excel_20_Built-in_20_Normal" style:data-style-name="N127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6" style:family="table-cell" style:parent-style-name="Excel_20_Built-in_20_Normal" style:data-style-name="N131">
      <style:table-cell-properties fo:background-color="#ffcc00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7" style:family="table-cell" style:parent-style-name="Excel_20_Built-in_20_Normal" style:data-style-name="N5100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8" style:family="table-cell" style:parent-style-name="Excel_20_Built-in_20_Normal" style:data-style-name="N125">
      <style:table-cell-properties fo:background-color="#ffcc00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9" style:family="table-cell" style:parent-style-name="Excel_20_Built-in_20_Normal" style:data-style-name="N125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Excel_20_Built-in_20_Normal" style:data-style-name="N5000">
      <style:table-cell-properties fo:background-color="#93cdd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0" style:family="table-cell" style:parent-style-name="Excel_20_Built-in_20_Normal" style:data-style-name="N126">
      <style:table-cell-properties fo:background-color="#ffcc00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1" style:family="table-cell" style:parent-style-name="Excel_20_Built-in_20_Normal" style:data-style-name="N126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2" style:family="table-cell" style:parent-style-name="Excel_20_Built-in_20_Normal" style:data-style-name="N127">
      <style:table-cell-properties fo:background-color="#ffcc00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3" style:family="table-cell" style:parent-style-name="Excel_20_Built-in_20_Normal">
      <style:table-cell-properties fo:background-color="#ffcc00" style:cell-protect="protected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65" style:family="table-cell" style:parent-style-name="Excel_20_Built-in_20_Normal">
      <style:table-cell-properties fo:border-bottom="none" fo:background-color="#ffcc00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Excel_20_Built-in_20_Normal" style:data-style-name="N5000">
      <style:table-cell-properties fo:background-color="#66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0" style:family="table-cell" style:parent-style-name="Excel_20_Built-in_20_Normal">
      <style:table-cell-properties fo:background-color="#ffcc00" style:cell-protect="none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1" style:family="table-cell" style:parent-style-name="Excel_20_Built-in_20_Normal" style:data-style-name="N130">
      <style:table-cell-properties fo:background-color="#ffcc00" style:cell-protect="none" style:print-content="tru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Excel_20_Built-in_20_Normal">
      <style:table-cell-properties style:diagonal-bl-tr="none" style:diagonal-tl-br="none"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3" style:family="table-cell" style:parent-style-name="Excel_20_Built-in_20_Normal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4" style:family="table-cell" style:parent-style-name="Excel_20_Built-in_20_Normal">
      <style:table-cell-properties style:cell-protect="none" style:print-content="true" style:diagonal-bl-tr="none" style:diagonal-tl-br="none"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5" style:family="table-cell" style:parent-style-name="Excel_20_Built-in_20_Normal">
      <style:table-cell-properties style:cell-protect="none" style:print-content="true" style:diagonal-bl-tr="none" style:diagonal-tl-b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Excel_20_Built-in_20_Normal" style:data-style-name="N5000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Excel_20_Built-in_20_Normal" style:data-style-name="N5000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Excel_20_Built-in_20_Normal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Excel_20_Built-in_20_Normal">
      <style:table-cell-properties fo:background-color="#93cdd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Excel_20_Built-in_20_Normal">
      <style:table-cell-properties fo:background-color="#93cdd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Excel_20_Built-in_20_Normal">
      <style:table-cell-properties fo:background-color="#66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Excel_20_Built-in_20_Normal" style:data-style-name="N5122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Excel_20_Built-in_20_Normal" style:data-style-name="N121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7" style:family="table-cell" style:parent-style-name="Excel_20_Built-in_20_Normal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Excel_20_Built-in_20_Normal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9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Excel_20_Built-in_20_Normal" style:data-style-name="N5000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Excel_20_Built-in_20_Normal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Excel_20_Built-in_20_Normal">
      <style:table-cell-properties fo:background-color="#ff00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7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80" style:family="table-cell" style:parent-style-name="Excel_20_Built-in_20_Normal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81" style:family="table-cell" style:parent-style-name="Excel_20_Built-in_20_Normal" style:data-style-name="N126">
      <style:table-cell-properties fo:background-color="#bfbfb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Excel_20_Built-in_20_Normal" style:data-style-name="N126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83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84" style:family="table-cell" style:parent-style-name="Excel_20_Built-in_20_Normal">
      <style:table-cell-properties fo:background-color="#bfbfb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28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287" style:family="table-cell" style:parent-style-name="Excel_20_Built-in_20_Normal" style:data-style-name="N126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28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9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0" style:family="table-cell" style:parent-style-name="Excel_20_Built-in_20_Normal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9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4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6" style:family="table-cell" style:parent-style-name="Excel_20_Built-in_20_Normal">
      <style:table-cell-properties fo:background-color="#c6d9f1" style:diagonal-bl-tr="none" style:diagonal-tl-br="none" fo:border="0.0138in solid #000000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7" style:family="table-cell" style:parent-style-name="Excel_20_Built-in_20_Normal">
      <style:table-cell-properties style:diagonal-bl-tr="none" style:diagonal-tl-br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8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fo:border="0.0138in solid #000000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0" style:family="table-cell" style:parent-style-name="Excel_20_Built-in_20_Normal">
      <style:table-cell-properties fo:background-color="#ff33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1" style:family="table-cell" style:parent-style-name="Excel_20_Built-in_20_Normal">
      <style:table-cell-properties fo:background-color="#ff33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5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3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4" style:family="table-cell" style:parent-style-name="Excel_20_Built-in_20_Normal" style:data-style-name="N5000">
      <style:table-cell-properties fo:background-color="#ff33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5" style:family="table-cell" style:parent-style-name="Excel_20_Built-in_20_Normal">
      <style:table-cell-properties fo:background-color="#ff33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6" style:family="table-cell" style:parent-style-name="Excel_20_Built-in_20_Normal">
      <style:table-cell-properties fo:background-color="#ff33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7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8" style:family="table-cell" style:parent-style-name="Excel_20_Built-in_20_Normal" style:data-style-name="N5000">
      <style:table-cell-properties fo:background-color="#ff33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9" style:family="table-cell" style:parent-style-name="Excel_20_Built-in_20_Normal" style:data-style-name="N512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0" style:family="table-cell" style:parent-style-name="Excel_20_Built-in_20_Normal" style:data-style-name="N512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1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2" style:family="table-cell" style:parent-style-name="Excel_20_Built-in_20_Normal" style:data-style-name="N5004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3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6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6" style:family="table-cell" style:parent-style-name="Excel_20_Built-in_20_Normal" style:data-style-name="N12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7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8" style:family="table-cell" style:parent-style-name="Excel_20_Built-in_20_Normal" style:data-style-name="N121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9" style:family="table-cell" style:parent-style-name="Excel_20_Built-in_20_Comma">
      <style:table-cell-properties fo:background-color="#fdeada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0" style:family="table-cell" style:parent-style-name="Excel_20_Built-in_20_Comma" style:data-style-name="N5002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Excel_20_Built-in_20_Comma">
      <style:table-cell-properties fo:background-color="#fac090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2" style:family="table-cell" style:parent-style-name="Excel_20_Built-in_20_Normal">
      <style:table-cell-properties fo:background-color="#fb47e1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3" style:family="table-cell" style:parent-style-name="Excel_20_Built-in_20_Normal">
      <style:table-cell-properties fo:background-color="#dbeef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5" style:family="table-cell" style:parent-style-name="Excel_20_Built-in_20_Normal">
      <style:table-cell-properties fo:background-color="#93cddd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6" style:family="table-cell" style:parent-style-name="Excel_20_Built-in_20_Normal">
      <style:table-cell-properties fo:background-color="#c3d69b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7" style:family="table-cell" style:parent-style-name="Excel_20_Built-in_20_Normal">
      <style:table-cell-properties fo:background-color="#fcd5b5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8" style:family="table-cell" style:parent-style-name="Excel_20_Built-in_20_Normal">
      <style:table-cell-properties fo:background-color="#d9969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9" style:family="table-cell" style:parent-style-name="Excel_20_Built-in_20_Normal">
      <style:table-cell-properties fo:background-color="#bfbfb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0" style:family="table-cell" style:parent-style-name="Excel_20_Built-in_20_Normal">
      <style:table-cell-properties fo:background-color="#948a5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1" style:family="table-cell" style:parent-style-name="Excel_20_Built-in_20_Normal">
      <style:table-cell-properties fo:background-color="#ccc1da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2" style:family="table-cell" style:parent-style-name="Excel_20_Built-in_20_Normal">
      <style:table-cell-properties fo:background-color="#7f7f7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3" style:family="table-cell" style:parent-style-name="Excel_20_Built-in_20_Normal">
      <style:table-cell-properties fo:background-color="#ffc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4" style:family="table-cell" style:parent-style-name="Excel_20_Built-in_20_Normal">
      <style:table-cell-properties fo:background-color="#b3a2c7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5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6" style:family="table-cell" style:parent-style-name="Excel_20_Built-in_20_Normal">
      <style:table-cell-properties fo:background-color="#c3d69b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Excel_20_Built-in_20_Normal">
      <style:table-cell-properties fo:background-color="#b625f7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8" style:family="table-cell" style:parent-style-name="Excel_20_Built-in_20_Normal" style:data-style-name="N5002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9" style:family="table-cell" style:parent-style-name="Excel_20_Built-in_20_Normal" style:data-style-name="N5002"/>
    <style:style style:name="ce390" style:family="table-cell" style:parent-style-name="Excel_20_Built-in_20_Normal" style:data-style-name="N5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39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2" style:family="table-cell" style:parent-style-name="Excel_20_Built-in_20_Normal" style:data-style-name="N500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8.864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0.575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4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1.663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1.819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2.285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1.352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3.063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emierSalesSalary_2013-09" table:style-name="ta5" table:print="false">
        <office:forms form:automatic-focus="false" form:apply-design-mode="false"/>
        <table:table-column table:style-name="co1" table:default-cell-style-name="ce349"/>
        <table:table-column table:style-name="co1" table:default-cell-style-name="ce352"/>
        <table:table-column table:style-name="co1" table:default-cell-style-name="ce349"/>
        <table:table-column table:style-name="co1" table:default-cell-style-name="ce352"/>
        <table:table-column table:style-name="co1" table:number-columns-repeated="2" table:default-cell-style-name="ce349"/>
        <table:table-column table:style-name="co2" table:default-cell-style-name="ce349"/>
        <table:table-column table:style-name="co1" table:default-cell-style-name="ce48"/>
        <table:table-column table:style-name="co54" table:default-cell-style-name="ce362"/>
        <table:table-column table:style-name="co55" table:number-columns-repeated="3" table:default-cell-style-name="ce362"/>
        <table:table-column table:style-name="co56" table:default-cell-style-name="ce349"/>
        <table:table-column table:style-name="co57" table:default-cell-style-name="ce349"/>
        <table:table-column table:style-name="co58" table:default-cell-style-name="ce48"/>
        <table:table-column table:style-name="co8" table:default-cell-style-name="ce349"/>
        <table:table-column table:style-name="co59" table:number-columns-repeated="2" table:default-cell-style-name="ce349"/>
        <table:table-column table:style-name="co60" table:default-cell-style-name="ce349"/>
        <table:table-column table:style-name="co61" table:default-cell-style-name="ce349"/>
        <table:table-column table:style-name="co59" table:number-columns-repeated="2" table:default-cell-style-name="ce349"/>
        <table:table-column table:style-name="co12" table:default-cell-style-name="ce374"/>
        <table:table-column table:style-name="co62" table:default-cell-style-name="ce349"/>
        <table:table-column table:style-name="co14" table:default-cell-style-name="ce349"/>
        <table:table-column table:style-name="co59" table:number-columns-repeated="5" table:default-cell-style-name="ce349"/>
        <table:table-column table:style-name="co63" table:number-columns-repeated="2" table:default-cell-style-name="ce349"/>
        <table:table-column table:style-name="co59" table:number-columns-repeated="3" table:default-cell-style-name="ce349"/>
        <table:table-column table:style-name="co16" table:default-cell-style-name="ce349"/>
        <table:table-column table:style-name="co64" table:default-cell-style-name="ce349"/>
        <table:table-column table:style-name="co59" table:default-cell-style-name="ce349"/>
        <table:table-column table:style-name="co65" table:number-columns-repeated="2" table:default-cell-style-name="ce349"/>
        <table:table-column table:style-name="co66" table:default-cell-style-name="ce349"/>
        <table:table-column table:style-name="co67" table:default-cell-style-name="ce349"/>
        <table:table-column table:style-name="co16" table:number-columns-repeated="3" table:default-cell-style-name="ce349"/>
        <table:table-column table:style-name="co59" table:number-columns-repeated="2" table:default-cell-style-name="ce349"/>
        <table:table-column table:style-name="co1" table:default-cell-style-name="ce349"/>
        <table:table-column table:style-name="co21" table:number-columns-repeated="2" table:default-cell-style-name="ce349"/>
        <table:table-column table:style-name="co68" table:default-cell-style-name="ce349"/>
        <table:table-column table:style-name="co67" table:default-cell-style-name="ce349"/>
        <table:table-column table:style-name="co69" table:default-cell-style-name="ce349"/>
        <table:table-column table:style-name="co70" table:default-cell-style-name="ce349"/>
        <table:table-column table:style-name="co68" table:default-cell-style-name="ce349"/>
        <table:table-column table:style-name="co1" table:number-columns-repeated="969" table:default-cell-style-name="ce349"/>
        <table:table-row table:style-name="ro10">
          <table:table-cell table:style-name="ce1" office:value-type="string">
            <text:p>EMPLOYEE NUMBER</text:p>
          </table:table-cell>
          <table:table-cell table:style-name="ce5" office:value-type="string">
            <text:p>FL CODE</text:p>
          </table:table-cell>
          <table:table-cell table:style-name="ce18" office:value-type="string">
            <text:p>VIRTUAL CODES</text:p>
          </table:table-cell>
          <table:table-cell table:style-name="ce28" office:value-type="string">
            <text:p>OFFICIAL NO</text:p>
          </table:table-cell>
          <table:table-cell table:style-name="ce40" office:value-type="string">
            <text:p>DATE OF JOIN</text:p>
          </table:table-cell>
          <table:table-cell table:style-name="ce28" office:value-type="string">
            <text:p>TL/BPO</text:p>
          </table:table-cell>
          <table:table-cell table:style-name="ce28" office:value-type="string">
            <text:p>TL</text:p>
          </table:table-cell>
          <table:table-cell table:style-name="ce28" office:value-type="string">
            <text:p>MANAGER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MEMBER STATUS</text:p>
          </table:table-cell>
          <table:table-cell table:style-name="ce28" office:value-type="string">
            <text:p>DAYS WORKED</text:p>
          </table:table-cell>
          <table:table-cell table:style-name="ce28" office:value-type="string">
            <text:p>DESIGNATION</text:p>
          </table:table-cell>
          <table:table-cell table:style-name="ce364" office:value-type="string">
            <text:p>ADDRESS LINE 1</text:p>
          </table:table-cell>
          <table:table-cell table:style-name="ce364" office:value-type="string">
            <text:p>ADDRESS LINE 2</text:p>
          </table:table-cell>
          <table:table-cell table:style-name="ce364" office:value-type="string">
            <text:p>CITY</text:p>
          </table:table-cell>
          <table:table-cell table:style-name="ce53" office:value-type="string">
            <text:p>NIC</text:p>
          </table:table-cell>
          <table:table-cell table:style-name="ce53" office:value-type="string">
            <text:p>BANK</text:p>
          </table:table-cell>
          <table:table-cell table:style-name="ce58" office:value-type="string">
            <text:p>ACCOUNT</text:p>
          </table:table-cell>
          <table:table-cell table:style-name="ce53" office:value-type="string">
            <text:p>BRANCH</text:p>
          </table:table-cell>
          <table:table-cell table:style-name="ce369" office:value-type="string" office:string-value="Revenue Ex Tax">
            <text:p>Revenue Ex Tax </text:p>
          </table:table-cell>
          <table:table-cell table:style-name="ce371" office:value-type="string" office:string-value="Rev. Commission ">
            <text:p>Rev. Commission <text:s/></text:p>
          </table:table-cell>
          <table:table-cell table:style-name="ce372" office:value-type="string">
            <text:p>Total Connections</text:p>
          </table:table-cell>
          <table:table-cell table:style-name="ce373" office:value-type="string">
            <text:p>Post High Count</text:p>
          </table:table-cell>
          <table:table-cell table:style-name="ce375" office:value-type="string">
            <text:p>Post High Comm.</text:p>
          </table:table-cell>
          <table:table-cell table:style-name="ce373" office:value-type="string">
            <text:p>Post Low Count</text:p>
          </table:table-cell>
          <table:table-cell table:style-name="ce375" office:value-type="string">
            <text:p>Post Low Comm.</text:p>
          </table:table-cell>
          <table:table-cell table:style-name="ce373" office:value-type="string">
            <text:p>Post BB High Count</text:p>
          </table:table-cell>
          <table:table-cell table:style-name="ce375" office:value-type="string">
            <text:p>Post BB High Comm.</text:p>
          </table:table-cell>
          <table:table-cell table:style-name="ce373" office:value-type="string">
            <text:p>Post BB Low Count</text:p>
          </table:table-cell>
          <table:table-cell table:style-name="ce375" office:value-type="string">
            <text:p>Post BB Low Comm.</text:p>
          </table:table-cell>
          <table:table-cell table:style-name="ce376" office:value-type="string">
            <text:p>Basic Remuneration</text:p>
          </table:table-cell>
          <table:table-cell table:style-name="ce376" office:value-type="string">
            <text:p>BRA</text:p>
          </table:table-cell>
          <table:table-cell table:style-name="ce377"/>
          <table:table-cell table:style-name="ce378" office:value-type="string">
            <text:p>Device Upfront Comm. - July 13</text:p>
          </table:table-cell>
          <table:table-cell table:style-name="ce379" office:value-type="string">
            <text:p>Device Rev. Comm. June 13</text:p>
          </table:table-cell>
          <table:table-cell table:style-name="ce380" office:value-type="string">
            <text:p>Sloution Commission- June &amp; July</text:p>
          </table:table-cell>
          <table:table-cell table:style-name="ce381" office:value-type="string">
            <text:p>Overdue Deductions</text:p>
          </table:table-cell>
          <table:table-cell table:style-name="ce382" office:value-type="string">
            <text:p>Adj. Balance Comm.</text:p>
          </table:table-cell>
          <table:table-cell table:style-name="ce383" office:value-type="string">
            <text:p>TL Commission</text:p>
          </table:table-cell>
          <table:table-cell table:style-name="ce383" office:value-type="string">
            <text:p>SALES COMMISSIONS</text:p>
          </table:table-cell>
          <table:table-cell table:style-name="ce384" office:value-type="string">
            <text:p>GROSS REMUNERATION</text:p>
          </table:table-cell>
          <table:table-cell table:style-name="ce385" office:value-type="string">
            <text:p>EPF DEDUCTION</text:p>
          </table:table-cell>
          <table:table-cell table:style-name="ce385" office:value-type="string">
            <text:p>NET REMUNERATION</text:p>
          </table:table-cell>
          <table:table-cell table:style-name="ce377" office:value-type="string">
            <text:p>COMMISSION ADVANCE</text:p>
          </table:table-cell>
          <table:table-cell table:style-name="ce386" office:value-type="string">
            <text:p>TOTAL REMUNERATION</text:p>
          </table:table-cell>
          <table:table-cell table:style-name="ce387" office:value-type="string">
            <text:p>Hold as Etisalat</text:p>
          </table:table-cell>
          <table:table-cell table:style-name="ce386" office:value-type="string">
            <text:p>HOLD</text:p>
          </table:table-cell>
          <table:table-cell table:style-name="ce386" office:value-type="string">
            <text:p>Payment</text:p>
          </table:table-cell>
          <table:table-cell table:style-name="ce386" office:value-type="string">
            <text:p>PAYE</text:p>
          </table:table-cell>
          <table:table-cell table:style-name="ce386" office:value-type="string">
            <text:p>BANK TRANSFER AMOUNT</text:p>
          </table:table-cell>
          <table:table-cell table:style-name="ce391" office:value-type="string">
            <text:p>EPF CONTRIBUTION</text:p>
          </table:table-cell>
          <table:table-cell table:style-name="ce391" office:value-type="string">
            <text:p>ETF CONTRIBUTION</text:p>
          </table:table-cell>
          <table:table-cell table:style-name="ce1" table:number-columns-repeated="972"/>
        </table:table-row>
        <table:table-row table:style-name="ro11">
          <table:table-cell table:style-name="ce347" office:value-type="float" office:value="5001">
            <text:p>5001</text:p>
          </table:table-cell>
          <table:table-cell table:style-name="ce6" office:value-type="string">
            <text:p>PRE108</text:p>
          </table:table-cell>
          <table:table-cell table:style-name="ce19" office:value-type="float" office:value="722202694">
            <text:p>722202694</text:p>
          </table:table-cell>
          <table:table-cell table:style-name="ce29" office:value-type="float" office:value="8334870">
            <text:p>8334870</text:p>
          </table:table-cell>
          <table:table-cell table:style-name="ce359" office:value-type="date" office:date-value="2010-06-22">
            <text:p>6/22/2010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M.F.M.MUSHARRAF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M.F.M.MUSHARRAF</text:p>
          </table:table-cell>
          <table:table-cell table:style-name="ce363"/>
          <table:table-cell table:style-name="ce363" office:value-type="float" office:value="12">
            <text:p>12</text:p>
          </table:table-cell>
          <table:table-cell table:style-name="ce51" office:value-type="string">
            <text:p>ENTERPRISE SOLUTIONS ASSOCIATE</text:p>
          </table:table-cell>
          <table:table-cell table:style-name="ce46" office:value-type="string">
            <text:p>10/E,OVITIGAMA</text:p>
          </table:table-cell>
          <table:table-cell table:style-name="ce46"/>
          <table:table-cell table:style-name="ce46" office:value-type="string">
            <text:p>PUGODA</text:p>
          </table:table-cell>
          <table:table-cell table:style-name="ce54" office:value-type="string">
            <text:p>763143341V</text:p>
          </table:table-cell>
          <table:table-cell table:style-name="ce46" office:value-type="string">
            <text:p>COM</text:p>
          </table:table-cell>
          <table:table-cell table:style-name="ce366" office:value-type="float" office:value="8490005726">
            <text:p>8490005726</text:p>
          </table:table-cell>
          <table:table-cell table:style-name="ce46" office:value-type="string">
            <text:p>RATHNAPURA</text:p>
          </table:table-cell>
          <table:table-cell table:style-name="ce370" office:value-type="float" office:value="38932.02">
            <text:p>38932.02</text:p>
          </table:table-cell>
          <table:table-cell table:style-name="ce370" office:value-type="float" office:value="4866.5025">
            <text:p>4866.50</text:p>
          </table:table-cell>
          <table:table-cell table:style-name="ce370" office:value-type="float" office:value="57">
            <text:p>57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3">
            <text:p>43.00</text:p>
          </table:table-cell>
          <table:table-cell table:style-name="ce370" office:value-type="float" office:value="19350">
            <text:p>193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4">
            <text:p>14.00</text:p>
          </table:table-cell>
          <table:table-cell table:style-name="ce370" office:value-type="float" office:value="6300">
            <text:p>630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4.75">
            <text:p>24.75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7254.894">
            <text:p>7254.89</text:p>
          </table:table-cell>
          <table:table-cell table:style-name="ce370" table:formula="of:=[.AO2]-([.AE2]+[.AF2])" office:value-type="float" office:value="57796.1465">
            <text:p>57796.15</text:p>
          </table:table-cell>
          <table:table-cell table:style-name="ce370" office:value-type="float" office:value="62796.1465">
            <text:p>62796.15</text:p>
          </table:table-cell>
          <table:table-cell table:style-name="ce370" table:formula="of:=[.AO2]*0.08" office:value-type="float" office:value="5023.69172">
            <text:p>5023.69</text:p>
          </table:table-cell>
          <table:table-cell table:style-name="ce370" table:formula="of:=[.AO2]-[.AP2]" office:value-type="float" office:value="57772.45478">
            <text:p>57772.45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57772.45478">
            <text:p>57772.45</text:p>
          </table:table-cell>
          <table:table-cell table:style-name="ce370" office:value-type="float" office:value="14394">
            <text:p>14394.00</text:p>
          </table:table-cell>
          <table:table-cell table:style-name="ce370" office:value-type="float" office:value="14394">
            <text:p>14394.00</text:p>
          </table:table-cell>
          <table:table-cell table:style-name="ce370" table:formula="of:=[.AS2]-[.AR2]" office:value-type="float" office:value="32772.45478">
            <text:p>32772.45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18378.45478">
            <text:p>18378.45</text:p>
          </table:table-cell>
          <table:table-cell table:style-name="ce392" table:formula="of:=[.AP2]/8*12" office:value-type="float" office:value="7535.53758">
            <text:p>7535.54</text:p>
          </table:table-cell>
          <table:table-cell table:style-name="ce392" table:formula="of:=[.AY2]/12*3" office:value-type="float" office:value="1883.884395">
            <text:p>1883.88</text:p>
          </table:table-cell>
          <table:table-cell table:number-columns-repeated="972"/>
        </table:table-row>
        <table:table-row table:style-name="ro11">
          <table:table-cell table:style-name="ce347" office:value-type="float" office:value="5002">
            <text:p>5002</text:p>
          </table:table-cell>
          <table:table-cell table:style-name="ce7" office:value-type="float" office:value="0">
            <text:p>0</text:p>
          </table:table-cell>
          <table:table-cell table:style-name="ce20" office:value-type="float" office:value="722202429">
            <text:p>722202429</text:p>
          </table:table-cell>
          <table:table-cell table:style-name="ce30" office:value-type="float" office:value="8334934">
            <text:p>8334934</text:p>
          </table:table-cell>
          <table:table-cell table:style-name="ce359" office:value-type="date" office:date-value="2013-02-06">
            <text:p>2/6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A.S.M.RIMZAN</text:p>
          </table:table-cell>
          <table:table-cell table:style-name="ce363" office:value-type="string">
            <text:p>E</text:p>
          </table:table-cell>
          <table:table-cell table:style-name="ce363"/>
          <table:table-cell table:style-name="ce51" office:value-type="string">
            <text:p>ENTERPRISE SOLUTIONS ASSOCIATE</text:p>
          </table:table-cell>
          <table:table-cell table:style-name="ce46" office:value-type="string">
            <text:p>35/63,SRI GUNANANDA MW</text:p>
          </table:table-cell>
          <table:table-cell table:style-name="ce46"/>
          <table:table-cell table:style-name="ce46" office:value-type="string">
            <text:p>COLOMBO 13</text:p>
          </table:table-cell>
          <table:table-cell table:style-name="ce54" office:value-type="string">
            <text:p>912870022V</text:p>
          </table:table-cell>
          <table:table-cell table:style-name="ce46" office:value-type="string">
            <text:p>HNB</text:p>
          </table:table-cell>
          <table:table-cell table:style-name="ce367" office:value-type="string">
            <text:p>009020565382</text:p>
          </table:table-cell>
          <table:table-cell table:style-name="ce46" office:value-type="string">
            <text:p>WELLAWATTA</text:p>
          </table:table-cell>
          <table:table-cell table:style-name="ce370" office:value-type="float" office:value="14501.56">
            <text:p>14501.56</text:p>
          </table:table-cell>
          <table:table-cell table:style-name="ce370" office:value-type="float" office:value="1812.695">
            <text:p>1812.70</text:p>
          </table:table-cell>
          <table:table-cell table:style-name="ce370" office:value-type="float" office:value="2">
            <text:p>2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">
            <text:p>2.00</text:p>
          </table:table-cell>
          <table:table-cell table:style-name="ce370" office:value-type="float" office:value="500">
            <text:p>5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3]-([.AE3]+[.AF3])" office:value-type="float" office:value="2312.695">
            <text:p>2312.70</text:p>
          </table:table-cell>
          <table:table-cell table:style-name="ce370" office:value-type="float" office:value="7312.695">
            <text:p>7312.70</text:p>
          </table:table-cell>
          <table:table-cell table:style-name="ce370" table:formula="of:=[.AO3]*0.08" office:value-type="float" office:value="585.0156">
            <text:p>585.02</text:p>
          </table:table-cell>
          <table:table-cell table:style-name="ce370" table:formula="of:=[.AO3]-[.AP3]" office:value-type="float" office:value="6727.6794">
            <text:p>6727.68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6727.6794">
            <text:p>6727.68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3]-[.AR3]" office:value-type="float" office:value="1727.6794">
            <text:p>1727.68</text:p>
          </table:table-cell>
          <table:table-cell table:style-name="ce370" office:value-type="float" office:value="1000">
            <text:p>1000.00</text:p>
          </table:table-cell>
          <table:table-cell table:style-name="ce390" office:value-type="float" office:value="1727.6794">
            <text:p>1727.68</text:p>
          </table:table-cell>
          <table:table-cell table:style-name="ce392" table:formula="of:=[.AP3]/8*12" office:value-type="float" office:value="877.5234">
            <text:p>877.52</text:p>
          </table:table-cell>
          <table:table-cell table:style-name="ce392" table:formula="of:=[.AY3]/12*3" office:value-type="float" office:value="219.38085">
            <text:p>219.38</text:p>
          </table:table-cell>
          <table:table-cell table:number-columns-repeated="972"/>
        </table:table-row>
        <table:table-row table:style-name="ro11">
          <table:table-cell table:style-name="ce348" office:value-type="float" office:value="5003">
            <text:p>5003</text:p>
          </table:table-cell>
          <table:table-cell table:style-name="ce7" office:value-type="float" office:value="0">
            <text:p>0</text:p>
          </table:table-cell>
          <table:table-cell table:style-name="ce20" office:value-type="float" office:value="722202809">
            <text:p>722202809</text:p>
          </table:table-cell>
          <table:table-cell table:style-name="ce31" office:value-type="float" office:value="8335091">
            <text:p>8335091</text:p>
          </table:table-cell>
          <table:table-cell table:style-name="ce359" office:value-type="date" office:date-value="2013-02-13">
            <text:p>2/13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N.A.M.SADIQUE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181/34,DEANS RD</text:p>
          </table:table-cell>
          <table:table-cell table:style-name="ce46" office:value-type="string">
            <text:p>MARADANA</text:p>
          </table:table-cell>
          <table:table-cell table:style-name="ce46" office:value-type="string">
            <text:p>COLOMBO 10</text:p>
          </table:table-cell>
          <table:table-cell table:style-name="ce54" office:value-type="string">
            <text:p>930073130V</text:p>
          </table:table-cell>
          <table:table-cell table:style-name="ce46" office:value-type="string">
            <text:p>COM</text:p>
          </table:table-cell>
          <table:table-cell table:style-name="ce367" office:value-type="string">
            <text:p>8320026741</text:p>
          </table:table-cell>
          <table:table-cell table:style-name="ce46" office:value-type="string">
            <text:p>MARADANA</text:p>
          </table:table-cell>
          <table:table-cell table:style-name="ce370" office:value-type="float" office:value="36761.39">
            <text:p>36761.39</text:p>
          </table:table-cell>
          <table:table-cell table:style-name="ce370" office:value-type="float" office:value="4595.17375">
            <text:p>4595.17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75">
            <text:p>475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-700">
            <text:p>-70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4]-([.AE4]+[.AF4])" office:value-type="float" office:value="4370.17375">
            <text:p>4370.17</text:p>
          </table:table-cell>
          <table:table-cell table:style-name="ce370" office:value-type="float" office:value="9370.17375">
            <text:p>9370.17</text:p>
          </table:table-cell>
          <table:table-cell table:style-name="ce370" table:formula="of:=[.AO4]*0.08" office:value-type="float" office:value="749.6139">
            <text:p>749.61</text:p>
          </table:table-cell>
          <table:table-cell table:style-name="ce370" table:formula="of:=[.AO4]-[.AP4]" office:value-type="float" office:value="8620.55985">
            <text:p>8620.56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8620.55985">
            <text:p>8620.56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4]-[.AR4]" office:value-type="float" office:value="3620.55985">
            <text:p>3620.56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0">
            <text:p>0.00</text:p>
          </table:table-cell>
          <table:table-cell table:style-name="ce392" table:formula="of:=[.AP4]/8*12" office:value-type="float" office:value="1124.42085">
            <text:p>1124.42</text:p>
          </table:table-cell>
          <table:table-cell table:style-name="ce392" table:formula="of:=[.AY4]/12*3" office:value-type="float" office:value="281.1052125">
            <text:p>281.11</text:p>
          </table:table-cell>
          <table:table-cell table:number-columns-repeated="972"/>
        </table:table-row>
        <table:table-row table:style-name="ro11">
          <table:table-cell table:style-name="ce347" office:value-type="float" office:value="5004">
            <text:p>5004</text:p>
          </table:table-cell>
          <table:table-cell table:style-name="ce7" office:value-type="float" office:value="0">
            <text:p>0</text:p>
          </table:table-cell>
          <table:table-cell table:style-name="ce20" office:value-type="float" office:value="722202461">
            <text:p>722202461</text:p>
          </table:table-cell>
          <table:table-cell table:style-name="ce32" office:value-type="float" office:value="3082054">
            <text:p>3082054</text:p>
          </table:table-cell>
          <table:table-cell table:style-name="ce359" office:value-type="date" office:date-value="2013-02-06">
            <text:p>2/6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M.N.M.NIZMI</text:p>
          </table:table-cell>
          <table:table-cell table:style-name="ce363" office:value-type="string">
            <text:p>E</text:p>
          </table:table-cell>
          <table:table-cell table:style-name="ce363"/>
          <table:table-cell table:style-name="ce51" office:value-type="string">
            <text:p>ENTERPRISE SOLUTIONS ASSOCIATE</text:p>
          </table:table-cell>
          <table:table-cell table:style-name="ce46" office:value-type="string">
            <text:p>173,SRI DARMARAMA RD</text:p>
          </table:table-cell>
          <table:table-cell table:style-name="ce46" office:value-type="string">
            <text:p>DEMATAGODA</text:p>
          </table:table-cell>
          <table:table-cell table:style-name="ce46" office:value-type="string">
            <text:p>COLOMBO 09</text:p>
          </table:table-cell>
          <table:table-cell table:style-name="ce54" office:value-type="string">
            <text:p>910423185V</text:p>
          </table:table-cell>
          <table:table-cell table:style-name="ce46" office:value-type="string">
            <text:p>HNB</text:p>
          </table:table-cell>
          <table:table-cell table:style-name="ce367" office:value-type="string">
            <text:p>009020565285</text:p>
          </table:table-cell>
          <table:table-cell table:style-name="ce46" office:value-type="string">
            <text:p>WELLAWATTA</text:p>
          </table:table-cell>
          <table:table-cell table:style-name="ce370" office:value-type="float" office:value="19003.52">
            <text:p>19003.52</text:p>
          </table:table-cell>
          <table:table-cell table:style-name="ce370" office:value-type="float" office:value="2375.44">
            <text:p>2375.44</text:p>
          </table:table-cell>
          <table:table-cell table:style-name="ce370" office:value-type="float" office:value="20">
            <text:p>2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0">
            <text:p>20.00</text:p>
          </table:table-cell>
          <table:table-cell table:style-name="ce370" office:value-type="float" office:value="7000">
            <text:p>7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5]-([.AE5]+[.AF5])" office:value-type="float" office:value="29375.44">
            <text:p>29375.44</text:p>
          </table:table-cell>
          <table:table-cell table:style-name="ce370" office:value-type="float" office:value="34375.44">
            <text:p>34375.44</text:p>
          </table:table-cell>
          <table:table-cell table:style-name="ce370" table:formula="of:=[.AO5]*0.08" office:value-type="float" office:value="2750.0352">
            <text:p>2750.04</text:p>
          </table:table-cell>
          <table:table-cell table:style-name="ce370" table:formula="of:=[.AO5]-[.AP5]" office:value-type="float" office:value="31625.4048">
            <text:p>31625.40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31625.4048">
            <text:p>31625.4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5]-[.AR5]" office:value-type="float" office:value="26625.4048">
            <text:p>26625.40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26625.4048">
            <text:p>26625.40</text:p>
          </table:table-cell>
          <table:table-cell table:style-name="ce392" table:formula="of:=[.AP5]/8*12" office:value-type="float" office:value="4125.0528">
            <text:p>4125.05</text:p>
          </table:table-cell>
          <table:table-cell table:style-name="ce392" table:formula="of:=[.AY5]/12*3" office:value-type="float" office:value="1031.2632">
            <text:p>1031.26</text:p>
          </table:table-cell>
          <table:table-cell table:number-columns-repeated="972"/>
        </table:table-row>
        <table:table-row table:style-name="ro11">
          <table:table-cell table:style-name="ce347" office:value-type="float" office:value="5017">
            <text:p>5017</text:p>
          </table:table-cell>
          <table:table-cell table:style-name="ce6" office:value-type="float" office:value="0">
            <text:p>0</text:p>
          </table:table-cell>
          <table:table-cell table:style-name="ce353" office:value-type="float" office:value="722208851">
            <text:p>722208851</text:p>
          </table:table-cell>
          <table:table-cell table:style-name="ce353" office:value-type="float" office:value="3089148">
            <text:p>3089148</text:p>
          </table:table-cell>
          <table:table-cell table:style-name="ce360" office:value-type="date" office:date-value="2013-05-22">
            <text:p>5/22/2013</text:p>
          </table:table-cell>
          <table:table-cell table:style-name="ce29" office:value-type="string">
            <text:p>TL</text:p>
          </table:table-cell>
          <table:table-cell table:style-name="ce361" office:value-type="string">
            <text:p>A.S.SAFWAN</text:p>
          </table:table-cell>
          <table:table-cell table:style-name="ce353" office:value-type="string">
            <text:p>DAMITH</text:p>
          </table:table-cell>
          <table:table-cell table:style-name="ce361" office:value-type="string">
            <text:p>A.S.SAFWAN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7" office:value-type="string">
            <text:p>137/6,HILL STREET</text:p>
          </table:table-cell>
          <table:table-cell table:style-name="ce47"/>
          <table:table-cell table:style-name="ce47" office:value-type="string">
            <text:p>DEHIWALA</text:p>
          </table:table-cell>
          <table:table-cell table:style-name="ce55" office:value-type="string">
            <text:p>880151070V</text:p>
          </table:table-cell>
          <table:table-cell table:style-name="ce365" office:value-type="string">
            <text:p>COM</text:p>
          </table:table-cell>
          <table:table-cell table:style-name="ce365" office:value-type="float" office:value="8580007984">
            <text:p>8580007984</text:p>
          </table:table-cell>
          <table:table-cell table:style-name="ce365" office:value-type="string">
            <text:p>DEHIWALA</text:p>
          </table:table-cell>
          <table:table-cell table:style-name="ce370" office:value-type="float" office:value="3308.08">
            <text:p>3308.08</text:p>
          </table:table-cell>
          <table:table-cell table:style-name="ce370" office:value-type="float" office:value="413.51">
            <text:p>413.51</text:p>
          </table:table-cell>
          <table:table-cell table:style-name="ce370" office:value-type="float" office:value="32">
            <text:p>32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2">
            <text:p>22.00</text:p>
          </table:table-cell>
          <table:table-cell table:style-name="ce370" office:value-type="float" office:value="9900">
            <text:p>99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0">
            <text:p>10.00</text:p>
          </table:table-cell>
          <table:table-cell table:style-name="ce370" office:value-type="float" office:value="4500">
            <text:p>450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3114.40395">
            <text:p>3114.40</text:p>
          </table:table-cell>
          <table:table-cell table:style-name="ce370" table:formula="of:=[.AO6]-([.AE6]+[.AF6])" office:value-type="float" office:value="37927.91395">
            <text:p>37927.91</text:p>
          </table:table-cell>
          <table:table-cell table:style-name="ce370" office:value-type="float" office:value="42927.91395">
            <text:p>42927.91</text:p>
          </table:table-cell>
          <table:table-cell table:style-name="ce370" table:formula="of:=[.AO6]*0.08" office:value-type="float" office:value="3434.233116">
            <text:p>3434.23</text:p>
          </table:table-cell>
          <table:table-cell table:style-name="ce370" table:formula="of:=[.AO6]-[.AP6]" office:value-type="float" office:value="39493.680834">
            <text:p>39493.68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39493.680834">
            <text:p>39493.68</text:p>
          </table:table-cell>
          <table:table-cell table:style-name="ce388" office:value-type="float" office:value="33924.88">
            <text:p>33924.88</text:p>
          </table:table-cell>
          <table:table-cell table:style-name="ce388" office:value-type="float" office:value="0">
            <office:annotation draw:style-name="gr4" draw:text-style-name="P1" svg:width="4.9165in" svg:height="0.8205in" svg:x="42.6681in" svg:y="1.1413in" draw:caption-point-x="8.9157in" draw:caption-point-y="0.4087in">
              <dc:date>2013-12-30T00:00:00</dc:date>
              <text:p text:style-name="P1"><text:span text:style-name="T1">DU PAL:</text:span></text:p>
              <text:p text:style-name="P1"><text:span text:style-name="T1">Hold amount Change to 30,842.89( Due to calculation on Gross Commision)</text:span></text:p>
            </office:annotation>
            <text:p>0.00</text:p>
          </table:table-cell>
          <table:table-cell table:style-name="ce370" table:formula="of:=[.AS6]-[.AR6]" office:value-type="float" office:value="14493.680834">
            <text:p>14493.68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14493.680834">
            <text:p>14493.68</text:p>
          </table:table-cell>
          <table:table-cell table:style-name="ce392" table:formula="of:=[.AP6]/8*12" office:value-type="float" office:value="5151.349674">
            <text:p>5151.35</text:p>
          </table:table-cell>
          <table:table-cell table:style-name="ce392" table:formula="of:=[.AY6]/12*3" office:value-type="float" office:value="1287.8374185">
            <text:p>1287.84</text:p>
          </table:table-cell>
          <table:table-cell table:number-columns-repeated="972"/>
        </table:table-row>
        <table:table-row table:style-name="ro11">
          <table:table-cell table:style-name="ce347" office:value-type="float" office:value="5006">
            <text:p>5006</text:p>
          </table:table-cell>
          <table:table-cell table:style-name="ce8" office:value-type="float" office:value="0">
            <text:p>0</text:p>
          </table:table-cell>
          <table:table-cell table:style-name="ce22" office:value-type="float" office:value="722208727">
            <text:p>722208727</text:p>
          </table:table-cell>
          <table:table-cell table:style-name="ce9" office:value-type="float" office:value="3089142">
            <text:p>3089142</text:p>
          </table:table-cell>
          <table:table-cell table:style-name="ce359" office:value-type="date" office:date-value="2013-03-15">
            <text:p>3/15/2013</text:p>
          </table:table-cell>
          <table:table-cell table:style-name="ce8" office:value-type="string">
            <text:p>BPO</text:p>
          </table:table-cell>
          <table:table-cell table:style-name="ce45" office:value-type="string">
            <text:p>A.S.SAFWAN</text:p>
          </table:table-cell>
          <table:table-cell table:style-name="ce43" office:value-type="string">
            <text:p>DAMITH</text:p>
          </table:table-cell>
          <table:table-cell table:style-name="ce43" office:value-type="string">
            <text:p>C.D.L.PEREIRA</text:p>
          </table:table-cell>
          <table:table-cell table:style-name="ce363" office:value-type="string">
            <text:p>B</text:p>
          </table:table-cell>
          <table:table-cell table:style-name="ce363"/>
          <table:table-cell table:style-name="ce51" office:value-type="string">
            <text:p>ENTERPRISE SOLUTIONS ASSOCIATE</text:p>
          </table:table-cell>
          <table:table-cell table:style-name="ce43" office:value-type="string">
            <text:p>17/3,REGENCY ROYALE FATHIMA MAWATHA</text:p>
          </table:table-cell>
          <table:table-cell table:style-name="ce43"/>
          <table:table-cell table:style-name="ce43" office:value-type="string">
            <text:p>KIRIBATHGODA</text:p>
          </table:table-cell>
          <table:table-cell table:style-name="ce56" office:value-type="string">
            <text:p>920123570V</text:p>
          </table:table-cell>
          <table:table-cell table:style-name="ce43" office:value-type="string">
            <text:p>COM</text:p>
          </table:table-cell>
          <table:table-cell table:style-name="ce368" office:value-type="float" office:value="8258003972">
            <text:p>8258003972</text:p>
          </table:table-cell>
          <table:table-cell table:style-name="ce43" office:value-type="string">
            <text:p>MAJESTIC CITY</text:p>
          </table:table-cell>
          <table:table-cell table:style-name="ce370" office:value-type="float" office:value="39174.81">
            <text:p>39174.81</text:p>
          </table:table-cell>
          <table:table-cell table:style-name="ce370" office:value-type="float" office:value="4896.85125">
            <text:p>4896.85</text:p>
          </table:table-cell>
          <table:table-cell table:style-name="ce370" office:value-type="float" office:value="4">
            <text:p>4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3">
            <text:p>3.00</text:p>
          </table:table-cell>
          <table:table-cell table:style-name="ce370" office:value-type="float" office:value="750">
            <text:p>75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-3790.85">
            <text:p>-3790.85</text:p>
          </table:table-cell>
          <table:table-cell table:style-name="ce370" office:value-type="float" office:value="0">
            <text:p>0.00</text:p>
          </table:table-cell>
          <table:table-cell table:style-name="ce370" table:formula="of:=[.AO7]-([.AE7]+[.AF7])" office:value-type="float" office:value="3106.00125">
            <text:p>3106.00</text:p>
          </table:table-cell>
          <table:table-cell table:style-name="ce370" office:value-type="float" office:value="7106.00125">
            <text:p>7106.00</text:p>
          </table:table-cell>
          <table:table-cell table:style-name="ce370" table:formula="of:=[.AO7]*0.08" office:value-type="float" office:value="568.4801">
            <text:p>568.48</text:p>
          </table:table-cell>
          <table:table-cell table:style-name="ce370" table:formula="of:=[.AO7]-[.AP7]" office:value-type="float" office:value="6537.52115">
            <text:p>6537.52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6537.52115">
            <text:p>6537.52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7]-[.AR7]" office:value-type="float" office:value="1537.52115">
            <text:p>1537.52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1537.52115">
            <text:p>1537.52</text:p>
          </table:table-cell>
          <table:table-cell table:style-name="ce392" table:formula="of:=[.AP7]/8*12" office:value-type="float" office:value="852.72015">
            <text:p>852.72</text:p>
          </table:table-cell>
          <table:table-cell table:style-name="ce392" table:formula="of:=[.AY7]/12*3" office:value-type="float" office:value="213.1800375">
            <text:p>213.18</text:p>
          </table:table-cell>
          <table:table-cell table:number-columns-repeated="972"/>
        </table:table-row>
        <table:table-row table:style-name="ro11">
          <table:table-cell table:style-name="ce347" office:value-type="float" office:value="5007">
            <text:p>5007</text:p>
          </table:table-cell>
          <table:table-cell table:style-name="ce9" office:value-type="float" office:value="0">
            <text:p>0</text:p>
          </table:table-cell>
          <table:table-cell table:style-name="ce22" office:value-type="float" office:value="722202360">
            <text:p>722202360</text:p>
          </table:table-cell>
          <table:table-cell table:style-name="ce8" office:value-type="float" office:value="0">
            <text:p>0</text:p>
          </table:table-cell>
          <table:table-cell table:style-name="ce359" office:value-type="date" office:date-value="2012-02-14">
            <text:p>2/14/2012</text:p>
          </table:table-cell>
          <table:table-cell table:style-name="ce8" office:value-type="string">
            <text:p>BPO</text:p>
          </table:table-cell>
          <table:table-cell table:style-name="ce45" office:value-type="string">
            <text:p>A.S.SAFWAN</text:p>
          </table:table-cell>
          <table:table-cell table:style-name="ce43" office:value-type="string">
            <text:p>DAMITH</text:p>
          </table:table-cell>
          <table:table-cell table:style-name="ce43" office:value-type="string">
            <text:p>V.SUDHARSHAN</text:p>
          </table:table-cell>
          <table:table-cell table:style-name="ce363"/>
          <table:table-cell table:style-name="ce363" office:value-type="float" office:value="23">
            <text:p>23</text:p>
          </table:table-cell>
          <table:table-cell table:style-name="ce51" office:value-type="string">
            <text:p>ENTERPRISE SOLUTIONS ASSOCIATE</text:p>
          </table:table-cell>
          <table:table-cell table:style-name="ce46" office:value-type="string">
            <text:p>34/3B4,MOBRAY LANE</text:p>
          </table:table-cell>
          <table:table-cell table:style-name="ce46"/>
          <table:table-cell table:style-name="ce46" office:value-type="string">
            <text:p>COLOMBO 15</text:p>
          </table:table-cell>
          <table:table-cell table:style-name="ce54" office:value-type="string">
            <text:p>833212290V</text:p>
          </table:table-cell>
          <table:table-cell table:style-name="ce46" office:value-type="string">
            <text:p>SAM</text:p>
          </table:table-cell>
          <table:table-cell table:style-name="ce366" office:value-type="string">
            <text:p>1 04253440523</text:p>
          </table:table-cell>
          <table:table-cell table:style-name="ce46" office:value-type="string">
            <text:p>MAIN STREET</text:p>
          </table:table-cell>
          <table:table-cell table:style-name="ce370" office:value-type="float" office:value="25663.77">
            <text:p>25663.77</text:p>
          </table:table-cell>
          <table:table-cell table:style-name="ce370" office:value-type="float" office:value="3207.97125">
            <text:p>3207.97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8]-([.AE8]+[.AF8])" office:value-type="float" office:value="3207.97125">
            <text:p>3207.97</text:p>
          </table:table-cell>
          <table:table-cell table:style-name="ce370" office:value-type="float" office:value="3207.97125">
            <text:p>3207.97</text:p>
          </table:table-cell>
          <table:table-cell table:style-name="ce370" table:formula="of:=[.AO8]*0.08" office:value-type="float" office:value="256.6377">
            <text:p>256.64</text:p>
          </table:table-cell>
          <table:table-cell table:style-name="ce370" table:formula="of:=[.AO8]-[.AP8]" office:value-type="float" office:value="2951.33355">
            <text:p>2951.33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2951.33355">
            <text:p>2951.33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8]-[.AR8]" office:value-type="float" office:value="-2048.66645">
            <text:p>-2048.67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0">
            <text:p>0.00</text:p>
          </table:table-cell>
          <table:table-cell table:style-name="ce392" table:formula="of:=[.AP8]/8*12" office:value-type="float" office:value="384.95655">
            <text:p>384.96</text:p>
          </table:table-cell>
          <table:table-cell table:style-name="ce392" table:formula="of:=[.AY8]/12*3" office:value-type="float" office:value="96.2391375">
            <text:p>96.24</text:p>
          </table:table-cell>
          <table:table-cell table:number-columns-repeated="972"/>
        </table:table-row>
        <table:table-row table:style-name="ro11">
          <table:table-cell table:style-name="ce348" office:value-type="float" office:value="5009">
            <text:p>5009</text:p>
          </table:table-cell>
          <table:table-cell table:style-name="ce10" office:value-type="float" office:value="0">
            <text:p>0</text:p>
          </table:table-cell>
          <table:table-cell table:style-name="ce22" office:value-type="float" office:value="722202031">
            <text:p>722202031</text:p>
          </table:table-cell>
          <table:table-cell table:style-name="ce33" office:value-type="float" office:value="8335103">
            <text:p>8335103</text:p>
          </table:table-cell>
          <table:table-cell table:style-name="ce359" office:value-type="date" office:date-value="2013-01-18">
            <text:p>1/18/2013</text:p>
          </table:table-cell>
          <table:table-cell table:style-name="ce8" office:value-type="string">
            <text:p>BPO</text:p>
          </table:table-cell>
          <table:table-cell table:style-name="ce45" office:value-type="string">
            <text:p>A.S.SAFWAN</text:p>
          </table:table-cell>
          <table:table-cell table:style-name="ce46" office:value-type="string">
            <text:p>DAMITH</text:p>
          </table:table-cell>
          <table:table-cell table:style-name="ce43" office:value-type="string">
            <text:p>M.C.SAKUNTHALA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9/26,NAVALOKA GARDEN</text:p>
          </table:table-cell>
          <table:table-cell table:style-name="ce46" office:value-type="string">
            <text:p>OLD NUGE ROAD</text:p>
          </table:table-cell>
          <table:table-cell table:style-name="ce46" office:value-type="string">
            <text:p>PELIYAGODA</text:p>
          </table:table-cell>
          <table:table-cell table:style-name="ce54" office:value-type="string">
            <text:p>937804393V</text:p>
          </table:table-cell>
          <table:table-cell table:style-name="ce46" office:value-type="string">
            <text:p>PEO</text:p>
          </table:table-cell>
          <table:table-cell table:style-name="ce367" office:value-type="string">
            <text:p>169200130027283</text:p>
          </table:table-cell>
          <table:table-cell table:style-name="ce46" office:value-type="string">
            <text:p>GALLE MAIN STREET</text:p>
          </table:table-cell>
          <table:table-cell table:style-name="ce370" office:value-type="float" office:value="18848.22">
            <text:p>18848.22</text:p>
          </table:table-cell>
          <table:table-cell table:style-name="ce370" office:value-type="float" office:value="2356.0275">
            <text:p>2356.03</text:p>
          </table:table-cell>
          <table:table-cell table:style-name="ce370" office:value-type="float" office:value="3">
            <text:p>3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9]-([.AE9]+[.AF9])" office:value-type="float" office:value="3106.0275">
            <text:p>3106.03</text:p>
          </table:table-cell>
          <table:table-cell table:style-name="ce370" office:value-type="float" office:value="8106.0275">
            <text:p>8106.03</text:p>
          </table:table-cell>
          <table:table-cell table:style-name="ce370" table:formula="of:=[.AO9]*0.08" office:value-type="float" office:value="648.4822">
            <text:p>648.48</text:p>
          </table:table-cell>
          <table:table-cell table:style-name="ce370" table:formula="of:=[.AO9]-[.AP9]" office:value-type="float" office:value="7457.5453">
            <text:p>7457.55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7457.5453">
            <text:p>7457.55</text:p>
          </table:table-cell>
          <table:table-cell table:style-name="ce370" office:value-type="float" office:value="17869.19">
            <text:p>17869.19</text:p>
          </table:table-cell>
          <table:table-cell table:style-name="ce370" office:value-type="float" office:value="0">
            <text:p>0.00</text:p>
          </table:table-cell>
          <table:table-cell table:style-name="ce370" table:formula="of:=[.AS9]-[.AR9]" office:value-type="float" office:value="7457.5453">
            <text:p>7457.55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7457.5453">
            <text:p>7457.55</text:p>
          </table:table-cell>
          <table:table-cell table:style-name="ce392" table:formula="of:=[.AP9]/8*12" office:value-type="float" office:value="972.7233">
            <text:p>972.72</text:p>
          </table:table-cell>
          <table:table-cell table:style-name="ce392" table:formula="of:=[.AY9]/12*3" office:value-type="float" office:value="243.180825">
            <text:p>243.18</text:p>
          </table:table-cell>
          <table:table-cell table:number-columns-repeated="972"/>
        </table:table-row>
        <table:table-row table:style-name="ro11">
          <table:table-cell table:style-name="ce347" office:value-type="float" office:value="5011">
            <text:p>5011</text:p>
          </table:table-cell>
          <table:table-cell table:style-name="ce10" office:value-type="float" office:value="0">
            <text:p>0</text:p>
          </table:table-cell>
          <table:table-cell table:style-name="ce22" office:value-type="float" office:value="722201703">
            <text:p>722201703</text:p>
          </table:table-cell>
          <table:table-cell table:style-name="ce34" office:value-type="float" office:value="3089164">
            <text:p>3089164</text:p>
          </table:table-cell>
          <table:table-cell table:style-name="ce359" office:value-type="date" office:date-value="2013-07-23">
            <text:p>7/23/2013</text:p>
          </table:table-cell>
          <table:table-cell table:style-name="ce8" office:value-type="string">
            <text:p>BPO</text:p>
          </table:table-cell>
          <table:table-cell table:style-name="ce45" office:value-type="string">
            <text:p>A.S.SAFWAN</text:p>
          </table:table-cell>
          <table:table-cell table:style-name="ce43" office:value-type="string">
            <text:p>DAMITH</text:p>
          </table:table-cell>
          <table:table-cell table:style-name="ce43" office:value-type="string">
            <text:p>M.R.N.MOHAMED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3" office:value-type="string">
            <text:p>698,NEGEMBO RD</text:p>
          </table:table-cell>
          <table:table-cell table:style-name="ce43"/>
          <table:table-cell table:style-name="ce43" office:value-type="string">
            <text:p>WATHTHALA</text:p>
          </table:table-cell>
          <table:table-cell table:style-name="ce54" office:value-type="string">
            <text:p>910523660V</text:p>
          </table:table-cell>
          <table:table-cell table:style-name="ce46" office:value-type="string">
            <text:p>COM</text:p>
          </table:table-cell>
          <table:table-cell table:style-name="ce367" office:value-type="string">
            <text:p>8207018266</text:p>
          </table:table-cell>
          <table:table-cell table:style-name="ce46" office:value-type="string">
            <text:p>FOREIGN BRANCH</text:p>
          </table:table-cell>
          <table:table-cell table:style-name="ce370" office:value-type="float" office:value="5296.17">
            <text:p>5296.17</text:p>
          </table:table-cell>
          <table:table-cell table:style-name="ce370" office:value-type="float" office:value="662.02125">
            <text:p>662.02</text:p>
          </table:table-cell>
          <table:table-cell table:style-name="ce370" office:value-type="float" office:value="31">
            <text:p>31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850">
            <text:p>850.00</text:p>
          </table:table-cell>
          <table:table-cell table:style-name="ce370" office:value-type="float" office:value="10">
            <text:p>10.00</text:p>
          </table:table-cell>
          <table:table-cell table:style-name="ce370" office:value-type="float" office:value="4500">
            <text:p>45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0">
            <text:p>20.00</text:p>
          </table:table-cell>
          <table:table-cell table:style-name="ce370" office:value-type="float" office:value="9000">
            <text:p>900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0]-([.AE10]+[.AF10])" office:value-type="float" office:value="35012.02125">
            <text:p>35012.02</text:p>
          </table:table-cell>
          <table:table-cell table:style-name="ce370" office:value-type="float" office:value="40012.02125">
            <text:p>40012.02</text:p>
          </table:table-cell>
          <table:table-cell table:style-name="ce370" table:formula="of:=[.AO10]*0.08" office:value-type="float" office:value="3200.9617">
            <text:p>3200.96</text:p>
          </table:table-cell>
          <table:table-cell table:style-name="ce370" table:formula="of:=[.AO10]-[.AP10]" office:value-type="float" office:value="36811.05955">
            <text:p>36811.06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36811.05955">
            <text:p>36811.06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10]-[.AR10]" office:value-type="float" office:value="31811.05955">
            <text:p>31811.06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31811.05955">
            <text:p>31811.06</text:p>
          </table:table-cell>
          <table:table-cell table:style-name="ce392" table:formula="of:=[.AP10]/8*12" office:value-type="float" office:value="4801.44255">
            <text:p>4801.44</text:p>
          </table:table-cell>
          <table:table-cell table:style-name="ce392" table:formula="of:=[.AY10]/12*3" office:value-type="float" office:value="1200.3606375">
            <text:p>1200.36</text:p>
          </table:table-cell>
          <table:table-cell table:number-columns-repeated="972"/>
        </table:table-row>
        <table:table-row table:style-name="ro11">
          <table:table-cell table:style-name="ce347" office:value-type="float" office:value="5016">
            <text:p>5016</text:p>
          </table:table-cell>
          <table:table-cell table:style-name="ce6" office:value-type="float" office:value="0">
            <text:p>0</text:p>
          </table:table-cell>
          <table:table-cell table:style-name="ce353" office:value-type="float" office:value="722208853">
            <text:p>722208853</text:p>
          </table:table-cell>
          <table:table-cell table:style-name="ce357" office:value-type="float" office:value="3082042">
            <text:p>3082042</text:p>
          </table:table-cell>
          <table:table-cell table:style-name="ce360" office:value-type="date" office:date-value="2013-05-16">
            <text:p>5/16/2013</text:p>
          </table:table-cell>
          <table:table-cell table:style-name="ce353" office:value-type="string">
            <text:p>TL</text:p>
          </table:table-cell>
          <table:table-cell table:style-name="ce361" office:value-type="string">
            <text:p>M.R.HASSEN</text:p>
          </table:table-cell>
          <table:table-cell table:style-name="ce353" office:value-type="string">
            <text:p>DAMITH</text:p>
          </table:table-cell>
          <table:table-cell table:style-name="ce361" office:value-type="string">
            <text:p>M.R.HASSEN</text:p>
          </table:table-cell>
          <table:table-cell table:style-name="ce363" office:value-type="string">
            <text:p>N</text:p>
          </table:table-cell>
          <table:table-cell table:style-name="ce363"/>
          <table:table-cell table:style-name="ce51" office:value-type="string">
            <text:p>ENTERPRISE SOLUTIONS ASSOCIATE</text:p>
          </table:table-cell>
          <table:table-cell table:style-name="ce47" office:value-type="string">
            <text:p>223/1/1,DEMATAGODA RD</text:p>
          </table:table-cell>
          <table:table-cell table:style-name="ce47"/>
          <table:table-cell table:style-name="ce47" office:value-type="string">
            <text:p>COLOMBO 10</text:p>
          </table:table-cell>
          <table:table-cell table:style-name="ce55" office:value-type="string">
            <text:p>801602657V</text:p>
          </table:table-cell>
          <table:table-cell table:style-name="ce365" office:value-type="string">
            <text:p>COM</text:p>
          </table:table-cell>
          <table:table-cell table:style-name="ce365" office:value-type="float" office:value="8320028012">
            <text:p>8320028012</text:p>
          </table:table-cell>
          <table:table-cell table:style-name="ce365" office:value-type="string">
            <text:p>MARADANA</text:p>
          </table:table-cell>
          <table:table-cell table:style-name="ce370" office:value-type="float" office:value="48883.18">
            <text:p>48883.18</text:p>
          </table:table-cell>
          <table:table-cell table:style-name="ce370" office:value-type="float" office:value="6110.3975">
            <text:p>6110.4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31048.39075">
            <text:p>31048.39</text:p>
          </table:table-cell>
          <table:table-cell table:style-name="ce370" table:formula="of:=[.AO11]-([.AE11]+[.AF11])" office:value-type="float" office:value="37408.78825">
            <text:p>37408.79</text:p>
          </table:table-cell>
          <table:table-cell table:style-name="ce370" office:value-type="float" office:value="42408.78825">
            <text:p>42408.79</text:p>
          </table:table-cell>
          <table:table-cell table:style-name="ce370" table:formula="of:=[.AO11]*0.08" office:value-type="float" office:value="3392.70306">
            <text:p>3392.70</text:p>
          </table:table-cell>
          <table:table-cell table:style-name="ce370" table:formula="of:=[.AO11]-[.AP11]" office:value-type="float" office:value="39016.08519">
            <text:p>39016.09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39016.08519">
            <text:p>39016.09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11]-[.AR11]" office:value-type="float" office:value="34016.08519">
            <text:p>34016.09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34016.08519">
            <text:p>34016.09</text:p>
          </table:table-cell>
          <table:table-cell table:style-name="ce392" table:formula="of:=[.AP11]/8*12" office:value-type="float" office:value="5089.05459">
            <text:p>5089.05</text:p>
          </table:table-cell>
          <table:table-cell table:style-name="ce392" table:formula="of:=[.AY11]/12*3" office:value-type="float" office:value="1272.2636475">
            <text:p>1272.26</text:p>
          </table:table-cell>
          <table:table-cell table:number-columns-repeated="972"/>
        </table:table-row>
        <table:table-row table:style-name="ro11">
          <table:table-cell table:style-name="ce347" office:value-type="float" office:value="5013">
            <text:p>5013</text:p>
          </table:table-cell>
          <table:table-cell table:style-name="ce350" office:value-type="string">
            <text:p>PRE105</text:p>
          </table:table-cell>
          <table:table-cell table:style-name="ce354" office:value-type="float" office:value="722202357">
            <text:p>722202357</text:p>
          </table:table-cell>
          <table:table-cell table:style-name="ce358" office:value-type="float" office:value="3082088">
            <text:p>3082088</text:p>
          </table:table-cell>
          <table:table-cell table:style-name="ce359" office:value-type="date" office:date-value="2012-01-06">
            <text:p>1/6/2012</text:p>
          </table:table-cell>
          <table:table-cell table:style-name="ce356" office:value-type="string">
            <text:p>BPO</text:p>
          </table:table-cell>
          <table:table-cell table:style-name="ce45" office:value-type="string">
            <text:p>M.R.HASSEN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A.ANTHONY</text:p>
          </table:table-cell>
          <table:table-cell table:style-name="ce363" office:value-type="string">
            <text:p>N</text:p>
          </table:table-cell>
          <table:table-cell table:style-name="ce363"/>
          <table:table-cell table:style-name="ce51" office:value-type="string">
            <text:p>ENTERPRISE SOLUTIONS ASSOCIATE</text:p>
          </table:table-cell>
          <table:table-cell table:style-name="ce46" office:value-type="string">
            <text:p>28/321,MUWANTENNA</text:p>
          </table:table-cell>
          <table:table-cell table:style-name="ce46" office:value-type="string">
            <text:p>THIRUWANAKITIYA</text:p>
          </table:table-cell>
          <table:table-cell table:style-name="ce46" office:value-type="string">
            <text:p>RATHNAPURA</text:p>
          </table:table-cell>
          <table:table-cell table:style-name="ce54" office:value-type="string">
            <text:p>792303986V</text:p>
          </table:table-cell>
          <table:table-cell table:style-name="ce46" office:value-type="string">
            <text:p>COM</text:p>
          </table:table-cell>
          <table:table-cell table:style-name="ce366" office:value-type="float" office:value="8560019487">
            <text:p>8560019487</text:p>
          </table:table-cell>
          <table:table-cell table:style-name="ce46" office:value-type="string">
            <text:p>RATHNAPURA</text:p>
          </table:table-cell>
          <table:table-cell table:style-name="ce370" office:value-type="float" office:value="36983.81">
            <text:p>36983.81</text:p>
          </table:table-cell>
          <table:table-cell table:style-name="ce370" office:value-type="float" office:value="4622.97625">
            <text:p>4622.98</text:p>
          </table:table-cell>
          <table:table-cell table:style-name="ce370" office:value-type="float" office:value="28">
            <text:p>28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4">
            <text:p>24.00</text:p>
          </table:table-cell>
          <table:table-cell table:style-name="ce370" office:value-type="float" office:value="8400">
            <text:p>8400.00</text:p>
          </table:table-cell>
          <table:table-cell table:style-name="ce370" office:value-type="float" office:value="2">
            <text:p>2.00</text:p>
          </table:table-cell>
          <table:table-cell table:style-name="ce370" office:value-type="float" office:value="1500">
            <text:p>1500.00</text:p>
          </table:table-cell>
          <table:table-cell table:style-name="ce370" office:value-type="float" office:value="2">
            <text:p>2.00</text:p>
          </table:table-cell>
          <table:table-cell table:style-name="ce370" office:value-type="float" office:value="700">
            <text:p>70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2]-([.AE12]+[.AF12])" office:value-type="float" office:value="35222.97625">
            <text:p>35222.98</text:p>
          </table:table-cell>
          <table:table-cell table:style-name="ce370" office:value-type="float" office:value="40222.97625">
            <text:p>40222.98</text:p>
          </table:table-cell>
          <table:table-cell table:style-name="ce370" table:formula="of:=[.AO12]*0.08" office:value-type="float" office:value="3217.8381">
            <text:p>3217.84</text:p>
          </table:table-cell>
          <table:table-cell table:style-name="ce370" table:formula="of:=[.AO12]-[.AP12]" office:value-type="float" office:value="37005.13815">
            <text:p>37005.14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37005.13815">
            <text:p>37005.14</text:p>
          </table:table-cell>
          <table:table-cell table:style-name="ce370" office:value-type="float" office:value="11529">
            <text:p>11529.00</text:p>
          </table:table-cell>
          <table:table-cell table:style-name="ce370" office:value-type="float" office:value="11529">
            <text:p>11529.00</text:p>
          </table:table-cell>
          <table:table-cell table:style-name="ce370" table:formula="of:=[.AS12]-[.AR12]" office:value-type="float" office:value="32005.13815">
            <text:p>32005.14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20476.13815">
            <text:p>20476.14</text:p>
          </table:table-cell>
          <table:table-cell table:style-name="ce392" table:formula="of:=[.AP12]/8*12" office:value-type="float" office:value="4826.75715">
            <text:p>4826.76</text:p>
          </table:table-cell>
          <table:table-cell table:style-name="ce392" table:formula="of:=[.AY12]/12*3" office:value-type="float" office:value="1206.6892875">
            <text:p>1206.69</text:p>
          </table:table-cell>
          <table:table-cell table:number-columns-repeated="972"/>
        </table:table-row>
        <table:table-row table:style-name="ro11">
          <table:table-cell table:style-name="ce347" office:value-type="float" office:value="5014">
            <text:p>5014</text:p>
          </table:table-cell>
          <table:table-cell table:style-name="ce350" office:value-type="float" office:value="0">
            <text:p>0</text:p>
          </table:table-cell>
          <table:table-cell table:style-name="ce355" office:value-type="float" office:value="722208776">
            <text:p>722208776</text:p>
          </table:table-cell>
          <table:table-cell table:style-name="ce355" office:value-type="float" office:value="3089147">
            <text:p>3089147</text:p>
          </table:table-cell>
          <table:table-cell table:style-name="ce360" office:value-type="date" office:date-value="2013-04-22">
            <text:p>4/22/2013</text:p>
          </table:table-cell>
          <table:table-cell table:style-name="ce355" office:value-type="string">
            <text:p>BPO</text:p>
          </table:table-cell>
          <table:table-cell table:style-name="ce45" office:value-type="string">
            <text:p>M.R.HASSEN</text:p>
          </table:table-cell>
          <table:table-cell table:style-name="ce47" office:value-type="string">
            <text:p>DAMITH</text:p>
          </table:table-cell>
          <table:table-cell table:style-name="ce45" office:value-type="string">
            <text:p>S SHAMDEEN</text:p>
          </table:table-cell>
          <table:table-cell table:style-name="ce363"/>
          <table:table-cell table:style-name="ce363" office:value-type="float" office:value="16">
            <text:p>16</text:p>
          </table:table-cell>
          <table:table-cell table:style-name="ce51" office:value-type="string">
            <text:p>ENTERPRISE SOLUTIONS ASSOCIATE</text:p>
          </table:table-cell>
          <table:table-cell table:style-name="ce47" office:value-type="string">
            <text:p>28/4, MARIKKAR PLACE</text:p>
          </table:table-cell>
          <table:table-cell table:style-name="ce47" office:value-type="string">
            <text:p>MARADANA</text:p>
          </table:table-cell>
          <table:table-cell table:style-name="ce47" office:value-type="string">
            <text:p>COLOMBO 10</text:p>
          </table:table-cell>
          <table:table-cell table:style-name="ce55" office:value-type="string">
            <text:p>905162780V</text:p>
          </table:table-cell>
          <table:table-cell table:style-name="ce45" office:value-type="string">
            <text:p>COM</text:p>
          </table:table-cell>
          <table:table-cell table:style-name="ce47" office:value-type="float" office:value="8320027651">
            <text:p>8320027651</text:p>
          </table:table-cell>
          <table:table-cell table:style-name="ce47" office:value-type="string">
            <text:p>MARADANA</text:p>
          </table:table-cell>
          <table:table-cell table:style-name="ce370" office:value-type="float" office:value="31705.36">
            <text:p>31705.36</text:p>
          </table:table-cell>
          <table:table-cell table:style-name="ce370" office:value-type="float" office:value="3963.17">
            <text:p>3963.17</text:p>
          </table:table-cell>
          <table:table-cell table:style-name="ce370" office:value-type="float" office:value="30">
            <text:p>3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30">
            <text:p>30.00</text:p>
          </table:table-cell>
          <table:table-cell table:style-name="ce370" office:value-type="float" office:value="13500">
            <text:p>135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3]-([.AE13]+[.AF13])" office:value-type="float" office:value="38463.17">
            <text:p>38463.17</text:p>
          </table:table-cell>
          <table:table-cell table:style-name="ce370" office:value-type="float" office:value="43463.17">
            <text:p>43463.17</text:p>
          </table:table-cell>
          <table:table-cell table:style-name="ce370" table:formula="of:=[.AO13]*0.08" office:value-type="float" office:value="3477.0536">
            <text:p>3477.05</text:p>
          </table:table-cell>
          <table:table-cell table:style-name="ce370" table:formula="of:=[.AO13]-[.AP13]" office:value-type="float" office:value="39986.1164">
            <text:p>39986.12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39986.1164">
            <text:p>39986.12</text:p>
          </table:table-cell>
          <table:table-cell table:style-name="ce370" office:value-type="float" office:value="19505">
            <text:p>19505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13]-[.AR13]" office:value-type="float" office:value="14986.1164">
            <text:p>14986.12</text:p>
          </table:table-cell>
          <table:table-cell table:style-name="ce370" office:value-type="float" office:value="1500">
            <text:p>1500.00</text:p>
          </table:table-cell>
          <table:table-cell table:style-name="ce390" office:value-type="float" office:value="14986.1164">
            <text:p>14986.12</text:p>
          </table:table-cell>
          <table:table-cell table:style-name="ce392" table:formula="of:=[.AP13]/8*12" office:value-type="float" office:value="5215.5804">
            <text:p>5215.58</text:p>
          </table:table-cell>
          <table:table-cell table:style-name="ce392" table:formula="of:=[.AY13]/12*3" office:value-type="float" office:value="1303.8951">
            <text:p>1303.90</text:p>
          </table:table-cell>
          <table:table-cell table:number-columns-repeated="972"/>
        </table:table-row>
        <table:table-row table:style-name="ro11">
          <table:table-cell table:style-name="ce347" office:value-type="float" office:value="5015">
            <text:p>5015</text:p>
          </table:table-cell>
          <table:table-cell table:style-name="ce350" office:value-type="float" office:value="0">
            <text:p>0</text:p>
          </table:table-cell>
          <table:table-cell table:style-name="ce355" office:value-type="float" office:value="722208774">
            <text:p>722208774</text:p>
          </table:table-cell>
          <table:table-cell table:style-name="ce355" office:value-type="float" office:value="3089149">
            <text:p>3089149</text:p>
          </table:table-cell>
          <table:table-cell table:style-name="ce360" office:value-type="date" office:date-value="2013-04-18">
            <text:p>4/18/2013</text:p>
          </table:table-cell>
          <table:table-cell table:style-name="ce355" office:value-type="string">
            <text:p>BPO</text:p>
          </table:table-cell>
          <table:table-cell table:style-name="ce45" office:value-type="string">
            <text:p>M.R.HASSEN</text:p>
          </table:table-cell>
          <table:table-cell table:style-name="ce47" office:value-type="string">
            <text:p>DAMITH</text:p>
          </table:table-cell>
          <table:table-cell table:style-name="ce45" office:value-type="string">
            <text:p>M A DILUSHA</text:p>
          </table:table-cell>
          <table:table-cell table:style-name="ce363" office:value-type="string">
            <text:p>N</text:p>
          </table:table-cell>
          <table:table-cell table:style-name="ce363"/>
          <table:table-cell table:style-name="ce51" office:value-type="string">
            <text:p>ENTERPRISE SOLUTIONS ASSOCIATE</text:p>
          </table:table-cell>
          <table:table-cell table:style-name="ce47" office:value-type="string">
            <text:p>8-D/156, JAYAWADANAGAMA</text:p>
          </table:table-cell>
          <table:table-cell table:style-name="ce47"/>
          <table:table-cell table:style-name="ce47" office:value-type="string">
            <text:p>BATHTHARAMULLA</text:p>
          </table:table-cell>
          <table:table-cell table:style-name="ce55" office:value-type="string">
            <text:p>875931660V</text:p>
          </table:table-cell>
          <table:table-cell table:style-name="ce365" office:value-type="string">
            <text:p>COM</text:p>
          </table:table-cell>
          <table:table-cell table:style-name="ce365" office:value-type="float" office:value="8180018942">
            <text:p>8180018942</text:p>
          </table:table-cell>
          <table:table-cell table:style-name="ce365" office:value-type="string">
            <text:p>BANDARAGAMA</text:p>
          </table:table-cell>
          <table:table-cell table:style-name="ce370" office:value-type="float" office:value="11881.49">
            <text:p>11881.49</text:p>
          </table:table-cell>
          <table:table-cell table:style-name="ce370" office:value-type="float" office:value="1485.18625">
            <text:p>1485.19</text:p>
          </table:table-cell>
          <table:table-cell table:style-name="ce370" office:value-type="float" office:value="31">
            <text:p>31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31">
            <text:p>31.00</text:p>
          </table:table-cell>
          <table:table-cell table:style-name="ce370" office:value-type="float" office:value="13950">
            <text:p>139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4]-([.AE14]+[.AF14])" office:value-type="float" office:value="36435.18625">
            <text:p>36435.19</text:p>
          </table:table-cell>
          <table:table-cell table:style-name="ce370" office:value-type="float" office:value="41435.18625">
            <text:p>41435.19</text:p>
          </table:table-cell>
          <table:table-cell table:style-name="ce370" table:formula="of:=[.AO14]*0.08" office:value-type="float" office:value="3314.8149">
            <text:p>3314.81</text:p>
          </table:table-cell>
          <table:table-cell table:style-name="ce370" table:formula="of:=[.AO14]-[.AP14]" office:value-type="float" office:value="38120.37135">
            <text:p>38120.37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38120.37135">
            <text:p>38120.37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14]-[.AR14]" office:value-type="float" office:value="13120.37135">
            <text:p>13120.37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13120.37135">
            <text:p>13120.37</text:p>
          </table:table-cell>
          <table:table-cell table:style-name="ce392" table:formula="of:=[.AP14]/8*12" office:value-type="float" office:value="4972.22235">
            <text:p>4972.22</text:p>
          </table:table-cell>
          <table:table-cell table:style-name="ce392" table:formula="of:=[.AY14]/12*3" office:value-type="float" office:value="1243.0555875">
            <text:p>1243.06</text:p>
          </table:table-cell>
          <table:table-cell table:number-columns-repeated="972"/>
        </table:table-row>
        <table:table-row table:style-name="ro11">
          <table:table-cell table:style-name="ce347" office:value-type="float" office:value="5018">
            <text:p>5018</text:p>
          </table:table-cell>
          <table:table-cell table:style-name="ce351" office:value-type="float" office:value="0">
            <text:p>0</text:p>
          </table:table-cell>
          <table:table-cell table:style-name="ce356" office:value-type="float" office:value="722208928">
            <text:p>722208928</text:p>
          </table:table-cell>
          <table:table-cell table:style-name="ce355" office:value-type="float" office:value="3089144">
            <text:p>3089144</text:p>
          </table:table-cell>
          <table:table-cell table:style-name="ce359" office:value-type="date" office:date-value="2013-07-11">
            <text:p>7/11/2013</text:p>
          </table:table-cell>
          <table:table-cell table:style-name="ce356" office:value-type="string">
            <text:p>BPO</text:p>
          </table:table-cell>
          <table:table-cell table:style-name="ce45" office:value-type="string">
            <text:p>M.R.HASSEN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E.T.JOHNSON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89,JOHN KEELLS HOUSING SCHEME</text:p>
          </table:table-cell>
          <table:table-cell table:style-name="ce46" office:value-type="string">
            <text:p>ENDERAMULLA</text:p>
          </table:table-cell>
          <table:table-cell table:style-name="ce46" office:value-type="string">
            <text:p>WATHTHALA</text:p>
          </table:table-cell>
          <table:table-cell table:style-name="ce54" office:value-type="string">
            <text:p>761111973V</text:p>
          </table:table-cell>
          <table:table-cell table:style-name="ce46" office:value-type="string">
            <text:p>COM</text:p>
          </table:table-cell>
          <table:table-cell table:style-name="ce46" office:value-type="float" office:value="8259000653">
            <text:p>8259000653</text:p>
          </table:table-cell>
          <table:table-cell table:style-name="ce46" office:value-type="string">
            <text:p>WATHTHALA</text:p>
          </table:table-cell>
          <table:table-cell table:style-name="ce370" office:value-type="float" office:value="5954.79">
            <text:p>5954.79</text:p>
          </table:table-cell>
          <table:table-cell table:style-name="ce370" office:value-type="float" office:value="744.34875">
            <text:p>744.35</text:p>
          </table:table-cell>
          <table:table-cell table:style-name="ce370" office:value-type="float" office:value="105">
            <text:p>105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05">
            <text:p>105.00</text:p>
          </table:table-cell>
          <table:table-cell table:style-name="ce370" office:value-type="float" office:value="47250">
            <text:p>472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5]-([.AE15]+[.AF15])" office:value-type="float" office:value="67994.34875">
            <text:p>67994.35</text:p>
          </table:table-cell>
          <table:table-cell table:style-name="ce370" office:value-type="float" office:value="72994.34875">
            <text:p>72994.35</text:p>
          </table:table-cell>
          <table:table-cell table:style-name="ce370" table:formula="of:=[.AO15]*0.08" office:value-type="float" office:value="5839.5479">
            <text:p>5839.55</text:p>
          </table:table-cell>
          <table:table-cell table:style-name="ce370" table:formula="of:=[.AO15]-[.AP15]" office:value-type="float" office:value="67154.80085">
            <text:p>67154.80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67154.80085">
            <text:p>67154.8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15]-[.AR15]" office:value-type="float" office:value="42154.80085">
            <text:p>42154.80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42154.80085">
            <text:p>42154.80</text:p>
          </table:table-cell>
          <table:table-cell table:style-name="ce392" table:formula="of:=[.AP15]/8*12" office:value-type="float" office:value="8759.32185">
            <text:p>8759.32</text:p>
          </table:table-cell>
          <table:table-cell table:style-name="ce392" table:formula="of:=[.AY15]/12*3" office:value-type="float" office:value="2189.8304625">
            <text:p>2189.83</text:p>
          </table:table-cell>
          <table:table-cell table:number-columns-repeated="972"/>
        </table:table-row>
        <table:table-row table:style-name="ro11">
          <table:table-cell table:style-name="ce347" office:value-type="float" office:value="5019">
            <text:p>5019</text:p>
          </table:table-cell>
          <table:table-cell table:style-name="ce6" office:value-type="string">
            <text:p>PRE102</text:p>
          </table:table-cell>
          <table:table-cell table:style-name="ce19" office:value-type="float" office:value="722202350">
            <text:p>722202350</text:p>
          </table:table-cell>
          <table:table-cell table:style-name="ce19" office:value-type="float" office:value="2220442">
            <text:p>2220442</text:p>
          </table:table-cell>
          <table:table-cell table:style-name="ce359" office:value-type="date" office:date-value="2011-01-08">
            <text:p>1/8/2011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B.S.SAMPATH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B.S.SAMPATH</text:p>
          </table:table-cell>
          <table:table-cell table:style-name="ce363"/>
          <table:table-cell table:style-name="ce363" office:value-type="float" office:value="10">
            <text:p>10</text:p>
          </table:table-cell>
          <table:table-cell table:style-name="ce51" office:value-type="string">
            <text:p>ENTERPRISE SOLUTIONS ASSOCIATE</text:p>
          </table:table-cell>
          <table:table-cell table:style-name="ce46" office:value-type="string">
            <text:p>90/9,MADIWELA RD</text:p>
          </table:table-cell>
          <table:table-cell table:style-name="ce46" office:value-type="string">
            <text:p>EMBULDENIYA</text:p>
          </table:table-cell>
          <table:table-cell table:style-name="ce46" office:value-type="string">
            <text:p>NUGEGODA</text:p>
          </table:table-cell>
          <table:table-cell table:style-name="ce54" office:value-type="string">
            <text:p>801570925V</text:p>
          </table:table-cell>
          <table:table-cell table:style-name="ce46" office:value-type="string">
            <text:p>COM</text:p>
          </table:table-cell>
          <table:table-cell table:style-name="ce366" office:value-type="float" office:value="8208000227">
            <text:p>8208000227</text:p>
          </table:table-cell>
          <table:table-cell table:style-name="ce46" office:value-type="string">
            <text:p>NAWALA</text:p>
          </table:table-cell>
          <table:table-cell table:style-name="ce370" office:value-type="float" office:value="114836.24">
            <text:p>114836.24</text:p>
          </table:table-cell>
          <table:table-cell table:style-name="ce370" office:value-type="float" office:value="14354.53">
            <text:p>14354.53</text:p>
          </table:table-cell>
          <table:table-cell table:style-name="ce370" office:value-type="float" office:value="80">
            <text:p>8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79">
            <text:p>79.00</text:p>
          </table:table-cell>
          <table:table-cell table:style-name="ce370" office:value-type="float" office:value="35550">
            <text:p>355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450">
            <text:p>45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75">
            <text:p>475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-1050">
            <text:p>-1050.00</text:p>
          </table:table-cell>
          <table:table-cell table:style-name="ce370" office:value-type="float" office:value="34430.0415">
            <text:p>34430.04</text:p>
          </table:table-cell>
          <table:table-cell table:style-name="ce370" table:formula="of:=[.AO16]-([.AE16]+[.AF16])" office:value-type="float" office:value="104209.5715">
            <text:p>104209.57</text:p>
          </table:table-cell>
          <table:table-cell table:style-name="ce370" office:value-type="float" office:value="109209.5715">
            <text:p>109209.57</text:p>
          </table:table-cell>
          <table:table-cell table:style-name="ce370" table:formula="of:=[.AO16]*0.08" office:value-type="float" office:value="8736.76572">
            <text:p>8736.77</text:p>
          </table:table-cell>
          <table:table-cell table:style-name="ce370" table:formula="of:=[.AO16]-[.AP16]" office:value-type="float" office:value="100472.80578">
            <text:p>100472.81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100472.80578">
            <text:p>100472.81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950">
            <text:p>4950.00</text:p>
          </table:table-cell>
          <table:table-cell table:style-name="ce370" table:formula="of:=[.AS16]-[.AR16]" office:value-type="float" office:value="75472.80578">
            <text:p>75472.81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70522.80578">
            <text:p>70522.81</text:p>
          </table:table-cell>
          <table:table-cell table:style-name="ce392" table:formula="of:=[.AP16]/8*12" office:value-type="float" office:value="13105.14858">
            <text:p>13105.15</text:p>
          </table:table-cell>
          <table:table-cell table:style-name="ce392" table:formula="of:=[.AY16]/12*3" office:value-type="float" office:value="3276.287145">
            <text:p>3276.29</text:p>
          </table:table-cell>
          <table:table-cell table:number-columns-repeated="972"/>
        </table:table-row>
        <table:table-row table:style-name="ro11">
          <table:table-cell table:style-name="ce347" office:value-type="float" office:value="5020">
            <text:p>5020</text:p>
          </table:table-cell>
          <table:table-cell table:style-name="ce13" office:value-type="float" office:value="0">
            <text:p>0</text:p>
          </table:table-cell>
          <table:table-cell table:style-name="ce26" office:value-type="float" office:value="722208854">
            <text:p>722208854</text:p>
          </table:table-cell>
          <table:table-cell table:style-name="ce37" office:value-type="float" office:value="3089166">
            <text:p>3089166</text:p>
          </table:table-cell>
          <table:table-cell table:style-name="ce359" office:value-type="date" office:date-value="2013-05-08">
            <text:p>5/8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D.D.T.K.WICKRAMARATHNA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30/14,GAJABA RD</text:p>
          </table:table-cell>
          <table:table-cell table:style-name="ce46" office:value-type="string">
            <text:p>KIRULAPONE</text:p>
          </table:table-cell>
          <table:table-cell table:style-name="ce46" office:value-type="string">
            <text:p>COLOMBO 06</text:p>
          </table:table-cell>
          <table:table-cell table:style-name="ce54" office:value-type="string">
            <text:p>803265399V</text:p>
          </table:table-cell>
          <table:table-cell table:style-name="ce46" office:value-type="string">
            <text:p>COM</text:p>
          </table:table-cell>
          <table:table-cell table:style-name="ce366" office:value-type="float" office:value="8470026963">
            <text:p>8470026963</text:p>
          </table:table-cell>
          <table:table-cell table:style-name="ce46" office:value-type="string">
            <text:p>KIRULAPONE</text:p>
          </table:table-cell>
          <table:table-cell table:style-name="ce370" office:value-type="float" office:value="58753.36">
            <text:p>58753.36</text:p>
          </table:table-cell>
          <table:table-cell table:style-name="ce370" office:value-type="float" office:value="7344.17">
            <text:p>7344.17</text:p>
          </table:table-cell>
          <table:table-cell table:style-name="ce370" office:value-type="float" office:value="61">
            <text:p>61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61">
            <text:p>61.00</text:p>
          </table:table-cell>
          <table:table-cell table:style-name="ce370" office:value-type="float" office:value="27450">
            <text:p>274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-350">
            <text:p>-35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7]-([.AE17]+[.AF17])" office:value-type="float" office:value="54444.17">
            <text:p>54444.17</text:p>
          </table:table-cell>
          <table:table-cell table:style-name="ce370" office:value-type="float" office:value="59444.17">
            <text:p>59444.17</text:p>
          </table:table-cell>
          <table:table-cell table:style-name="ce370" table:formula="of:=[.AO17]*0.08" office:value-type="float" office:value="4755.5336">
            <text:p>4755.53</text:p>
          </table:table-cell>
          <table:table-cell table:style-name="ce370" table:formula="of:=[.AO17]-[.AP17]" office:value-type="float" office:value="54688.6364">
            <text:p>54688.64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54688.6364">
            <text:p>54688.64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4325">
            <text:p>14325.00</text:p>
          </table:table-cell>
          <table:table-cell table:style-name="ce370" table:formula="of:=[.AS17]-[.AR17]" office:value-type="float" office:value="29688.6364">
            <text:p>29688.64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15363.6364">
            <text:p>15363.64</text:p>
          </table:table-cell>
          <table:table-cell table:style-name="ce392" table:formula="of:=[.AP17]/8*12" office:value-type="float" office:value="7133.3004">
            <text:p>7133.30</text:p>
          </table:table-cell>
          <table:table-cell table:style-name="ce392" table:formula="of:=[.AY17]/12*3" office:value-type="float" office:value="1783.3251">
            <text:p>1783.33</text:p>
          </table:table-cell>
          <table:table-cell table:number-columns-repeated="972"/>
        </table:table-row>
        <table:table-row table:style-name="ro11">
          <table:table-cell table:style-name="ce347" office:value-type="float" office:value="5021">
            <text:p>5021</text:p>
          </table:table-cell>
          <table:table-cell table:style-name="ce13" office:value-type="float" office:value="0">
            <text:p>0</text:p>
          </table:table-cell>
          <table:table-cell table:style-name="ce26" office:value-type="float" office:value="722208857">
            <text:p>722208857</text:p>
          </table:table-cell>
          <table:table-cell table:style-name="ce38" office:value-type="float" office:value="3082069">
            <text:p>3082069</text:p>
          </table:table-cell>
          <table:table-cell table:style-name="ce359" office:value-type="date" office:date-value="2013-05-23">
            <text:p>5/23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M.S.MUNAS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189/57/1/2,DEMATAGODA RD</text:p>
          </table:table-cell>
          <table:table-cell table:style-name="ce46"/>
          <table:table-cell table:style-name="ce46" office:value-type="string">
            <text:p>COLOMBO 09</text:p>
          </table:table-cell>
          <table:table-cell table:style-name="ce54" office:value-type="string">
            <text:p>911282676V</text:p>
          </table:table-cell>
          <table:table-cell table:style-name="ce46" office:value-type="string">
            <text:p>COM</text:p>
          </table:table-cell>
          <table:table-cell table:style-name="ce366" office:value-type="float" office:value="8114025137">
            <text:p>8114025137</text:p>
          </table:table-cell>
          <table:table-cell table:style-name="ce46" office:value-type="string">
            <text:p>KATUBEDDA</text:p>
          </table:table-cell>
          <table:table-cell table:style-name="ce370" office:value-type="float" office:value="4222.04">
            <text:p>4222.04</text:p>
          </table:table-cell>
          <table:table-cell table:style-name="ce370" office:value-type="float" office:value="527.755">
            <text:p>527.76</text:p>
          </table:table-cell>
          <table:table-cell table:style-name="ce370" office:value-type="float" office:value="2">
            <text:p>2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8]-([.AE18]+[.AF18])" office:value-type="float" office:value="1027.755">
            <text:p>1027.76</text:p>
          </table:table-cell>
          <table:table-cell table:style-name="ce370" office:value-type="float" office:value="6027.755">
            <text:p>6027.76</text:p>
          </table:table-cell>
          <table:table-cell table:style-name="ce370" table:formula="of:=[.AO18]*0.08" office:value-type="float" office:value="482.2204">
            <text:p>482.22</text:p>
          </table:table-cell>
          <table:table-cell table:style-name="ce370" table:formula="of:=[.AO18]-[.AP18]" office:value-type="float" office:value="5545.5346">
            <text:p>5545.53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5545.5346">
            <text:p>5545.53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18]-[.AR18]" office:value-type="float" office:value="545.5346">
            <text:p>545.53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545.5346">
            <text:p>545.53</text:p>
          </table:table-cell>
          <table:table-cell table:style-name="ce392" table:formula="of:=[.AP18]/8*12" office:value-type="float" office:value="723.3306">
            <text:p>723.33</text:p>
          </table:table-cell>
          <table:table-cell table:style-name="ce392" table:formula="of:=[.AY18]/12*3" office:value-type="float" office:value="180.83265">
            <text:p>180.83</text:p>
          </table:table-cell>
          <table:table-cell table:number-columns-repeated="972"/>
        </table:table-row>
        <table:table-row table:style-name="ro11">
          <table:table-cell table:style-name="ce347" office:value-type="float" office:value="5023">
            <text:p>5023</text:p>
          </table:table-cell>
          <table:table-cell table:style-name="ce13" office:value-type="float" office:value="0">
            <text:p>0</text:p>
          </table:table-cell>
          <table:table-cell table:style-name="ce26" office:value-type="float" office:value="722208885">
            <text:p>722208885</text:p>
          </table:table-cell>
          <table:table-cell table:style-name="ce38" office:value-type="float" office:value="3082089">
            <text:p>3082089</text:p>
          </table:table-cell>
          <table:table-cell table:style-name="ce359" office:value-type="date" office:date-value="2013-06-17">
            <text:p>6/17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D.D.C.P.BANDARA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2/2,ANDERSON FLATS</text:p>
          </table:table-cell>
          <table:table-cell table:style-name="ce46" office:value-type="string">
            <text:p>NARAHENPITA</text:p>
          </table:table-cell>
          <table:table-cell table:style-name="ce46" office:value-type="string">
            <text:p>COLOMBO 05</text:p>
          </table:table-cell>
          <table:table-cell table:style-name="ce54" office:value-type="string">
            <text:p>922341435V</text:p>
          </table:table-cell>
          <table:table-cell table:style-name="ce46" office:value-type="string">
            <text:p>COM</text:p>
          </table:table-cell>
          <table:table-cell table:style-name="ce366" office:value-type="float" office:value="8220032382">
            <text:p>8220032382</text:p>
          </table:table-cell>
          <table:table-cell table:style-name="ce46" office:value-type="string">
            <text:p>NARAHENPITA</text:p>
          </table:table-cell>
          <table:table-cell table:style-name="ce370" office:value-type="float" office:value="8859.62">
            <text:p>8859.62</text:p>
          </table:table-cell>
          <table:table-cell table:style-name="ce370" office:value-type="float" office:value="1107.4525">
            <text:p>1107.45</text:p>
          </table:table-cell>
          <table:table-cell table:style-name="ce370" office:value-type="float" office:value="27">
            <text:p>27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6">
            <text:p>26.00</text:p>
          </table:table-cell>
          <table:table-cell table:style-name="ce370" office:value-type="float" office:value="9100">
            <text:p>91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350">
            <text:p>35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19]-([.AE19]+[.AF19])" office:value-type="float" office:value="30557.4525">
            <text:p>30557.45</text:p>
          </table:table-cell>
          <table:table-cell table:style-name="ce370" office:value-type="float" office:value="35557.4525">
            <text:p>35557.45</text:p>
          </table:table-cell>
          <table:table-cell table:style-name="ce370" table:formula="of:=[.AO19]*0.08" office:value-type="float" office:value="2844.5962">
            <text:p>2844.60</text:p>
          </table:table-cell>
          <table:table-cell table:style-name="ce370" table:formula="of:=[.AO19]-[.AP19]" office:value-type="float" office:value="32712.8563">
            <text:p>32712.86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32712.8563">
            <text:p>32712.86</text:p>
          </table:table-cell>
          <table:table-cell table:style-name="ce370" office:value-type="float" office:value="4950">
            <text:p>495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19]-[.AR19]" office:value-type="float" office:value="27712.8563">
            <text:p>27712.86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27712.8563">
            <text:p>27712.86</text:p>
          </table:table-cell>
          <table:table-cell table:style-name="ce392" table:formula="of:=[.AP19]/8*12" office:value-type="float" office:value="4266.8943">
            <text:p>4266.89</text:p>
          </table:table-cell>
          <table:table-cell table:style-name="ce392" table:formula="of:=[.AY19]/12*3" office:value-type="float" office:value="1066.723575">
            <text:p>1066.72</text:p>
          </table:table-cell>
          <table:table-cell table:number-columns-repeated="972"/>
        </table:table-row>
        <table:table-row table:style-name="ro11">
          <table:table-cell table:style-name="ce347" office:value-type="float" office:value="5024">
            <text:p>5024</text:p>
          </table:table-cell>
          <table:table-cell table:style-name="ce13" office:value-type="float" office:value="0">
            <text:p>0</text:p>
          </table:table-cell>
          <table:table-cell table:style-name="ce26" office:value-type="float" office:value="722201726">
            <text:p>722201726</text:p>
          </table:table-cell>
          <table:table-cell table:style-name="ce38" office:value-type="float" office:value="0">
            <text:p>0</text:p>
          </table:table-cell>
          <table:table-cell table:style-name="ce359" office:value-type="date" office:date-value="2013-07-30">
            <text:p>7/30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M.Z.CADER</text:p>
          </table:table-cell>
          <table:table-cell table:style-name="ce363" office:value-type="string">
            <text:p>V</text:p>
          </table:table-cell>
          <table:table-cell table:style-name="ce363"/>
          <table:table-cell table:style-name="ce51" office:value-type="string">
            <text:p>ENTERPRISE SOLUTIONS ASSOCIATE</text:p>
          </table:table-cell>
          <table:table-cell table:style-name="ce46" office:value-type="string">
            <text:p>68,POKUNA RD</text:p>
          </table:table-cell>
          <table:table-cell table:style-name="ce46" office:value-type="string">
            <text:p>KAWDANA</text:p>
          </table:table-cell>
          <table:table-cell table:style-name="ce46" office:value-type="string">
            <text:p>DEHIWALA</text:p>
          </table:table-cell>
          <table:table-cell table:style-name="ce54" office:value-type="string">
            <text:p>921171323V</text:p>
          </table:table-cell>
          <table:table-cell table:style-name="ce46" office:value-type="string">
            <text:p>COM</text:p>
          </table:table-cell>
          <table:table-cell table:style-name="ce366" office:value-type="float" office:value="8100089990">
            <text:p>8100089990</text:p>
          </table:table-cell>
          <table:table-cell table:style-name="ce46" office:value-type="string">
            <text:p>WELLAWATTA</text:p>
          </table:table-cell>
          <table:table-cell table:style-name="ce370" office:value-type="float" office:value="330">
            <text:p>330.00</text:p>
          </table:table-cell>
          <table:table-cell table:style-name="ce370" office:value-type="float" office:value="41.25">
            <text:p>41.25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20]-([.AE20]+[.AF20])" office:value-type="float" office:value="291.25">
            <text:p>291.25</text:p>
          </table:table-cell>
          <table:table-cell table:style-name="ce370" office:value-type="float" office:value="5291.25">
            <text:p>5291.25</text:p>
          </table:table-cell>
          <table:table-cell table:style-name="ce370" table:formula="of:=[.AO20]*0.08" office:value-type="float" office:value="423.3">
            <text:p>423.30</text:p>
          </table:table-cell>
          <table:table-cell table:style-name="ce370" table:formula="of:=[.AO20]-[.AP20]" office:value-type="float" office:value="4867.95">
            <text:p>4867.95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867.95">
            <text:p>4867.95</text:p>
          </table:table-cell>
          <table:table-cell table:style-name="ce370" office:value-type="float" office:value="14325">
            <text:p>14325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20]-[.AR20]" office:value-type="float" office:value="4867.95">
            <text:p>4867.95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4867.95">
            <text:p>4867.95</text:p>
          </table:table-cell>
          <table:table-cell table:style-name="ce392" table:formula="of:=[.AP20]/8*12" office:value-type="float" office:value="634.95">
            <text:p>634.95</text:p>
          </table:table-cell>
          <table:table-cell table:style-name="ce392" table:formula="of:=[.AY20]/12*3" office:value-type="float" office:value="158.7375">
            <text:p>158.74</text:p>
          </table:table-cell>
          <table:table-cell table:number-columns-repeated="972"/>
        </table:table-row>
        <table:table-row table:style-name="ro11">
          <table:table-cell table:style-name="ce347" office:value-type="float" office:value="5025">
            <text:p>5025</text:p>
          </table:table-cell>
          <table:table-cell table:style-name="ce13" office:value-type="float" office:value="0">
            <text:p>0</text:p>
          </table:table-cell>
          <table:table-cell table:style-name="ce26" office:value-type="float" office:value="722201727">
            <text:p>722201727</text:p>
          </table:table-cell>
          <table:table-cell table:style-name="ce37" office:value-type="float" office:value="3089165">
            <text:p>3089165</text:p>
          </table:table-cell>
          <table:table-cell table:style-name="ce359" office:value-type="date" office:date-value="2013-07-30">
            <text:p>7/30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D.M.S.N.KUMARI</text:p>
          </table:table-cell>
          <table:table-cell table:style-name="ce363"/>
          <table:table-cell table:style-name="ce363" office:value-type="float" office:value="12">
            <text:p>12</text:p>
          </table:table-cell>
          <table:table-cell table:style-name="ce51" office:value-type="string">
            <text:p>ENTERPRISE SOLUTIONS ASSOCIATE</text:p>
          </table:table-cell>
          <table:table-cell table:style-name="ce46" office:value-type="string">
            <text:p>195,PATTIYAWATHTHA RD</text:p>
          </table:table-cell>
          <table:table-cell table:style-name="ce46" office:value-type="string">
            <text:p>KOTHALAWALA</text:p>
          </table:table-cell>
          <table:table-cell table:style-name="ce46" office:value-type="string">
            <text:p>KADUWELA</text:p>
          </table:table-cell>
          <table:table-cell table:style-name="ce54" office:value-type="string">
            <text:p>816232775V</text:p>
          </table:table-cell>
          <table:table-cell table:style-name="ce46" office:value-type="string">
            <text:p>COM</text:p>
          </table:table-cell>
          <table:table-cell table:style-name="ce366" office:value-type="float" office:value="8420010246">
            <text:p>8420010246</text:p>
          </table:table-cell>
          <table:table-cell table:style-name="ce46" office:value-type="string">
            <text:p>KADUWELA</text:p>
          </table:table-cell>
          <table:table-cell table:style-name="ce370" office:value-type="float" office:value="2752.97">
            <text:p>2752.97</text:p>
          </table:table-cell>
          <table:table-cell table:style-name="ce370" office:value-type="float" office:value="344.12125">
            <text:p>344.12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21]-([.AE21]+[.AF21])" office:value-type="float" office:value="344.12125">
            <text:p>344.12</text:p>
          </table:table-cell>
          <table:table-cell table:style-name="ce370" office:value-type="float" office:value="344.12125">
            <text:p>344.12</text:p>
          </table:table-cell>
          <table:table-cell table:style-name="ce370" table:formula="of:=[.AO21]*0.08" office:value-type="float" office:value="27.5297">
            <text:p>27.53</text:p>
          </table:table-cell>
          <table:table-cell table:style-name="ce370" table:formula="of:=[.AO21]-[.AP21]" office:value-type="float" office:value="316.59155">
            <text:p>316.59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316.59155">
            <text:p>316.59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21]-[.AR21]" office:value-type="float" office:value="316.59155">
            <text:p>316.59</text:p>
          </table:table-cell>
          <table:table-cell table:style-name="ce370" office:value-type="float" office:value="250">
            <text:p>250.00</text:p>
          </table:table-cell>
          <table:table-cell table:style-name="ce390" office:value-type="float" office:value="316.59155">
            <text:p>316.59</text:p>
          </table:table-cell>
          <table:table-cell table:style-name="ce392" table:formula="of:=[.AP21]/8*12" office:value-type="float" office:value="41.29455">
            <text:p>41.29</text:p>
          </table:table-cell>
          <table:table-cell table:style-name="ce392" table:formula="of:=[.AY21]/12*3" office:value-type="float" office:value="10.3236375">
            <text:p>10.32</text:p>
          </table:table-cell>
          <table:table-cell table:number-columns-repeated="972"/>
        </table:table-row>
        <table:table-row table:style-name="ro11">
          <table:table-cell table:style-name="ce348" office:value-type="float" office:value="5032">
            <text:p>5032</text:p>
          </table:table-cell>
          <table:table-cell table:style-name="ce13" office:value-type="float" office:value="0">
            <text:p>0</text:p>
          </table:table-cell>
          <table:table-cell table:style-name="ce26" office:value-type="float" office:value="722203068">
            <text:p>722203068</text:p>
          </table:table-cell>
          <table:table-cell table:style-name="ce37" office:value-type="float" office:value="3906524">
            <text:p>3906524</text:p>
          </table:table-cell>
          <table:table-cell table:style-name="ce359" office:value-type="string">
            <text:p>9/23/20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H.H.B.KIRINDENIYA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19/10,SELAM BRIDGE</text:p>
          </table:table-cell>
          <table:table-cell table:style-name="ce46"/>
          <table:table-cell table:style-name="ce46" office:value-type="string">
            <text:p>NAWALAPITIYA</text:p>
          </table:table-cell>
          <table:table-cell table:style-name="ce54" office:value-type="string">
            <text:p>822300982V</text:p>
          </table:table-cell>
          <table:table-cell table:style-name="ce46" office:value-type="string">
            <text:p>COM</text:p>
          </table:table-cell>
          <table:table-cell table:style-name="ce366" office:value-type="float" office:value="8110031118">
            <text:p>8110031118</text:p>
          </table:table-cell>
          <table:table-cell table:style-name="ce46" office:value-type="string">
            <text:p>KOLLUPITIYA</text:p>
          </table:table-cell>
          <table:table-cell table:style-name="ce370" office:value-type="float" office:value="114.82">
            <text:p>114.82</text:p>
          </table:table-cell>
          <table:table-cell table:style-name="ce370" office:value-type="float" office:value="14.3525">
            <text:p>14.35</text:p>
          </table:table-cell>
          <table:table-cell table:style-name="ce370" office:value-type="float" office:value="19">
            <text:p>19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9">
            <text:p>19.00</text:p>
          </table:table-cell>
          <table:table-cell table:style-name="ce370" office:value-type="float" office:value="4750">
            <text:p>47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5000">
            <text:p>15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22]-([.AE22]+[.AF22])" office:value-type="float" office:value="20764.3525">
            <text:p>20764.35</text:p>
          </table:table-cell>
          <table:table-cell table:style-name="ce370" office:value-type="float" office:value="24764.3525">
            <text:p>24764.35</text:p>
          </table:table-cell>
          <table:table-cell table:style-name="ce370" table:formula="of:=[.AO22]*0.08" office:value-type="float" office:value="1981.1482">
            <text:p>1981.15</text:p>
          </table:table-cell>
          <table:table-cell table:style-name="ce370" table:formula="of:=[.AO22]-[.AP22]" office:value-type="float" office:value="22783.2043">
            <text:p>22783.20</text:p>
          </table:table-cell>
          <table:table-cell table:style-name="ce370" office:value-type="float" office:value="1451.61290322581">
            <text:p>1451.61</text:p>
          </table:table-cell>
          <table:table-cell table:style-name="ce370" office:value-type="float" office:value="22783.2043">
            <text:p>22783.20</text:p>
          </table:table-cell>
          <table:table-cell table:style-name="ce370" office:value-type="float" office:value="0">
            <text:p>0.00</text:p>
          </table:table-cell>
          <table:table-cell table:style-name="ce389" office:value-type="float" office:value="0">
            <text:p>0.00</text:p>
          </table:table-cell>
          <table:table-cell table:style-name="ce370" table:formula="of:=[.AS22]-[.AR22]" office:value-type="float" office:value="21331.5913967742">
            <text:p>21331.59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21331.5913967742">
            <text:p>21331.59</text:p>
          </table:table-cell>
          <table:table-cell table:style-name="ce392" table:formula="of:=[.AP22]/8*12" office:value-type="float" office:value="2971.7223">
            <text:p>2971.72</text:p>
          </table:table-cell>
          <table:table-cell table:style-name="ce392" table:formula="of:=[.AY22]/12*3" office:value-type="float" office:value="742.930575">
            <text:p>742.93</text:p>
          </table:table-cell>
          <table:table-cell table:number-columns-repeated="972"/>
        </table:table-row>
        <table:table-row table:style-name="ro11">
          <table:table-cell table:style-name="ce347" office:value-type="float" office:value="5026">
            <text:p>5026</text:p>
          </table:table-cell>
          <table:table-cell table:style-name="ce6" office:value-type="string">
            <text:p>PRE119</text:p>
          </table:table-cell>
          <table:table-cell table:style-name="ce19" office:value-type="float" office:value="722202691">
            <text:p>722202691</text:p>
          </table:table-cell>
          <table:table-cell table:style-name="ce19" office:value-type="float" office:value="3906548">
            <text:p>3906548</text:p>
          </table:table-cell>
          <table:table-cell table:style-name="ce359" office:value-type="date" office:date-value="2011-04-19">
            <text:p>4/19/2011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N.C.RANASINGHE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N.C.RANASINGHE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96/05,KANDY RD</text:p>
          </table:table-cell>
          <table:table-cell table:style-name="ce46" office:value-type="string">
            <text:p>PILLESSA</text:p>
          </table:table-cell>
          <table:table-cell table:style-name="ce46" office:value-type="string">
            <text:p>KURUNAGALA</text:p>
          </table:table-cell>
          <table:table-cell table:style-name="ce54" office:value-type="string">
            <text:p>881402440V</text:p>
          </table:table-cell>
          <table:table-cell table:style-name="ce46" office:value-type="string">
            <text:p>COM</text:p>
          </table:table-cell>
          <table:table-cell table:style-name="ce366" office:value-type="float" office:value="8110030385">
            <text:p>8110030385</text:p>
          </table:table-cell>
          <table:table-cell table:style-name="ce46" office:value-type="string">
            <text:p>PERADENIYA</text:p>
          </table:table-cell>
          <table:table-cell table:style-name="ce370" office:value-type="float" office:value="50182.14">
            <text:p>50182.14</text:p>
          </table:table-cell>
          <table:table-cell table:style-name="ce370" office:value-type="float" office:value="6272.7675">
            <text:p>6272.77</text:p>
          </table:table-cell>
          <table:table-cell table:style-name="ce370" office:value-type="float" office:value="30">
            <text:p>3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6">
            <text:p>26.00</text:p>
          </table:table-cell>
          <table:table-cell table:style-name="ce370" office:value-type="float" office:value="11700">
            <text:p>117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">
            <text:p>4.00</text:p>
          </table:table-cell>
          <table:table-cell table:style-name="ce370" office:value-type="float" office:value="1800">
            <text:p>180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756.3749">
            <text:p>1756.37</text:p>
          </table:table-cell>
          <table:table-cell table:style-name="ce370" table:formula="of:=[.AO23]-([.AE23]+[.AF23])" office:value-type="float" office:value="42529.1424">
            <text:p>42529.14</text:p>
          </table:table-cell>
          <table:table-cell table:style-name="ce370" office:value-type="float" office:value="46529.1424">
            <text:p>46529.14</text:p>
          </table:table-cell>
          <table:table-cell table:style-name="ce370" table:formula="of:=[.AO23]*0.08" office:value-type="float" office:value="3722.331392">
            <text:p>3722.33</text:p>
          </table:table-cell>
          <table:table-cell table:style-name="ce370" table:formula="of:=[.AO23]-[.AP23]" office:value-type="float" office:value="42806.811008">
            <text:p>42806.81</text:p>
          </table:table-cell>
          <table:table-cell table:style-name="ce370" office:value-type="float" office:value="25000">
            <text:p>25000.00</text:p>
          </table:table-cell>
          <table:table-cell table:style-name="ce370" office:value-type="float" office:value="42806.811008">
            <text:p>42806.81</text:p>
          </table:table-cell>
          <table:table-cell table:style-name="ce370" office:value-type="float" office:value="0">
            <text:p>0.00</text:p>
          </table:table-cell>
          <table:table-cell table:style-name="ce389" office:value-type="float" office:value="31500">
            <text:p>31500.00</text:p>
          </table:table-cell>
          <table:table-cell table:style-name="ce370" table:formula="of:=[.AS23]-[.AR23]" office:value-type="float" office:value="17806.811008">
            <text:p>17806.81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11306.81">
            <text:p>11306.81</text:p>
          </table:table-cell>
          <table:table-cell table:style-name="ce392" table:formula="of:=[.AP23]/8*12" office:value-type="float" office:value="5583.497088">
            <text:p>5583.50</text:p>
          </table:table-cell>
          <table:table-cell table:style-name="ce392" table:formula="of:=[.AY23]/12*3" office:value-type="float" office:value="1395.874272">
            <text:p>1395.87</text:p>
          </table:table-cell>
          <table:table-cell table:number-columns-repeated="972"/>
        </table:table-row>
        <table:table-row table:style-name="ro11">
          <table:table-cell table:style-name="ce347" office:value-type="float" office:value="5027">
            <text:p>5027</text:p>
          </table:table-cell>
          <table:table-cell table:style-name="ce14" office:value-type="float" office:value="0">
            <text:p>0</text:p>
          </table:table-cell>
          <table:table-cell table:style-name="ce27" office:value-type="float" office:value="722201811">
            <text:p>722201811</text:p>
          </table:table-cell>
          <table:table-cell table:style-name="ce39" office:value-type="float" office:value="3082093">
            <text:p>3082093</text:p>
          </table:table-cell>
          <table:table-cell table:style-name="ce359" office:value-type="date" office:date-value="2013-05-14">
            <text:p>5/14/2013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W.K.S.G.RODRIGO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257,DIGGALA RD</text:p>
          </table:table-cell>
          <table:table-cell table:style-name="ce46" office:value-type="string">
            <text:p>KESELWATHTHA</text:p>
          </table:table-cell>
          <table:table-cell table:style-name="ce46" office:value-type="string">
            <text:p>PANADURA</text:p>
          </table:table-cell>
          <table:table-cell table:style-name="ce54" office:value-type="string">
            <text:p>882251055V</text:p>
          </table:table-cell>
          <table:table-cell table:style-name="ce46" office:value-type="string">
            <text:p>COM</text:p>
          </table:table-cell>
          <table:table-cell table:style-name="ce366" office:value-type="float" office:value="8590028661">
            <text:p>8590028661</text:p>
          </table:table-cell>
          <table:table-cell table:style-name="ce46" office:value-type="string">
            <text:p>MORATUWA</text:p>
          </table:table-cell>
          <table:table-cell table:style-name="ce370" office:value-type="float" office:value="15792.02">
            <text:p>15792.02</text:p>
          </table:table-cell>
          <table:table-cell table:style-name="ce370" office:value-type="float" office:value="1974.0025">
            <text:p>1974.00</text:p>
          </table:table-cell>
          <table:table-cell table:style-name="ce370" office:value-type="float" office:value="21">
            <text:p>21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0">
            <text:p>10.00</text:p>
          </table:table-cell>
          <table:table-cell table:style-name="ce370" office:value-type="float" office:value="3500">
            <text:p>35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1">
            <text:p>11.00</text:p>
          </table:table-cell>
          <table:table-cell table:style-name="ce370" office:value-type="float" office:value="3850">
            <text:p>385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20000">
            <text:p>20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24]-([.AE24]+[.AF24])" office:value-type="float" office:value="30324.0025">
            <text:p>30324.00</text:p>
          </table:table-cell>
          <table:table-cell table:style-name="ce370" office:value-type="float" office:value="34324.0025">
            <text:p>34324.00</text:p>
          </table:table-cell>
          <table:table-cell table:style-name="ce370" table:formula="of:=[.AO24]*0.08" office:value-type="float" office:value="2745.9202">
            <text:p>2745.92</text:p>
          </table:table-cell>
          <table:table-cell table:style-name="ce370" table:formula="of:=[.AO24]-[.AP24]" office:value-type="float" office:value="31578.0823">
            <text:p>31578.08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31578.0823">
            <text:p>31578.08</text:p>
          </table:table-cell>
          <table:table-cell table:style-name="ce370" office:value-type="float" office:value="0">
            <text:p>0.00</text:p>
          </table:table-cell>
          <table:table-cell table:style-name="ce389" office:value-type="float" office:value="11608.33">
            <text:p>11608.33</text:p>
          </table:table-cell>
          <table:table-cell table:style-name="ce370" table:formula="of:=[.AS24]-[.AR24]" office:value-type="float" office:value="26578.0823">
            <text:p>26578.08</text:p>
          </table:table-cell>
          <table:table-cell table:style-name="ce370" office:value-type="float" office:value="3000">
            <text:p>3000.00</text:p>
          </table:table-cell>
          <table:table-cell table:style-name="ce390" office:value-type="float" office:value="14969.7523">
            <text:p>14969.75</text:p>
          </table:table-cell>
          <table:table-cell table:style-name="ce392" table:formula="of:=[.AP24]/8*12" office:value-type="float" office:value="4118.8803">
            <text:p>4118.88</text:p>
          </table:table-cell>
          <table:table-cell table:style-name="ce392" table:formula="of:=[.AY24]/12*3" office:value-type="float" office:value="1029.720075">
            <text:p>1029.72</text:p>
          </table:table-cell>
          <table:table-cell table:number-columns-repeated="972"/>
        </table:table-row>
        <table:table-row table:style-name="ro11">
          <table:table-cell table:style-name="ce347" office:value-type="float" office:value="5028">
            <text:p>5028</text:p>
          </table:table-cell>
          <table:table-cell table:style-name="ce14" office:value-type="float" office:value="0">
            <text:p>0</text:p>
          </table:table-cell>
          <table:table-cell table:style-name="ce27" office:value-type="float" office:value="722208758">
            <text:p>722208758</text:p>
          </table:table-cell>
          <table:table-cell table:style-name="ce16" office:value-type="float" office:value="3089150">
            <text:p>3089150</text:p>
          </table:table-cell>
          <table:table-cell table:style-name="ce359" office:value-type="date" office:date-value="2013-02-04">
            <text:p>2/4/2013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Z.JHAN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53/11,DARMAPALA PLACE</text:p>
          </table:table-cell>
          <table:table-cell table:style-name="ce46"/>
          <table:table-cell table:style-name="ce46" office:value-type="string">
            <text:p>RAJAGIRIYA</text:p>
          </table:table-cell>
          <table:table-cell table:style-name="ce54" office:value-type="string">
            <text:p>881932750V</text:p>
          </table:table-cell>
          <table:table-cell table:style-name="ce46" office:value-type="string">
            <text:p>COM</text:p>
          </table:table-cell>
          <table:table-cell table:style-name="ce366" office:value-type="float" office:value="8106010698">
            <text:p>8106010698</text:p>
          </table:table-cell>
          <table:table-cell table:style-name="ce46" office:value-type="string">
            <text:p>BAMBALAPITIYA</text:p>
          </table:table-cell>
          <table:table-cell table:style-name="ce370" office:value-type="float" office:value="22348.7">
            <text:p>22348.70</text:p>
          </table:table-cell>
          <table:table-cell table:style-name="ce370" office:value-type="float" office:value="2793.5875">
            <text:p>2793.59</text:p>
          </table:table-cell>
          <table:table-cell table:style-name="ce370" office:value-type="float" office:value="6">
            <text:p>6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6">
            <text:p>6.00</text:p>
          </table:table-cell>
          <table:table-cell table:style-name="ce370" office:value-type="float" office:value="1500">
            <text:p>15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-1050">
            <text:p>-105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25]-([.AE25]+[.AF25])" office:value-type="float" office:value="3243.5875">
            <text:p>3243.59</text:p>
          </table:table-cell>
          <table:table-cell table:style-name="ce370" office:value-type="float" office:value="8243.5875">
            <text:p>8243.59</text:p>
          </table:table-cell>
          <table:table-cell table:style-name="ce370" table:formula="of:=[.AO25]*0.08" office:value-type="float" office:value="659.487">
            <text:p>659.49</text:p>
          </table:table-cell>
          <table:table-cell table:style-name="ce370" table:formula="of:=[.AO25]-[.AP25]" office:value-type="float" office:value="7584.1005">
            <text:p>7584.10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7584.1005">
            <text:p>7584.1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25]-[.AR25]" office:value-type="float" office:value="2584.1005">
            <text:p>2584.10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2584.1005">
            <text:p>2584.10</text:p>
          </table:table-cell>
          <table:table-cell table:style-name="ce392" table:formula="of:=[.AP25]/8*12" office:value-type="float" office:value="989.2305">
            <text:p>989.23</text:p>
          </table:table-cell>
          <table:table-cell table:style-name="ce392" table:formula="of:=[.AY25]/12*3" office:value-type="float" office:value="247.307625">
            <text:p>247.31</text:p>
          </table:table-cell>
          <table:table-cell table:number-columns-repeated="972"/>
        </table:table-row>
        <table:table-row table:style-name="ro11">
          <table:table-cell table:style-name="ce347" office:value-type="float" office:value="5029">
            <text:p>5029</text:p>
          </table:table-cell>
          <table:table-cell table:style-name="ce15" office:value-type="float" office:value="0">
            <text:p>0</text:p>
          </table:table-cell>
          <table:table-cell table:style-name="ce27" office:value-type="float" office:value="722202708">
            <text:p>722202708</text:p>
          </table:table-cell>
          <table:table-cell table:style-name="ce27" office:value-type="float" office:value="3906539">
            <text:p>3906539</text:p>
          </table:table-cell>
          <table:table-cell table:style-name="ce359" office:value-type="date" office:date-value="2012-10-04">
            <text:p>10/4/2012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B.S.M.SILVA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6" office:value-type="string">
            <text:p><text:s/>616/17A MORAGAHAKANDA WATTA </text:p>
          </table:table-cell>
          <table:table-cell table:style-name="ce46" office:value-type="string">
            <text:p>WELEGODA</text:p>
          </table:table-cell>
          <table:table-cell table:style-name="ce46" office:value-type="string">
            <text:p>KALUTHARA NORTH</text:p>
          </table:table-cell>
          <table:table-cell table:style-name="ce54" office:value-type="string">
            <text:p>852763850V</text:p>
          </table:table-cell>
          <table:table-cell table:style-name="ce46" office:value-type="string">
            <text:p>COM</text:p>
          </table:table-cell>
          <table:table-cell table:style-name="ce46" office:value-type="float" office:value="8100048307">
            <text:p>8100048307</text:p>
          </table:table-cell>
          <table:table-cell table:style-name="ce46" office:value-type="string">
            <text:p>WELLAWATTA</text:p>
          </table:table-cell>
          <table:table-cell table:style-name="ce370" office:value-type="float" office:value="15729.45">
            <text:p>15729.45</text:p>
          </table:table-cell>
          <table:table-cell table:style-name="ce370" office:value-type="float" office:value="1966.18125">
            <text:p>1966.18</text:p>
          </table:table-cell>
          <table:table-cell table:style-name="ce370" office:value-type="float" office:value="16">
            <text:p>16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5">
            <text:p>15.00</text:p>
          </table:table-cell>
          <table:table-cell table:style-name="ce370" office:value-type="float" office:value="3750">
            <text:p>375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1">
            <text:p>1.00</text:p>
          </table:table-cell>
          <table:table-cell table:style-name="ce370" office:value-type="float" office:value="250">
            <text:p>25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15000">
            <text:p>15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-1050">
            <text:p>-105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26]-([.AE26]+[.AF26])" office:value-type="float" office:value="19916.18125">
            <text:p>19916.18</text:p>
          </table:table-cell>
          <table:table-cell table:style-name="ce370" office:value-type="float" office:value="24916.18125">
            <text:p>24916.18</text:p>
          </table:table-cell>
          <table:table-cell table:style-name="ce370" table:formula="of:=[.AO26]*0.08" office:value-type="float" office:value="1993.2945">
            <text:p>1993.29</text:p>
          </table:table-cell>
          <table:table-cell table:style-name="ce370" table:formula="of:=[.AO26]-[.AP26]" office:value-type="float" office:value="22922.88675">
            <text:p>22922.89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22922.88675">
            <text:p>22922.89</text:p>
          </table:table-cell>
          <table:table-cell table:style-name="ce370" office:value-type="float" office:value="7875">
            <text:p>7875.00</text:p>
          </table:table-cell>
          <table:table-cell table:style-name="ce370" office:value-type="float" office:value="0">
            <text:p>0.00</text:p>
          </table:table-cell>
          <table:table-cell table:style-name="ce370" table:formula="of:=[.AS26]-[.AR26]" office:value-type="float" office:value="17922.88675">
            <text:p>17922.89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17922.88675">
            <text:p>17922.89</text:p>
          </table:table-cell>
          <table:table-cell table:style-name="ce392" table:formula="of:=[.AP26]/8*12" office:value-type="float" office:value="2989.94175">
            <text:p>2989.94</text:p>
          </table:table-cell>
          <table:table-cell table:style-name="ce392" table:formula="of:=[.AY26]/12*3" office:value-type="float" office:value="747.4854375">
            <text:p>747.49</text:p>
          </table:table-cell>
          <table:table-cell table:number-columns-repeated="972"/>
        </table:table-row>
        <table:table-row table:style-name="ro11">
          <table:table-cell table:style-name="ce347" office:value-type="float" office:value="5030">
            <text:p>5030</text:p>
          </table:table-cell>
          <table:table-cell table:style-name="ce16" office:value-type="float" office:value="0">
            <text:p>0</text:p>
          </table:table-cell>
          <table:table-cell table:style-name="ce27" office:value-type="float" office:value="722201689">
            <text:p>722201689</text:p>
          </table:table-cell>
          <table:table-cell table:style-name="ce14" office:value-type="float" office:value="3088324">
            <text:p>3088324</text:p>
          </table:table-cell>
          <table:table-cell table:style-name="ce359" office:value-type="date" office:date-value="2012-10-22">
            <text:p>10/22/2012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3" office:value-type="string">
            <text:p>DAMITH</text:p>
          </table:table-cell>
          <table:table-cell table:style-name="ce43" office:value-type="string">
            <text:p>V.KERKOVEN</text:p>
          </table:table-cell>
          <table:table-cell table:style-name="ce363" table:number-columns-repeated="2"/>
          <table:table-cell table:style-name="ce51" office:value-type="string">
            <text:p>ENTERPRISE SOLUTIONS ASSOCIATE</text:p>
          </table:table-cell>
          <table:table-cell table:style-name="ce43" office:value-type="string">
            <text:p><text:s/>23 JANKI LANE</text:p>
          </table:table-cell>
          <table:table-cell table:style-name="ce43"/>
          <table:table-cell table:style-name="ce43" office:value-type="string">
            <text:p>COLOMBO 04</text:p>
          </table:table-cell>
          <table:table-cell table:style-name="ce56" office:value-type="string">
            <text:p>922162093V</text:p>
          </table:table-cell>
          <table:table-cell table:style-name="ce43" office:value-type="string">
            <text:p>COM</text:p>
          </table:table-cell>
          <table:table-cell table:style-name="ce368" office:value-type="float" office:value="8258002583">
            <text:p>8258002583</text:p>
          </table:table-cell>
          <table:table-cell table:style-name="ce43" office:value-type="string">
            <text:p>MC</text:p>
          </table:table-cell>
          <table:table-cell table:style-name="ce370" office:value-type="float" office:value="19065.04">
            <text:p>19065.04</text:p>
          </table:table-cell>
          <table:table-cell table:style-name="ce370" office:value-type="float" office:value="2383.13">
            <text:p>2383.13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4000">
            <text:p>4000.00</text:p>
          </table:table-cell>
          <table:table-cell table:style-name="ce370" office:value-type="float" office:value="1000">
            <text:p>100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office:value-type="float" office:value="0">
            <text:p>0.00</text:p>
          </table:table-cell>
          <table:table-cell table:style-name="ce370" table:formula="of:=[.AO27]-([.AE27]+[.AF27])" office:value-type="float" office:value="2383.13">
            <text:p>2383.13</text:p>
          </table:table-cell>
          <table:table-cell table:style-name="ce370" office:value-type="float" office:value="7383.13">
            <text:p>7383.13</text:p>
          </table:table-cell>
          <table:table-cell table:style-name="ce370" table:formula="of:=[.AO27]*0.08" office:value-type="float" office:value="590.6504">
            <text:p>590.65</text:p>
          </table:table-cell>
          <table:table-cell table:style-name="ce370" table:formula="of:=[.AO27]-[.AP27]" office:value-type="float" office:value="6792.4796">
            <text:p>6792.48</text:p>
          </table:table-cell>
          <table:table-cell table:style-name="ce370" office:value-type="float" office:value="5000">
            <text:p>5000.00</text:p>
          </table:table-cell>
          <table:table-cell table:style-name="ce370" office:value-type="float" office:value="2192.4796">
            <text:p>2192.48</text:p>
          </table:table-cell>
          <table:table-cell table:style-name="ce370" office:value-type="float" office:value="11608.33">
            <text:p>11608.33</text:p>
          </table:table-cell>
          <table:table-cell table:style-name="ce370" office:value-type="float" office:value="0">
            <text:p>0.00</text:p>
          </table:table-cell>
          <table:table-cell table:style-name="ce370" table:formula="of:=[.AS27]-[.AR27]" office:value-type="float" office:value="-2807.5204">
            <text:p>-2807.52</text:p>
          </table:table-cell>
          <table:table-cell table:style-name="ce370" office:value-type="float" office:value="0">
            <text:p>0.00</text:p>
          </table:table-cell>
          <table:table-cell table:style-name="ce390" office:value-type="float" office:value="0">
            <text:p>0.00</text:p>
          </table:table-cell>
          <table:table-cell table:style-name="ce392" table:formula="of:=[.AP27]/8*12" office:value-type="float" office:value="885.9756">
            <text:p>885.98</text:p>
          </table:table-cell>
          <table:table-cell table:style-name="ce392" table:formula="of:=[.AY27]/12*3" office:value-type="float" office:value="221.4939">
            <text:p>221.49</text:p>
          </table:table-cell>
          <table:table-cell table:number-columns-repeated="972"/>
        </table:table-row>
        <table:table-row table:style-name="ro11" table:number-rows-repeated="6550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nal" table:style-name="ta2" table:print="false">
        <table:table-column table:style-name="co25" table:default-cell-style-name="ce89"/>
        <table:table-column table:style-name="co26" table:default-cell-style-name="ce101"/>
        <table:table-column table:style-name="co27" table:default-cell-style-name="ce107"/>
        <table:table-column table:style-name="co28" table:default-cell-style-name="ce101"/>
        <table:table-column table:style-name="co29" table:default-cell-style-name="ce101"/>
        <table:table-column table:style-name="co30" table:default-cell-style-name="ce127"/>
        <table:table-column table:style-name="co31" table:visibility="collapse" table:default-cell-style-name="ce101"/>
        <table:table-column table:style-name="co32" table:default-cell-style-name="ce101"/>
        <table:table-column table:style-name="co33" table:visibility="collapse" table:default-cell-style-name="ce101"/>
        <table:table-column table:style-name="co21" table:default-cell-style-name="ce101"/>
        <table:table-column table:style-name="co34" table:default-cell-style-name="ce101"/>
        <table:table-column table:style-name="co35" table:default-cell-style-name="ce101"/>
        <table:table-column table:style-name="co36" table:default-cell-style-name="ce101"/>
        <table:table-column table:style-name="co2" table:number-columns-repeated="2" table:default-cell-style-name="ce101"/>
        <table:table-column table:style-name="co37" table:default-cell-style-name="ce183"/>
        <table:table-column table:style-name="co12" table:default-cell-style-name="ce183"/>
        <table:table-column table:style-name="co38" table:default-cell-style-name="ce186"/>
        <table:table-column table:style-name="co1" table:default-cell-style-name="ce189"/>
        <table:table-column table:style-name="co14" table:default-cell-style-name="ce195"/>
        <table:table-column table:style-name="co1" table:default-cell-style-name="ce101"/>
        <table:table-column table:style-name="co39" table:default-cell-style-name="ce203"/>
        <table:table-column table:style-name="co39" table:default-cell-style-name="ce208"/>
        <table:table-column table:style-name="co40" table:default-cell-style-name="ce215"/>
        <table:table-column table:style-name="co16" table:default-cell-style-name="ce222"/>
        <table:table-column table:style-name="co41" table:default-cell-style-name="ce232"/>
        <table:table-column table:style-name="co42" table:number-columns-repeated="2" table:default-cell-style-name="ce208"/>
        <table:table-column table:style-name="co43" table:default-cell-style-name="ce208"/>
        <table:table-column table:style-name="co44" table:default-cell-style-name="ce208"/>
        <table:table-column table:style-name="co16" table:default-cell-style-name="ce253"/>
        <table:table-column table:style-name="co40" table:default-cell-style-name="ce208"/>
        <table:table-column table:style-name="co39" table:default-cell-style-name="ce208"/>
        <table:table-column table:style-name="co40" table:default-cell-style-name="ce208"/>
        <table:table-column table:style-name="co16" table:default-cell-style-name="ce208"/>
        <table:table-column table:style-name="co41" table:default-cell-style-name="ce208"/>
        <table:table-column table:style-name="co8" table:default-cell-style-name="ce264"/>
        <table:table-column table:style-name="co8" table:default-cell-style-name="ce208"/>
        <table:table-column table:style-name="co44" table:number-columns-repeated="2" table:default-cell-style-name="ce208"/>
        <table:table-column table:style-name="co43" table:default-cell-style-name="ce208"/>
        <table:table-column table:style-name="co1" table:number-columns-repeated="983" table:default-cell-style-name="ce101"/>
        <table:table-row table:style-name="ro3">
          <table:table-cell table:style-name="ce86"/>
          <table:table-cell table:style-name="ce96"/>
          <table:table-cell table:style-name="ce103"/>
          <table:table-cell table:style-name="ce96" table:number-columns-repeated="2"/>
          <table:table-cell table:style-name="ce125"/>
          <table:table-cell table:style-name="ce96"/>
          <table:table-cell table:style-name="ce160" table:number-columns-repeated="2"/>
          <table:table-cell table:style-name="ce96" table:number-columns-repeated="6"/>
          <table:table-cell table:style-name="ce179" table:number-columns-repeated="2"/>
          <table:table-cell table:style-name="ce185"/>
          <table:table-cell table:style-name="ce188"/>
          <table:table-cell table:style-name="ce190"/>
          <table:table-cell table:number-columns-repeated="1004"/>
        </table:table-row>
        <table:table-row table:style-name="ro4">
          <table:table-cell table:style-name="ce5" office:value-type="string">
            <text:p>FL CODE</text:p>
          </table:table-cell>
          <table:table-cell table:style-name="ce18" office:value-type="string">
            <text:p>VIRTUAL CODES</text:p>
          </table:table-cell>
          <table:table-cell table:style-name="ce28" office:value-type="string">
            <text:p>OFFICIAL NO</text:p>
          </table:table-cell>
          <table:table-cell table:style-name="ce40" office:value-type="string">
            <text:p>D OF JOIN</text:p>
          </table:table-cell>
          <table:table-cell table:style-name="ce28" office:value-type="string">
            <text:p>TL/BPO</text:p>
          </table:table-cell>
          <table:table-cell table:style-name="ce28" office:value-type="string">
            <text:p>TL</text:p>
          </table:table-cell>
          <table:table-cell table:style-name="ce28" office:value-type="string">
            <text:p>MANAGER</text:p>
          </table:table-cell>
          <table:table-cell table:style-name="ce28" office:value-type="string">
            <text:p>NAME</text:p>
          </table:table-cell>
          <table:table-cell table:style-name="ce53" office:value-type="string">
            <text:p>ADDRESS</text:p>
          </table:table-cell>
          <table:table-cell table:style-name="ce53" office:value-type="string">
            <text:p>NIC</text:p>
          </table:table-cell>
          <table:table-cell table:style-name="ce53" office:value-type="string">
            <text:p>BANK</text:p>
          </table:table-cell>
          <table:table-cell table:style-name="ce58" office:value-type="string">
            <text:p>ACC: NO</text:p>
          </table:table-cell>
          <table:table-cell table:style-name="ce53" office:value-type="string">
            <text:p>BRANCH</text:p>
          </table:table-cell>
          <table:table-cell table:style-name="ce175" office:value-type="string">
            <text:p>Net Salary Paid</text:p>
          </table:table-cell>
          <table:table-cell table:style-name="ce175"/>
          <table:table-cell table:style-name="ce180" office:value-type="string">
            <text:p>Bank Code</text:p>
          </table:table-cell>
          <table:table-cell table:style-name="ce180" office:value-type="string">
            <text:p>Bank Branch Code</text:p>
          </table:table-cell>
          <table:table-cell table:style-name="ce180" office:value-type="string">
            <text:p>Account No</text:p>
          </table:table-cell>
          <table:table-cell table:style-name="ce188"/>
          <table:table-cell table:style-name="ce190"/>
          <table:table-cell/>
          <table:table-cell table:style-name="ce204" office:value-type="string">
            <office:annotation draw:style-name="gr2" draw:text-style-name="P1" svg:width="0.0004in" svg:height="8.9433in" svg:x="23.6882in" svg:y="0.0626in" draw:caption-point-x="-1.3524in" draw:caption-point-y="0.211in">
              <dc:date>2013-12-30T00:00:00</dc:date>
              <text:p text:style-name="P1">Tran Id</text:p>
              <text:p text:style-name="P1"/>
              <text:p text:style-name="P1">Length-04</text:p>
              <text:p text:style-name="P1">Data Type-Numeric</text:p>
              <text:p text:style-name="P1">Details-Must be "Zeros"</text:p>
            </office:annotation>
            <text:p>Tran ID (04)</text:p>
          </table:table-cell>
          <table:table-cell table:style-name="ce209" office:value-type="string">
            <office:annotation draw:style-name="gr3" draw:text-style-name="P1" svg:width="0.0004in" svg:height="10.6539in" svg:x="23.6882in" svg:y="0.0626in" draw:caption-point-x="-0.9886in" draw:caption-point-y="0.211in">
              <dc:date>2013-12-30T00:00:00</dc:date>
              <text:p text:style-name="P1">Destination Bank</text:p>
              <text:p text:style-name="P1"/>
              <text:p text:style-name="P1">Length-04</text:p>
              <text:p text:style-name="P1">Data Type-Numeric</text:p>
              <text:p text:style-name="P1">Details-Bank MICR Number</text:p>
              <text:p text:style-name="P1"/>
            </office:annotation>
            <text:p>Destination Bank (04)</text:p>
          </table:table-cell>
          <table:table-cell table:style-name="ce216" office:value-type="string">
            <office:annotation draw:style-name="gr3" draw:text-style-name="P1" svg:width="0.0004in" svg:height="11.7425in" svg:x="23.6882in" svg:y="0.0626in" draw:caption-point-x="-0.702in" draw:caption-point-y="0.211in">
              <dc:date>2013-12-30T00:00:00</dc:date>
              <text:p text:style-name="P1">Destination Brank</text:p>
              <text:p text:style-name="P1"/>
              <text:p text:style-name="P1">Length-03</text:p>
              <text:p text:style-name="P1">Data Type-Numeric</text:p>
              <text:p text:style-name="P1">Details-Refer Branch Code List</text:p>
              <text:p text:style-name="P1"/>
            </office:annotation>
            <text:p>Destination Br <text:s text:c="2"/>(03)</text:p>
          </table:table-cell>
          <table:table-cell table:style-name="ce223" office:value-type="string">
            <office:annotation draw:style-name="gr3" draw:text-style-name="P1" svg:width="0.0315in" svg:height="11.898in" svg:x="24.5768in" svg:y="0.0626in" draw:caption-point-x="-0.6083in" draw:caption-point-y="0.211in">
              <dc:date>2013-12-30T00:00:00</dc:date>
              <text:p text:style-name="P1">Destination Account</text:p>
              <text:p text:style-name="P1"/>
              <text:p text:style-name="P1">Length-12</text:p>
              <text:p text:style-name="P1">Data Type-Numeric</text:p>
              <text:p text:style-name="P1">Details-Must be Leading zeros</text:p>
              <text:p text:style-name="P1"/>
            </office:annotation>
            <text:p>Destination <text:s/>Account <text:s text:c="15"/>(12)</text:p>
          </table:table-cell>
          <table:table-cell table:style-name="ce233" office:value-type="string">
            <office:annotation draw:style-name="gr3" draw:text-style-name="P1" svg:width="0.2606in" svg:height="6.1441in" svg:x="24.5768in" svg:y="0.0626in" draw:caption-point-x="0.9921in" draw:caption-point-y="0.211in">
              <dc:date>2013-12-30T00:00:00</dc:date>
              <text:p text:style-name="P1">Destination Account Name</text:p>
              <text:p text:style-name="P1"/>
              <text:p text:style-name="P1">Length-20</text:p>
              <text:p text:style-name="P1">Data Type-Alphabetic</text:p>
              <text:p text:style-name="P1">Details-Recipients Name</text:p>
              <text:p text:style-name="P1"/>
            </office:annotation>
            <text:p>Destination Account Name (20)</text:p>
          </table:table-cell>
          <table:table-cell table:style-name="ce240" office:value-type="string">
            <office:annotation draw:style-name="gr3" draw:text-style-name="P1" svg:width="0.063in" svg:height="12.3646in" svg:x="24.5768in" svg:y="0.0626in" draw:caption-point-x="1.2016in" draw:caption-point-y="0.211in">
              <dc:date>2013-12-30T00:00:00</dc:date>
              <text:p text:style-name="P1">Transection Code</text:p>
              <text:p text:style-name="P1"/>
              <text:p text:style-name="P1">Length-02</text:p>
              <text:p text:style-name="P1">Data Type-Numeric</text:p>
              <text:p text:style-name="P1">Details-Eg: Must be 23 for Salaries</text:p>
              <text:p text:style-name="P1"/>
            </office:annotation>
            <text:p>TRN Code (02)</text:p>
          </table:table-cell>
          <table:table-cell table:style-name="ce244" office:value-type="string">
            <office:annotation draw:style-name="gr3" draw:text-style-name="P1" svg:width="0.0315in" svg:height="9.7209in" svg:x="24.5768in" svg:y="0.0626in" draw:caption-point-x="1.411in" draw:caption-point-y="0.211in">
              <dc:date>2013-12-30T00:00:00</dc:date>
              <text:p text:style-name="P1">Return Code</text:p>
              <text:p text:style-name="P1"/>
              <text:p text:style-name="P1">Length-02</text:p>
              <text:p text:style-name="P1">Data Type-Numeric</text:p>
              <text:p text:style-name="P1">Details-Must be "Zero"</text:p>
              <text:p text:style-name="P1"/>
              <text:p text:style-name="P1"/>
            </office:annotation>
            <text:p>Return Code (02)</text:p>
          </table:table-cell>
          <table:table-cell table:style-name="ce245" office:value-type="string">
            <office:annotation draw:style-name="gr3" draw:text-style-name="P1" svg:width="0.0315in" svg:height="11.4315in" svg:x="24.5768in" svg:y="0.0626in" draw:caption-point-x="1.5433in" draw:caption-point-y="0.211in">
              <dc:date>2013-12-30T00:00:00</dc:date>
              <text:p text:style-name="P1">Credit/Debit Code</text:p>
              <text:p text:style-name="P1"/>
              <text:p text:style-name="P1">Length-01</text:p>
              <text:p text:style-name="P1">Data Type-Numeric</text:p>
              <text:p text:style-name="P1">Details-Credit "0" Debit "1"</text:p>
              <text:p text:style-name="P1"/>
            </office:annotation>
            <text:p>Cr/ Dr Code (01)</text:p>
          </table:table-cell>
          <table:table-cell table:style-name="ce249" office:value-type="string">
            <office:annotation draw:style-name="gr3" draw:text-style-name="P1" svg:width="10.7689in" svg:height="1.0122in" svg:x="24.5768in" svg:y="0.0626in" draw:caption-point-x="2.0614in" draw:caption-point-y="0.211in">
              <dc:date>2013-12-30T00:00:00</dc:date>
              <text:p text:style-name="P1">Return Date</text:p>
              <text:p text:style-name="P1"/>
              <text:p text:style-name="P1">Length-06</text:p>
              <text:p text:style-name="P1">Data Type-Numeric</text:p>
              <text:p text:style-name="P1">Details-Must have "Zeros"</text:p>
              <text:p text:style-name="P1"/>
            </office:annotation>
            <text:p>Return Date (06)</text:p>
          </table:table-cell>
          <table:table-cell table:style-name="ce254" office:value-type="string">
            <office:annotation draw:style-name="gr3" draw:text-style-name="P1" svg:width="10.9961in" svg:height="1.1677in" svg:x="24.5768in" svg:y="0.0626in" draw:caption-point-x="3.0441in" draw:caption-point-y="0.211in">
              <dc:date>2013-12-30T00:00:00</dc:date>
              <text:p text:style-name="P1">Amount</text:p>
              <text:p text:style-name="P1">Length-12</text:p>
              <text:p text:style-name="P1">Data Type-Numeric</text:p>
              <text:p text:style-name="P1">Details-Must not have decimal <text:s text:c="6"/>pointer</text:p>
              <text:p text:style-name="P1"><text:s text:c="13"/>Must have leading zeros</text:p>
              <text:p text:style-name="P1"><text:s text:c="9"/></text:p>
              <text:p text:style-name="P1"/>
            </office:annotation>
            <text:p>Amount (12)</text:p>
          </table:table-cell>
          <table:table-cell table:style-name="ce256" office:value-type="string">
            <office:annotation draw:style-name="gr3" draw:text-style-name="P1" svg:width="7.2138in" svg:height="1.1677in" svg:x="24.5768in" svg:y="0.0626in" draw:caption-point-x="3.3303in" draw:caption-point-y="0.211in">
              <dc:date>2013-12-30T00:00:00</dc:date>
              <text:p text:style-name="P1">Currency Code</text:p>
              <text:p text:style-name="P1"/>
              <text:p text:style-name="P1">Length-03</text:p>
              <text:p text:style-name="P1">Data Type-Alphabetic</text:p>
              <text:p text:style-name="P1">Details-Must be SLR</text:p>
              <text:p text:style-name="P1"/>
              <text:p text:style-name="P1"/>
            </office:annotation>
            <text:p>Currency Code (03)</text:p>
          </table:table-cell>
          <table:table-cell table:style-name="ce258" office:value-type="string">
            <office:annotation draw:style-name="gr3" draw:text-style-name="P1" svg:width="0.5732in" svg:height="2.4118in" svg:x="24.5768in" svg:y="0.0626in" draw:caption-point-x="3.6945in" draw:caption-point-y="0.211in">
              <dc:date>2013-12-30T00:00:00</dc:date>
              <text:p text:style-name="P1">Originating Bank</text:p>
              <text:p text:style-name="P1"/>
              <text:p text:style-name="P1">Length-04</text:p>
              <text:p text:style-name="P1">Data Type-Numeric</text:p>
              <text:p text:style-name="P1">Details-Must be 7056</text:p>
              <text:p text:style-name="P1"/>
            </office:annotation>
            <text:p>Originating Bank (04)</text:p>
          </table:table-cell>
          <table:table-cell table:style-name="ce260" office:value-type="string">
            <office:annotation draw:style-name="gr3" draw:text-style-name="P1" svg:width="7.2138in" svg:height="1.0122in" svg:x="24.5768in" svg:y="0.0626in" draw:caption-point-x="3.9807in" draw:caption-point-y="0.211in">
              <dc:date>2013-12-30T00:00:00</dc:date>
              <text:p text:style-name="P1">Originating Branch</text:p>
              <text:p text:style-name="P1"/>
              <text:p text:style-name="P1">Length-03</text:p>
              <text:p text:style-name="P1">Data Type-Numeric</text:p>
              <text:p text:style-name="P1">Details-Must be Your Br Code</text:p>
              <text:p text:style-name="P1"/>
            </office:annotation>
            <text:p>Originating Barnch (03)</text:p>
          </table:table-cell>
          <table:table-cell table:style-name="ce262" office:value-type="string">
            <office:annotation draw:style-name="gr3" draw:text-style-name="P1" svg:width="2.585in" svg:height="1.0122in" svg:x="31.1858in" svg:y="0.0626in" draw:caption-point-x="-1.6461in" draw:caption-point-y="0.211in">
              <dc:date>2013-12-30T00:00:00</dc:date>
              <text:p text:style-name="P1">Originating Account</text:p>
              <text:p text:style-name="P1"/>
              <text:p text:style-name="P1">Length-12</text:p>
              <text:p text:style-name="P1">Data Type-Numeric</text:p>
              <text:p text:style-name="P1">Details-Must have Leading zeros</text:p>
              <text:p text:style-name="P1"/>
            </office:annotation>
            <text:p>Originating Account <text:s text:c="27"/>(12)</text:p>
          </table:table-cell>
          <table:table-cell table:style-name="ce263" office:value-type="string">
            <office:annotation draw:style-name="gr3" draw:text-style-name="P1" svg:width="0.0004in" svg:height="13.1421in" svg:x="32.8898in" svg:y="0.0626in" draw:caption-point-x="-1.7496in" draw:caption-point-y="0.211in">
              <dc:date>2013-12-30T00:00:00</dc:date>
              <text:p text:style-name="P1">Originating Account Name</text:p>
              <text:p text:style-name="P1"/>
              <text:p text:style-name="P1">Length-20</text:p>
              <text:p text:style-name="P1">Data Type-Alphabetic</text:p>
              <text:p text:style-name="P1">Details-Your Company A/c Name</text:p>
              <text:p text:style-name="P1"/>
            </office:annotation>
            <text:p>Originating Account <text:s text:c="3"/>Name (20)</text:p>
          </table:table-cell>
          <table:table-cell table:style-name="ce265" office:value-type="string">
            <office:annotation draw:style-name="gr3" draw:text-style-name="P1" svg:width="0.0004in" svg:height="10.1874in" svg:x="33.2126in" svg:y="0.0626in" draw:caption-point-x="-0.8583in" draw:caption-point-y="0.211in">
              <dc:date>2013-12-30T00:00:00</dc:date>
              <text:p text:style-name="P1">Purticulars</text:p>
              <text:p text:style-name="P1"/>
              <text:p text:style-name="P1">Length-15</text:p>
              <text:p text:style-name="P1">Data Type-Alphabetic</text:p>
              <text:p text:style-name="P1">Details-Eg: Employee No</text:p>
              <text:p text:style-name="P1"/>
            </office:annotation>
            <text:p>Purticulars <text:s text:c="24"/>(15)</text:p>
          </table:table-cell>
          <table:table-cell table:style-name="ce270" office:value-type="string">
            <office:annotation draw:style-name="gr3" draw:text-style-name="P1" svg:width="0.0004in" svg:height="10.3429in" svg:x="34.2988in" svg:y="0.0626in" draw:caption-point-x="-0.7303in" draw:caption-point-y="0.211in">
              <dc:date>2013-12-30T00:00:00</dc:date>
              <text:p text:style-name="P1">Reference</text:p>
              <text:p text:style-name="P1"/>
              <text:p text:style-name="P1">Length-15</text:p>
              <text:p text:style-name="P1">Data Type-Alphabetic</text:p>
              <text:p text:style-name="P1">Details-Eg: Salary January</text:p>
              <text:p text:style-name="P1"/>
            </office:annotation>
            <text:p>Reference <text:s text:c="27"/>(15)</text:p>
          </table:table-cell>
          <table:table-cell table:style-name="ce271" office:value-type="string">
            <office:annotation draw:style-name="gr3" draw:text-style-name="P1" svg:width="0.0315in" svg:height="8.1657in" svg:x="34.6717in" svg:y="0.0626in" draw:caption-point-x="-0.585in" draw:caption-point-y="0.211in">
              <dc:date>2013-12-30T00:00:00</dc:date>
              <text:p text:style-name="P1">Value Date</text:p>
              <text:p text:style-name="P1"/>
              <text:p text:style-name="P1">Length-06</text:p>
              <text:p text:style-name="P1">Data Type-Numeric</text:p>
              <text:p text:style-name="P1">Details-YYMMDD</text:p>
              <text:p text:style-name="P1"/>
            </office:annotation>
            <text:p>Value Date <text:s text:c="4"/>(YYMMDD) (06)</text:p>
          </table:table-cell>
          <table:table-cell table:style-name="ce263" office:value-type="string">
            <office:annotation draw:style-name="gr3" draw:text-style-name="P1" svg:width="0.313in" svg:height="3.8114in" svg:x="34.772in" svg:y="0.0626in" draw:caption-point-x="-0.1669in" draw:caption-point-y="0.211in">
              <dc:date>2013-12-30T00:00:00</dc:date>
              <text:p text:style-name="P1">Security Field</text:p>
              <text:p text:style-name="P1"/>
              <text:p text:style-name="P1">Length-06</text:p>
              <text:p text:style-name="P1">Data Type-Blank</text:p>
              <text:p text:style-name="P1">Details-Must be blank</text:p>
              <text:p text:style-name="P1"/>
            </office:annotation>
            <text:p>Security Field <text:s text:c="10"/>(06)</text:p>
          </table:table-cell>
          <table:table-cell table:style-name="ce263" office:value-type="string">
            <office:annotation draw:style-name="gr3" draw:text-style-name="P1" svg:width="7.5539in" svg:height="1.0122in" svg:x="34.772in" svg:y="0.0626in" draw:caption-point-x="-0.035in" draw:caption-point-y="0.211in">
              <dc:date>2013-12-30T00:00:00</dc:date>
              <text:p text:style-name="P1">Filler</text:p>
              <text:p text:style-name="P1"/>
              <text:p text:style-name="P1">Length-01</text:p>
              <text:p text:style-name="P1">Data Type-Sign mark</text:p>
              <text:p text:style-name="P1">Details-Must be @ sign</text:p>
              <text:p text:style-name="P1"/>
            </office:annotation>
            <text:p>Filler (01)</text:p>
          </table:table-cell>
          <table:table-cell table:number-columns-repeated="983"/>
        </table:table-row>
        <table:table-row table:style-name="ro5">
          <table:table-cell table:style-name="ce6" office:value-type="string">
            <text:p>PRE108</text:p>
          </table:table-cell>
          <table:table-cell table:style-name="ce19" office:value-type="float" office:value="722202694">
            <text:p>722202694</text:p>
          </table:table-cell>
          <table:table-cell table:style-name="ce29" office:value-type="float" office:value="8334870">
            <text:p>8334870</text:p>
          </table:table-cell>
          <table:table-cell table:style-name="ce114" office:value-type="date" office:date-value="2010-06-22">
            <text:p>6/22/2010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M.F.M.MUSHARRAF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M.F.M.MUSHARRAF</text:p>
          </table:table-cell>
          <table:table-cell table:style-name="ce54" office:value-type="string">
            <text:p>10/E,OVITIGAMA,PUGODA</text:p>
          </table:table-cell>
          <table:table-cell table:style-name="ce54" office:value-type="string">
            <text:p>763143341V</text:p>
          </table:table-cell>
          <table:table-cell table:style-name="ce54" office:value-type="string">
            <text:p>COM</text:p>
          </table:table-cell>
          <table:table-cell table:style-name="ce168" office:value-type="float" office:value="8490005726">
            <text:p>8490005726</text:p>
          </table:table-cell>
          <table:table-cell table:style-name="ce54" office:value-type="string">
            <text:p>RATHNAPURA</text:p>
          </table:table-cell>
          <table:table-cell table:style-name="ce176" office:value-type="float" office:value="48240.688788">
            <text:p><text:s/>48,240.69 </text:p>
          </table:table-cell>
          <table:table-cell table:style-name="ce178" table:formula="of:=[.N3]*100" office:value-type="float" office:value="4824068.8788">
            <text:p><text:s/>4,824,069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490005726">
            <text:p>8490005726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490005726">
            <text:p>008490005726</text:p>
          </table:table-cell>
          <table:table-cell table:style-name="ce234" office:value-type="string">
            <text:p>M.F.M.MUSHARRAF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4824068.8788">
            <text:p>000004824069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763143341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7" office:value-type="float" office:value="0">
            <text:p>0</text:p>
          </table:table-cell>
          <table:table-cell table:style-name="ce20" office:value-type="float" office:value="722202429">
            <text:p>722202429</text:p>
          </table:table-cell>
          <table:table-cell table:style-name="ce30" office:value-type="float" office:value="8334934">
            <text:p>8334934</text:p>
          </table:table-cell>
          <table:table-cell table:style-name="ce115" office:value-type="date" office:date-value="2013-02-06">
            <text:p>2/6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A.S.M.RIMZAN</text:p>
          </table:table-cell>
          <table:table-cell table:style-name="ce54" office:value-type="string">
            <text:p>35/63,SRI GUNANANDA MW,COLOMBO 13</text:p>
          </table:table-cell>
          <table:table-cell table:style-name="ce54" office:value-type="string">
            <text:p>912870022V</text:p>
          </table:table-cell>
          <table:table-cell table:style-name="ce54" office:value-type="string">
            <text:p>HNB</text:p>
          </table:table-cell>
          <table:table-cell table:style-name="ce169" office:value-type="string">
            <text:p>009020565382</text:p>
          </table:table-cell>
          <table:table-cell table:style-name="ce54" office:value-type="string">
            <text:p>WELLAWATTA</text:p>
          </table:table-cell>
          <table:table-cell table:style-name="ce176" office:value-type="float" office:value="8582.71065">
            <text:p><text:s/>8,582.71 </text:p>
          </table:table-cell>
          <table:table-cell table:style-name="ce178" table:formula="of:=[.N4]*100" office:value-type="float" office:value="858271.065">
            <text:p><text:s/>858,271 </text:p>
          </table:table-cell>
          <table:table-cell table:style-name="ce181" office:value-type="float" office:value="7083">
            <text:p>7083</text:p>
          </table:table-cell>
          <table:table-cell table:style-name="ce181" office:value-type="float" office:value="9">
            <text:p>9</text:p>
          </table:table-cell>
          <table:table-cell table:style-name="ce169" office:value-type="string">
            <text:p>009020565382</text:p>
          </table:table-cell>
          <table:table-cell table:style-name="ce188"/>
          <table:table-cell table:style-name="ce192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83">
            <text:p>7083</text:p>
          </table:table-cell>
          <table:table-cell table:style-name="ce217" office:value-type="float" office:value="9">
            <text:p>009</text:p>
          </table:table-cell>
          <table:table-cell table:style-name="ce224" office:value-type="float" office:value="9020565382">
            <text:p>009020565382</text:p>
          </table:table-cell>
          <table:table-cell table:style-name="ce234" office:value-type="string">
            <text:p>A.S.M.RIMZA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858271.065">
            <text:p>000000858271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12870022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7" office:value-type="float" office:value="0">
            <text:p>0</text:p>
          </table:table-cell>
          <table:table-cell table:style-name="ce20" office:value-type="float" office:value="722202809">
            <text:p>722202809</text:p>
          </table:table-cell>
          <table:table-cell table:style-name="ce31" office:value-type="float" office:value="8335091">
            <text:p>8335091</text:p>
          </table:table-cell>
          <table:table-cell table:style-name="ce115" office:value-type="date" office:date-value="2013-02-13">
            <text:p>2/13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N.A.M.SADIQUE</text:p>
          </table:table-cell>
          <table:table-cell table:style-name="ce54" office:value-type="string">
            <text:p>181/34,DEANS RD,MARADANA,COLOMBO -10</text:p>
          </table:table-cell>
          <table:table-cell table:style-name="ce54" office:value-type="string">
            <text:p>930073130V</text:p>
          </table:table-cell>
          <table:table-cell table:style-name="ce54" office:value-type="string">
            <text:p>COM</text:p>
          </table:table-cell>
          <table:table-cell table:style-name="ce169" office:value-type="string">
            <text:p>8320026741</text:p>
          </table:table-cell>
          <table:table-cell table:style-name="ce54" office:value-type="string">
            <text:p>MARADANA</text:p>
          </table:table-cell>
          <table:table-cell table:style-name="ce176" office:value-type="float" office:value="24458.2594">
            <text:p><text:s/>24,458.26 </text:p>
          </table:table-cell>
          <table:table-cell table:style-name="ce178" table:formula="of:=[.N5]*100" office:value-type="float" office:value="2445825.94">
            <text:p><text:s/>2,445,826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9" office:value-type="string">
            <text:p>8320026741</text:p>
          </table:table-cell>
          <table:table-cell table:style-name="ce188"/>
          <table:table-cell table:style-name="ce192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320026741">
            <text:p>008320026741</text:p>
          </table:table-cell>
          <table:table-cell table:style-name="ce234" office:value-type="string">
            <text:p>N.A.M.SADIQUE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2445825.94">
            <text:p>000002445826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3007313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7" office:value-type="float" office:value="0">
            <text:p>0</text:p>
          </table:table-cell>
          <table:table-cell table:style-name="ce20" office:value-type="float" office:value="722202461">
            <text:p>722202461</text:p>
          </table:table-cell>
          <table:table-cell table:style-name="ce32" office:value-type="float" office:value="3082054">
            <text:p>3082054</text:p>
          </table:table-cell>
          <table:table-cell table:style-name="ce115" office:value-type="date" office:date-value="2013-02-06">
            <text:p>2/6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M.N.M.NIZMI</text:p>
          </table:table-cell>
          <table:table-cell table:style-name="ce54" office:value-type="string">
            <text:p>173,SRI DARMARAMA RD,DEMATAGODA,COLOMBO 09</text:p>
          </table:table-cell>
          <table:table-cell table:style-name="ce54" office:value-type="string">
            <text:p>910423185V</text:p>
          </table:table-cell>
          <table:table-cell table:style-name="ce54" office:value-type="string">
            <text:p>HNB</text:p>
          </table:table-cell>
          <table:table-cell table:style-name="ce169" office:value-type="string">
            <text:p>009020565285</text:p>
          </table:table-cell>
          <table:table-cell table:style-name="ce54" office:value-type="string">
            <text:p>WELLAWATTA</text:p>
          </table:table-cell>
          <table:table-cell table:style-name="ce176" office:value-type="float" office:value="21309.8998">
            <text:p><text:s/>21,309.90 </text:p>
          </table:table-cell>
          <table:table-cell table:style-name="ce178" table:formula="of:=[.N6]*100" office:value-type="float" office:value="2130989.98">
            <text:p><text:s/>2,130,990 </text:p>
          </table:table-cell>
          <table:table-cell table:style-name="ce181" office:value-type="float" office:value="7083">
            <text:p>7083</text:p>
          </table:table-cell>
          <table:table-cell table:style-name="ce181" office:value-type="float" office:value="9">
            <text:p>9</text:p>
          </table:table-cell>
          <table:table-cell table:style-name="ce169" office:value-type="string">
            <text:p>009020565285</text:p>
          </table:table-cell>
          <table:table-cell table:style-name="ce188"/>
          <table:table-cell table:style-name="ce192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83">
            <text:p>7083</text:p>
          </table:table-cell>
          <table:table-cell table:style-name="ce217" office:value-type="float" office:value="9">
            <text:p>009</text:p>
          </table:table-cell>
          <table:table-cell table:style-name="ce224" office:value-type="float" office:value="9020565285">
            <text:p>009020565285</text:p>
          </table:table-cell>
          <table:table-cell table:style-name="ce234" office:value-type="string">
            <text:p>M.N.M.NIZMI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2130989.98">
            <text:p>00000213099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10423185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7" office:value-type="float" office:value="0">
            <text:p>0</text:p>
          </table:table-cell>
          <table:table-cell table:style-name="ce20" office:value-type="float" office:value="722208729">
            <text:p>722208729</text:p>
          </table:table-cell>
          <table:table-cell table:style-name="ce31" office:value-type="float" office:value="0">
            <text:p>0</text:p>
          </table:table-cell>
          <table:table-cell table:style-name="ce115" office:value-type="date" office:date-value="2013-07-11">
            <text:p>7/11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A.S.SAFWAN</text:p>
          </table:table-cell>
          <table:table-cell table:style-name="ce54" office:value-type="string">
            <text:p>137/6,HILL STREET,DEHIWALA</text:p>
          </table:table-cell>
          <table:table-cell table:style-name="ce54" office:value-type="string">
            <text:p>910312189V</text:p>
          </table:table-cell>
          <table:table-cell table:style-name="ce54" office:value-type="string">
            <text:p>COM</text:p>
          </table:table-cell>
          <table:table-cell table:style-name="ce169" office:value-type="string">
            <text:p>8580031309</text:p>
          </table:table-cell>
          <table:table-cell table:style-name="ce54" office:value-type="string">
            <text:p>DEHIWALA</text:p>
          </table:table-cell>
          <table:table-cell table:style-name="ce176" office:value-type="float" office:value="0">
            <text:p><text:s/>- <text:s text:c="2"/></text:p>
          </table:table-cell>
          <table:table-cell table:style-name="ce178" table:formula="of:=[.N7]*100" office:value-type="float" office:value="0">
            <text:p><text:s/>- <text:s text:c="2"/>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9" office:value-type="string">
            <text:p>8580031309</text:p>
          </table:table-cell>
          <table:table-cell table:style-name="ce188"/>
          <table:table-cell table:style-name="ce192"/>
          <table:table-cell table:style-name="ce200"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580031309">
            <text:p>008580031309</text:p>
          </table:table-cell>
          <table:table-cell table:style-name="ce234" office:value-type="string">
            <text:p>A.S.SAFWA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0">
            <text:p>0000000000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10312189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style-name="ce200" table:number-columns-repeated="983"/>
        </table:table-row>
        <table:table-row table:style-name="ro5">
          <table:table-cell table:style-name="ce7" office:value-type="float" office:value="0">
            <text:p>0</text:p>
          </table:table-cell>
          <table:table-cell table:style-name="ce20" office:value-type="float" office:value="722203001">
            <text:p>722203001</text:p>
          </table:table-cell>
          <table:table-cell table:style-name="ce31" office:value-type="float" office:value="0">
            <text:p>0</text:p>
          </table:table-cell>
          <table:table-cell table:style-name="ce115" office:value-type="date" office:date-value="2013-08-24">
            <text:p>8/24/2013</text:p>
          </table:table-cell>
          <table:table-cell table:style-name="ce31" office:value-type="string">
            <text:p>BPO</text:p>
          </table:table-cell>
          <table:table-cell table:style-name="ce43" office:value-type="string">
            <text:p>M.F.M.MUSHARRAF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S.H.M.FARSHAN</text:p>
          </table:table-cell>
          <table:table-cell table:style-name="ce54" office:value-type="string">
            <text:p>144/25,PADILIYATHUDUWA RD,HUNUPITIYA,WATHTHALA</text:p>
          </table:table-cell>
          <table:table-cell table:style-name="ce54" office:value-type="string">
            <text:p>920753736V</text:p>
          </table:table-cell>
          <table:table-cell table:style-name="ce54" office:value-type="string">
            <text:p>COM</text:p>
          </table:table-cell>
          <table:table-cell table:style-name="ce169" office:value-type="string">
            <text:p>8560038591</text:p>
          </table:table-cell>
          <table:table-cell table:style-name="ce54" office:value-type="string">
            <text:p>WATHTHALA</text:p>
          </table:table-cell>
          <table:table-cell table:style-name="ce176" office:value-type="float" office:value="0">
            <text:p><text:s/>- <text:s text:c="2"/></text:p>
          </table:table-cell>
          <table:table-cell table:style-name="ce178" table:formula="of:=[.N8]*100" office:value-type="float" office:value="0">
            <text:p><text:s/>- <text:s text:c="2"/>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9" office:value-type="string">
            <text:p>8560038591</text:p>
          </table:table-cell>
          <table:table-cell table:style-name="ce188"/>
          <table:table-cell table:style-name="ce190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560038591">
            <text:p>008560038591</text:p>
          </table:table-cell>
          <table:table-cell table:style-name="ce234" office:value-type="string">
            <text:p>S.H.M.FARSHA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0">
            <text:p>0000000000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20753736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29" office:value-type="float" office:value="0">
            <text:p>0</text:p>
          </table:table-cell>
          <table:table-cell table:style-name="ce19" office:value-type="float" office:value="722208727">
            <text:p>722208727</text:p>
          </table:table-cell>
          <table:table-cell table:style-name="ce6" office:value-type="float" office:value="3089142">
            <text:p>3089142</text:p>
          </table:table-cell>
          <table:table-cell table:style-name="ce114" office:value-type="date" office:date-value="2013-03-15">
            <text:p>3/15/2013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C.D.L.PEREIRA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C.D.L.PEREIRA</text:p>
          </table:table-cell>
          <table:table-cell table:style-name="ce56" office:value-type="string">
            <text:p>17/3,REGENCY ROYALE FATHIMA MAWATHA,KIRIBATHGODA</text:p>
          </table:table-cell>
          <table:table-cell table:style-name="ce56" office:value-type="string">
            <text:p>920123570V</text:p>
          </table:table-cell>
          <table:table-cell table:style-name="ce56" office:value-type="string">
            <text:p>COM</text:p>
          </table:table-cell>
          <table:table-cell table:style-name="ce170" office:value-type="float" office:value="8258003972">
            <text:p>8258003972</text:p>
          </table:table-cell>
          <table:table-cell table:style-name="ce56" office:value-type="string">
            <text:p>MAJESTIC CITY</text:p>
          </table:table-cell>
          <table:table-cell table:style-name="ce176" office:value-type="float" office:value="9783.501582">
            <text:p><text:s/>9,783.50 </text:p>
          </table:table-cell>
          <table:table-cell table:style-name="ce178" table:formula="of:=[.N9]*100" office:value-type="float" office:value="978350.1582">
            <text:p><text:s/>978,350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0" office:value-type="float" office:value="8258003972">
            <text:p>8258003972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5" office:value-type="float" office:value="8258003972">
            <text:p>008258003972</text:p>
          </table:table-cell>
          <table:table-cell table:style-name="ce234" office:value-type="string">
            <text:p>C.D.L.PEREIRA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978350.1582">
            <text:p>00000097835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7" office:value-type="string">
            <text:p>92012357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9" office:value-type="float" office:value="0">
            <text:p>0</text:p>
          </table:table-cell>
          <table:table-cell table:style-name="ce22" office:value-type="float" office:value="722202360">
            <text:p>722202360</text:p>
          </table:table-cell>
          <table:table-cell table:style-name="ce8" office:value-type="float" office:value="0">
            <text:p>0</text:p>
          </table:table-cell>
          <table:table-cell table:style-name="ce116" office:value-type="date" office:date-value="2012-02-14">
            <text:p>2/14/2012</text:p>
          </table:table-cell>
          <table:table-cell table:style-name="ce8" office:value-type="string">
            <text:p>BPO</text:p>
          </table:table-cell>
          <table:table-cell table:style-name="ce43" office:value-type="string">
            <text:p>C.D.L.PEREIRA</text:p>
          </table:table-cell>
          <table:table-cell table:style-name="ce43" office:value-type="string">
            <text:p>DAMITH</text:p>
          </table:table-cell>
          <table:table-cell table:style-name="ce43" office:value-type="string">
            <text:p>V.SUDHARSHAN</text:p>
          </table:table-cell>
          <table:table-cell table:style-name="ce54" office:value-type="string">
            <text:p>34/3B4,MOBRAY LAN,COLOMBO 15</text:p>
          </table:table-cell>
          <table:table-cell table:style-name="ce54" office:value-type="string">
            <text:p>833212290V</text:p>
          </table:table-cell>
          <table:table-cell table:style-name="ce54" office:value-type="string">
            <text:p>SAM</text:p>
          </table:table-cell>
          <table:table-cell table:style-name="ce168" office:value-type="string">
            <text:p>1 04253440523</text:p>
          </table:table-cell>
          <table:table-cell table:style-name="ce54" office:value-type="string">
            <text:p>MAIN STREET</text:p>
          </table:table-cell>
          <table:table-cell table:style-name="ce176" office:value-type="float" office:value="0">
            <text:p><text:s/>- <text:s text:c="2"/></text:p>
          </table:table-cell>
          <table:table-cell table:style-name="ce178" table:formula="of:=[.N10]*100" office:value-type="float" office:value="0">
            <text:p><text:s/>- <text:s text:c="2"/></text:p>
          </table:table-cell>
          <table:table-cell table:style-name="ce181" office:value-type="float" office:value="7278">
            <text:p>7278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104253440523">
            <text:p>104253440523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278">
            <text:p>7278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104253440523">
            <text:p>104253440523</text:p>
          </table:table-cell>
          <table:table-cell table:style-name="ce234" office:value-type="string">
            <text:p>V.SUDHARSHA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0">
            <text:p>0000000000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3321229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0" office:value-type="float" office:value="0">
            <text:p>0</text:p>
          </table:table-cell>
          <table:table-cell table:style-name="ce22" office:value-type="float" office:value="722202031">
            <text:p>722202031</text:p>
          </table:table-cell>
          <table:table-cell table:style-name="ce33" office:value-type="float" office:value="8335103">
            <text:p>8335103</text:p>
          </table:table-cell>
          <table:table-cell table:style-name="ce116" office:value-type="date" office:date-value="2013-01-18">
            <text:p>1/18/2013</text:p>
          </table:table-cell>
          <table:table-cell table:style-name="ce8" office:value-type="string">
            <text:p>BPO</text:p>
          </table:table-cell>
          <table:table-cell table:style-name="ce43" office:value-type="string">
            <text:p>C.D.L.PEREIRA</text:p>
          </table:table-cell>
          <table:table-cell table:style-name="ce46" office:value-type="string">
            <text:p>DAMITH</text:p>
          </table:table-cell>
          <table:table-cell table:style-name="ce43" office:value-type="string">
            <text:p>M.C.SAKUNTHALA</text:p>
          </table:table-cell>
          <table:table-cell table:style-name="ce54" office:value-type="string">
            <text:p>9/26,NAVALOKA GARDEN,OLD NUGE RD,PELIYAGODA</text:p>
          </table:table-cell>
          <table:table-cell table:style-name="ce54" office:value-type="string">
            <text:p>937804393V</text:p>
          </table:table-cell>
          <table:table-cell table:style-name="ce54" office:value-type="string">
            <text:p>PEO</text:p>
          </table:table-cell>
          <table:table-cell table:style-name="ce169" office:value-type="string">
            <text:p>169200130027283</text:p>
          </table:table-cell>
          <table:table-cell table:style-name="ce54" office:value-type="string">
            <text:p>GALLE MAIN STREET</text:p>
          </table:table-cell>
          <table:table-cell table:style-name="ce176" office:value-type="float" office:value="3496.4393">
            <text:p><text:s/>3,496.44 </text:p>
          </table:table-cell>
          <table:table-cell table:style-name="ce178" table:formula="of:=[.N11]*100" office:value-type="float" office:value="349643.93">
            <text:p><text:s/>349,644 </text:p>
          </table:table-cell>
          <table:table-cell table:style-name="ce181" office:value-type="float" office:value="7135">
            <text:p>7135</text:p>
          </table:table-cell>
          <table:table-cell table:style-name="ce181" office:value-type="float" office:value="169">
            <text:p>169</text:p>
          </table:table-cell>
          <table:table-cell table:style-name="ce169" office:value-type="string">
            <text:p>200130027283</text:p>
          </table:table-cell>
          <table:table-cell table:style-name="ce188"/>
          <table:table-cell table:style-name="ce192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135">
            <text:p>7135</text:p>
          </table:table-cell>
          <table:table-cell table:style-name="ce217" office:value-type="float" office:value="169">
            <text:p>169</text:p>
          </table:table-cell>
          <table:table-cell table:style-name="ce224" office:value-type="float" office:value="200130027283">
            <text:p>200130027283</text:p>
          </table:table-cell>
          <table:table-cell table:style-name="ce234" office:value-type="string">
            <text:p>M.C.SAKUNTHALA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349643.93">
            <text:p>000000349644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37804393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0" office:value-type="float" office:value="0">
            <text:p>0</text:p>
          </table:table-cell>
          <table:table-cell table:style-name="ce22" office:value-type="float" office:value="722201703">
            <text:p>722201703</text:p>
          </table:table-cell>
          <table:table-cell table:style-name="ce34" office:value-type="float" office:value="3089164">
            <text:p>3089164</text:p>
          </table:table-cell>
          <table:table-cell table:style-name="ce116" office:value-type="date" office:date-value="2013-07-23">
            <text:p>7/23/2013</text:p>
          </table:table-cell>
          <table:table-cell table:style-name="ce8" office:value-type="string">
            <text:p>BPO</text:p>
          </table:table-cell>
          <table:table-cell table:style-name="ce43" office:value-type="string">
            <text:p>C.D.L.PEREIRA</text:p>
          </table:table-cell>
          <table:table-cell table:style-name="ce43" office:value-type="string">
            <text:p>DAMITH</text:p>
          </table:table-cell>
          <table:table-cell table:style-name="ce43" office:value-type="string">
            <text:p>M.R.N.MOHAMED</text:p>
          </table:table-cell>
          <table:table-cell table:style-name="ce56" office:value-type="string">
            <text:p>698,NEGEMBO RD,WATHTHALA</text:p>
          </table:table-cell>
          <table:table-cell table:style-name="ce54" office:value-type="string">
            <text:p>910523660V</text:p>
          </table:table-cell>
          <table:table-cell table:style-name="ce54" office:value-type="string">
            <text:p>COM</text:p>
          </table:table-cell>
          <table:table-cell table:style-name="ce169" office:value-type="string">
            <text:p>8207018266</text:p>
          </table:table-cell>
          <table:table-cell table:style-name="ce54" office:value-type="string">
            <text:p>FOREIGN BRANCH</text:p>
          </table:table-cell>
          <table:table-cell table:style-name="ce176" office:value-type="float" office:value="30935">
            <text:p><text:s/>30,935.00 </text:p>
          </table:table-cell>
          <table:table-cell table:style-name="ce178" table:formula="of:=[.N12]*100" office:value-type="float" office:value="3093500">
            <text:p><text:s/>3,093,500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9" office:value-type="string">
            <text:p>8207018266</text:p>
          </table:table-cell>
          <table:table-cell table:style-name="ce188"/>
          <table:table-cell table:style-name="ce192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207018266">
            <text:p>008207018266</text:p>
          </table:table-cell>
          <table:table-cell table:style-name="ce234" office:value-type="string">
            <text:p>M.R.N.MOHAMED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3093500">
            <text:p>0000030935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1052366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6" office:value-type="string">
            <text:p>PRE107</text:p>
          </table:table-cell>
          <table:table-cell table:style-name="ce19" office:value-type="float" office:value="722202353">
            <text:p>722202353</text:p>
          </table:table-cell>
          <table:table-cell table:style-name="ce29" office:value-type="float" office:value="7246535">
            <text:p>7246535</text:p>
          </table:table-cell>
          <table:table-cell table:style-name="ce114" office:value-type="date" office:date-value="2011-01-01">
            <text:p>1/1/2011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M.S.AHMAD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M.S.AHMAD</text:p>
          </table:table-cell>
          <table:table-cell table:style-name="ce54" office:value-type="string">
            <text:p>59A,5th LANE,COLOMBO 03</text:p>
          </table:table-cell>
          <table:table-cell table:style-name="ce54" office:value-type="string">
            <text:p>803543933V</text:p>
          </table:table-cell>
          <table:table-cell table:style-name="ce54" office:value-type="string">
            <text:p>COM</text:p>
          </table:table-cell>
          <table:table-cell table:style-name="ce168" office:value-type="float" office:value="8480010502">
            <text:p>8480010502</text:p>
          </table:table-cell>
          <table:table-cell table:style-name="ce54" office:value-type="string">
            <text:p>UNION PALCE</text:p>
          </table:table-cell>
          <table:table-cell table:style-name="ce176" office:value-type="float" office:value="41575.63589">
            <text:p><text:s/>41,575.64 </text:p>
          </table:table-cell>
          <table:table-cell table:style-name="ce178" table:formula="of:=[.N13]*100" office:value-type="float" office:value="4157563.589">
            <text:p><text:s/>4,157,564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480010502">
            <text:p>8480010502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480010502">
            <text:p>008480010502</text:p>
          </table:table-cell>
          <table:table-cell table:style-name="ce234" office:value-type="string">
            <text:p>M.S.AHMAD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4157563.589">
            <text:p>000004157564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03543933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7" office:value-type="string">
            <text:p>PRE105</text:p>
          </table:table-cell>
          <table:table-cell table:style-name="ce97" office:value-type="float" office:value="722202357">
            <text:p>722202357</text:p>
          </table:table-cell>
          <table:table-cell table:style-name="ce104" office:value-type="float" office:value="3082088">
            <text:p>3082088</text:p>
          </table:table-cell>
          <table:table-cell table:style-name="ce117" office:value-type="date" office:date-value="2012-01-06">
            <text:p>1/6/2012</text:p>
          </table:table-cell>
          <table:table-cell table:style-name="ce99" office:value-type="string">
            <text:p>BPO</text:p>
          </table:table-cell>
          <table:table-cell table:style-name="ce43" office:value-type="string">
            <text:p>M.S.AHMAD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A.ANTHONY</text:p>
          </table:table-cell>
          <table:table-cell table:style-name="ce54" office:value-type="string">
            <text:p>28/321,MUWANTENNA,THIRUWANAKITIYA,RATHNAPURA</text:p>
          </table:table-cell>
          <table:table-cell table:style-name="ce54" office:value-type="string">
            <text:p>792303986V</text:p>
          </table:table-cell>
          <table:table-cell table:style-name="ce54" office:value-type="string">
            <text:p>COM</text:p>
          </table:table-cell>
          <table:table-cell table:style-name="ce168" office:value-type="float" office:value="8560019487">
            <text:p>8560019487</text:p>
          </table:table-cell>
          <table:table-cell table:style-name="ce54" office:value-type="string">
            <text:p>RATHNAPURA</text:p>
          </table:table-cell>
          <table:table-cell table:style-name="ce176" office:value-type="float" office:value="21777.57005">
            <text:p><text:s/>21,777.57 </text:p>
          </table:table-cell>
          <table:table-cell table:style-name="ce178" table:formula="of:=[.N14]*100" office:value-type="float" office:value="2177757.005">
            <text:p><text:s/>2,177,757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560019487">
            <text:p>8560019487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560019487">
            <text:p>008560019487</text:p>
          </table:table-cell>
          <table:table-cell table:style-name="ce234" office:value-type="string">
            <text:p>A.ANTHONY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2177757.005">
            <text:p>000002177757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792303986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7" office:value-type="float" office:value="0">
            <text:p>0</text:p>
          </table:table-cell>
          <table:table-cell table:style-name="ce98" office:value-type="float" office:value="722208776">
            <text:p>722208776</text:p>
          </table:table-cell>
          <table:table-cell table:style-name="ce98" office:value-type="float" office:value="3089147">
            <text:p>3089147</text:p>
          </table:table-cell>
          <table:table-cell table:style-name="ce118" office:value-type="date" office:date-value="2013-04-22">
            <text:p>4/22/2013</text:p>
          </table:table-cell>
          <table:table-cell table:style-name="ce98" office:value-type="string">
            <text:p>BPO</text:p>
          </table:table-cell>
          <table:table-cell table:style-name="ce43" office:value-type="string">
            <text:p>M.S.AHMAD</text:p>
          </table:table-cell>
          <table:table-cell table:style-name="ce47" office:value-type="string">
            <text:p>DAMITH</text:p>
          </table:table-cell>
          <table:table-cell table:style-name="ce45" office:value-type="string">
            <text:p>S SHAMDEEN</text:p>
          </table:table-cell>
          <table:table-cell table:style-name="ce55" office:value-type="string">
            <text:p>28/4, MARIKKAR PLACE, MARADANA, COL 10</text:p>
          </table:table-cell>
          <table:table-cell table:style-name="ce55" office:value-type="string">
            <text:p>905162780V</text:p>
          </table:table-cell>
          <table:table-cell table:style-name="ce166" office:value-type="string">
            <text:p>COM</text:p>
          </table:table-cell>
          <table:table-cell table:style-name="ce171" office:value-type="float" office:value="8320027651">
            <text:p>8320027651</text:p>
          </table:table-cell>
          <table:table-cell table:style-name="ce55" office:value-type="string">
            <text:p>MARADANA</text:p>
          </table:table-cell>
          <table:table-cell table:style-name="ce176" office:value-type="float" office:value="17375.81075">
            <text:p><text:s/>17,375.81 </text:p>
          </table:table-cell>
          <table:table-cell table:style-name="ce178" table:formula="of:=[.N15]*100" office:value-type="float" office:value="1737581.075">
            <text:p><text:s/>1,737,581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1" office:value-type="float" office:value="8320027651">
            <text:p>8320027651</text:p>
          </table:table-cell>
          <table:table-cell table:style-name="ce188"/>
          <table:table-cell table:style-name="ce193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6" office:value-type="float" office:value="8320027651">
            <text:p>008320027651</text:p>
          </table:table-cell>
          <table:table-cell table:style-name="ce235" office:value-type="string">
            <text:p>S SHAMDEE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1737581.075">
            <text:p>000001737581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8" office:value-type="string">
            <text:p>90516278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7" office:value-type="float" office:value="0">
            <text:p>0</text:p>
          </table:table-cell>
          <table:table-cell table:style-name="ce98" office:value-type="float" office:value="722208774">
            <text:p>722208774</text:p>
          </table:table-cell>
          <table:table-cell table:style-name="ce98" office:value-type="float" office:value="3089149">
            <text:p>3089149</text:p>
          </table:table-cell>
          <table:table-cell table:style-name="ce118" office:value-type="date" office:date-value="2013-04-18">
            <text:p>4/18/2013</text:p>
          </table:table-cell>
          <table:table-cell table:style-name="ce98" office:value-type="string">
            <text:p>BPO</text:p>
          </table:table-cell>
          <table:table-cell table:style-name="ce43" office:value-type="string">
            <text:p>M.S.AHMAD</text:p>
          </table:table-cell>
          <table:table-cell table:style-name="ce47" office:value-type="string">
            <text:p>DAMITH</text:p>
          </table:table-cell>
          <table:table-cell table:style-name="ce45" office:value-type="string">
            <text:p>M A DILUSHA</text:p>
          </table:table-cell>
          <table:table-cell table:style-name="ce55" office:value-type="string">
            <text:p>8-D/156, JAYAWADANAGAMA, BATTARAMULLA</text:p>
          </table:table-cell>
          <table:table-cell table:style-name="ce55" office:value-type="string">
            <text:p>875931660V</text:p>
          </table:table-cell>
          <table:table-cell table:style-name="ce167" office:value-type="string">
            <text:p>COM</text:p>
          </table:table-cell>
          <table:table-cell table:style-name="ce172" office:value-type="float" office:value="8180018942">
            <text:p>8180018942</text:p>
          </table:table-cell>
          <table:table-cell table:style-name="ce167" office:value-type="string">
            <text:p>BANDARAGAMA</text:p>
          </table:table-cell>
          <table:table-cell table:style-name="ce176" office:value-type="float" office:value="14819.06175">
            <text:p><text:s/>14,819.06 </text:p>
          </table:table-cell>
          <table:table-cell table:style-name="ce178" table:formula="of:=[.N16]*100" office:value-type="float" office:value="1481906.175">
            <text:p><text:s/>1,481,906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2" office:value-type="float" office:value="8180018942">
            <text:p>8180018942</text:p>
          </table:table-cell>
          <table:table-cell table:style-name="ce188"/>
          <table:table-cell table:style-name="ce193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7" office:value-type="float" office:value="8180018942">
            <text:p>008180018942</text:p>
          </table:table-cell>
          <table:table-cell table:style-name="ce235" office:value-type="string">
            <text:p>M A DILUSHA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1481906.175">
            <text:p>000001481906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8" office:value-type="string">
            <text:p>87593166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7" office:value-type="float" office:value="0">
            <text:p>0</text:p>
          </table:table-cell>
          <table:table-cell table:style-name="ce98" office:value-type="float" office:value="722208853">
            <text:p>722208853</text:p>
          </table:table-cell>
          <table:table-cell table:style-name="ce105" office:value-type="float" office:value="3082042">
            <text:p>3082042</text:p>
          </table:table-cell>
          <table:table-cell table:style-name="ce118" office:value-type="date" office:date-value="2013-05-16">
            <text:p>5/16/2013</text:p>
          </table:table-cell>
          <table:table-cell table:style-name="ce98" office:value-type="string">
            <text:p>BPO</text:p>
          </table:table-cell>
          <table:table-cell table:style-name="ce43" office:value-type="string">
            <text:p>M.S.AHMAD</text:p>
          </table:table-cell>
          <table:table-cell table:style-name="ce47" office:value-type="string">
            <text:p>DAMITH</text:p>
          </table:table-cell>
          <table:table-cell table:style-name="ce45" office:value-type="string">
            <text:p>M.R.HASSEN</text:p>
          </table:table-cell>
          <table:table-cell table:style-name="ce55" office:value-type="string">
            <text:p>223/1/1,DEMATAGODA RD,COLOMBO-10</text:p>
          </table:table-cell>
          <table:table-cell table:style-name="ce55" office:value-type="string">
            <text:p>801602657V</text:p>
          </table:table-cell>
          <table:table-cell table:style-name="ce167" office:value-type="string">
            <text:p>COM</text:p>
          </table:table-cell>
          <table:table-cell table:style-name="ce172" office:value-type="float" office:value="8320028012">
            <text:p>8320028012</text:p>
          </table:table-cell>
          <table:table-cell table:style-name="ce167" office:value-type="string">
            <text:p>MARADANA</text:p>
          </table:table-cell>
          <table:table-cell table:style-name="ce176" office:value-type="float" office:value="30840.1342">
            <text:p><text:s/>30,840.13 </text:p>
          </table:table-cell>
          <table:table-cell table:style-name="ce178" table:formula="of:=[.N17]*100" office:value-type="float" office:value="3084013.42">
            <text:p><text:s/>3,084,013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2" office:value-type="float" office:value="8320028012">
            <text:p>8320028012</text:p>
          </table:table-cell>
          <table:table-cell table:style-name="ce188"/>
          <table:table-cell table:style-name="ce193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7" office:value-type="float" office:value="8320028012">
            <text:p>008320028012</text:p>
          </table:table-cell>
          <table:table-cell table:style-name="ce235" office:value-type="string">
            <text:p>M.R.HASSE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3084013.42">
            <text:p>000003084013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8" office:value-type="string">
            <text:p>801602657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7" office:value-type="float" office:value="0">
            <text:p>0</text:p>
          </table:table-cell>
          <table:table-cell table:style-name="ce98" office:value-type="float" office:value="722208851">
            <text:p>722208851</text:p>
          </table:table-cell>
          <table:table-cell table:style-name="ce98" office:value-type="float" office:value="3089148">
            <text:p>3089148</text:p>
          </table:table-cell>
          <table:table-cell table:style-name="ce118" office:value-type="date" office:date-value="2013-05-22">
            <text:p>5/22/2013</text:p>
          </table:table-cell>
          <table:table-cell table:style-name="ce98" office:value-type="string">
            <text:p>BPO</text:p>
          </table:table-cell>
          <table:table-cell table:style-name="ce43" office:value-type="string">
            <text:p>M.S.AHMAD</text:p>
          </table:table-cell>
          <table:table-cell table:style-name="ce47" office:value-type="string">
            <text:p>DAMITH</text:p>
          </table:table-cell>
          <table:table-cell table:style-name="ce45" office:value-type="string">
            <text:p>A.S.SAFWAN</text:p>
          </table:table-cell>
          <table:table-cell table:style-name="ce55" office:value-type="string">
            <text:p>137/6,HILL STREET,DEHIWALA</text:p>
          </table:table-cell>
          <table:table-cell table:style-name="ce55" office:value-type="string">
            <text:p>880151070V</text:p>
          </table:table-cell>
          <table:table-cell table:style-name="ce167" office:value-type="string">
            <text:p>COM</text:p>
          </table:table-cell>
          <table:table-cell table:style-name="ce172" office:value-type="float" office:value="8580007984">
            <text:p>8580007984</text:p>
          </table:table-cell>
          <table:table-cell table:style-name="ce167" office:value-type="string">
            <text:p>DEHIWALA</text:p>
          </table:table-cell>
          <table:table-cell table:style-name="ce176" office:value-type="float" office:value="13992.0726">
            <text:p><text:s/>13,992.07 </text:p>
          </table:table-cell>
          <table:table-cell table:style-name="ce178" table:formula="of:=[.N18]*100" office:value-type="float" office:value="1399207.26">
            <text:p><text:s/>1,399,207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2" office:value-type="float" office:value="8580007984">
            <text:p>8580007984</text:p>
          </table:table-cell>
          <table:table-cell table:style-name="ce188"/>
          <table:table-cell table:style-name="ce193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7" office:value-type="float" office:value="8580007984">
            <text:p>008580007984</text:p>
          </table:table-cell>
          <table:table-cell table:style-name="ce235" office:value-type="string">
            <text:p>A.S.SAFWA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1399207.26">
            <text:p>000001399207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8" office:value-type="string">
            <text:p>88015107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8" office:value-type="float" office:value="0">
            <text:p>0</text:p>
          </table:table-cell>
          <table:table-cell table:style-name="ce99" office:value-type="float" office:value="722208928">
            <text:p>722208928</text:p>
          </table:table-cell>
          <table:table-cell table:style-name="ce99" office:value-type="float" office:value="0">
            <text:p>0</text:p>
          </table:table-cell>
          <table:table-cell table:style-name="ce117" office:value-type="date" office:date-value="2013-07-11">
            <text:p>7/11/2013</text:p>
          </table:table-cell>
          <table:table-cell table:style-name="ce99" office:value-type="string">
            <text:p>BPO</text:p>
          </table:table-cell>
          <table:table-cell table:style-name="ce43" office:value-type="string">
            <text:p>M.S.AHMAD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E.T.JOHNSON</text:p>
          </table:table-cell>
          <table:table-cell table:style-name="ce54" office:value-type="string">
            <text:p>89,JOHN KEELLS HOUSING SCHEME,ENDERAMULLA,WATHTHALA</text:p>
          </table:table-cell>
          <table:table-cell table:style-name="ce54" office:value-type="string">
            <text:p>761111973V</text:p>
          </table:table-cell>
          <table:table-cell table:style-name="ce54" office:value-type="string">
            <text:p>COM</text:p>
          </table:table-cell>
          <table:table-cell table:style-name="ce173" office:value-type="float" office:value="8259000653">
            <text:p>8259000653</text:p>
          </table:table-cell>
          <table:table-cell table:style-name="ce174" office:value-type="string">
            <text:p>WATHTHALA</text:p>
          </table:table-cell>
          <table:table-cell table:style-name="ce176" office:value-type="float" office:value="516.61795">
            <text:p><text:s/>516.62 </text:p>
          </table:table-cell>
          <table:table-cell table:style-name="ce178" table:formula="of:=[.N19]*100" office:value-type="float" office:value="51661.795">
            <text:p><text:s/>51,662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3" office:value-type="float" office:value="8259000653">
            <text:p>8259000653</text:p>
          </table:table-cell>
          <table:table-cell table:style-name="ce188"/>
          <table:table-cell table:style-name="ce194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259000653">
            <text:p>008259000653</text:p>
          </table:table-cell>
          <table:table-cell table:style-name="ce234" office:value-type="string">
            <text:p>E.T.JOHNSO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51661.795">
            <text:p>000000051662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761111973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6" office:value-type="string">
            <text:p>PRE102</text:p>
          </table:table-cell>
          <table:table-cell table:style-name="ce19" office:value-type="float" office:value="722202350">
            <text:p>722202350</text:p>
          </table:table-cell>
          <table:table-cell table:style-name="ce19" office:value-type="float" office:value="2220442">
            <text:p>2220442</text:p>
          </table:table-cell>
          <table:table-cell table:style-name="ce114" office:value-type="date" office:date-value="2011-01-08">
            <text:p>1/8/2011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B.S.SAMPATH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B.S.SAMPATH</text:p>
          </table:table-cell>
          <table:table-cell table:style-name="ce54" office:value-type="string">
            <text:p>90/9,MADIWELA RD,EMBULDENIYA,NUGEGODA</text:p>
          </table:table-cell>
          <table:table-cell table:style-name="ce54" office:value-type="string">
            <text:p>801570925V</text:p>
          </table:table-cell>
          <table:table-cell table:style-name="ce54" office:value-type="string">
            <text:p>COM</text:p>
          </table:table-cell>
          <table:table-cell table:style-name="ce168" office:value-type="float" office:value="8208000227">
            <text:p>8208000227</text:p>
          </table:table-cell>
          <table:table-cell table:style-name="ce54" office:value-type="string">
            <text:p>NAWALA</text:p>
          </table:table-cell>
          <table:table-cell table:style-name="ce176" office:value-type="float" office:value="57474.674316">
            <text:p><text:s/>57,474.67 </text:p>
          </table:table-cell>
          <table:table-cell table:style-name="ce178" table:formula="of:=[.N20]*100" office:value-type="float" office:value="5747467.4316">
            <text:p><text:s/>5,747,467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208000227">
            <text:p>8208000227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208000227">
            <text:p>008208000227</text:p>
          </table:table-cell>
          <table:table-cell table:style-name="ce234" office:value-type="string">
            <text:p>B.S.SAMPATH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5747467.4316">
            <text:p>000005747467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01570925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3" office:value-type="float" office:value="0">
            <text:p>0</text:p>
          </table:table-cell>
          <table:table-cell table:style-name="ce26" office:value-type="float" office:value="722208854">
            <text:p>722208854</text:p>
          </table:table-cell>
          <table:table-cell table:style-name="ce37" office:value-type="float" office:value="3089166">
            <text:p>3089166</text:p>
          </table:table-cell>
          <table:table-cell table:style-name="ce119" office:value-type="date" office:date-value="2013-05-08">
            <text:p>5/8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D.D.T.K.WICKRAMARATHNA</text:p>
          </table:table-cell>
          <table:table-cell table:style-name="ce54" office:value-type="string">
            <text:p>30/14,GAJABA RD,KIRULAPONE,COLOMBO-06</text:p>
          </table:table-cell>
          <table:table-cell table:style-name="ce54" office:value-type="string">
            <text:p>803265399V</text:p>
          </table:table-cell>
          <table:table-cell table:style-name="ce54" office:value-type="string">
            <text:p>COM</text:p>
          </table:table-cell>
          <table:table-cell table:style-name="ce168" office:value-type="float" office:value="8470026963">
            <text:p>8470026963</text:p>
          </table:table-cell>
          <table:table-cell table:style-name="ce54" office:value-type="string">
            <text:p>KIRULAPONE</text:p>
          </table:table-cell>
          <table:table-cell table:style-name="ce176" office:value-type="float" office:value="9565.8057">
            <text:p><text:s/>9,565.81 </text:p>
          </table:table-cell>
          <table:table-cell table:style-name="ce178" table:formula="of:=[.N21]*100" office:value-type="float" office:value="956580.57">
            <text:p><text:s/>956,581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470026963">
            <text:p>8470026963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470026963">
            <text:p>008470026963</text:p>
          </table:table-cell>
          <table:table-cell table:style-name="ce234" office:value-type="string">
            <text:p>D.D.T.K.WICKRAMARATHNA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956580.57">
            <text:p>000000956581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03265399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3" office:value-type="float" office:value="0">
            <text:p>0</text:p>
          </table:table-cell>
          <table:table-cell table:style-name="ce26" office:value-type="float" office:value="722208857">
            <text:p>722208857</text:p>
          </table:table-cell>
          <table:table-cell table:style-name="ce38" office:value-type="float" office:value="3082069">
            <text:p>3082069</text:p>
          </table:table-cell>
          <table:table-cell table:style-name="ce119" office:value-type="date" office:date-value="2013-05-23">
            <text:p>5/23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M.S.MUNAS</text:p>
          </table:table-cell>
          <table:table-cell table:style-name="ce54" office:value-type="string">
            <text:p>189/57/1/2,DEMATAGODA RD,COLOMBO-09</text:p>
          </table:table-cell>
          <table:table-cell table:style-name="ce54" office:value-type="string">
            <text:p>911282676V</text:p>
          </table:table-cell>
          <table:table-cell table:style-name="ce54" office:value-type="string">
            <text:p>COM</text:p>
          </table:table-cell>
          <table:table-cell table:style-name="ce168" office:value-type="float" office:value="8114025137">
            <text:p>8114025137</text:p>
          </table:table-cell>
          <table:table-cell table:style-name="ce54" office:value-type="string">
            <text:p>KATUBEDDA</text:p>
          </table:table-cell>
          <table:table-cell table:style-name="ce176" office:value-type="float" office:value="26205.44675">
            <text:p><text:s/>26,205.45 </text:p>
          </table:table-cell>
          <table:table-cell table:style-name="ce178" table:formula="of:=[.N22]*100" office:value-type="float" office:value="2620544.675">
            <text:p><text:s/>2,620,545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114025137">
            <text:p>8114025137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114025137">
            <text:p>008114025137</text:p>
          </table:table-cell>
          <table:table-cell table:style-name="ce234" office:value-type="string">
            <text:p>M.S.MUNAS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2620544.675">
            <text:p>000002620545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11282676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3" office:value-type="float" office:value="0">
            <text:p>0</text:p>
          </table:table-cell>
          <table:table-cell table:style-name="ce26" office:value-type="float" office:value="722208856">
            <text:p>722208856</text:p>
          </table:table-cell>
          <table:table-cell table:style-name="ce37" office:value-type="float" office:value="3906524">
            <text:p>3906524</text:p>
          </table:table-cell>
          <table:table-cell table:style-name="ce119" office:value-type="date" office:date-value="2013-05-20">
            <text:p>5/20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M.M.M.AZMIL</text:p>
          </table:table-cell>
          <table:table-cell table:style-name="ce54" office:value-type="string">
            <text:p>185,MASJID RD,KAL ELIYA</text:p>
          </table:table-cell>
          <table:table-cell table:style-name="ce54" office:value-type="string">
            <text:p>901432228V</text:p>
          </table:table-cell>
          <table:table-cell table:style-name="ce54" office:value-type="string">
            <text:p>COM</text:p>
          </table:table-cell>
          <table:table-cell table:style-name="ce168" office:value-type="float" office:value="8106021398">
            <text:p>8106021398</text:p>
          </table:table-cell>
          <table:table-cell table:style-name="ce54" office:value-type="string">
            <text:p>BAMBALAPITIYA</text:p>
          </table:table-cell>
          <table:table-cell table:style-name="ce176" office:value-type="float" office:value="0">
            <text:p><text:s/>- <text:s text:c="2"/></text:p>
          </table:table-cell>
          <table:table-cell table:style-name="ce178" table:formula="of:=[.N23]*100" office:value-type="float" office:value="0">
            <text:p><text:s/>- <text:s text:c="2"/>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106021398">
            <text:p>8106021398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106021398">
            <text:p>008106021398</text:p>
          </table:table-cell>
          <table:table-cell table:style-name="ce234" office:value-type="string">
            <text:p>M.M.M.AZMIL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0">
            <text:p>0000000000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01432228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3" office:value-type="float" office:value="0">
            <text:p>0</text:p>
          </table:table-cell>
          <table:table-cell table:style-name="ce26" office:value-type="float" office:value="722208885">
            <text:p>722208885</text:p>
          </table:table-cell>
          <table:table-cell table:style-name="ce38" office:value-type="float" office:value="3082089">
            <text:p>3082089</text:p>
          </table:table-cell>
          <table:table-cell table:style-name="ce119" office:value-type="date" office:date-value="2013-06-17">
            <text:p>6/17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D.D.C.P.BANDARA</text:p>
          </table:table-cell>
          <table:table-cell table:style-name="ce54" office:value-type="string">
            <text:p>2/2,ANDERSON FLATS,NARAHENPITA,COLOMBO 05</text:p>
          </table:table-cell>
          <table:table-cell table:style-name="ce54" office:value-type="string">
            <text:p>922341435V</text:p>
          </table:table-cell>
          <table:table-cell table:style-name="ce54" office:value-type="string">
            <text:p>COM</text:p>
          </table:table-cell>
          <table:table-cell table:style-name="ce168" office:value-type="float" office:value="8220032382">
            <text:p>8220032382</text:p>
          </table:table-cell>
          <table:table-cell table:style-name="ce54" office:value-type="string">
            <text:p>NARAHENPITA</text:p>
          </table:table-cell>
          <table:table-cell table:style-name="ce176" office:value-type="float" office:value="0">
            <text:p><text:s/>- <text:s text:c="2"/></text:p>
          </table:table-cell>
          <table:table-cell table:style-name="ce178" table:formula="of:=[.N24]*100" office:value-type="float" office:value="0">
            <text:p><text:s/>- <text:s text:c="2"/>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220032382">
            <text:p>8220032382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220032382">
            <text:p>008220032382</text:p>
          </table:table-cell>
          <table:table-cell table:style-name="ce234" office:value-type="string">
            <text:p>D.D.C.P.BANDARA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0">
            <text:p>0000000000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22341435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3" office:value-type="float" office:value="0">
            <text:p>0</text:p>
          </table:table-cell>
          <table:table-cell table:style-name="ce26" office:value-type="float" office:value="722201726">
            <text:p>722201726</text:p>
          </table:table-cell>
          <table:table-cell table:style-name="ce38" office:value-type="float" office:value="0">
            <text:p>0</text:p>
          </table:table-cell>
          <table:table-cell table:style-name="ce119" office:value-type="date" office:date-value="2013-07-30">
            <text:p>7/30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M.Z.CADER</text:p>
          </table:table-cell>
          <table:table-cell table:style-name="ce54" office:value-type="string">
            <text:p>68,POKUNA RD,KAWDANA,DEHIWALA</text:p>
          </table:table-cell>
          <table:table-cell table:style-name="ce54" office:value-type="string">
            <text:p>921171323V</text:p>
          </table:table-cell>
          <table:table-cell table:style-name="ce54" office:value-type="string">
            <text:p>COM</text:p>
          </table:table-cell>
          <table:table-cell table:style-name="ce168" office:value-type="float" office:value="8100089990">
            <text:p>8100089990</text:p>
          </table:table-cell>
          <table:table-cell table:style-name="ce54" office:value-type="string">
            <text:p>WELLAWATTA</text:p>
          </table:table-cell>
          <table:table-cell table:style-name="ce176" office:value-type="float" office:value="0">
            <text:p><text:s/>- <text:s text:c="2"/></text:p>
          </table:table-cell>
          <table:table-cell table:style-name="ce178" table:formula="of:=[.N25]*100" office:value-type="float" office:value="0">
            <text:p><text:s/>- <text:s text:c="2"/>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100089990">
            <text:p>8100089990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100089990">
            <text:p>008100089990</text:p>
          </table:table-cell>
          <table:table-cell table:style-name="ce234" office:value-type="string">
            <text:p>M.Z.CADER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0">
            <text:p>0000000000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921171323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3" office:value-type="float" office:value="0">
            <text:p>0</text:p>
          </table:table-cell>
          <table:table-cell table:style-name="ce26" office:value-type="float" office:value="722201727">
            <text:p>722201727</text:p>
          </table:table-cell>
          <table:table-cell table:style-name="ce37" office:value-type="float" office:value="3089165">
            <text:p>3089165</text:p>
          </table:table-cell>
          <table:table-cell table:style-name="ce119" office:value-type="date" office:date-value="2013-07-30">
            <text:p>7/30/2013</text:p>
          </table:table-cell>
          <table:table-cell table:style-name="ce37" office:value-type="string">
            <text:p>BPO</text:p>
          </table:table-cell>
          <table:table-cell table:style-name="ce43" office:value-type="string">
            <text:p>B.S.SAMPATH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D.M.S.N.KUMARI</text:p>
          </table:table-cell>
          <table:table-cell table:style-name="ce54" office:value-type="string">
            <text:p>195,PATTIYAWATHTHA RD,KOTHALAWALA,KADUWELA</text:p>
          </table:table-cell>
          <table:table-cell table:style-name="ce54" office:value-type="string">
            <text:p>816232775V</text:p>
          </table:table-cell>
          <table:table-cell table:style-name="ce54" office:value-type="string">
            <text:p>COM</text:p>
          </table:table-cell>
          <table:table-cell table:style-name="ce168" office:value-type="float" office:value="8420010246">
            <text:p>8420010246</text:p>
          </table:table-cell>
          <table:table-cell table:style-name="ce54" office:value-type="string">
            <text:p>KADUWELA</text:p>
          </table:table-cell>
          <table:table-cell table:style-name="ce176" office:value-type="float" office:value="20148.70265">
            <text:p><text:s/>20,148.70 </text:p>
          </table:table-cell>
          <table:table-cell table:style-name="ce178" table:formula="of:=[.N26]*100" office:value-type="float" office:value="2014870.265">
            <text:p><text:s/>2,014,870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420010246">
            <text:p>8420010246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420010246">
            <text:p>008420010246</text:p>
          </table:table-cell>
          <table:table-cell table:style-name="ce234" office:value-type="string">
            <text:p>D.M.S.N.KUMARI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2014870.265">
            <text:p>00000201487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16232775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6" office:value-type="string">
            <text:p>PRE119</text:p>
          </table:table-cell>
          <table:table-cell table:style-name="ce19" office:value-type="float" office:value="722202691">
            <text:p>722202691</text:p>
          </table:table-cell>
          <table:table-cell table:style-name="ce19" office:value-type="float" office:value="3906548">
            <text:p>3906548</text:p>
          </table:table-cell>
          <table:table-cell table:style-name="ce114" office:value-type="date" office:date-value="2011-04-19">
            <text:p>4/19/2011</text:p>
          </table:table-cell>
          <table:table-cell table:style-name="ce29" office:value-type="string">
            <text:p>TL</text:p>
          </table:table-cell>
          <table:table-cell table:style-name="ce29" office:value-type="string">
            <text:p>N.C.RANASINGHE</text:p>
          </table:table-cell>
          <table:table-cell table:style-name="ce29" office:value-type="string">
            <text:p>DAMITH</text:p>
          </table:table-cell>
          <table:table-cell table:style-name="ce29" office:value-type="string">
            <text:p>N.C.RANASINGHE</text:p>
          </table:table-cell>
          <table:table-cell table:style-name="ce54" office:value-type="string">
            <text:p>96/05,KANDY RD,PLLESSA,KURUNAGALA</text:p>
          </table:table-cell>
          <table:table-cell table:style-name="ce54" office:value-type="string">
            <text:p>881402440V</text:p>
          </table:table-cell>
          <table:table-cell table:style-name="ce54" office:value-type="string">
            <text:p>COM</text:p>
          </table:table-cell>
          <table:table-cell table:style-name="ce168" office:value-type="float" office:value="8110030385">
            <text:p>8110030385</text:p>
          </table:table-cell>
          <table:table-cell table:style-name="ce54" office:value-type="string">
            <text:p>PERADENIYA</text:p>
          </table:table-cell>
          <table:table-cell table:style-name="ce176" office:value-type="float" office:value="41020.279528">
            <text:p><text:s/>41,020.28 </text:p>
          </table:table-cell>
          <table:table-cell table:style-name="ce178" table:formula="of:=[.N27]*100" office:value-type="float" office:value="4102027.9528">
            <text:p><text:s/>4,102,028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110030385">
            <text:p>8110030385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110030385">
            <text:p>008110030385</text:p>
          </table:table-cell>
          <table:table-cell table:style-name="ce234" office:value-type="string">
            <text:p>N.C.RANASINGHE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4102027.9528">
            <text:p>000004102028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8140244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4" office:value-type="float" office:value="0">
            <text:p>0</text:p>
          </table:table-cell>
          <table:table-cell table:style-name="ce27" office:value-type="float" office:value="722201811">
            <text:p>722201811</text:p>
          </table:table-cell>
          <table:table-cell table:style-name="ce39" office:value-type="float" office:value="3082093">
            <text:p>3082093</text:p>
          </table:table-cell>
          <table:table-cell table:style-name="ce120" office:value-type="date" office:date-value="2013-05-14">
            <text:p>5/14/2013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W.K.S.G.RODRIGO</text:p>
          </table:table-cell>
          <table:table-cell table:style-name="ce54" office:value-type="string">
            <text:p>257,DIGGALA RD,KESELWATHTHA,PANADURA</text:p>
          </table:table-cell>
          <table:table-cell table:style-name="ce54" office:value-type="string">
            <text:p>882251055V</text:p>
          </table:table-cell>
          <table:table-cell table:style-name="ce54" office:value-type="string">
            <text:p>COM</text:p>
          </table:table-cell>
          <table:table-cell table:style-name="ce168" office:value-type="float" office:value="8590028661">
            <text:p>8590028661</text:p>
          </table:table-cell>
          <table:table-cell table:style-name="ce54" office:value-type="string">
            <text:p>MORATUWA</text:p>
          </table:table-cell>
          <table:table-cell table:style-name="ce176" office:value-type="float" office:value="7967.0528">
            <text:p><text:s/>7,967.05 </text:p>
          </table:table-cell>
          <table:table-cell table:style-name="ce178" table:formula="of:=[.N28]*100" office:value-type="float" office:value="796705.28">
            <text:p><text:s/>796,705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590028661">
            <text:p>8590028661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590028661">
            <text:p>008590028661</text:p>
          </table:table-cell>
          <table:table-cell table:style-name="ce234" office:value-type="string">
            <text:p>W.K.S.G.RODRIGO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796705.28">
            <text:p>000000796705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82251055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4" office:value-type="float" office:value="0">
            <text:p>0</text:p>
          </table:table-cell>
          <table:table-cell table:style-name="ce27" office:value-type="float" office:value="722208758">
            <text:p>722208758</text:p>
          </table:table-cell>
          <table:table-cell table:style-name="ce16" office:value-type="float" office:value="3089150">
            <text:p>3089150</text:p>
          </table:table-cell>
          <table:table-cell table:style-name="ce120" office:value-type="date" office:date-value="2013-02-04">
            <text:p>2/4/2013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Z.JHAN</text:p>
          </table:table-cell>
          <table:table-cell table:style-name="ce54" office:value-type="string">
            <text:p>53/11,DARMAPALA PLACE,RAJAGIRIYA</text:p>
          </table:table-cell>
          <table:table-cell table:style-name="ce54" office:value-type="string">
            <text:p>881932750V</text:p>
          </table:table-cell>
          <table:table-cell table:style-name="ce54" office:value-type="string">
            <text:p>COM</text:p>
          </table:table-cell>
          <table:table-cell table:style-name="ce168" office:value-type="float" office:value="8106010698">
            <text:p>8106010698</text:p>
          </table:table-cell>
          <table:table-cell table:style-name="ce54" office:value-type="string">
            <text:p>BAMBALAPITIYA</text:p>
          </table:table-cell>
          <table:table-cell table:style-name="ce176" office:value-type="float" office:value="3965.9222">
            <text:p><text:s/>3,965.92 </text:p>
          </table:table-cell>
          <table:table-cell table:style-name="ce178" table:formula="of:=[.N29]*100" office:value-type="float" office:value="396592.22">
            <text:p><text:s/>396,592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68" office:value-type="float" office:value="8106010698">
            <text:p>8106010698</text:p>
          </table:table-cell>
          <table:table-cell table:style-name="ce188"/>
          <table:table-cell table:style-name="ce194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106010698">
            <text:p>008106010698</text:p>
          </table:table-cell>
          <table:table-cell table:style-name="ce234" office:value-type="string">
            <text:p>Z.JHA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396592.22">
            <text:p>000000396592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8193275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5" office:value-type="float" office:value="0">
            <text:p>0</text:p>
          </table:table-cell>
          <table:table-cell table:style-name="ce27" office:value-type="float" office:value="722202708">
            <text:p>722202708</text:p>
          </table:table-cell>
          <table:table-cell table:style-name="ce27" office:value-type="float" office:value="3906539">
            <text:p>3906539</text:p>
          </table:table-cell>
          <table:table-cell table:style-name="ce120" office:value-type="date" office:date-value="2012-10-04">
            <text:p>10/4/2012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6" office:value-type="string">
            <text:p>DAMITH</text:p>
          </table:table-cell>
          <table:table-cell table:style-name="ce46" office:value-type="string">
            <text:p>B.S.M.SILVA</text:p>
          </table:table-cell>
          <table:table-cell table:style-name="ce54" office:value-type="string">
            <text:p>NO 616/17A MORAGAHAKANDA WATTA ,WELEGODA,KALUTARA NORTH</text:p>
          </table:table-cell>
          <table:table-cell table:style-name="ce54" office:value-type="string">
            <text:p>852763850V</text:p>
          </table:table-cell>
          <table:table-cell table:style-name="ce54" office:value-type="string">
            <text:p>COM</text:p>
          </table:table-cell>
          <table:table-cell table:style-name="ce173" office:value-type="float" office:value="8100048307">
            <text:p>8100048307</text:p>
          </table:table-cell>
          <table:table-cell table:style-name="ce54" office:value-type="string">
            <text:p>WELLAWATTA</text:p>
          </table:table-cell>
          <table:table-cell table:style-name="ce176" office:value-type="float" office:value="0">
            <text:p><text:s/>- <text:s text:c="2"/></text:p>
          </table:table-cell>
          <table:table-cell table:style-name="ce178" table:formula="of:=[.N30]*100" office:value-type="float" office:value="0">
            <text:p><text:s/>- <text:s text:c="2"/>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3" office:value-type="float" office:value="8100048307">
            <text:p>8100048307</text:p>
          </table:table-cell>
          <table:table-cell table:style-name="ce188"/>
          <table:table-cell table:style-name="ce191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4" office:value-type="float" office:value="8100048307">
            <text:p>008100048307</text:p>
          </table:table-cell>
          <table:table-cell table:style-name="ce234" office:value-type="string">
            <text:p>B.S.M.SILVA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0">
            <text:p>000000000000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6" office:value-type="string">
            <text:p>852763850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16" office:value-type="float" office:value="0">
            <text:p>0</text:p>
          </table:table-cell>
          <table:table-cell table:style-name="ce27" office:value-type="float" office:value="722201689">
            <text:p>722201689</text:p>
          </table:table-cell>
          <table:table-cell table:style-name="ce14" office:value-type="float" office:value="3088324">
            <text:p>3088324</text:p>
          </table:table-cell>
          <table:table-cell table:style-name="ce120" office:value-type="date" office:date-value="2012-10-22">
            <text:p>10/22/2012</text:p>
          </table:table-cell>
          <table:table-cell table:style-name="ce16" office:value-type="string">
            <text:p>BPO</text:p>
          </table:table-cell>
          <table:table-cell table:style-name="ce43" office:value-type="string">
            <text:p>N.C.RANASINGHE</text:p>
          </table:table-cell>
          <table:table-cell table:style-name="ce43" office:value-type="string">
            <text:p>DAMITH</text:p>
          </table:table-cell>
          <table:table-cell table:style-name="ce43" office:value-type="string">
            <text:p>V.KERKOVEN</text:p>
          </table:table-cell>
          <table:table-cell table:style-name="ce56" office:value-type="string">
            <text:p>NO 23 JANKI LANE,COLOMBO 04</text:p>
          </table:table-cell>
          <table:table-cell table:style-name="ce56" office:value-type="string">
            <text:p>922162093V</text:p>
          </table:table-cell>
          <table:table-cell table:style-name="ce56" office:value-type="string">
            <text:p>COM</text:p>
          </table:table-cell>
          <table:table-cell table:style-name="ce170" office:value-type="float" office:value="8258002583">
            <text:p>8258002583</text:p>
          </table:table-cell>
          <table:table-cell table:style-name="ce56" office:value-type="string">
            <text:p>MC</text:p>
          </table:table-cell>
          <table:table-cell table:style-name="ce176" office:value-type="float" office:value="33242.25995">
            <text:p><text:s/>33,242.26 </text:p>
          </table:table-cell>
          <table:table-cell table:style-name="ce178" table:formula="of:=[.N31]*100" office:value-type="float" office:value="3324225.995">
            <text:p><text:s/>3,324,226 </text:p>
          </table:table-cell>
          <table:table-cell table:style-name="ce181" office:value-type="float" office:value="7056">
            <text:p>7056</text:p>
          </table:table-cell>
          <table:table-cell table:style-name="ce181" office:value-type="float" office:value="1">
            <text:p>1</text:p>
          </table:table-cell>
          <table:table-cell table:style-name="ce170" office:value-type="float" office:value="8258002583">
            <text:p>8258002583</text:p>
          </table:table-cell>
          <table:table-cell table:style-name="ce188"/>
          <table:table-cell table:style-name="ce190"/>
          <table:table-cell/>
          <table:table-cell table:style-name="ce205" office:value-type="float" office:value="0">
            <text:p>0000</text:p>
          </table:table-cell>
          <table:table-cell table:style-name="ce210" office:value-type="float" office:value="7056">
            <text:p>7056</text:p>
          </table:table-cell>
          <table:table-cell table:style-name="ce217" office:value-type="float" office:value="1">
            <text:p>001</text:p>
          </table:table-cell>
          <table:table-cell table:style-name="ce225" office:value-type="float" office:value="8258002583">
            <text:p>008258002583</text:p>
          </table:table-cell>
          <table:table-cell table:style-name="ce234" office:value-type="string">
            <text:p>V.KERKOVEN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0">
            <text:p>0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3324225.995">
            <text:p>000003324226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67" office:value-type="string">
            <text:p>922162093V</text:p>
          </table:table-cell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6"/>
          <table:table-cell table:style-name="ce96"/>
          <table:table-cell table:style-name="ce103"/>
          <table:table-cell table:style-name="ce96" table:number-columns-repeated="2"/>
          <table:table-cell table:style-name="ce125"/>
          <table:table-cell table:style-name="ce96" table:number-columns-repeated="7"/>
          <table:table-cell table:style-name="ce177" table:formula="of:=SUM([.N3:.N31])" office:value-type="float" office:value="487293.546604">
            <text:p><text:s/>487,293.55 </text:p>
          </table:table-cell>
          <table:table-cell table:style-name="ce178" table:formula="of:=[.N32]*100" office:value-type="float" office:value="48729354.6604">
            <text:p><text:s/>48,729,355 </text:p>
          </table:table-cell>
          <table:table-cell table:style-name="ce179" table:number-columns-repeated="2"/>
          <table:table-cell table:style-name="ce185"/>
          <table:table-cell table:style-name="ce188"/>
          <table:table-cell table:style-name="ce190"/>
          <table:table-cell/>
          <table:table-cell table:style-name="ce205" office:value-type="float" office:value="0">
            <text:p>0000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41" office:value-type="float" office:value="23">
            <text:p>23</text:p>
          </table:table-cell>
          <table:table-cell table:style-name="ce241" office:value-type="float" office:value="0">
            <text:p>00</text:p>
          </table:table-cell>
          <table:table-cell table:style-name="ce246" office:value-type="float" office:value="1">
            <text:p>1</text:p>
          </table:table-cell>
          <table:table-cell table:style-name="ce250" office:value-type="float" office:value="0">
            <text:p>000000</text:p>
          </table:table-cell>
          <table:table-cell table:style-name="ce228" office:value-type="float" office:value="48729354">
            <text:p>000048729354</text:p>
          </table:table-cell>
          <table:table-cell table:style-name="ce236" office:value-type="string">
            <text:p>SLR</text:p>
          </table:table-cell>
          <table:table-cell table:style-name="ce211" office:value-type="float" office:value="7056">
            <text:p>7056</text:p>
          </table:table-cell>
          <table:table-cell table:style-name="ce218" office:value-type="float" office:value="11">
            <text:p>011</text:p>
          </table:table-cell>
          <table:table-cell table:style-name="ce228" office:value-type="float" office:value="1108629401">
            <text:p>001108629401</text:p>
          </table:table-cell>
          <table:table-cell table:style-name="ce236" office:value-type="string">
            <text:p>DU PAL (PVT) LTD</text:p>
          </table:table-cell>
          <table:table-cell table:style-name="ce234"/>
          <table:table-cell table:style-name="ce236" office:value-type="string">
            <text:p>Premier Sal - Aug'13</text:p>
          </table:table-cell>
          <table:table-cell table:style-name="ce250" office:value-type="float" office:value="130911">
            <text:p>130911</text:p>
          </table:table-cell>
          <table:table-cell table:style-name="ce272"/>
          <table:table-cell table:style-name="ce273" office:value-type="string">
            <text:p>@</text:p>
          </table:table-cell>
          <table:table-cell table:number-columns-repeated="983"/>
        </table:table-row>
        <table:table-row table:style-name="ro5">
          <table:table-cell table:style-name="ce86"/>
          <table:table-cell table:style-name="ce100"/>
          <table:table-cell table:style-name="ce106" table:number-columns-repeated="3"/>
          <table:table-cell table:style-name="ce126"/>
          <table:table-cell table:style-name="ce106"/>
          <table:table-cell table:style-name="ce100"/>
          <table:table-cell table:style-name="ce163"/>
          <table:table-cell table:style-name="ce165"/>
          <table:table-cell table:style-name="ce106"/>
          <table:table-cell table:style-name="ce100"/>
          <table:table-cell table:style-name="ce163"/>
          <table:table-cell table:style-name="ce165" table:number-columns-repeated="2"/>
          <table:table-cell table:style-name="ce182" table:number-columns-repeated="2"/>
          <table:table-cell table:style-name="ce185"/>
          <table:table-cell table:style-name="ce188"/>
          <table:table-cell table:style-name="ce190"/>
          <table:table-cell table:style-name="ce48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86"/>
          <table:table-cell table:style-name="ce96"/>
          <table:table-cell table:style-name="ce103"/>
          <table:table-cell table:style-name="ce96" table:number-columns-repeated="2"/>
          <table:table-cell table:style-name="ce125"/>
          <table:table-cell table:style-name="ce96" table:number-columns-repeated="9"/>
          <table:table-cell table:style-name="ce179" table:number-columns-repeated="2"/>
          <table:table-cell table:style-name="ce185"/>
          <table:table-cell table:style-name="ce188"/>
          <table:table-cell table:style-name="ce190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number-columns-repeated="1024"/>
        </table:table-row>
        <table:table-row table:style-name="ro5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1"/>
          <table:table-cell table:style-name="ce95"/>
          <table:table-cell table:style-name="ce109"/>
          <table:table-cell table:style-name="ce95" table:number-columns-repeated="2"/>
          <table:table-cell table:style-name="ce128"/>
          <table:table-cell table:style-name="ce95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 table:style-name="ce200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style-name="ce200"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7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 table:number-rows-repeated="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 table:number-rows-repeated="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4"/>
          <table:table-cell table:style-name="ce93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 table:number-rows-repeated="3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 table:number-columns-repeated="2"/>
          <table:table-cell table:style-name="ce93" table:number-columns-repeated="8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2"/>
          <table:table-cell table:style-name="ce94"/>
          <table:table-cell table:style-name="ce110"/>
          <table:table-cell table:style-name="ce121"/>
          <table:table-cell table:style-name="ce94"/>
          <table:table-cell table:style-name="ce134"/>
          <table:table-cell table:style-name="ce94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 table:style-name="ce201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style-name="ce201"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5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6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3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7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8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10"/>
          <table:table-cell table:style-name="ce93"/>
          <table:table-cell table:style-name="ce94" table:number-columns-repeated="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3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1"/>
          <table:table-cell table:style-name="ce95"/>
          <table:table-cell table:style-name="ce109"/>
          <table:table-cell table:style-name="ce95" table:number-columns-repeated="2"/>
          <table:table-cell table:style-name="ce128"/>
          <table:table-cell table:style-name="ce95" table:number-columns-repeated="3"/>
          <table:table-cell table:style-name="ce93" table:number-columns-repeated="6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48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11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4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5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6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6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1"/>
          <table:table-cell table:style-name="ce95"/>
          <table:table-cell table:style-name="ce109"/>
          <table:table-cell table:style-name="ce95" table:number-columns-repeated="2"/>
          <table:table-cell table:style-name="ce147"/>
          <table:table-cell table:style-name="ce95" table:number-columns-repeated="3"/>
          <table:table-cell table:style-name="ce93" table:number-columns-repeated="6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6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5"/>
          <table:table-cell table:style-name="ce93"/>
          <table:table-cell table:style-name="ce145"/>
          <table:table-cell table:style-name="ce93" table:number-columns-repeated="7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8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2"/>
          <table:table-cell table:style-name="ce94"/>
          <table:table-cell table:style-name="ce110"/>
          <table:table-cell table:style-name="ce94" table:number-columns-repeated="2"/>
          <table:table-cell table:style-name="ce130"/>
          <table:table-cell table:style-name="ce94" table:number-columns-repeated="2"/>
          <table:table-cell table:style-name="ce161" table:number-columns-repeated="7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 table:style-name="ce202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style-name="ce202"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8"/>
          <table:table-cell table:style-name="ce93"/>
          <table:table-cell table:style-name="ce148"/>
          <table:table-cell table:style-name="ce93" table:number-columns-repeated="7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2"/>
          <table:table-cell table:style-name="ce94"/>
          <table:table-cell table:style-name="ce110"/>
          <table:table-cell table:style-name="ce94" table:number-columns-repeated="2"/>
          <table:table-cell table:style-name="ce130"/>
          <table:table-cell table:style-name="ce94"/>
          <table:table-cell table:style-name="ce161" table:number-columns-repeated="8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 table:style-name="ce202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style-name="ce202"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5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5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/>
          <table:table-cell table:style-name="ce90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5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2"/>
          <table:table-cell table:style-name="ce94"/>
          <table:table-cell table:style-name="ce110"/>
          <table:table-cell table:style-name="ce94" table:number-columns-repeated="2"/>
          <table:table-cell table:style-name="ce153"/>
          <table:table-cell table:style-name="ce94"/>
          <table:table-cell table:style-name="ce161" table:number-columns-repeated="8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 table:style-name="ce202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style-name="ce202"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8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4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6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8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54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9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3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8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12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/>
          <table:table-cell table:style-name="ce162"/>
          <table:table-cell table:style-name="ce93" table:number-columns-repeated="7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5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4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48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3" table:number-columns-repeated="2"/>
          <table:table-cell table:style-name="ce108"/>
          <table:table-cell table:style-name="ce93" table:number-columns-repeated="2"/>
          <table:table-cell table:style-name="ce13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3" table:number-columns-repeated="2"/>
          <table:table-cell table:style-name="ce108"/>
          <table:table-cell table:style-name="ce93" table:number-columns-repeated="2"/>
          <table:table-cell table:style-name="ce155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3" table:number-columns-repeated="2"/>
          <table:table-cell table:style-name="ce108"/>
          <table:table-cell table:style-name="ce93" table:number-columns-repeated="2"/>
          <table:table-cell table:style-name="ce131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3" table:number-columns-repeated="2"/>
          <table:table-cell table:style-name="ce108"/>
          <table:table-cell table:style-name="ce93" table:number-columns-repeated="2"/>
          <table:table-cell table:style-name="ce156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4" table:number-columns-repeated="2"/>
          <table:table-cell table:style-name="ce110"/>
          <table:table-cell table:style-name="ce94" table:number-columns-repeated="2"/>
          <table:table-cell table:style-name="ce142"/>
          <table:table-cell table:style-name="ce94" table:number-columns-repeated="3"/>
          <table:table-cell table:style-name="ce93" table:number-columns-repeated="6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/>
          <table:table-cell table:style-name="ce206"/>
          <table:table-cell table:style-name="ce213"/>
          <table:table-cell table:style-name="ce220"/>
          <table:table-cell table:style-name="ce230"/>
          <table:table-cell table:style-name="ce238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5"/>
          <table:table-cell table:style-name="ce102"/>
          <table:table-cell table:style-name="ce112"/>
          <table:table-cell table:style-name="ce102" table:number-columns-repeated="2"/>
          <table:table-cell table:style-name="ce157"/>
          <table:table-cell table:style-name="ce102" table:number-columns-repeated="3"/>
          <table:table-cell table:style-name="ce95" table:number-columns-repeated="6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 table:style-name="ce200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style-name="ce200"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style-name="ce187"/>
          <table:table-cell table:style-name="ce1"/>
          <table:table-cell table:style-name="ce196"/>
          <table:table-cell table:number-columns-repeated="1004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number-columns-repeated="4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/>
          <table:table-cell table:style-name="ce124"/>
          <table:table-cell table:style-name="ce158" table:number-columns-repeated="2"/>
          <table:table-cell table:style-name="ce93" table:number-columns-repeated="8"/>
          <table:table-cell table:style-name="ce184" table:number-columns-repeated="2"/>
          <table:table-cell table:number-columns-repeated="4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number-columns-repeated="4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3" table:number-columns-repeated="2"/>
          <table:table-cell table:style-name="ce113" table:number-columns-repeated="5"/>
          <table:table-cell table:style-name="ce93" table:number-columns-repeated="8"/>
          <table:table-cell table:style-name="ce184" table:number-columns-repeated="2"/>
          <table:table-cell table:number-columns-repeated="4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 table:number-columns-repeated="2"/>
          <table:table-cell table:style-name="ce122"/>
          <table:table-cell table:style-name="ce93" table:number-columns-repeated="4"/>
          <table:table-cell table:style-name="ce164"/>
          <table:table-cell table:style-name="ce93" table:number-columns-repeated="6"/>
          <table:table-cell table:style-name="ce184" table:number-columns-repeated="2"/>
          <table:table-cell table:number-columns-repeated="2"/>
          <table:table-cell table:style-name="ce198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 table:number-columns-repeated="2"/>
          <table:table-cell table:style-name="ce123"/>
          <table:table-cell table:style-name="ce93" table:number-columns-repeated="4"/>
          <table:table-cell table:style-name="ce164"/>
          <table:table-cell table:style-name="ce93" table:number-columns-repeated="6"/>
          <table:table-cell table:style-name="ce184" table:number-columns-repeated="2"/>
          <table:table-cell table:number-columns-repeated="2"/>
          <table:table-cell table:style-name="ce198"/>
          <table:table-cell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 table:number-rows-repeated="2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number-columns-repeated="4"/>
          <table:table-cell table:style-name="ce206"/>
          <table:table-cell table:style-name="ce212"/>
          <table:table-cell table:style-name="ce219"/>
          <table:table-cell table:style-name="ce229"/>
          <table:table-cell table:style-name="ce237"/>
          <table:table-cell table:style-name="ce242" table:number-columns-repeated="2"/>
          <table:table-cell table:style-name="ce247"/>
          <table:table-cell table:style-name="ce251"/>
          <table:table-cell table:style-name="ce230"/>
          <table:table-cell table:style-name="ce238"/>
          <table:table-cell table:style-name="ce213"/>
          <table:table-cell table:style-name="ce220"/>
          <table:table-cell table:style-name="ce230"/>
          <table:table-cell table:style-name="ce238"/>
          <table:table-cell table:style-name="ce106"/>
          <table:table-cell table:style-name="ce238"/>
          <table:table-cell table:style-name="ce251"/>
          <table:table-cell table:style-name="ce212"/>
          <table:table-cell table:style-name="ce274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30"/>
          <table:table-cell table:style-name="ce93" table:number-columns-repeated="9"/>
          <table:table-cell table:style-name="ce184" table:number-columns-repeated="2"/>
          <table:table-cell table:number-columns-repeated="2"/>
          <table:table-cell table:style-name="ce199"/>
          <table:table-cell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59"/>
          <table:table-cell table:style-name="ce93" table:number-columns-repeated="9"/>
          <table:table-cell table:style-name="ce184" table:number-columns-repeated="2"/>
          <table:table-cell table:number-columns-repeated="4"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 table:number-columns-repeated="2"/>
          <table:table-cell table:number-columns-repeated="4"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 table:number-columns-repeated="2"/>
          <table:table-cell table:number-columns-repeated="4"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3"/>
          <table:table-cell table:style-name="ce93" table:number-columns-repeated="9"/>
          <table:table-cell table:style-name="ce184"/>
          <table:table-cell table:number-columns-repeated="5"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46"/>
          <table:table-cell table:style-name="ce93" table:number-columns-repeated="9"/>
          <table:table-cell table:style-name="ce184"/>
          <table:table-cell table:number-columns-repeated="5"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>
          <table:table-cell table:style-name="ce90"/>
          <table:table-cell table:style-name="ce93"/>
          <table:table-cell table:style-name="ce108"/>
          <table:table-cell table:style-name="ce93" table:number-columns-repeated="2"/>
          <table:table-cell table:style-name="ce122"/>
          <table:table-cell table:style-name="ce93" table:number-columns-repeated="9"/>
          <table:table-cell table:style-name="ce184"/>
          <table:table-cell table:number-columns-repeated="5"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 table:number-rows-repeated="102">
          <table:table-cell table:number-columns-repeated="21"/>
          <table:table-cell table:style-name="ce207"/>
          <table:table-cell table:style-name="ce214"/>
          <table:table-cell table:style-name="ce221"/>
          <table:table-cell table:style-name="ce231"/>
          <table:table-cell table:style-name="ce239"/>
          <table:table-cell table:style-name="ce243" table:number-columns-repeated="2"/>
          <table:table-cell table:style-name="ce248"/>
          <table:table-cell table:style-name="ce252"/>
          <table:table-cell table:style-name="ce255"/>
          <table:table-cell table:style-name="ce257"/>
          <table:table-cell table:style-name="ce259"/>
          <table:table-cell table:style-name="ce261"/>
          <table:table-cell table:style-name="ce255"/>
          <table:table-cell table:style-name="ce257"/>
          <table:table-cell table:style-name="ce269"/>
          <table:table-cell table:style-name="ce257"/>
          <table:table-cell table:style-name="ce252"/>
          <table:table-cell table:style-name="ce214"/>
          <table:table-cell table:style-name="ce275"/>
          <table:table-cell table:number-columns-repeated="983"/>
        </table:table-row>
        <table:table-row table:style-name="ro6" table:number-rows-repeated="651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ranch Codes" table:style-name="ta3" table:print="false">
        <table:table-column table:style-name="co45" table:default-cell-style-name="ce279"/>
        <table:table-column table:style-name="co46" table:default-cell-style-name="ce280"/>
        <table:table-column table:style-name="co47" table:default-cell-style-name="ce283"/>
        <table:table-column table:style-name="co48" table:default-cell-style-name="ce279"/>
        <table:table-column table:style-name="co49" table:default-cell-style-name="ce283"/>
        <table:table-column table:style-name="co1" table:number-columns-repeated="1019" table:default-cell-style-name="ce283"/>
        <table:table-row table:style-name="ro7">
          <table:table-cell table:style-name="ce276" office:value-type="string">
            <text:p>Bank &amp; Branch Codes</text:p>
          </table:table-cell>
          <table:table-cell table:number-columns-repeated="1023"/>
        </table:table-row>
        <table:table-row table:style-name="ro8">
          <table:table-cell table:style-name="ce277" office:value-type="string">
            <text:p>Bank Code</text:p>
          </table:table-cell>
          <table:table-cell table:style-name="ce281" office:value-type="string">
            <text:p>Branch Code</text:p>
          </table:table-cell>
          <table:table-cell table:style-name="ce284" office:value-type="string">
            <text:p>Branch</text:p>
          </table:table-cell>
          <table:table-cell table:style-name="ce277" office:value-type="string">
            <text:p>Bank</text:p>
          </table:table-cell>
          <table:table-cell table:style-name="ce284" office:value-type="string">
            <text:p>Bank</text:p>
          </table:table-cell>
          <table:table-cell table:style-name="ce289"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57">
            <text:p>657</text:p>
          </table:table-cell>
          <table:table-cell table:style-name="ce285" office:value-type="string">
            <text:p>Agalawat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54">
            <text:p>754</text:p>
          </table:table-cell>
          <table:table-cell table:style-name="ce285" office:value-type="string">
            <text:p>Ahunga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0">
            <text:p>590</text:p>
          </table:table-cell>
          <table:table-cell table:style-name="ce285" office:value-type="string">
            <text:p>Akkaraipattu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3">
            <text:p>613</text:p>
          </table:table-cell>
          <table:table-cell table:style-name="ce285" office:value-type="string">
            <text:p>Akuress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8">
            <text:p>768</text:p>
          </table:table-cell>
          <table:table-cell table:style-name="ce285" office:value-type="string">
            <text:p>Alawathu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98">
            <text:p>498</text:p>
          </table:table-cell>
          <table:table-cell table:style-name="ce285" office:value-type="string">
            <text:p>Alaw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0">
            <text:p>680</text:p>
          </table:table-cell>
          <table:table-cell table:style-name="ce285" office:value-type="string">
            <text:p>Aluth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2">
            <text:p>032</text:p>
          </table:table-cell>
          <table:table-cell table:style-name="ce285" office:value-type="string">
            <text:p>Aluthkad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7">
            <text:p>047</text:p>
          </table:table-cell>
          <table:table-cell table:style-name="ce285" office:value-type="string">
            <text:p>Ambalan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7">
            <text:p>537</text:p>
          </table:table-cell>
          <table:table-cell table:style-name="ce285" office:value-type="string">
            <text:p>Ambalanto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1">
            <text:p>021</text:p>
          </table:table-cell>
          <table:table-cell table:style-name="ce285" office:value-type="string">
            <text:p>Ampa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8">
            <text:p>548</text:p>
          </table:table-cell>
          <table:table-cell table:style-name="ce285" office:value-type="string">
            <text:p>Anamad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94">
            <text:p>494</text:p>
          </table:table-cell>
          <table:table-cell table:style-name="ce285" office:value-type="string">
            <text:p>Andiambal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4">
            <text:p>774</text:p>
          </table:table-cell>
          <table:table-cell table:style-name="ce285" office:value-type="string">
            <text:p>Angunakolapeless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2">
            <text:p>022</text:p>
          </table:table-cell>
          <table:table-cell table:style-name="ce285" office:value-type="string">
            <text:p>Anuradhapu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1">
            <text:p>551</text:p>
          </table:table-cell>
          <table:table-cell table:style-name="ce285" office:value-type="string">
            <text:p>Anuradhapura Bazz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98">
            <text:p>098</text:p>
          </table:table-cell>
          <table:table-cell table:style-name="ce285" office:value-type="string">
            <text:p>Anuradhapura New Town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9">
            <text:p>599</text:p>
          </table:table-cell>
          <table:table-cell table:style-name="ce285" office:value-type="string">
            <text:p>Aralaganwi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6">
            <text:p>566</text:p>
          </table:table-cell>
          <table:table-cell table:style-name="ce285" office:value-type="string">
            <text:p>Aranayak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8">
            <text:p>778</text:p>
          </table:table-cell>
          <table:table-cell table:style-name="ce285" office:value-type="string">
            <text:p>Atchuvel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57">
            <text:p>757</text:p>
          </table:table-cell>
          <table:table-cell table:style-name="ce285" office:value-type="string">
            <text:p>Athurugir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0">
            <text:p>530</text:p>
          </table:table-cell>
          <table:table-cell table:style-name="ce285" office:value-type="string">
            <text:p>Avissawe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01">
            <text:p>401</text:p>
          </table:table-cell>
          <table:table-cell table:style-name="ce285" office:value-type="string">
            <text:p>Ay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0">
            <text:p>540</text:p>
          </table:table-cell>
          <table:table-cell table:style-name="ce285" office:value-type="string">
            <text:p>Badalkumbu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5">
            <text:p>525</text:p>
          </table:table-cell>
          <table:table-cell table:style-name="ce285" office:value-type="string">
            <text:p>Badde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1">
            <text:p>011</text:p>
          </table:table-cell>
          <table:table-cell table:style-name="ce285" office:value-type="string">
            <text:p>Bad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52">
            <text:p>652</text:p>
          </table:table-cell>
          <table:table-cell table:style-name="ce285" office:value-type="string">
            <text:p>Bakamu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8">
            <text:p>688</text:p>
          </table:table-cell>
          <table:table-cell table:style-name="ce285" office:value-type="string">
            <text:p>Balan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20">
            <text:p>320</text:p>
          </table:table-cell>
          <table:table-cell table:style-name="ce285" office:value-type="string">
            <text:p>Ballaket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7">
            <text:p>037</text:p>
          </table:table-cell>
          <table:table-cell table:style-name="ce285" office:value-type="string">
            <text:p>Bambala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5">
            <text:p>665</text:p>
          </table:table-cell>
          <table:table-cell table:style-name="ce285" office:value-type="string">
            <text:p>Bandar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5">
            <text:p>515</text:p>
          </table:table-cell>
          <table:table-cell table:style-name="ce285" office:value-type="string">
            <text:p>Bandara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2">
            <text:p>522</text:p>
          </table:table-cell>
          <table:table-cell table:style-name="ce285" office:value-type="string">
            <text:p>Batapo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79">
            <text:p>679</text:p>
          </table:table-cell>
          <table:table-cell table:style-name="ce285" office:value-type="string">
            <text:p>Battaram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2">
            <text:p>012</text:p>
          </table:table-cell>
          <table:table-cell table:style-name="ce285" office:value-type="string">
            <text:p>Batticalo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9">
            <text:p>539</text:p>
          </table:table-cell>
          <table:table-cell table:style-name="ce285" office:value-type="string">
            <text:p>Beliat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02">
            <text:p>102</text:p>
          </table:table-cell>
          <table:table-cell table:style-name="ce285" office:value-type="string">
            <text:p>Bento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">
            <text:p>058</text:p>
          </table:table-cell>
          <table:table-cell table:style-name="ce285" office:value-type="string">
            <text:p>Beruw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9">
            <text:p>579</text:p>
          </table:table-cell>
          <table:table-cell table:style-name="ce285" office:value-type="string">
            <text:p>Bibil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4">
            <text:p>554</text:p>
          </table:table-cell>
          <table:table-cell table:style-name="ce285" office:value-type="string">
            <text:p>Bingir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32">
            <text:p>732</text:p>
          </table:table-cell>
          <table:table-cell table:style-name="ce285" office:value-type="string">
            <text:p>Biy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8">
            <text:p>668</text:p>
          </table:table-cell>
          <table:table-cell table:style-name="ce285" office:value-type="string">
            <text:p>Borella 2nd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8">
            <text:p>038</text:p>
          </table:table-cell>
          <table:table-cell table:style-name="ce285" office:value-type="string">
            <text:p>Borella S/G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73">
            <text:p>673</text:p>
          </table:table-cell>
          <table:table-cell table:style-name="ce285" office:value-type="string">
            <text:p>Bulathsinh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0">
            <text:p>560</text:p>
          </table:table-cell>
          <table:table-cell table:style-name="ce285" office:value-type="string">
            <text:p>Butt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3">
            <text:p>573</text:p>
          </table:table-cell>
          <table:table-cell table:style-name="ce285" office:value-type="string">
            <text:p>Central Bus Stand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5">
            <text:p>015</text:p>
          </table:table-cell>
          <table:table-cell table:style-name="ce285" office:value-type="string">
            <text:p>Central Offic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72">
            <text:p>672</text:p>
          </table:table-cell>
          <table:table-cell table:style-name="ce285" office:value-type="string">
            <text:p>Central Super Market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31">
            <text:p>731</text:p>
          </table:table-cell>
          <table:table-cell table:style-name="ce285" office:value-type="string">
            <text:p>CEYBANK Credit card centr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1">
            <text:p>501</text:p>
          </table:table-cell>
          <table:table-cell table:style-name="ce285" office:value-type="string">
            <text:p>Chavakachcheri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30">
            <text:p>630</text:p>
          </table:table-cell>
          <table:table-cell table:style-name="ce285" office:value-type="string">
            <text:p>Chenkalad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0">
            <text:p>020</text:p>
          </table:table-cell>
          <table:table-cell table:style-name="ce285" office:value-type="string">
            <text:p>Chilaw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">
            <text:p>053</text:p>
          </table:table-cell>
          <table:table-cell table:style-name="ce285" office:value-type="string">
            <text:p>Chunnakam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">
            <text:p>001</text:p>
          </table:table-cell>
          <table:table-cell table:style-name="ce285" office:value-type="string">
            <text:p>City Offic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0">
            <text:p>660</text:p>
          </table:table-cell>
          <table:table-cell table:style-name="ce285" office:value-type="string">
            <text:p>Corporat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822">
            <text:p>822</text:p>
          </table:table-cell>
          <table:table-cell table:style-name="ce285" office:value-type="string">
            <text:p>Corporate 2nd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6">
            <text:p>576</text:p>
          </table:table-cell>
          <table:table-cell table:style-name="ce285" office:value-type="string">
            <text:p>Damb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97">
            <text:p>497</text:p>
          </table:table-cell>
          <table:table-cell table:style-name="ce285" office:value-type="string">
            <text:p>Dankot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6">
            <text:p>686</text:p>
          </table:table-cell>
          <table:table-cell table:style-name="ce285" office:value-type="string">
            <text:p>Dehiattakand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34">
            <text:p>634</text:p>
          </table:table-cell>
          <table:table-cell table:style-name="ce285" office:value-type="string">
            <text:p>Dehiowi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">
            <text:p>051</text:p>
          </table:table-cell>
          <table:table-cell table:style-name="ce285" office:value-type="string">
            <text:p>Dehiw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4">
            <text:p>784</text:p>
          </table:table-cell>
          <table:table-cell table:style-name="ce285" office:value-type="string">
            <text:p>Deiyanda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1">
            <text:p>561</text:p>
          </table:table-cell>
          <table:table-cell table:style-name="ce285" office:value-type="string">
            <text:p>Demata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8">
            <text:p>528</text:p>
          </table:table-cell>
          <table:table-cell table:style-name="ce285" office:value-type="string">
            <text:p>Deniya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2">
            <text:p>642</text:p>
          </table:table-cell>
          <table:table-cell table:style-name="ce285" office:value-type="string">
            <text:p>Deraniyag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4">
            <text:p>504</text:p>
          </table:table-cell>
          <table:table-cell table:style-name="ce285" office:value-type="string">
            <text:p>Devinuwa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3">
            <text:p>563</text:p>
          </table:table-cell>
          <table:table-cell table:style-name="ce285" office:value-type="string">
            <text:p>Dharga Town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73">
            <text:p>273</text:p>
          </table:table-cell>
          <table:table-cell table:style-name="ce285" office:value-type="string">
            <text:p>Dig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2">
            <text:p>592</text:p>
          </table:table-cell>
          <table:table-cell table:style-name="ce285" office:value-type="string">
            <text:p>Dikwe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33">
            <text:p>433</text:p>
          </table:table-cell>
          <table:table-cell table:style-name="ce285" office:value-type="string">
            <text:p>Divula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60">
            <text:p>260</text:p>
          </table:table-cell>
          <table:table-cell table:style-name="ce285" office:value-type="string">
            <text:p>Diyatal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93">
            <text:p>293</text:p>
          </table:table-cell>
          <table:table-cell table:style-name="ce285" office:value-type="string">
            <text:p>Dodan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0">
            <text:p>580</text:p>
          </table:table-cell>
          <table:table-cell table:style-name="ce285" office:value-type="string">
            <text:p>Dummalasur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">
            <text:p>057</text:p>
          </table:table-cell>
          <table:table-cell table:style-name="ce285" office:value-type="string">
            <text:p>Eheliya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9">
            <text:p>619</text:p>
          </table:table-cell>
          <table:table-cell table:style-name="ce285" office:value-type="string">
            <text:p>El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5">
            <text:p>535</text:p>
          </table:table-cell>
          <table:table-cell table:style-name="ce285" office:value-type="string">
            <text:p>Embili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92">
            <text:p>692</text:p>
          </table:table-cell>
          <table:table-cell table:style-name="ce285" office:value-type="string">
            <text:p>Eppaw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76">
            <text:p>476</text:p>
          </table:table-cell>
          <table:table-cell table:style-name="ce285" office:value-type="string">
            <text:p>Ettam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">
            <text:p>060</text:p>
          </table:table-cell>
          <table:table-cell table:style-name="ce285" office:value-type="string">
            <text:p>Fifth Cit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5">
            <text:p>615</text:p>
          </table:table-cell>
          <table:table-cell table:style-name="ce285" office:value-type="string">
            <text:p>Galagede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01">
            <text:p>101</text:p>
          </table:table-cell>
          <table:table-cell table:style-name="ce285" office:value-type="string">
            <text:p>Galah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22">
            <text:p>122</text:p>
          </table:table-cell>
          <table:table-cell table:style-name="ce285" office:value-type="string">
            <text:p>Galenbindunuwe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32">
            <text:p>432</text:p>
          </table:table-cell>
          <table:table-cell table:style-name="ce285" office:value-type="string">
            <text:p>Gale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9">
            <text:p>549</text:p>
          </table:table-cell>
          <table:table-cell table:style-name="ce285" office:value-type="string">
            <text:p>Galgam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53">
            <text:p>653</text:p>
          </table:table-cell>
          <table:table-cell table:style-name="ce285" office:value-type="string">
            <text:p><text:s/>Galkiriy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89">
            <text:p>089</text:p>
          </table:table-cell>
          <table:table-cell table:style-name="ce285" office:value-type="string">
            <text:p>Galle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">
            <text:p>003</text:p>
          </table:table-cell>
          <table:table-cell table:style-name="ce285" office:value-type="string">
            <text:p>Galle Fort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4">
            <text:p>514</text:p>
          </table:table-cell>
          <table:table-cell table:style-name="ce285" office:value-type="string">
            <text:p>Galne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5">
            <text:p>045</text:p>
          </table:table-cell>
          <table:table-cell table:style-name="ce285" office:value-type="string">
            <text:p>Gampaha S/G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5">
            <text:p>575</text:p>
          </table:table-cell>
          <table:table-cell table:style-name="ce285" office:value-type="string">
            <text:p>Gampo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4">
            <text:p>524</text:p>
          </table:table-cell>
          <table:table-cell table:style-name="ce285" office:value-type="string">
            <text:p>Gelio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9">
            <text:p>669</text:p>
          </table:table-cell>
          <table:table-cell table:style-name="ce286" office:value-type="string">
            <text:p>Girandurukott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3">
            <text:p>553</text:p>
          </table:table-cell>
          <table:table-cell table:style-name="ce286" office:value-type="string">
            <text:p>Giri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6">
            <text:p>786</text:p>
          </table:table-cell>
          <table:table-cell table:style-name="ce286" office:value-type="string">
            <text:p>Godaka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28">
            <text:p>628</text:p>
          </table:table-cell>
          <table:table-cell table:style-name="ce286" office:value-type="string">
            <text:p>Grandpass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91">
            <text:p>691</text:p>
          </table:table-cell>
          <table:table-cell table:style-name="ce286" office:value-type="string">
            <text:p>Hakm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63">
            <text:p>463</text:p>
          </table:table-cell>
          <table:table-cell table:style-name="ce286" office:value-type="string">
            <text:p>Haldumm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5">
            <text:p>785</text:p>
          </table:table-cell>
          <table:table-cell table:style-name="ce286" office:value-type="string">
            <text:p>Hali 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85">
            <text:p>085</text:p>
          </table:table-cell>
          <table:table-cell table:style-name="ce286" office:value-type="string">
            <text:p>Hambanto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41">
            <text:p>741</text:p>
          </table:table-cell>
          <table:table-cell table:style-name="ce286" office:value-type="string">
            <text:p>Hanwe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Haputal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Hatton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2">
            <text:p>772</text:p>
          </table:table-cell>
          <table:table-cell table:style-name="ce286" office:value-type="string">
            <text:p>Hemmath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0">
            <text:p>570</text:p>
          </table:table-cell>
          <table:table-cell table:style-name="ce286" office:value-type="string">
            <text:p>Hettipo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9">
            <text:p>609</text:p>
          </table:table-cell>
          <table:table-cell table:style-name="ce286" office:value-type="string">
            <text:p>Hikkad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1">
            <text:p>601</text:p>
          </table:table-cell>
          <table:table-cell table:style-name="ce286" office:value-type="string">
            <text:p>Hingurak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9">
            <text:p>509</text:p>
          </table:table-cell>
          <table:table-cell table:style-name="ce286" office:value-type="string">
            <text:p>Hingur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9">
            <text:p>569</text:p>
          </table:table-cell>
          <table:table-cell table:style-name="ce286" office:value-type="string">
            <text:p>Hiri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8">
            <text:p>568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17">
            <text:p>217</text:p>
          </table:table-cell>
          <table:table-cell table:style-name="ce286" office:value-type="string">
            <text:p>Horowpath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1">
            <text:p>521</text:p>
          </table:table-cell>
          <table:table-cell table:style-name="ce286" office:value-type="string">
            <text:p>Hyde Park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0">
            <text:p>770</text:p>
          </table:table-cell>
          <table:table-cell table:style-name="ce286" office:value-type="string">
            <text:p>Ibbagam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Idama-Morat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35">
            <text:p>135</text:p>
          </table:table-cell>
          <table:table-cell table:style-name="ce286" office:value-type="string">
            <text:p>Imad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53">
            <text:p>453</text:p>
          </table:table-cell>
          <table:table-cell table:style-name="ce286" office:value-type="string">
            <text:p>Independent Squar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4">
            <text:p>604</text:p>
          </table:table-cell>
          <table:table-cell table:style-name="ce286" office:value-type="string">
            <text:p>Ingir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87">
            <text:p>087</text:p>
          </table:table-cell>
          <table:table-cell table:style-name="ce286" office:value-type="string">
            <text:p>International Division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36">
            <text:p>236</text:p>
          </table:table-cell>
          <table:table-cell table:style-name="ce286" office:value-type="string">
            <text:p>Ipalo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6">
            <text:p>776</text:p>
          </table:table-cell>
          <table:table-cell table:style-name="ce286" office:value-type="string">
            <text:p>Islamic Banking Unit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Ja 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0">
            <text:p>500</text:p>
          </table:table-cell>
          <table:table-cell table:style-name="ce286" office:value-type="string">
            <text:p>Jaffna 2nd Branch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0">
            <text:p>600</text:p>
          </table:table-cell>
          <table:table-cell table:style-name="ce286" office:value-type="string">
            <text:p>Jayanthipu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0">
            <text:p>780</text:p>
          </table:table-cell>
          <table:table-cell table:style-name="ce286" office:value-type="string">
            <text:p>Kadawatha 2nd Cit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2">
            <text:p>502</text:p>
          </table:table-cell>
          <table:table-cell table:style-name="ce286" office:value-type="string">
            <text:p>Kaduru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8">
            <text:p>608</text:p>
          </table:table-cell>
          <table:table-cell table:style-name="ce286" office:value-type="string">
            <text:p>Kadu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22">
            <text:p>622</text:p>
          </table:table-cell>
          <table:table-cell table:style-name="ce286" office:value-type="string">
            <text:p>Kahatagasdigil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7">
            <text:p>507</text:p>
          </table:table-cell>
          <table:table-cell table:style-name="ce286" office:value-type="string">
            <text:p>Kahawatt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5">
            <text:p>645</text:p>
          </table:table-cell>
          <table:table-cell table:style-name="ce286" office:value-type="string">
            <text:p>Kalaw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0">
            <text:p>510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9">
            <text:p>589</text:p>
          </table:table-cell>
          <table:table-cell table:style-name="ce286" office:value-type="string">
            <text:p>Kal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Kalutara S/G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1">
            <text:p>611</text:p>
          </table:table-cell>
          <table:table-cell table:style-name="ce286" office:value-type="string">
            <text:p>Kaluwanchikud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9">
            <text:p>529</text:p>
          </table:table-cell>
          <table:table-cell table:style-name="ce286" office:value-type="string">
            <text:p>Kamburu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1">
            <text:p>771</text:p>
          </table:table-cell>
          <table:table-cell table:style-name="ce286" office:value-type="string">
            <text:p>Kand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33">
            <text:p>633</text:p>
          </table:table-cell>
          <table:table-cell table:style-name="ce286" office:value-type="string">
            <text:p>Kandapo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9">
            <text:p>649</text:p>
          </table:table-cell>
          <table:table-cell table:style-name="ce286" office:value-type="string">
            <text:p>Kandy 2nd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5">
            <text:p>605</text:p>
          </table:table-cell>
          <table:table-cell table:style-name="ce286" office:value-type="string">
            <text:p>Kankesanthurai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23">
            <text:p>623</text:p>
          </table:table-cell>
          <table:table-cell table:style-name="ce286" office:value-type="string">
            <text:p>Kantale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49">
            <text:p>749</text:p>
          </table:table-cell>
          <table:table-cell table:style-name="ce286" office:value-type="string">
            <text:p>Karainag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6">
            <text:p>616</text:p>
          </table:table-cell>
          <table:table-cell table:style-name="ce286" office:value-type="string">
            <text:p>Katar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8">
            <text:p>648</text:p>
          </table:table-cell>
          <table:table-cell table:style-name="ce286" office:value-type="string">
            <text:p>Kattankud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Katubed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6">
            <text:p>666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58">
            <text:p>658</text:p>
          </table:table-cell>
          <table:table-cell table:style-name="ce286" office:value-type="string">
            <text:p>Katunayake I.P.Z.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Kayts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78" office:value-type="float" office:value="621">
            <text:p>621</text:p>
          </table:table-cell>
          <table:table-cell table:style-name="ce286" office:value-type="string">
            <text:p>Kebithigoll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6">
            <text:p>536</text:p>
          </table:table-cell>
          <table:table-cell table:style-name="ce286" office:value-type="string">
            <text:p>Kegalle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76">
            <text:p>676</text:p>
          </table:table-cell>
          <table:table-cell table:style-name="ce286" office:value-type="string">
            <text:p>Kekir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93">
            <text:p>093</text:p>
          </table:table-cell>
          <table:table-cell table:style-name="ce286" office:value-type="string">
            <text:p>Kilinochchi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35">
            <text:p>735</text:p>
          </table:table-cell>
          <table:table-cell table:style-name="ce286" office:value-type="string">
            <text:p>Kinn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3">
            <text:p>543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1">
            <text:p>571</text:p>
          </table:table-cell>
          <table:table-cell table:style-name="ce286" office:value-type="string">
            <text:p>Kirindi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72">
            <text:p>172</text:p>
          </table:table-cell>
          <table:table-cell table:style-name="ce286" office:value-type="string">
            <text:p>Kobeigan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50">
            <text:p>750</text:p>
          </table:table-cell>
          <table:table-cell table:style-name="ce286" office:value-type="string">
            <text:p>Koggala E.P.Z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70">
            <text:p>670</text:p>
          </table:table-cell>
          <table:table-cell table:style-name="ce286" office:value-type="string">
            <text:p>Kollupitiya 2nd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5">
            <text:p>595</text:p>
          </table:table-cell>
          <table:table-cell table:style-name="ce286" office:value-type="string">
            <text:p>Kolonn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7">
            <text:p>787</text:p>
          </table:table-cell>
          <table:table-cell table:style-name="ce286" office:value-type="string">
            <text:p>Kopa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29">
            <text:p>629</text:p>
          </table:table-cell>
          <table:table-cell table:style-name="ce286" office:value-type="string">
            <text:p>Koslan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3">
            <text:p>663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3">
            <text:p>773</text:p>
          </table:table-cell>
          <table:table-cell table:style-name="ce286" office:value-type="string">
            <text:p>Kott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3">
            <text:p>513</text:p>
          </table:table-cell>
          <table:table-cell table:style-name="ce286" office:value-type="string">
            <text:p>Kurunegala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25">
            <text:p>325</text:p>
          </table:table-cell>
          <table:table-cell table:style-name="ce286" office:value-type="string">
            <text:p>Kuruwi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36">
            <text:p>636</text:p>
          </table:table-cell>
          <table:table-cell table:style-name="ce286" office:value-type="string">
            <text:p>Lake Hous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2">
            <text:p>612</text:p>
          </table:table-cell>
          <table:table-cell table:style-name="ce286" office:value-type="string">
            <text:p>Lake View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7">
            <text:p>577</text:p>
          </table:table-cell>
          <table:table-cell table:style-name="ce286" office:value-type="string">
            <text:p>Lunug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7">
            <text:p>647</text:p>
          </table:table-cell>
          <table:table-cell table:style-name="ce286" office:value-type="string">
            <text:p>Lunuwatt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4">
            <text:p>544</text:p>
          </table:table-cell>
          <table:table-cell table:style-name="ce286" office:value-type="string">
            <text:p>Madamp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54">
            <text:p>654</text:p>
          </table:table-cell>
          <table:table-cell table:style-name="ce286" office:value-type="string">
            <text:p>Madatu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1">
            <text:p>581</text:p>
          </table:table-cell>
          <table:table-cell table:style-name="ce286" office:value-type="string">
            <text:p>Madaw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5">
            <text:p>565</text:p>
          </table:table-cell>
          <table:table-cell table:style-name="ce286" office:value-type="string">
            <text:p>Madurankul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2">
            <text:p>542</text:p>
          </table:table-cell>
          <table:table-cell table:style-name="ce286" office:value-type="string">
            <text:p>Mahiyang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4">
            <text:p>564</text:p>
          </table:table-cell>
          <table:table-cell table:style-name="ce286" office:value-type="string">
            <text:p>Maho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Main Street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3">
            <text:p>763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81">
            <text:p>281</text:p>
          </table:table-cell>
          <table:table-cell table:style-name="ce286" office:value-type="string">
            <text:p>Manipa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4">
            <text:p>574</text:p>
          </table:table-cell>
          <table:table-cell table:style-name="ce286" office:value-type="string">
            <text:p>Mankulam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Mann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Marad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6">
            <text:p>506</text:p>
          </table:table-cell>
          <table:table-cell table:style-name="ce286" office:value-type="string">
            <text:p>Maskel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4">
            <text:p>614</text:p>
          </table:table-cell>
          <table:table-cell table:style-name="ce286" office:value-type="string">
            <text:p>Matara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6">
            <text:p>556</text:p>
          </table:table-cell>
          <table:table-cell table:style-name="ce286" office:value-type="string">
            <text:p>Matu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9">
            <text:p>559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57">
            <text:p>257</text:p>
          </table:table-cell>
          <table:table-cell table:style-name="ce286" office:value-type="string">
            <text:p>Mawath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38">
            <text:p>238</text:p>
          </table:table-cell>
          <table:table-cell table:style-name="ce286" office:value-type="string">
            <text:p>Med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62">
            <text:p>162</text:p>
          </table:table-cell>
          <table:table-cell table:style-name="ce286" office:value-type="string">
            <text:p>Medawachch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1">
            <text:p>641</text:p>
          </table:table-cell>
          <table:table-cell table:style-name="ce286" office:value-type="string">
            <text:p>Medirigir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84">
            <text:p>384</text:p>
          </table:table-cell>
          <table:table-cell table:style-name="ce286" office:value-type="string">
            <text:p>Meegahakiwu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28">
            <text:p>728</text:p>
          </table:table-cell>
          <table:table-cell table:style-name="ce286" office:value-type="string">
            <text:p>Meegale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5">
            <text:p>555</text:p>
          </table:table-cell>
          <table:table-cell table:style-name="ce286" office:value-type="string">
            <text:p>Melsiripu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8">
            <text:p>618</text:p>
          </table:table-cell>
          <table:table-cell table:style-name="ce286" office:value-type="string">
            <text:p>Metropolitan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8">
            <text:p>518</text:p>
          </table:table-cell>
          <table:table-cell table:style-name="ce286" office:value-type="string">
            <text:p>Midden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35">
            <text:p>335</text:p>
          </table:table-cell>
          <table:table-cell table:style-name="ce286" office:value-type="string">
            <text:p>Mihintal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3">
            <text:p>593</text:p>
          </table:table-cell>
          <table:table-cell table:style-name="ce286" office:value-type="string">
            <text:p>Milagir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5">
            <text:p>545</text:p>
          </table:table-cell>
          <table:table-cell table:style-name="ce286" office:value-type="string">
            <text:p>Minuwan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88">
            <text:p>088</text:p>
          </table:table-cell>
          <table:table-cell table:style-name="ce286" office:value-type="string">
            <text:p>Miri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82">
            <text:p>082</text:p>
          </table:table-cell>
          <table:table-cell table:style-name="ce286" office:value-type="string">
            <text:p>Monarag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6">
            <text:p>766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1">
            <text:p>511</text:p>
          </table:table-cell>
          <table:table-cell table:style-name="ce286" office:value-type="string">
            <text:p>Mullaitivu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18">
            <text:p>118</text:p>
          </table:table-cell>
          <table:table-cell table:style-name="ce286" office:value-type="string">
            <text:p>Muttu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2">
            <text:p>762</text:p>
          </table:table-cell>
          <table:table-cell table:style-name="ce286" office:value-type="string">
            <text:p>Narahenpi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4">
            <text:p>534</text:p>
          </table:table-cell>
          <table:table-cell table:style-name="ce286" office:value-type="string">
            <text:p>Naramm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Nattand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92">
            <text:p>092</text:p>
          </table:table-cell>
          <table:table-cell table:style-name="ce286" office:value-type="string">
            <text:p>Nau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8">
            <text:p>598</text:p>
          </table:table-cell>
          <table:table-cell table:style-name="ce286" office:value-type="string">
            <text:p>Nawalapi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2">
            <text:p>572</text:p>
          </table:table-cell>
          <table:table-cell table:style-name="ce286" office:value-type="string">
            <text:p>Negombo Bazz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38">
            <text:p>638</text:p>
          </table:table-cell>
          <table:table-cell table:style-name="ce286" office:value-type="string">
            <text:p>Nelliad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7">
            <text:p>667</text:p>
          </table:table-cell>
          <table:table-cell table:style-name="ce286" office:value-type="string">
            <text:p>Nel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7">
            <text:p>547</text:p>
          </table:table-cell>
          <table:table-cell table:style-name="ce286" office:value-type="string">
            <text:p>Nikawera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1">
            <text:p>591</text:p>
          </table:table-cell>
          <table:table-cell table:style-name="ce286" office:value-type="string">
            <text:p>Nintavu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75">
            <text:p>675</text:p>
          </table:table-cell>
          <table:table-cell table:style-name="ce286" office:value-type="string">
            <text:p>Nittamb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7">
            <text:p>597</text:p>
          </table:table-cell>
          <table:table-cell table:style-name="ce286" office:value-type="string">
            <text:p>Nivitig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56">
            <text:p>656</text:p>
          </table:table-cell>
          <table:table-cell table:style-name="ce286" office:value-type="string">
            <text:p>Nochchiy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9">
            <text:p>779</text:p>
          </table:table-cell>
          <table:table-cell table:style-name="ce286" office:value-type="string">
            <text:p>Norchcholei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27">
            <text:p>127</text:p>
          </table:table-cell>
          <table:table-cell table:style-name="ce286" office:value-type="string">
            <text:p>Padavi Parakramapu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92">
            <text:p>492</text:p>
          </table:table-cell>
          <table:table-cell table:style-name="ce286" office:value-type="string">
            <text:p>Padiyapele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48">
            <text:p>348</text:p>
          </table:table-cell>
          <table:table-cell table:style-name="ce286" office:value-type="string">
            <text:p>Padiyatal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78">
            <text:p>678</text:p>
          </table:table-cell>
          <table:table-cell table:style-name="ce286" office:value-type="string">
            <text:p>Padukk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0">
            <text:p>640</text:p>
          </table:table-cell>
          <table:table-cell table:style-name="ce286" office:value-type="string">
            <text:p>Pallepo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7">
            <text:p>607</text:p>
          </table:table-cell>
          <table:table-cell table:style-name="ce286" office:value-type="string">
            <text:p>Panadura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46">
            <text:p>546</text:p>
          </table:table-cell>
          <table:table-cell table:style-name="ce286" office:value-type="string">
            <text:p>Pann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44">
            <text:p>644</text:p>
          </table:table-cell>
          <table:table-cell table:style-name="ce286" office:value-type="string">
            <text:p>Parliamentary Complex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3">
            <text:p>503</text:p>
          </table:table-cell>
          <table:table-cell table:style-name="ce286" office:value-type="string">
            <text:p>Passa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90">
            <text:p>690</text:p>
          </table:table-cell>
          <table:table-cell table:style-name="ce286" office:value-type="string">
            <text:p>Pelawat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Peliya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3">
            <text:p>683</text:p>
          </table:table-cell>
          <table:table-cell table:style-name="ce286" office:value-type="string">
            <text:p>Pelmad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52">
            <text:p>152</text:p>
          </table:table-cell>
          <table:table-cell table:style-name="ce286" office:value-type="string">
            <text:p>Pemad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8">
            <text:p>588</text:p>
          </table:table-cell>
          <table:table-cell table:style-name="ce286" office:value-type="string">
            <text:p>Peraden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1">
            <text:p>681</text:p>
          </table:table-cell>
          <table:table-cell table:style-name="ce286" office:value-type="string">
            <text:p>Personal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7">
            <text:p>587</text:p>
          </table:table-cell>
          <table:table-cell table:style-name="ce286" office:value-type="string">
            <text:p>Pilimatal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36">
            <text:p>736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10">
            <text:p>610</text:p>
          </table:table-cell>
          <table:table-cell table:style-name="ce286" office:value-type="string">
            <text:p>Pitig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Point Pedro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6">
            <text:p>526</text:p>
          </table:table-cell>
          <table:table-cell table:style-name="ce286" office:value-type="string">
            <text:p>Polgaha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83">
            <text:p>083</text:p>
          </table:table-cell>
          <table:table-cell table:style-name="ce286" office:value-type="string">
            <text:p>Polonnaruwa New Town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3">
            <text:p>783</text:p>
          </table:table-cell>
          <table:table-cell table:style-name="ce286" office:value-type="string">
            <text:p>Polpithi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64">
            <text:p>664</text:p>
          </table:table-cell>
          <table:table-cell table:style-name="ce286" office:value-type="string">
            <text:p>Pothuhe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18">
            <text:p>318</text:p>
          </table:table-cell>
          <table:table-cell table:style-name="ce286" office:value-type="string">
            <text:p>Potuvil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99">
            <text:p>099</text:p>
          </table:table-cell>
          <table:table-cell table:style-name="ce286" office:value-type="string">
            <text:p>Primary Dealer Unit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5">
            <text:p>765</text:p>
          </table:table-cell>
          <table:table-cell table:style-name="ce286" office:value-type="string">
            <text:p>Pu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25">
            <text:p>425</text:p>
          </table:table-cell>
          <table:table-cell table:style-name="ce286" office:value-type="string">
            <text:p>Pundaluo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37">
            <text:p>337</text:p>
          </table:table-cell>
          <table:table-cell table:style-name="ce286" office:value-type="string">
            <text:p>Pussella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Puttalam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4">
            <text:p>764</text:p>
          </table:table-cell>
          <table:table-cell table:style-name="ce286" office:value-type="string">
            <text:p>R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46">
            <text:p>746</text:p>
          </table:table-cell>
          <table:table-cell table:style-name="ce286" office:value-type="string">
            <text:p>Rajagir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4">
            <text:p>594</text:p>
          </table:table-cell>
          <table:table-cell table:style-name="ce286" office:value-type="string">
            <text:p>Rakw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2">
            <text:p>782</text:p>
          </table:table-cell>
          <table:table-cell table:style-name="ce286" office:value-type="string">
            <text:p>Rambe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2">
            <text:p>582</text:p>
          </table:table-cell>
          <table:table-cell table:style-name="ce286" office:value-type="string">
            <text:p>Rambukk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9">
            <text:p>689</text:p>
          </table:table-cell>
          <table:table-cell table:style-name="ce286" office:value-type="string">
            <text:p>Ratmalan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4">
            <text:p>684</text:p>
          </table:table-cell>
          <table:table-cell table:style-name="ce286" office:value-type="string">
            <text:p>Ratnapura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39">
            <text:p>639</text:p>
          </table:table-cell>
          <table:table-cell table:style-name="ce286" office:value-type="string">
            <text:p>Ratto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27">
            <text:p>627</text:p>
          </table:table-cell>
          <table:table-cell table:style-name="ce286" office:value-type="string">
            <text:p>Regent Street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2">
            <text:p>532</text:p>
          </table:table-cell>
          <table:table-cell table:style-name="ce286" office:value-type="string">
            <text:p>Ridi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67">
            <text:p>167</text:p>
          </table:table-cell>
          <table:table-cell table:style-name="ce286" office:value-type="string">
            <text:p>Rikillagaska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93">
            <text:p>693</text:p>
          </table:table-cell>
          <table:table-cell table:style-name="ce286" office:value-type="string">
            <text:p>Ruhunu Campus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5">
            <text:p>585</text:p>
          </table:table-cell>
          <table:table-cell table:style-name="ce286" office:value-type="string">
            <text:p>Ruwanwe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40">
            <text:p>440</text:p>
          </table:table-cell>
          <table:table-cell table:style-name="ce286" office:value-type="string">
            <text:p>Samanthurai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21">
            <text:p>421</text:p>
          </table:table-cell>
          <table:table-cell table:style-name="ce286" office:value-type="string">
            <text:p>Seed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83">
            <text:p>183</text:p>
          </table:table-cell>
          <table:table-cell table:style-name="ce286" office:value-type="string">
            <text:p>Sew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16">
            <text:p>416</text:p>
          </table:table-cell>
          <table:table-cell table:style-name="ce286" office:value-type="string">
            <text:p>Siyambaland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50">
            <text:p>650</text:p>
          </table:table-cell>
          <table:table-cell table:style-name="ce286" office:value-type="string">
            <text:p>Talatuo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1">
            <text:p>531</text:p>
          </table:table-cell>
          <table:table-cell table:style-name="ce286" office:value-type="string">
            <text:p>Talawakell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96">
            <text:p>596</text:p>
          </table:table-cell>
          <table:table-cell table:style-name="ce286" office:value-type="string">
            <text:p>Talgaswe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78" office:value-type="float" office:value="655">
            <text:p>655</text:p>
          </table:table-cell>
          <table:table-cell table:style-name="ce286" office:value-type="string">
            <text:p>Tambutte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Tangall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47">
            <text:p>747</text:p>
          </table:table-cell>
          <table:table-cell table:style-name="ce286" office:value-type="string">
            <text:p>Taproban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50">
            <text:p>250</text:p>
          </table:table-cell>
          <table:table-cell table:style-name="ce286" office:value-type="string">
            <text:p>Tawal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81">
            <text:p>781</text:p>
          </table:table-cell>
          <table:table-cell table:style-name="ce286" office:value-type="string">
            <text:p>Telden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22">
            <text:p>322</text:p>
          </table:table-cell>
          <table:table-cell table:style-name="ce286" office:value-type="string">
            <text:p>Thanamalwi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2">
            <text:p>512</text:p>
          </table:table-cell>
          <table:table-cell table:style-name="ce286" office:value-type="string">
            <text:p>Thimbirigasya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1">
            <text:p>761</text:p>
          </table:table-cell>
          <table:table-cell table:style-name="ce286" office:value-type="string">
            <text:p>Thirunelvely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57">
            <text:p>157</text:p>
          </table:table-cell>
          <table:table-cell table:style-name="ce286" office:value-type="string">
            <text:p>Tirappan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38">
            <text:p>538</text:p>
          </table:table-cell>
          <table:table-cell table:style-name="ce286" office:value-type="string">
            <text:p>Tissamahar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0">
            <text:p>760</text:p>
          </table:table-cell>
          <table:table-cell table:style-name="ce286" office:value-type="string">
            <text:p>Treasury Division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24">
            <text:p>624</text:p>
          </table:table-cell>
          <table:table-cell table:style-name="ce286" office:value-type="string">
            <text:p>Trincomalee Bazaar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06">
            <text:p>606</text:p>
          </table:table-cell>
          <table:table-cell table:style-name="ce286" office:value-type="string">
            <text:p>Uda Dumba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<text:s/>Union Plac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98">
            <text:p>298</text:p>
          </table:table-cell>
          <table:table-cell table:style-name="ce286" office:value-type="string">
            <text:p>Urubokk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43">
            <text:p>343</text:p>
          </table:table-cell>
          <table:table-cell table:style-name="ce286" office:value-type="string">
            <text:p>Uva Parana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26">
            <text:p>626</text:p>
          </table:table-cell>
          <table:table-cell table:style-name="ce286" office:value-type="string">
            <text:p>Valachchenai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682">
            <text:p>682</text:p>
          </table:table-cell>
          <table:table-cell table:style-name="ce286" office:value-type="string">
            <text:p>Veyango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75">
            <text:p>775</text:p>
          </table:table-cell>
          <table:table-cell table:style-name="ce286" office:value-type="string">
            <text:p>Visakh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84">
            <text:p>584</text:p>
          </table:table-cell>
          <table:table-cell table:style-name="ce286" office:value-type="string">
            <text:p>Wadd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8">
            <text:p>558</text:p>
          </table:table-cell>
          <table:table-cell table:style-name="ce286" office:value-type="string">
            <text:p>Waikkal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43">
            <text:p>743</text:p>
          </table:table-cell>
          <table:table-cell table:style-name="ce286" office:value-type="string">
            <text:p>Walapan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17">
            <text:p>517</text:p>
          </table:table-cell>
          <table:table-cell table:style-name="ce286" office:value-type="string">
            <text:p>Walasm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62">
            <text:p>562</text:p>
          </table:table-cell>
          <table:table-cell table:style-name="ce286" office:value-type="string">
            <text:p><text:s/>Warakapo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79">
            <text:p>379</text:p>
          </table:table-cell>
          <table:table-cell table:style-name="ce286" office:value-type="string">
            <text:p>Wariyapo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5">
            <text:p>505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340">
            <text:p>340</text:p>
          </table:table-cell>
          <table:table-cell table:style-name="ce286" office:value-type="string">
            <text:p><text:s/>Watte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39">
            <text:p>139</text:p>
          </table:table-cell>
          <table:table-cell table:style-name="ce286" office:value-type="string">
            <text:p>Weeraketi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50">
            <text:p>550</text:p>
          </table:table-cell>
          <table:table-cell table:style-name="ce286" office:value-type="string">
            <text:p>Weligam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30">
            <text:p>730</text:p>
          </table:table-cell>
          <table:table-cell table:style-name="ce286" office:value-type="string">
            <text:p>Welimad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27">
            <text:p>527</text:p>
          </table:table-cell>
          <table:table-cell table:style-name="ce286" office:value-type="string">
            <text:p>Welisar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Wellawatt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34">
            <text:p>434</text:p>
          </table:table-cell>
          <table:table-cell table:style-name="ce286" office:value-type="string">
            <text:p>Wellaway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04">
            <text:p>104</text:p>
          </table:table-cell>
          <table:table-cell table:style-name="ce286" office:value-type="string">
            <text:p>Welpa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08">
            <text:p>508</text:p>
          </table:table-cell>
          <table:table-cell table:style-name="ce286" office:value-type="string">
            <text:p>Wennappuw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769">
            <text:p>769</text:p>
          </table:table-cell>
          <table:table-cell table:style-name="ce286" office:value-type="string">
            <text:p>Yakka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578">
            <text:p>578</text:p>
          </table:table-cell>
          <table:table-cell table:style-name="ce286" office:value-type="string">
            <text:p>Yakkalamull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144">
            <text:p>144</text:p>
          </table:table-cell>
          <table:table-cell table:style-name="ce286" office:value-type="string">
            <text:p>Yatawatte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10">
            <text:p>7010</text:p>
          </table:table-cell>
          <table:table-cell table:style-name="ce282" office:value-type="float" office:value="477">
            <text:p>477</text:p>
          </table:table-cell>
          <table:table-cell table:style-name="ce286" office:value-type="string">
            <text:p>Yatiyantota</text:p>
          </table:table-cell>
          <table:table-cell table:style-name="ce288" office:value-type="string">
            <text:p>BOC</text:p>
          </table:table-cell>
          <table:table-cell table:style-name="ce285" office:value-type="string">
            <text:p>Bank of Ceylon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Bambalapitiya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Kiribathgoda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Kirullapone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Kollupitiya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Moratuwa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Negombo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Pettah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Rajagiriya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Union Place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Wattala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38">
            <text:p>7038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Wellawatte</text:p>
          </table:table-cell>
          <table:table-cell table:style-name="ce278"/>
          <table:table-cell table:style-name="ce286" office:value-type="string">
            <text:p>Standard Chartered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47">
            <text:p>7047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Citi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47">
            <text:p>7047</text:p>
          </table:table-cell>
          <table:table-cell table:style-name="ce282" office:value-type="float" office:value="100">
            <text:p>100</text:p>
          </table:table-cell>
          <table:table-cell table:style-name="ce286" office:value-type="string">
            <text:p>Cash Mgmt</text:p>
          </table:table-cell>
          <table:table-cell table:style-name="ce278"/>
          <table:table-cell table:style-name="ce286" office:value-type="string">
            <text:p>Citi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78" office:value-type="float" office:value="172">
            <text:p>172</text:p>
          </table:table-cell>
          <table:table-cell table:style-name="ce286" office:value-type="string">
            <text:p>Akkaraipattu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Akuress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Aluth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97">
            <text:p>097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Ambalanto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0">
            <text:p>100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4">
            <text:p>254</text:p>
          </table:table-cell>
          <table:table-cell table:style-name="ce286" office:value-type="string">
            <text:p>Anniwatte Customer Service Poin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85">
            <text:p>185</text:p>
          </table:table-cell>
          <table:table-cell table:style-name="ce286" office:value-type="string">
            <text:p>Anuradhapura New Town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6">
            <text:p>156</text:p>
          </table:table-cell>
          <table:table-cell table:style-name="ce286" office:value-type="string">
            <text:p>Atchchuvely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0">
            <text:p>130</text:p>
          </table:table-cell>
          <table:table-cell table:style-name="ce286" office:value-type="string">
            <text:p>Athurugir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0">
            <text:p>070</text:p>
          </table:table-cell>
          <table:table-cell table:style-name="ce286" office:value-type="string">
            <text:p>Avissawe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98">
            <text:p>098</text:p>
          </table:table-cell>
          <table:table-cell table:style-name="ce286" office:value-type="string">
            <text:p>Badde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2">
            <text:p>082</text:p>
          </table:table-cell>
          <table:table-cell table:style-name="ce286" office:value-type="string">
            <text:p>Balango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6">
            <text:p>106</text:p>
          </table:table-cell>
          <table:table-cell table:style-name="ce286" office:value-type="string">
            <text:p>Bambala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4">
            <text:p>084</text:p>
          </table:table-cell>
          <table:table-cell table:style-name="ce286" office:value-type="string">
            <text:p>Bandaragama (C.S.P.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0">
            <text:p>080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3">
            <text:p>113</text:p>
          </table:table-cell>
          <table:table-cell table:style-name="ce286" office:value-type="string">
            <text:p>Baseline Road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2">
            <text:p>252</text:p>
          </table:table-cell>
          <table:table-cell table:style-name="ce286" office:value-type="string">
            <text:p>Batharamulla Arpico Super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Battaramu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5">
            <text:p>105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81">
            <text:p>181</text:p>
          </table:table-cell>
          <table:table-cell table:style-name="ce286" office:value-type="string">
            <text:p>Beliat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0">
            <text:p>220</text:p>
          </table:table-cell>
          <table:table-cell table:style-name="ce286" office:value-type="string">
            <text:p>Beruwala Minico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7">
            <text:p>147</text:p>
          </table:table-cell>
          <table:table-cell table:style-name="ce286" office:value-type="string">
            <text:p>Biya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2">
            <text:p>142</text:p>
          </table:table-cell>
          <table:table-cell table:style-name="ce286" office:value-type="string">
            <text:p>Boralesgam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2">
            <text:p>132</text:p>
          </table:table-cell>
          <table:table-cell table:style-name="ce286" office:value-type="string">
            <text:p>Boralesgamuwa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6">
            <text:p>126</text:p>
          </table:table-cell>
          <table:table-cell table:style-name="ce286" office:value-type="string">
            <text:p>Chavakachcheri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7">
            <text:p>107</text:p>
          </table:table-cell>
          <table:table-cell table:style-name="ce286" office:value-type="string">
            <text:p>Chunakka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City Offic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Colombo 7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Dambu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4">
            <text:p>164</text:p>
          </table:table-cell>
          <table:table-cell table:style-name="ce286" office:value-type="string">
            <text:p>Dankot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Dehiw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1">
            <text:p>251</text:p>
          </table:table-cell>
          <table:table-cell table:style-name="ce286" office:value-type="string">
            <text:p>Dehiwala Arpico Super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4">
            <text:p>134</text:p>
          </table:table-cell>
          <table:table-cell table:style-name="ce286" office:value-type="string">
            <text:p>Delkanda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1">
            <text:p>111</text:p>
          </table:table-cell>
          <table:table-cell table:style-name="ce286" office:value-type="string">
            <text:p>Deniya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0">
            <text:p>140</text:p>
          </table:table-cell>
          <table:table-cell table:style-name="ce286" office:value-type="string">
            <text:p>Diga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Duplication Road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8">
            <text:p>158</text:p>
          </table:table-cell>
          <table:table-cell table:style-name="ce286" office:value-type="string">
            <text:p>Eheliyago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1">
            <text:p>071</text:p>
          </table:table-cell>
          <table:table-cell table:style-name="ce286" office:value-type="string">
            <text:p>Ekala (CSP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3">
            <text:p>103</text:p>
          </table:table-cell>
          <table:table-cell table:style-name="ce286" office:value-type="string">
            <text:p>El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8">
            <text:p>168</text:p>
          </table:table-cell>
          <table:table-cell table:style-name="ce286" office:value-type="string">
            <text:p>Eravur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Foreign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Galewe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Galle City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Galle For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2">
            <text:p>102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7">
            <text:p>177</text:p>
          </table:table-cell>
          <table:table-cell table:style-name="ce286" office:value-type="string">
            <text:p>Ganemu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82">
            <text:p>182</text:p>
          </table:table-cell>
          <table:table-cell table:style-name="ce286" office:value-type="string">
            <text:p>Giriu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Grandpass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6">
            <text:p>166</text:p>
          </table:table-cell>
          <table:table-cell table:style-name="ce286" office:value-type="string">
            <text:p>Hambanto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3">
            <text:p>143</text:p>
          </table:table-cell>
          <table:table-cell table:style-name="ce286" office:value-type="string">
            <text:p>Hanwe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5">
            <text:p>115</text:p>
          </table:table-cell>
          <table:table-cell table:style-name="ce286" office:value-type="string">
            <text:p>Hatton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Hikkad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Hingurakgo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8">
            <text:p>258</text:p>
          </table:table-cell>
          <table:table-cell table:style-name="ce286" office:value-type="string">
            <text:p>Holiday Banking Centre - Majestic City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5">
            <text:p>075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6">
            <text:p>076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4">
            <text:p>224</text:p>
          </table:table-cell>
          <table:table-cell table:style-name="ce286" office:value-type="string">
            <text:p>Horana Minico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3">
            <text:p>253</text:p>
          </table:table-cell>
          <table:table-cell table:style-name="ce286" office:value-type="string">
            <text:p>Hydepark Arpico Service Center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901">
            <text:p>901</text:p>
          </table:table-cell>
          <table:table-cell table:style-name="ce286" office:value-type="string">
            <text:p>Islamic Banking Uni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1">
            <text:p>081</text:p>
          </table:table-cell>
          <table:table-cell table:style-name="ce286" office:value-type="string">
            <text:p>Ja-E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7">
            <text:p>127</text:p>
          </table:table-cell>
          <table:table-cell table:style-name="ce286" office:value-type="string">
            <text:p>Jaffna C.S.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7">
            <text:p>067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8">
            <text:p>088</text:p>
          </table:table-cell>
          <table:table-cell table:style-name="ce286" office:value-type="string">
            <text:p>Kaduruwe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Kaduwe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3">
            <text:p>133</text:p>
          </table:table-cell>
          <table:table-cell table:style-name="ce286" office:value-type="string">
            <text:p>Kahawat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8">
            <text:p>138</text:p>
          </table:table-cell>
          <table:table-cell table:style-name="ce286" office:value-type="string">
            <text:p>Kalawa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2">
            <text:p>152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78" office:value-type="float" office:value="104">
            <text:p>104</text:p>
          </table:table-cell>
          <table:table-cell table:style-name="ce286" office:value-type="string">
            <text:p>Kamburu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Kanda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0">
            <text:p>150</text:p>
          </table:table-cell>
          <table:table-cell table:style-name="ce286" office:value-type="string">
            <text:p>Kandy City offic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5">
            <text:p>135</text:p>
          </table:table-cell>
          <table:table-cell table:style-name="ce286" office:value-type="string">
            <text:p>kara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3">
            <text:p>173</text:p>
          </table:table-cell>
          <table:table-cell table:style-name="ce286" office:value-type="string">
            <text:p>Katara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4">
            <text:p>114</text:p>
          </table:table-cell>
          <table:table-cell table:style-name="ce286" office:value-type="string">
            <text:p>Katubed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7">
            <text:p>167</text:p>
          </table:table-cell>
          <table:table-cell table:style-name="ce286" office:value-type="string">
            <text:p>Katubedda Service Poin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7">
            <text:p>227</text:p>
          </table:table-cell>
          <table:table-cell table:style-name="ce286" office:value-type="string">
            <text:p>Katukurunda Minicom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90">
            <text:p>190</text:p>
          </table:table-cell>
          <table:table-cell table:style-name="ce286" office:value-type="string">
            <text:p>Katunayak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Katunayake FTZ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0">
            <text:p>110</text:p>
          </table:table-cell>
          <table:table-cell table:style-name="ce286" office:value-type="string">
            <text:p>Kekira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Keyzer Stree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5">
            <text:p>155</text:p>
          </table:table-cell>
          <table:table-cell table:style-name="ce286" office:value-type="string">
            <text:p>Kilinochchi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9">
            <text:p>069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7">
            <text:p>257</text:p>
          </table:table-cell>
          <table:table-cell table:style-name="ce286" office:value-type="string">
            <text:p>Kiribathgoda Service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9">
            <text:p>139</text:p>
          </table:table-cell>
          <table:table-cell table:style-name="ce286" office:value-type="string">
            <text:p>Kirindiwe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Kirulapo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4">
            <text:p>074</text:p>
          </table:table-cell>
          <table:table-cell table:style-name="ce286" office:value-type="string">
            <text:p>Kochchikade (C.S.P.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Kogg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7">
            <text:p>087</text:p>
          </table:table-cell>
          <table:table-cell table:style-name="ce286" office:value-type="string">
            <text:p>Kohuwala - (C.S.P.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9">
            <text:p>119</text:p>
          </table:table-cell>
          <table:table-cell table:style-name="ce286" office:value-type="string">
            <text:p>Kotikawat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1">
            <text:p>121</text:p>
          </table:table-cell>
          <table:table-cell table:style-name="ce286" office:value-type="string">
            <text:p>Kotta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5">
            <text:p>255</text:p>
          </table:table-cell>
          <table:table-cell table:style-name="ce286" office:value-type="string">
            <text:p>Kundasale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2">
            <text:p>122</text:p>
          </table:table-cell>
          <table:table-cell table:style-name="ce286" office:value-type="string">
            <text:p>Kurunegala (CSP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5">
            <text:p>175</text:p>
          </table:table-cell>
          <table:table-cell table:style-name="ce286" office:value-type="string">
            <text:p>Kuruwi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7">
            <text:p>137</text:p>
          </table:table-cell>
          <table:table-cell table:style-name="ce286" office:value-type="string">
            <text:p>Mahiyangana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14">
            <text:p>214</text:p>
          </table:table-cell>
          <table:table-cell table:style-name="ce286" office:value-type="string">
            <text:p>Majestic City-Minicom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6">
            <text:p>086</text:p>
          </table:table-cell>
          <table:table-cell table:style-name="ce286" office:value-type="string">
            <text:p>Malabe (C.S.P.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3">
            <text:p>153</text:p>
          </table:table-cell>
          <table:table-cell table:style-name="ce286" office:value-type="string">
            <text:p>Manipay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4">
            <text:p>154</text:p>
          </table:table-cell>
          <table:table-cell table:style-name="ce286" office:value-type="string">
            <text:p>Mannar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Marada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1">
            <text:p>151</text:p>
          </table:table-cell>
          <table:table-cell table:style-name="ce286" office:value-type="string">
            <text:p>Matara City offic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2">
            <text:p>222</text:p>
          </table:table-cell>
          <table:table-cell table:style-name="ce286" office:value-type="string">
            <text:p>Matara Minico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96">
            <text:p>096</text:p>
          </table:table-cell>
          <table:table-cell table:style-name="ce286" office:value-type="string">
            <text:p>Mathu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9">
            <text:p>079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1">
            <text:p>161</text:p>
          </table:table-cell>
          <table:table-cell table:style-name="ce286" office:value-type="string">
            <text:p>Mawatha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6">
            <text:p>226</text:p>
          </table:table-cell>
          <table:table-cell table:style-name="ce286" office:value-type="string">
            <text:p>Minicom Centre - Bokunda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3">
            <text:p>033</text:p>
          </table:table-cell>
          <table:table-cell table:style-name="ce285" office:value-type="string">
            <text:p>Minuwango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6">
            <text:p>066</text:p>
          </table:table-cell>
          <table:table-cell table:style-name="ce285" office:value-type="string">
            <text:p>Miri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0">
            <text:p>120</text:p>
          </table:table-cell>
          <table:table-cell table:style-name="ce285" office:value-type="string">
            <text:p>Monarag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9">
            <text:p>059</text:p>
          </table:table-cell>
          <table:table-cell table:style-name="ce285" office:value-type="string">
            <text:p>Morat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93">
            <text:p>093</text:p>
          </table:table-cell>
          <table:table-cell table:style-name="ce285" office:value-type="string">
            <text:p>Mount Lavinia(C.S.P.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3">
            <text:p>023</text:p>
          </table:table-cell>
          <table:table-cell table:style-name="ce285" office:value-type="string">
            <text:p>Mutuwal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">
            <text:p>022</text:p>
          </table:table-cell>
          <table:table-cell table:style-name="ce285" office:value-type="string">
            <text:p>Narahenpit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0">
            <text:p>060</text:p>
          </table:table-cell>
          <table:table-cell table:style-name="ce285" office:value-type="string">
            <text:p>Naramm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5">
            <text:p>055</text:p>
          </table:table-cell>
          <table:table-cell table:style-name="ce285" office:value-type="string">
            <text:p>Nattand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1">
            <text:p>101</text:p>
          </table:table-cell>
          <table:table-cell table:style-name="ce285" office:value-type="string">
            <text:p>Nawala (C.S.P.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9">
            <text:p>089</text:p>
          </table:table-cell>
          <table:table-cell table:style-name="ce285" office:value-type="string">
            <text:p>Nawalapi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9">
            <text:p>259</text:p>
          </table:table-cell>
          <table:table-cell table:style-name="ce285" office:value-type="string">
            <text:p>Nawam Mawatha Service Poin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56">
            <text:p>256</text:p>
          </table:table-cell>
          <table:table-cell table:style-name="ce285" office:value-type="string">
            <text:p>Negambo Arpico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">
            <text:p>013</text:p>
          </table:table-cell>
          <table:table-cell table:style-name="ce285" office:value-type="string">
            <text:p>Negombo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8">
            <text:p>118</text:p>
          </table:table-cell>
          <table:table-cell table:style-name="ce285" office:value-type="string">
            <text:p>Negombo Extension Offic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8">
            <text:p>108</text:p>
          </table:table-cell>
          <table:table-cell table:style-name="ce285" office:value-type="string">
            <text:p>Nelliady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5">
            <text:p>125</text:p>
          </table:table-cell>
          <table:table-cell table:style-name="ce285" office:value-type="string">
            <text:p>Nel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3">
            <text:p>083</text:p>
          </table:table-cell>
          <table:table-cell table:style-name="ce285" office:value-type="string">
            <text:p>Nikawerat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5">
            <text:p>065</text:p>
          </table:table-cell>
          <table:table-cell table:style-name="ce285" office:value-type="string">
            <text:p>Nittamb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61">
            <text:p>261</text:p>
          </table:table-cell>
          <table:table-cell table:style-name="ce285" office:value-type="string">
            <text:p>Nittambuwa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0">
            <text:p>020</text:p>
          </table:table-cell>
          <table:table-cell table:style-name="ce285" office:value-type="string">
            <text:p>Nugego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4">
            <text:p>034</text:p>
          </table:table-cell>
          <table:table-cell table:style-name="ce285" office:value-type="string">
            <text:p>Nuwara El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">
            <text:p>017</text:p>
          </table:table-cell>
          <table:table-cell table:style-name="ce285" office:value-type="string">
            <text:p>Old Moor Stree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87">
            <text:p>187</text:p>
          </table:table-cell>
          <table:table-cell table:style-name="ce285" office:value-type="string">
            <text:p>Padukk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06">
            <text:p>206</text:p>
          </table:table-cell>
          <table:table-cell table:style-name="ce285" office:value-type="string">
            <text:p>Palavi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1">
            <text:p>041</text:p>
          </table:table-cell>
          <table:table-cell table:style-name="ce285" office:value-type="string">
            <text:p>Panadu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3">
            <text:p>223</text:p>
          </table:table-cell>
          <table:table-cell table:style-name="ce285" office:value-type="string">
            <text:p>Panadura Minico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8">
            <text:p>038</text:p>
          </table:table-cell>
          <table:table-cell table:style-name="ce285" office:value-type="string">
            <text:p>Panchikawatt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4">
            <text:p>144</text:p>
          </table:table-cell>
          <table:table-cell table:style-name="ce285" office:value-type="string">
            <text:p>Pann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86">
            <text:p>186</text:p>
          </table:table-cell>
          <table:table-cell table:style-name="ce285" office:value-type="string">
            <text:p>Passa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5">
            <text:p>165</text:p>
          </table:table-cell>
          <table:table-cell table:style-name="ce285" office:value-type="string">
            <text:p>Peliyagoda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9">
            <text:p>149</text:p>
          </table:table-cell>
          <table:table-cell table:style-name="ce285" office:value-type="string">
            <text:p>Pelmadu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3">
            <text:p>073</text:p>
          </table:table-cell>
          <table:table-cell table:style-name="ce285" office:value-type="string">
            <text:p>Peradeniya (CSP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4">
            <text:p>024</text:p>
          </table:table-cell>
          <table:table-cell table:style-name="ce285" office:value-type="string">
            <text:p>Pettah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2">
            <text:p>072</text:p>
          </table:table-cell>
          <table:table-cell table:style-name="ce285" office:value-type="string">
            <text:p>Pettah Main Stree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9">
            <text:p>109</text:p>
          </table:table-cell>
          <table:table-cell table:style-name="ce285" office:value-type="string">
            <text:p>Pilimathala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7">
            <text:p>077</text:p>
          </table:table-cell>
          <table:table-cell table:style-name="ce285" office:value-type="string">
            <text:p>Piliyand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7">
            <text:p>117</text:p>
          </table:table-cell>
          <table:table-cell table:style-name="ce285" office:value-type="string">
            <text:p>Pitakotte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1">
            <text:p>141</text:p>
          </table:table-cell>
          <table:table-cell table:style-name="ce285" office:value-type="string">
            <text:p>Polgahawe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9">
            <text:p>169</text:p>
          </table:table-cell>
          <table:table-cell table:style-name="ce285" office:value-type="string">
            <text:p>Priority Banking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8">
            <text:p>148</text:p>
          </table:table-cell>
          <table:table-cell table:style-name="ce285" office:value-type="string">
            <text:p>Puttla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1">
            <text:p>131</text:p>
          </table:table-cell>
          <table:table-cell table:style-name="ce285" office:value-type="string">
            <text:p>Raddolugama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1">
            <text:p>221</text:p>
          </table:table-cell>
          <table:table-cell table:style-name="ce285" office:value-type="string">
            <text:p>Ragama minico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2">
            <text:p>062</text:p>
          </table:table-cell>
          <table:table-cell table:style-name="ce285" office:value-type="string">
            <text:p>Rajagir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16">
            <text:p>216</text:p>
          </table:table-cell>
          <table:table-cell table:style-name="ce285" office:value-type="string">
            <text:p>Ramanayake Mawath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6">
            <text:p>046</text:p>
          </table:table-cell>
          <table:table-cell table:style-name="ce285" office:value-type="string">
            <text:p>Ratmalan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9">
            <text:p>049</text:p>
          </table:table-cell>
          <table:table-cell table:style-name="ce285" office:value-type="string">
            <text:p>Ratnapur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6">
            <text:p>116</text:p>
          </table:table-cell>
          <table:table-cell table:style-name="ce286" office:value-type="string">
            <text:p>Reid Avenu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3">
            <text:p>163</text:p>
          </table:table-cell>
          <table:table-cell table:style-name="ce286" office:value-type="string">
            <text:p>Ruwanwel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4">
            <text:p>064</text:p>
          </table:table-cell>
          <table:table-cell table:style-name="ce286" office:value-type="string">
            <text:p>Seed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3">
            <text:p>123</text:p>
          </table:table-cell>
          <table:table-cell table:style-name="ce286" office:value-type="string">
            <text:p>Tangall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78">
            <text:p>078</text:p>
          </table:table-cell>
          <table:table-cell table:style-name="ce286" office:value-type="string">
            <text:p>Thalawathugoda (C.S.P.)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2">
            <text:p>162</text:p>
          </table:table-cell>
          <table:table-cell table:style-name="ce286" office:value-type="string">
            <text:p>Thambutte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7">
            <text:p>157</text:p>
          </table:table-cell>
          <table:table-cell table:style-name="ce286" office:value-type="string">
            <text:p>Thirunelvely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4">
            <text:p>124</text:p>
          </table:table-cell>
          <table:table-cell table:style-name="ce286" office:value-type="string">
            <text:p>Tissamahar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9">
            <text:p>129</text:p>
          </table:table-cell>
          <table:table-cell table:style-name="ce286" office:value-type="string">
            <text:p>Udu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Union Plac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59">
            <text:p>159</text:p>
          </table:table-cell>
          <table:table-cell table:style-name="ce286" office:value-type="string">
            <text:p>Valachchenai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1">
            <text:p>171</text:p>
          </table:table-cell>
          <table:table-cell table:style-name="ce286" office:value-type="string">
            <text:p>Vavuniya CSP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0">
            <text:p>170</text:p>
          </table:table-cell>
          <table:table-cell table:style-name="ce286" office:value-type="string">
            <text:p>Velanai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6">
            <text:p>146</text:p>
          </table:table-cell>
          <table:table-cell table:style-name="ce286" office:value-type="string">
            <text:p>Wadd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28">
            <text:p>128</text:p>
          </table:table-cell>
          <table:table-cell table:style-name="ce286" office:value-type="string">
            <text:p>Warakapo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45">
            <text:p>145</text:p>
          </table:table-cell>
          <table:table-cell table:style-name="ce286" office:value-type="string">
            <text:p>Ward Plac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4">
            <text:p>174</text:p>
          </table:table-cell>
          <table:table-cell table:style-name="ce286" office:value-type="string">
            <text:p>Wariyapo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60">
            <text:p>260</text:p>
          </table:table-cell>
          <table:table-cell table:style-name="ce286" office:value-type="string">
            <text:p>Wattala - Service Point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5">
            <text:p>225</text:p>
          </table:table-cell>
          <table:table-cell table:style-name="ce286" office:value-type="string">
            <text:p>Wattala Minico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12">
            <text:p>112</text:p>
          </table:table-cell>
          <table:table-cell table:style-name="ce286" office:value-type="string">
            <text:p>Weligam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36">
            <text:p>136</text:p>
          </table:table-cell>
          <table:table-cell table:style-name="ce286" office:value-type="string">
            <text:p>Welimad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28">
            <text:p>228</text:p>
          </table:table-cell>
          <table:table-cell table:style-name="ce286" office:value-type="string">
            <text:p>Weliweria Minicom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Wellawatt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60">
            <text:p>160</text:p>
          </table:table-cell>
          <table:table-cell table:style-name="ce286" office:value-type="string">
            <text:p>Wellaway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Wennappuw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178">
            <text:p>178</text:p>
          </table:table-cell>
          <table:table-cell table:style-name="ce286" office:value-type="string">
            <text:p>World Trade Centre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56">
            <text:p>7056</text:p>
          </table:table-cell>
          <table:table-cell table:style-name="ce282" office:value-type="float" office:value="85">
            <text:p>085</text:p>
          </table:table-cell>
          <table:table-cell table:style-name="ce286" office:value-type="string">
            <text:p>Yakkala</text:p>
          </table:table-cell>
          <table:table-cell table:style-name="ce288" office:value-type="string">
            <text:p>COM</text:p>
          </table:table-cell>
          <table:table-cell table:style-name="ce286" office:value-type="string">
            <text:p>Commerci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74">
            <text:p>7074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Main Branch</text:p>
          </table:table-cell>
          <table:table-cell table:style-name="ce278"/>
          <table:table-cell table:style-name="ce286" office:value-type="string">
            <text:p>Habi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74">
            <text:p>7074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Lake View</text:p>
          </table:table-cell>
          <table:table-cell table:style-name="ce278"/>
          <table:table-cell table:style-name="ce286" office:value-type="string">
            <text:p>Habi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74">
            <text:p>7074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Kalmunai</text:p>
          </table:table-cell>
          <table:table-cell table:style-name="ce278"/>
          <table:table-cell table:style-name="ce286" office:value-type="string">
            <text:p>Habi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8">
            <text:p>078</text:p>
          </table:table-cell>
          <table:table-cell table:style-name="ce286" office:value-type="string">
            <text:p>Akkaraipattu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1">
            <text:p>151</text:p>
          </table:table-cell>
          <table:table-cell table:style-name="ce286" office:value-type="string">
            <text:p>Akuress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3">
            <text:p>123</text:p>
          </table:table-cell>
          <table:table-cell table:style-name="ce286" office:value-type="string">
            <text:p>Alaw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9">
            <text:p>109</text:p>
          </table:table-cell>
          <table:table-cell table:style-name="ce286" office:value-type="string">
            <text:p>Aluth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Aluthkad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1">
            <text:p>081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Ambalantot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7">
            <text:p>177</text:p>
          </table:table-cell>
          <table:table-cell table:style-name="ce286" office:value-type="string">
            <text:p>Anamad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3">
            <text:p>193</text:p>
          </table:table-cell>
          <table:table-cell table:style-name="ce286" office:value-type="string">
            <text:p>Aralaganwi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9">
            <text:p>189</text:p>
          </table:table-cell>
          <table:table-cell table:style-name="ce286" office:value-type="string">
            <text:p>Atchchuvely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2">
            <text:p>112</text:p>
          </table:table-cell>
          <table:table-cell table:style-name="ce286" office:value-type="string">
            <text:p>Avissawe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1">
            <text:p>071</text:p>
          </table:table-cell>
          <table:table-cell table:style-name="ce286" office:value-type="string">
            <text:p>Balan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Bambalapit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0">
            <text:p>160</text:p>
          </table:table-cell>
          <table:table-cell table:style-name="ce286" office:value-type="string">
            <text:p>Beruwe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Biya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0">
            <text:p>060</text:p>
          </table:table-cell>
          <table:table-cell table:style-name="ce286" office:value-type="string">
            <text:p>Bogawanthala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2">
            <text:p>112</text:p>
          </table:table-cell>
          <table:table-cell table:style-name="ce286" office:value-type="string">
            <text:p>Boralesgam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5">
            <text:p>075</text:p>
          </table:table-cell>
          <table:table-cell table:style-name="ce286" office:value-type="string">
            <text:p>Butt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3">
            <text:p>113</text:p>
          </table:table-cell>
          <table:table-cell table:style-name="ce286" office:value-type="string">
            <text:p>Card Centr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4">
            <text:p>114</text:p>
          </table:table-cell>
          <table:table-cell table:style-name="ce286" office:value-type="string">
            <text:p>Central Colombo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7">
            <text:p>157</text:p>
          </table:table-cell>
          <table:table-cell table:style-name="ce286" office:value-type="string">
            <text:p>Chankana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7">
            <text:p>137</text:p>
          </table:table-cell>
          <table:table-cell table:style-name="ce286" office:value-type="string">
            <text:p>Chavakachcher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7">
            <text:p>117</text:p>
          </table:table-cell>
          <table:table-cell table:style-name="ce286" office:value-type="string">
            <text:p>Chunnakam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6">
            <text:p>076</text:p>
          </table:table-cell>
          <table:table-cell table:style-name="ce286" office:value-type="string">
            <text:p>Cinnamon Gardens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City Offic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Dambu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0">
            <text:p>070</text:p>
          </table:table-cell>
          <table:table-cell table:style-name="ce286" office:value-type="string">
            <text:p>Dankot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6">
            <text:p>196</text:p>
          </table:table-cell>
          <table:table-cell table:style-name="ce286" office:value-type="string">
            <text:p>Dehiattakand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3">
            <text:p>093</text:p>
          </table:table-cell>
          <table:table-cell table:style-name="ce286" office:value-type="string">
            <text:p>Dehiw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2">
            <text:p>122</text:p>
          </table:table-cell>
          <table:table-cell table:style-name="ce286" office:value-type="string">
            <text:p>Del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3">
            <text:p>103</text:p>
          </table:table-cell>
          <table:table-cell table:style-name="ce286" office:value-type="string">
            <text:p>Demata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0">
            <text:p>120</text:p>
          </table:table-cell>
          <table:table-cell table:style-name="ce286" office:value-type="string">
            <text:p>Deniyaya Customer Centr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6">
            <text:p>176</text:p>
          </table:table-cell>
          <table:table-cell table:style-name="ce286" office:value-type="string">
            <text:p>Digan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8">
            <text:p>178</text:p>
          </table:table-cell>
          <table:table-cell table:style-name="ce286" office:value-type="string">
            <text:p>Dikwe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7">
            <text:p>107</text:p>
          </table:table-cell>
          <table:table-cell table:style-name="ce286" office:value-type="string">
            <text:p>Elpit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5">
            <text:p>135</text:p>
          </table:table-cell>
          <table:table-cell table:style-name="ce286" office:value-type="string">
            <text:p>Eravur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9">
            <text:p>149</text:p>
          </table:table-cell>
          <table:table-cell table:style-name="ce286" office:value-type="string">
            <text:p>Galewe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8">
            <text:p>128</text:p>
          </table:table-cell>
          <table:table-cell table:style-name="ce286" office:value-type="string">
            <text:p>Galgam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6">
            <text:p>136</text:p>
          </table:table-cell>
          <table:table-cell table:style-name="ce286" office:value-type="string">
            <text:p>Ganemu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8">
            <text:p>148</text:p>
          </table:table-cell>
          <table:table-cell table:style-name="ce286" office:value-type="string">
            <text:p>Giriu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Grandpass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Green Path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Hambantot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9">
            <text:p>139</text:p>
          </table:table-cell>
          <table:table-cell table:style-name="ce286" office:value-type="string">
            <text:p>Hanwe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Hatton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Head Offic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1">
            <text:p>131</text:p>
          </table:table-cell>
          <table:table-cell table:style-name="ce286" office:value-type="string">
            <text:p>Hend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7">
            <text:p>077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Hulftsdorp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International Division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7">
            <text:p>087</text:p>
          </table:table-cell>
          <table:table-cell table:style-name="ce286" office:value-type="string">
            <text:p>Ja-E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4">
            <text:p>084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2">
            <text:p>082</text:p>
          </table:table-cell>
          <table:table-cell table:style-name="ce286" office:value-type="string">
            <text:p>Kaduwe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Kahawatt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2">
            <text:p>192</text:p>
          </table:table-cell>
          <table:table-cell table:style-name="ce286" office:value-type="string">
            <text:p>Kallady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1">
            <text:p>091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5">
            <text:p>165</text:p>
          </table:table-cell>
          <table:table-cell table:style-name="ce286" office:value-type="string">
            <text:p>Kaluwanchikudy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9">
            <text:p>119</text:p>
          </table:table-cell>
          <table:table-cell table:style-name="ce286" office:value-type="string">
            <text:p>Kandan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5">
            <text:p>095</text:p>
          </table:table-cell>
          <table:table-cell table:style-name="ce286" office:value-type="string">
            <text:p>Kantal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4">
            <text:p>184</text:p>
          </table:table-cell>
          <table:table-cell table:style-name="ce286" office:value-type="string">
            <text:p>Karaitiv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0">
            <text:p>100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Katunayak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8">
            <text:p>138</text:p>
          </table:table-cell>
          <table:table-cell table:style-name="ce286" office:value-type="string">
            <text:p>Kelan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6">
            <text:p>146</text:p>
          </table:table-cell>
          <table:table-cell table:style-name="ce286" office:value-type="string">
            <text:p>Kilinochchi South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5">
            <text:p>195</text:p>
          </table:table-cell>
          <table:table-cell table:style-name="ce286" office:value-type="string">
            <text:p>Killinochchi North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9">
            <text:p>169</text:p>
          </table:table-cell>
          <table:table-cell table:style-name="ce286" office:value-type="string">
            <text:p>Kinn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9">
            <text:p>099</text:p>
          </table:table-cell>
          <table:table-cell table:style-name="ce286" office:value-type="string">
            <text:p>Kirindiwe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Kirulapon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0">
            <text:p>190</text:p>
          </table:table-cell>
          <table:table-cell table:style-name="ce286" office:value-type="string">
            <text:p>Kodikamam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9">
            <text:p>129</text:p>
          </table:table-cell>
          <table:table-cell table:style-name="ce286" office:value-type="string">
            <text:p>Kohuwe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5">
            <text:p>115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4">
            <text:p>194</text:p>
          </table:table-cell>
          <table:table-cell table:style-name="ce286" office:value-type="string">
            <text:p>Kolonna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6">
            <text:p>096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8">
            <text:p>098</text:p>
          </table:table-cell>
          <table:table-cell table:style-name="ce286" office:value-type="string">
            <text:p>Kotta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4">
            <text:p>074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8">
            <text:p>188</text:p>
          </table:table-cell>
          <table:table-cell table:style-name="ce286" office:value-type="string">
            <text:p>Kundasal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8">
            <text:p>168</text:p>
          </table:table-cell>
          <table:table-cell table:style-name="ce286" office:value-type="string">
            <text:p>Madamp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4">
            <text:p>064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4">
            <text:p>124</text:p>
          </table:table-cell>
          <table:table-cell table:style-name="ce286" office:value-type="string">
            <text:p>Mahiyangana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6">
            <text:p>156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Maligawatt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0">
            <text:p>150</text:p>
          </table:table-cell>
          <table:table-cell table:style-name="ce286" office:value-type="string">
            <text:p>Manipay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Mannar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8">
            <text:p>108</text:p>
          </table:table-cell>
          <table:table-cell table:style-name="ce286" office:value-type="string">
            <text:p>Maradan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9">
            <text:p>079</text:p>
          </table:table-cell>
          <table:table-cell table:style-name="ce286" office:value-type="string">
            <text:p>Marandagahamu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0">
            <text:p>080</text:p>
          </table:table-cell>
          <table:table-cell table:style-name="ce286" office:value-type="string">
            <text:p>Marawi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5">
            <text:p>185</text:p>
          </table:table-cell>
          <table:table-cell table:style-name="ce286" office:value-type="string">
            <text:p>Maruthamuna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Maskel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5">
            <text:p>065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5">
            <text:p>125</text:p>
          </table:table-cell>
          <table:table-cell table:style-name="ce286" office:value-type="string">
            <text:p>Mathu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9">
            <text:p>089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3">
            <text:p>143</text:p>
          </table:table-cell>
          <table:table-cell table:style-name="ce286" office:value-type="string">
            <text:p>Medawachch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9">
            <text:p>179</text:p>
          </table:table-cell>
          <table:table-cell table:style-name="ce286" office:value-type="string">
            <text:p>Medirigir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7">
            <text:p>127</text:p>
          </table:table-cell>
          <table:table-cell table:style-name="ce286" office:value-type="string">
            <text:p>Midden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4">
            <text:p>094</text:p>
          </table:table-cell>
          <table:table-cell table:style-name="ce286" office:value-type="string">
            <text:p>Minuwan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0">
            <text:p>180</text:p>
          </table:table-cell>
          <table:table-cell table:style-name="ce286" office:value-type="string">
            <text:p>Miri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Monarag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3">
            <text:p>073</text:p>
          </table:table-cell>
          <table:table-cell table:style-name="ce286" office:value-type="string">
            <text:p>Moratumu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3">
            <text:p>183</text:p>
          </table:table-cell>
          <table:table-cell table:style-name="ce286" office:value-type="string">
            <text:p>Mullativu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4">
            <text:p>174</text:p>
          </table:table-cell>
          <table:table-cell table:style-name="ce286" office:value-type="string">
            <text:p>Mullipothana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91">
            <text:p>191</text:p>
          </table:table-cell>
          <table:table-cell table:style-name="ce286" office:value-type="string">
            <text:p>Muthur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7">
            <text:p>097</text:p>
          </table:table-cell>
          <table:table-cell table:style-name="ce286" office:value-type="string">
            <text:p>Mutwal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4">
            <text:p>104</text:p>
          </table:table-cell>
          <table:table-cell table:style-name="ce286" office:value-type="string">
            <text:p>Narahenpit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7">
            <text:p>147</text:p>
          </table:table-cell>
          <table:table-cell table:style-name="ce286" office:value-type="string">
            <text:p>Naw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Nawalapit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5">
            <text:p>145</text:p>
          </table:table-cell>
          <table:table-cell table:style-name="ce286" office:value-type="string">
            <text:p>Negombo Metro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8">
            <text:p>118</text:p>
          </table:table-cell>
          <table:table-cell table:style-name="ce286" office:value-type="string">
            <text:p>Nelliady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1">
            <text:p>121</text:p>
          </table:table-cell>
          <table:table-cell table:style-name="ce286" office:value-type="string">
            <text:p>Nikawerat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9">
            <text:p>159</text:p>
          </table:table-cell>
          <table:table-cell table:style-name="ce286" office:value-type="string">
            <text:p>Ninthavur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<text:s/>Nittamb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Nochchiya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3">
            <text:p>133</text:p>
          </table:table-cell>
          <table:table-cell table:style-name="ce286" office:value-type="string">
            <text:p>Norochchol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1">
            <text:p>181</text:p>
          </table:table-cell>
          <table:table-cell table:style-name="ce286" office:value-type="string">
            <text:p>Padavi Parakramapu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0">
            <text:p>140</text:p>
          </table:table-cell>
          <table:table-cell table:style-name="ce286" office:value-type="string">
            <text:p>Padukk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9">
            <text:p>069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Panchikawatt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1">
            <text:p>101</text:p>
          </table:table-cell>
          <table:table-cell table:style-name="ce286" office:value-type="string">
            <text:p><text:s/>Pelmadul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1">
            <text:p>141</text:p>
          </table:table-cell>
          <table:table-cell table:style-name="ce286" office:value-type="string">
            <text:p>Pilimatala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6">
            <text:p>066</text:p>
          </table:table-cell>
          <table:table-cell table:style-name="ce286" office:value-type="string">
            <text:p>Pinnaw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7">
            <text:p>187</text:p>
          </table:table-cell>
          <table:table-cell table:style-name="ce286" office:value-type="string">
            <text:p>Pitig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2">
            <text:p>132</text:p>
          </table:table-cell>
          <table:table-cell table:style-name="ce286" office:value-type="string">
            <text:p>Point Pedro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Polonnar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8">
            <text:p>158</text:p>
          </table:table-cell>
          <table:table-cell table:style-name="ce286" office:value-type="string">
            <text:p>Pottuvil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6">
            <text:p>166</text:p>
          </table:table-cell>
          <table:table-cell table:style-name="ce286" office:value-type="string">
            <text:p>Pu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Pussella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3">
            <text:p>083</text:p>
          </table:table-cell>
          <table:table-cell table:style-name="ce286" office:value-type="string">
            <text:p>Puttalam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2">
            <text:p>102</text:p>
          </table:table-cell>
          <table:table-cell table:style-name="ce286" office:value-type="string">
            <text:p>Ra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2">
            <text:p>162</text:p>
          </table:table-cell>
          <table:table-cell table:style-name="ce286" office:value-type="string">
            <text:p>Rikillagaska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72">
            <text:p>072</text:p>
          </table:table-cell>
          <table:table-cell table:style-name="ce286" office:value-type="string">
            <text:p>Sea Street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6">
            <text:p>186</text:p>
          </table:table-cell>
          <table:table-cell table:style-name="ce286" office:value-type="string">
            <text:p>Serunuwar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0">
            <text:p>170</text:p>
          </table:table-cell>
          <table:table-cell table:style-name="ce286" office:value-type="string">
            <text:p>Siyabaland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Sri Jay'awardanapura Kott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67">
            <text:p>067</text:p>
          </table:table-cell>
          <table:table-cell table:style-name="ce286" office:value-type="string">
            <text:p>Suriyawe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5">
            <text:p>085</text:p>
          </table:table-cell>
          <table:table-cell table:style-name="ce286" office:value-type="string">
            <text:p>Talan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6">
            <text:p>086</text:p>
          </table:table-cell>
          <table:table-cell table:style-name="ce286" office:value-type="string">
            <text:p>Tangall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2">
            <text:p>142</text:p>
          </table:table-cell>
          <table:table-cell table:style-name="ce286" office:value-type="string">
            <text:p>Thalawathugo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88">
            <text:p>088</text:p>
          </table:table-cell>
          <table:table-cell table:style-name="ce286" office:value-type="string">
            <text:p>Thambutteg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4">
            <text:p>164</text:p>
          </table:table-cell>
          <table:table-cell table:style-name="ce286" office:value-type="string">
            <text:p>Thandenwel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3">
            <text:p>093</text:p>
          </table:table-cell>
          <table:table-cell table:style-name="ce286" office:value-type="string">
            <text:p>Thimbirigasya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4">
            <text:p>134</text:p>
          </table:table-cell>
          <table:table-cell table:style-name="ce286" office:value-type="string">
            <text:p>Thirukovil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44">
            <text:p>144</text:p>
          </table:table-cell>
          <table:table-cell table:style-name="ce286" office:value-type="string">
            <text:p>Thirunelvely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0">
            <text:p>090</text:p>
          </table:table-cell>
          <table:table-cell table:style-name="ce286" office:value-type="string">
            <text:p>Tissamaharam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5">
            <text:p>105</text:p>
          </table:table-cell>
          <table:table-cell table:style-name="ce286" office:value-type="string">
            <text:p>Treasury Division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1">
            <text:p>171</text:p>
          </table:table-cell>
          <table:table-cell table:style-name="ce286" office:value-type="string">
            <text:p>Udapp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82">
            <text:p>182</text:p>
          </table:table-cell>
          <table:table-cell table:style-name="ce286" office:value-type="string">
            <text:p>Uhan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75">
            <text:p>175</text:p>
          </table:table-cell>
          <table:table-cell table:style-name="ce286" office:value-type="string">
            <text:p>Uppuvell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7">
            <text:p>167</text:p>
          </table:table-cell>
          <table:table-cell table:style-name="ce286" office:value-type="string">
            <text:p>Valachchena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1">
            <text:p>161</text:p>
          </table:table-cell>
          <table:table-cell table:style-name="ce286" office:value-type="string">
            <text:p>Velanai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26">
            <text:p>126</text:p>
          </table:table-cell>
          <table:table-cell table:style-name="ce286" office:value-type="string">
            <text:p>Warakapo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53">
            <text:p>153</text:p>
          </table:table-cell>
          <table:table-cell table:style-name="ce286" office:value-type="string">
            <text:p>Wariyapo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Welimad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30">
            <text:p>130</text:p>
          </table:table-cell>
          <table:table-cell table:style-name="ce286" office:value-type="string">
            <text:p>Weliweri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Wellawatt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06">
            <text:p>106</text:p>
          </table:table-cell>
          <table:table-cell table:style-name="ce286" office:value-type="string">
            <text:p>Wellaway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10">
            <text:p>110</text:p>
          </table:table-cell>
          <table:table-cell table:style-name="ce286" office:value-type="string">
            <text:p>Wennappuw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83">
            <text:p>7083</text:p>
          </table:table-cell>
          <table:table-cell table:style-name="ce282" office:value-type="float" office:value="163">
            <text:p>163</text:p>
          </table:table-cell>
          <table:table-cell table:style-name="ce286" office:value-type="string">
            <text:p>Yakkala</text:p>
          </table:table-cell>
          <table:table-cell table:style-name="ce288" office:value-type="string">
            <text:p>HNB</text:p>
          </table:table-cell>
          <table:table-cell table:style-name="ce286" office:value-type="string">
            <text:p>Hatton National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Bambalapitiya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Colpetty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Galle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Jaffna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Kandy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kohuwela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Moratuwa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Negombo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Nugegoda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Pelawatte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Premier Centre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Union Place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Wattala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Wellawatte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092">
            <text:p>7092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World Trade Center</text:p>
          </table:table-cell>
          <table:table-cell table:style-name="ce278" office:value-type="string">
            <text:p>HSBC</text:p>
          </table:table-cell>
          <table:table-cell table:style-name="ce286" office:value-type="string">
            <text:p>HSB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08">
            <text:p>7108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Indian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08">
            <text:p>7108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Jaffna</text:p>
          </table:table-cell>
          <table:table-cell table:style-name="ce278"/>
          <table:table-cell table:style-name="ce286" office:value-type="string">
            <text:p>Indian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17">
            <text:p>7117</text:p>
          </table:table-cell>
          <table:table-cell table:style-name="ce282" office:value-type="float" office:value="0">
            <text:p>000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Indian Oversea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17">
            <text:p>7117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Matara</text:p>
          </table:table-cell>
          <table:table-cell table:style-name="ce278"/>
          <table:table-cell table:style-name="ce286" office:value-type="string">
            <text:p>Indian Oversea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8">
            <text:p>228</text:p>
          </table:table-cell>
          <table:table-cell table:style-name="ce286" office:value-type="string">
            <text:p>Addalachchen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8">
            <text:p>188</text:p>
          </table:table-cell>
          <table:table-cell table:style-name="ce286" office:value-type="string">
            <text:p>Ahan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Akkaraipattu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3">
            <text:p>153</text:p>
          </table:table-cell>
          <table:table-cell table:style-name="ce286" office:value-type="string">
            <text:p>Akur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7">
            <text:p>117</text:p>
          </table:table-cell>
          <table:table-cell table:style-name="ce286" office:value-type="string">
            <text:p>Akuress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4">
            <text:p>294</text:p>
          </table:table-cell>
          <table:table-cell table:style-name="ce286" office:value-type="string">
            <text:p>Alawathu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9">
            <text:p>149</text:p>
          </table:table-cell>
          <table:table-cell table:style-name="ce286" office:value-type="string">
            <text:p>Alaw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4">
            <text:p>084</text:p>
          </table:table-cell>
          <table:table-cell table:style-name="ce286" office:value-type="string">
            <text:p>Aluth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2">
            <text:p>072</text:p>
          </table:table-cell>
          <table:table-cell table:style-name="ce286" office:value-type="string">
            <text:p>Ambalanto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7">
            <text:p>267</text:p>
          </table:table-cell>
          <table:table-cell table:style-name="ce286" office:value-type="string">
            <text:p>Anamad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5">
            <text:p>205</text:p>
          </table:table-cell>
          <table:table-cell table:style-name="ce286" office:value-type="string">
            <text:p>Angunakolapaless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3">
            <text:p>183</text:p>
          </table:table-cell>
          <table:table-cell table:style-name="ce286" office:value-type="string">
            <text:p>Ankumb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0">
            <text:p>220</text:p>
          </table:table-cell>
          <table:table-cell table:style-name="ce286" office:value-type="string">
            <text:p>Anuradhapura-Nuwarawe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3">
            <text:p>253</text:p>
          </table:table-cell>
          <table:table-cell table:style-name="ce286" office:value-type="string">
            <text:p>Aralaganwi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8">
            <text:p>248</text:p>
          </table:table-cell>
          <table:table-cell table:style-name="ce286" office:value-type="string">
            <text:p>Aranayak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7">
            <text:p>107</text:p>
          </table:table-cell>
          <table:table-cell table:style-name="ce286" office:value-type="string">
            <text:p>Atchchuvel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Avissaw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7">
            <text:p>347</text:p>
          </table:table-cell>
          <table:table-cell table:style-name="ce286" office:value-type="string">
            <text:p>Badalkub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7">
            <text:p>087</text:p>
          </table:table-cell>
          <table:table-cell table:style-name="ce286" office:value-type="string">
            <text:p>Badde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9">
            <text:p>269</text:p>
          </table:table-cell>
          <table:table-cell table:style-name="ce286" office:value-type="string">
            <text:p>Badulla-Muthiyang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3">
            <text:p>283</text:p>
          </table:table-cell>
          <table:table-cell table:style-name="ce286" office:value-type="string">
            <text:p>Badural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2">
            <text:p>242</text:p>
          </table:table-cell>
          <table:table-cell table:style-name="ce286" office:value-type="string">
            <text:p>Bakamu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Balan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4">
            <text:p>154</text:p>
          </table:table-cell>
          <table:table-cell table:style-name="ce286" office:value-type="string">
            <text:p>Bala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0">
            <text:p>310</text:p>
          </table:table-cell>
          <table:table-cell table:style-name="ce286" office:value-type="string">
            <text:p>Bambala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1">
            <text:p>121</text:p>
          </table:table-cell>
          <table:table-cell table:style-name="ce286" office:value-type="string">
            <text:p>Bandar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4">
            <text:p>234</text:p>
          </table:table-cell>
          <table:table-cell table:style-name="ce286" office:value-type="string">
            <text:p>Batapo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8">
            <text:p>208</text:p>
          </table:table-cell>
          <table:table-cell table:style-name="ce286" office:value-type="string">
            <text:p>Battaram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5">
            <text:p>075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3">
            <text:p>113</text:p>
          </table:table-cell>
          <table:table-cell table:style-name="ce286" office:value-type="string">
            <text:p>Batticaloa Tow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4">
            <text:p>244</text:p>
          </table:table-cell>
          <table:table-cell table:style-name="ce286" office:value-type="string">
            <text:p>Beliat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1">
            <text:p>311</text:p>
          </table:table-cell>
          <table:table-cell table:style-name="ce286" office:value-type="string">
            <text:p>Beruw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Bibil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2">
            <text:p>172</text:p>
          </table:table-cell>
          <table:table-cell table:style-name="ce286" office:value-type="string">
            <text:p>Bingir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9">
            <text:p>209</text:p>
          </table:table-cell>
          <table:table-cell table:style-name="ce286" office:value-type="string">
            <text:p>Boralan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8">
            <text:p>348</text:p>
          </table:table-cell>
          <table:table-cell table:style-name="ce286" office:value-type="string">
            <text:p>Boralesgam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8">
            <text:p>078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0">
            <text:p>320</text:p>
          </table:table-cell>
          <table:table-cell table:style-name="ce286" office:value-type="string">
            <text:p>Borella Tow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2">
            <text:p>252</text:p>
          </table:table-cell>
          <table:table-cell table:style-name="ce286" office:value-type="string">
            <text:p>Bulathkohu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1">
            <text:p>161</text:p>
          </table:table-cell>
          <table:table-cell table:style-name="ce286" office:value-type="string">
            <text:p>Bulathsinh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7">
            <text:p>147</text:p>
          </table:table-cell>
          <table:table-cell table:style-name="ce286" office:value-type="string">
            <text:p>Butt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6">
            <text:p>326</text:p>
          </table:table-cell>
          <table:table-cell table:style-name="ce286" office:value-type="string">
            <text:p>Caprico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00">
            <text:p>600</text:p>
          </table:table-cell>
          <table:table-cell table:style-name="ce286" office:value-type="string">
            <text:p>Card Cente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99">
            <text:p>999</text:p>
          </table:table-cell>
          <table:table-cell table:style-name="ce286" office:value-type="string">
            <text:p>CCD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8">
            <text:p>108</text:p>
          </table:table-cell>
          <table:table-cell table:style-name="ce286" office:value-type="string">
            <text:p>Chankan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0">
            <text:p>110</text:p>
          </table:table-cell>
          <table:table-cell table:style-name="ce286" office:value-type="string">
            <text:p>Chavakachcher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7">
            <text:p>227</text:p>
          </table:table-cell>
          <table:table-cell table:style-name="ce286" office:value-type="string">
            <text:p>Chenkalad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9">
            <text:p>109</text:p>
          </table:table-cell>
          <table:table-cell table:style-name="ce286" office:value-type="string">
            <text:p>Chunnakam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7">
            <text:p>297</text:p>
          </table:table-cell>
          <table:table-cell table:style-name="ce286" office:value-type="string">
            <text:p>Dam Street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8">
            <text:p>138</text:p>
          </table:table-cell>
          <table:table-cell table:style-name="ce286" office:value-type="string">
            <text:p>Damb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1">
            <text:p>291</text:p>
          </table:table-cell>
          <table:table-cell table:style-name="ce286" office:value-type="string">
            <text:p>Dankot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6">
            <text:p>206</text:p>
          </table:table-cell>
          <table:table-cell table:style-name="ce286" office:value-type="string">
            <text:p>Davula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0">
            <text:p>330</text:p>
          </table:table-cell>
          <table:table-cell table:style-name="ce286" office:value-type="string">
            <text:p>Dehiattakand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3">
            <text:p>293</text:p>
          </table:table-cell>
          <table:table-cell table:style-name="ce286" office:value-type="string">
            <text:p>Dehiowi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Dehiw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7">
            <text:p>337</text:p>
          </table:table-cell>
          <table:table-cell table:style-name="ce286" office:value-type="string">
            <text:p>Dehiwela (Galle Rd.)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8">
            <text:p>118</text:p>
          </table:table-cell>
          <table:table-cell table:style-name="ce286" office:value-type="string">
            <text:p>Del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7">
            <text:p>257</text:p>
          </table:table-cell>
          <table:table-cell table:style-name="ce286" office:value-type="string">
            <text:p>Delto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1">
            <text:p>071</text:p>
          </table:table-cell>
          <table:table-cell table:style-name="ce286" office:value-type="string">
            <text:p>Demata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2">
            <text:p>132</text:p>
          </table:table-cell>
          <table:table-cell table:style-name="ce286" office:value-type="string">
            <text:p>Deniya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0">
            <text:p>180</text:p>
          </table:table-cell>
          <table:table-cell table:style-name="ce286" office:value-type="string">
            <text:p>Deraniya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3">
            <text:p>243</text:p>
          </table:table-cell>
          <table:table-cell table:style-name="ce286" office:value-type="string">
            <text:p>Devinuwa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5">
            <text:p>135</text:p>
          </table:table-cell>
          <table:table-cell table:style-name="ce286" office:value-type="string">
            <text:p>Dickw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1">
            <text:p>151</text:p>
          </table:table-cell>
          <table:table-cell table:style-name="ce286" office:value-type="string">
            <text:p>Diyatal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Duke Street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5">
            <text:p>085</text:p>
          </table:table-cell>
          <table:table-cell table:style-name="ce286" office:value-type="string">
            <text:p>Eheliya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3">
            <text:p>073</text:p>
          </table:table-cell>
          <table:table-cell table:style-name="ce286" office:value-type="string">
            <text:p>El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0">
            <text:p>170</text:p>
          </table:table-cell>
          <table:table-cell table:style-name="ce286" office:value-type="string">
            <text:p>Eppa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3">
            <text:p>123</text:p>
          </table:table-cell>
          <table:table-cell table:style-name="ce286" office:value-type="string">
            <text:p>Eravu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4">
            <text:p>114</text:p>
          </table:table-cell>
          <table:table-cell table:style-name="ce286" office:value-type="string">
            <text:p>Galagede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7">
            <text:p>177</text:p>
          </table:table-cell>
          <table:table-cell table:style-name="ce286" office:value-type="string">
            <text:p>Galenbindunuwe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5">
            <text:p>115</text:p>
          </table:table-cell>
          <table:table-cell table:style-name="ce286" office:value-type="string">
            <text:p>Gale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4">
            <text:p>184</text:p>
          </table:table-cell>
          <table:table-cell table:style-name="ce286" office:value-type="string">
            <text:p>Galgam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5">
            <text:p>185</text:p>
          </table:table-cell>
          <table:table-cell table:style-name="ce286" office:value-type="string">
            <text:p>Galigam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1">
            <text:p>301</text:p>
          </table:table-cell>
          <table:table-cell table:style-name="ce286" office:value-type="string">
            <text:p>Galkiriy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Galle Fort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9">
            <text:p>169</text:p>
          </table:table-cell>
          <table:table-cell table:style-name="ce286" office:value-type="string">
            <text:p>Galle Main Street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9">
            <text:p>179</text:p>
          </table:table-cell>
          <table:table-cell table:style-name="ce286" office:value-type="string">
            <text:p>Galne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7">
            <text:p>307</text:p>
          </table:table-cell>
          <table:table-cell table:style-name="ce286" office:value-type="string">
            <text:p>Ganda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2">
            <text:p>332</text:p>
          </table:table-cell>
          <table:table-cell table:style-name="ce286" office:value-type="string">
            <text:p>Ganem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7">
            <text:p>097</text:p>
          </table:table-cell>
          <table:table-cell table:style-name="ce286" office:value-type="string">
            <text:p>Gangodawi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2">
            <text:p>302</text:p>
          </table:table-cell>
          <table:table-cell table:style-name="ce286" office:value-type="string">
            <text:p>Ginigathhe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8">
            <text:p>298</text:p>
          </table:table-cell>
          <table:table-cell table:style-name="ce286" office:value-type="string">
            <text:p>Ginthu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8">
            <text:p>268</text:p>
          </table:table-cell>
          <table:table-cell table:style-name="ce286" office:value-type="string">
            <text:p>Girandurukott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2">
            <text:p>092</text:p>
          </table:table-cell>
          <table:table-cell table:style-name="ce286" office:value-type="string">
            <text:p>Giri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5">
            <text:p>245</text:p>
          </table:table-cell>
          <table:table-cell table:style-name="ce286" office:value-type="string">
            <text:p>Godaka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8">
            <text:p>238</text:p>
          </table:table-cell>
          <table:table-cell table:style-name="ce286" office:value-type="string">
            <text:p>Gonagalden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6">
            <text:p>126</text:p>
          </table:table-cell>
          <table:table-cell table:style-name="ce286" office:value-type="string">
            <text:p>Grandpass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3">
            <text:p>203</text:p>
          </table:table-cell>
          <table:table-cell table:style-name="ce286" office:value-type="string">
            <text:p>Habar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0">
            <text:p>130</text:p>
          </table:table-cell>
          <table:table-cell table:style-name="ce286" office:value-type="string">
            <text:p>Hakm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5">
            <text:p>195</text:p>
          </table:table-cell>
          <table:table-cell table:style-name="ce286" office:value-type="string">
            <text:p>Haldumm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5">
            <text:p>225</text:p>
          </table:table-cell>
          <table:table-cell table:style-name="ce286" office:value-type="string">
            <text:p>Hali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Hambanto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Hanguranketh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9">
            <text:p>229</text:p>
          </table:table-cell>
          <table:table-cell table:style-name="ce286" office:value-type="string">
            <text:p>Hanw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6">
            <text:p>216</text:p>
          </table:table-cell>
          <table:table-cell table:style-name="ce286" office:value-type="string">
            <text:p>Haputal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0">
            <text:p>140</text:p>
          </table:table-cell>
          <table:table-cell table:style-name="ce286" office:value-type="string">
            <text:p>Hasalak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1">
            <text:p>341</text:p>
          </table:table-cell>
          <table:table-cell table:style-name="ce286" office:value-type="string">
            <text:p>Hataraliyad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6">
            <text:p>186</text:p>
          </table:table-cell>
          <table:table-cell table:style-name="ce286" office:value-type="string">
            <text:p>Hatto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4">
            <text:p>204</text:p>
          </table:table-cell>
          <table:table-cell table:style-name="ce286" office:value-type="string">
            <text:p>Head Quarters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1">
            <text:p>221</text:p>
          </table:table-cell>
          <table:table-cell table:style-name="ce286" office:value-type="string">
            <text:p>Hemmath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4">
            <text:p>144</text:p>
          </table:table-cell>
          <table:table-cell table:style-name="ce286" office:value-type="string">
            <text:p>Hettipo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6">
            <text:p>136</text:p>
          </table:table-cell>
          <table:table-cell table:style-name="ce286" office:value-type="string">
            <text:p>Hikkad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Hingurak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8">
            <text:p>218</text:p>
          </table:table-cell>
          <table:table-cell table:style-name="ce286" office:value-type="string">
            <text:p>Horowpath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Hyde park Corne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7">
            <text:p>207</text:p>
          </table:table-cell>
          <table:table-cell table:style-name="ce286" office:value-type="string">
            <text:p>Ibbagam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7">
            <text:p>247</text:p>
          </table:table-cell>
          <table:table-cell table:style-name="ce286" office:value-type="string">
            <text:p>Imad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0">
            <text:p>300</text:p>
          </table:table-cell>
          <table:table-cell table:style-name="ce286" office:value-type="string">
            <text:p>Ingir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International Divisio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9">
            <text:p>239</text:p>
          </table:table-cell>
          <table:table-cell table:style-name="ce286" office:value-type="string">
            <text:p>Ja 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4">
            <text:p>284</text:p>
          </table:table-cell>
          <table:table-cell table:style-name="ce286" office:value-type="string">
            <text:p>Jaffna Kannathidd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4">
            <text:p>104</text:p>
          </table:table-cell>
          <table:table-cell table:style-name="ce286" office:value-type="string">
            <text:p>affna Main Street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Jaffna Stanley Road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2">
            <text:p>162</text:p>
          </table:table-cell>
          <table:table-cell table:style-name="ce286" office:value-type="string">
            <text:p>Jaffna Universit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3">
            <text:p>273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9">
            <text:p>159</text:p>
          </table:table-cell>
          <table:table-cell table:style-name="ce286" office:value-type="string">
            <text:p>Kadugann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6">
            <text:p>196</text:p>
          </table:table-cell>
          <table:table-cell table:style-name="ce286" office:value-type="string">
            <text:p>Kadu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Kahatagasdigil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5">
            <text:p>155</text:p>
          </table:table-cell>
          <table:table-cell table:style-name="ce286" office:value-type="string">
            <text:p>Kahawatt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5">
            <text:p>235</text:p>
          </table:table-cell>
          <table:table-cell table:style-name="ce286" office:value-type="string">
            <text:p>Kalaw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9">
            <text:p>339</text:p>
          </table:table-cell>
          <table:table-cell table:style-name="ce286" office:value-type="string">
            <text:p>Kalla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5">
            <text:p>125</text:p>
          </table:table-cell>
          <table:table-cell table:style-name="ce286" office:value-type="string">
            <text:p>Kal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9">
            <text:p>289</text:p>
          </table:table-cell>
          <table:table-cell table:style-name="ce286" office:value-type="string">
            <text:p>Kalto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0">
            <text:p>190</text:p>
          </table:table-cell>
          <table:table-cell table:style-name="ce286" office:value-type="string">
            <text:p>Kaluwanchikud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3">
            <text:p>133</text:p>
          </table:table-cell>
          <table:table-cell table:style-name="ce286" office:value-type="string">
            <text:p>Kamburu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5">
            <text:p>175</text:p>
          </table:table-cell>
          <table:table-cell table:style-name="ce286" office:value-type="string">
            <text:p>Kand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0">
            <text:p>250</text:p>
          </table:table-cell>
          <table:table-cell table:style-name="ce286" office:value-type="string">
            <text:p>Kandeke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Kankasanthur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0">
            <text:p>090</text:p>
          </table:table-cell>
          <table:table-cell table:style-name="ce286" office:value-type="string">
            <text:p>Kantal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3">
            <text:p>223</text:p>
          </table:table-cell>
          <table:table-cell table:style-name="ce286" office:value-type="string">
            <text:p>Karaitivu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3">
            <text:p>343</text:p>
          </table:table-cell>
          <table:table-cell table:style-name="ce286" office:value-type="string">
            <text:p>Kara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8">
            <text:p>168</text:p>
          </table:table-cell>
          <table:table-cell table:style-name="ce286" office:value-type="string">
            <text:p>Katar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5">
            <text:p>065</text:p>
          </table:table-cell>
          <table:table-cell table:style-name="ce286" office:value-type="string">
            <text:p>Kattankud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3">
            <text:p>313</text:p>
          </table:table-cell>
          <table:table-cell table:style-name="ce286" office:value-type="string">
            <text:p>Katubed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9">
            <text:p>089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6">
            <text:p>276</text:p>
          </table:table-cell>
          <table:table-cell table:style-name="ce286" office:value-type="string">
            <text:p>Katunayak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5">
            <text:p>105</text:p>
          </table:table-cell>
          <table:table-cell table:style-name="ce286" office:value-type="string">
            <text:p>Kayts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0">
            <text:p>150</text:p>
          </table:table-cell>
          <table:table-cell table:style-name="ce286" office:value-type="string">
            <text:p>Kebithigoll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9">
            <text:p>299</text:p>
          </table:table-cell>
          <table:table-cell table:style-name="ce286" office:value-type="string">
            <text:p>Kegalle Bazaa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9">
            <text:p>259</text:p>
          </table:table-cell>
          <table:table-cell table:style-name="ce286" office:value-type="string">
            <text:p>Kehelwatt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Kekir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Kelan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0">
            <text:p>240</text:p>
          </table:table-cell>
          <table:table-cell table:style-name="ce286" office:value-type="string">
            <text:p>Keppetipo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7">
            <text:p>327</text:p>
          </table:table-cell>
          <table:table-cell table:style-name="ce286" office:value-type="string">
            <text:p>Kesbe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Kilinochch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4">
            <text:p>094</text:p>
          </table:table-cell>
          <table:table-cell table:style-name="ce286" office:value-type="string">
            <text:p>Kinn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7">
            <text:p>237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6">
            <text:p>266</text:p>
          </table:table-cell>
          <table:table-cell table:style-name="ce286" office:value-type="string">
            <text:p>Kiri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2">
            <text:p>202</text:p>
          </table:table-cell>
          <table:table-cell table:style-name="ce286" office:value-type="string">
            <text:p>Kirindi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9">
            <text:p>319</text:p>
          </table:table-cell>
          <table:table-cell table:style-name="ce286" office:value-type="string">
            <text:p>Kirulap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1">
            <text:p>281</text:p>
          </table:table-cell>
          <table:table-cell table:style-name="ce286" office:value-type="string">
            <text:p>Kobeigan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2">
            <text:p>142</text:p>
          </table:table-cell>
          <table:table-cell table:style-name="ce286" office:value-type="string">
            <text:p>Kochchikad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9">
            <text:p>329</text:p>
          </table:table-cell>
          <table:table-cell table:style-name="ce286" office:value-type="string">
            <text:p>Kog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2">
            <text:p>342</text:p>
          </table:table-cell>
          <table:table-cell table:style-name="ce286" office:value-type="string">
            <text:p>Kokkaddichol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0">
            <text:p>210</text:p>
          </table:table-cell>
          <table:table-cell table:style-name="ce286" office:value-type="string">
            <text:p>Kollupitiya Co-op Hous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4">
            <text:p>194</text:p>
          </table:table-cell>
          <table:table-cell table:style-name="ce286" office:value-type="string">
            <text:p>Kolonn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0">
            <text:p>260</text:p>
          </table:table-cell>
          <table:table-cell table:style-name="ce286" office:value-type="string">
            <text:p>Koslan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8">
            <text:p>308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8">
            <text:p>098</text:p>
          </table:table-cell>
          <table:table-cell table:style-name="ce286" office:value-type="string">
            <text:p>Kotikawatt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8">
            <text:p>328</text:p>
          </table:table-cell>
          <table:table-cell table:style-name="ce286" office:value-type="string">
            <text:p>Kott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8">
            <text:p>288</text:p>
          </table:table-cell>
          <table:table-cell table:style-name="ce286" office:value-type="string">
            <text:p>Kudaw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6">
            <text:p>226</text:p>
          </table:table-cell>
          <table:table-cell table:style-name="ce286" office:value-type="string">
            <text:p>Kurunegala Maliyadev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4">
            <text:p>334</text:p>
          </table:table-cell>
          <table:table-cell table:style-name="ce286" office:value-type="string">
            <text:p>Kurunegala-Ethugalp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3">
            <text:p>263</text:p>
          </table:table-cell>
          <table:table-cell table:style-name="ce286" office:value-type="string">
            <text:p>Kuruwi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9">
            <text:p>309</text:p>
          </table:table-cell>
          <table:table-cell table:style-name="ce286" office:value-type="string">
            <text:p>Liberty Plaz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1">
            <text:p>331</text:p>
          </table:table-cell>
          <table:table-cell table:style-name="ce286" office:value-type="string">
            <text:p>Lucky Plaz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1">
            <text:p>251</text:p>
          </table:table-cell>
          <table:table-cell table:style-name="ce286" office:value-type="string">
            <text:p>Lunu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5">
            <text:p>215</text:p>
          </table:table-cell>
          <table:table-cell table:style-name="ce286" office:value-type="string">
            <text:p>Madamp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2">
            <text:p>282</text:p>
          </table:table-cell>
          <table:table-cell table:style-name="ce286" office:value-type="string">
            <text:p>Maggo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1">
            <text:p>181</text:p>
          </table:table-cell>
          <table:table-cell table:style-name="ce286" office:value-type="string">
            <text:p>Maha - O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7">
            <text:p>217</text:p>
          </table:table-cell>
          <table:table-cell table:style-name="ce286" office:value-type="string">
            <text:p>Maha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6">
            <text:p>306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3">
            <text:p>303</text:p>
          </table:table-cell>
          <table:table-cell table:style-name="ce286" office:value-type="string">
            <text:p>Mahawe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Mahiyang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Maho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0">
            <text:p>200</text:p>
          </table:table-cell>
          <table:table-cell table:style-name="ce286" office:value-type="string">
            <text:p>Majestic Cit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7">
            <text:p>137</text:p>
          </table:table-cell>
          <table:table-cell table:style-name="ce286" office:value-type="string">
            <text:p>Makand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1">
            <text:p>191</text:p>
          </table:table-cell>
          <table:table-cell table:style-name="ce286" office:value-type="string">
            <text:p>Malw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2">
            <text:p>312</text:p>
          </table:table-cell>
          <table:table-cell table:style-name="ce286" office:value-type="string">
            <text:p>Malwatta Road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5">
            <text:p>165</text:p>
          </table:table-cell>
          <table:table-cell table:style-name="ce286" office:value-type="string">
            <text:p>Mankulam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Manna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6">
            <text:p>236</text:p>
          </table:table-cell>
          <table:table-cell table:style-name="ce286" office:value-type="string">
            <text:p>Marad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0">
            <text:p>100</text:p>
          </table:table-cell>
          <table:table-cell table:style-name="ce286" office:value-type="string">
            <text:p>Marandagahamu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2">
            <text:p>322</text:p>
          </table:table-cell>
          <table:table-cell table:style-name="ce286" office:value-type="string">
            <text:p>Marawi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6">
            <text:p>346</text:p>
          </table:table-cell>
          <table:table-cell table:style-name="ce286" office:value-type="string">
            <text:p>Maruthamun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8">
            <text:p>178</text:p>
          </table:table-cell>
          <table:table-cell table:style-name="ce286" office:value-type="string">
            <text:p>Maskel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2">
            <text:p>152</text:p>
          </table:table-cell>
          <table:table-cell table:style-name="ce286" office:value-type="string">
            <text:p>Matara Dharmapala Mawath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Matara Uyanwat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0">
            <text:p>070</text:p>
          </table:table-cell>
          <table:table-cell table:style-name="ce286" office:value-type="string">
            <text:p>7Mathu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9">
            <text:p>069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9">
            <text:p>199</text:p>
          </table:table-cell>
          <table:table-cell table:style-name="ce286" office:value-type="string">
            <text:p>Mawath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8">
            <text:p>258</text:p>
          </table:table-cell>
          <table:table-cell table:style-name="ce286" office:value-type="string">
            <text:p>Med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6">
            <text:p>096</text:p>
          </table:table-cell>
          <table:table-cell table:style-name="ce286" office:value-type="string">
            <text:p>Medawachch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1">
            <text:p>231</text:p>
          </table:table-cell>
          <table:table-cell table:style-name="ce286" office:value-type="string">
            <text:p>Medirigir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6">
            <text:p>246</text:p>
          </table:table-cell>
          <table:table-cell table:style-name="ce286" office:value-type="string">
            <text:p>Meegale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4">
            <text:p>344</text:p>
          </table:table-cell>
          <table:table-cell table:style-name="ce286" office:value-type="string">
            <text:p>Melsirip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7">
            <text:p>157</text:p>
          </table:table-cell>
          <table:table-cell table:style-name="ce286" office:value-type="string">
            <text:p>Menikhin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6">
            <text:p>176</text:p>
          </table:table-cell>
          <table:table-cell table:style-name="ce286" office:value-type="string">
            <text:p>Mid Cit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5">
            <text:p>265</text:p>
          </table:table-cell>
          <table:table-cell table:style-name="ce286" office:value-type="string">
            <text:p>Midden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Minuwan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8">
            <text:p>198</text:p>
          </table:table-cell>
          <table:table-cell table:style-name="ce286" office:value-type="string">
            <text:p>Miri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Monara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0">
            <text:p>290</text:p>
          </table:table-cell>
          <table:table-cell table:style-name="ce286" office:value-type="string">
            <text:p>Moratum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1">
            <text:p>091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0">
            <text:p>060</text:p>
          </table:table-cell>
          <table:table-cell table:style-name="ce286" office:value-type="string">
            <text:p>Morawak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6">
            <text:p>336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Mudalige Mawath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Mulativu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6">
            <text:p>166</text:p>
          </table:table-cell>
          <table:table-cell table:style-name="ce286" office:value-type="string">
            <text:p>Murunka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5">
            <text:p>095</text:p>
          </table:table-cell>
          <table:table-cell table:style-name="ce286" office:value-type="string">
            <text:p>Muttu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4">
            <text:p>214</text:p>
          </table:table-cell>
          <table:table-cell table:style-name="ce286" office:value-type="string">
            <text:p>Mutuwal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9">
            <text:p>119</text:p>
          </table:table-cell>
          <table:table-cell table:style-name="ce286" office:value-type="string">
            <text:p>Narahenpi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2">
            <text:p>082</text:p>
          </table:table-cell>
          <table:table-cell table:style-name="ce286" office:value-type="string">
            <text:p>Naramm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3">
            <text:p>083</text:p>
          </table:table-cell>
          <table:table-cell table:style-name="ce286" office:value-type="string">
            <text:p>Nattand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6">
            <text:p>146</text:p>
          </table:table-cell>
          <table:table-cell table:style-name="ce286" office:value-type="string">
            <text:p>Nau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Nawalapi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9">
            <text:p>249</text:p>
          </table:table-cell>
          <table:table-cell table:style-name="ce286" office:value-type="string">
            <text:p>Neb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6">
            <text:p>106</text:p>
          </table:table-cell>
          <table:table-cell table:style-name="ce286" office:value-type="string">
            <text:p>Nelliad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4">
            <text:p>124</text:p>
          </table:table-cell>
          <table:table-cell table:style-name="ce286" office:value-type="string">
            <text:p>Nikewera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7">
            <text:p>127</text:p>
          </table:table-cell>
          <table:table-cell table:style-name="ce286" office:value-type="string">
            <text:p>Nildandahinna.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6">
            <text:p>296</text:p>
          </table:table-cell>
          <table:table-cell table:style-name="ce286" office:value-type="string">
            <text:p>Nintavur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8">
            <text:p>278</text:p>
          </table:table-cell>
          <table:table-cell table:style-name="ce286" office:value-type="string">
            <text:p>Nittamb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2">
            <text:p>192</text:p>
          </table:table-cell>
          <table:table-cell table:style-name="ce286" office:value-type="string">
            <text:p>Niviti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1">
            <text:p>171</text:p>
          </table:table-cell>
          <table:table-cell table:style-name="ce286" office:value-type="string">
            <text:p>Nochchiy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4">
            <text:p>174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5">
            <text:p>335</text:p>
          </table:table-cell>
          <table:table-cell table:style-name="ce286" office:value-type="string">
            <text:p>Nugegoda Cit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4">
            <text:p>134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0">
            <text:p>340</text:p>
          </table:table-cell>
          <table:table-cell table:style-name="ce286" office:value-type="string">
            <text:p>Oddamavady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5">
            <text:p>275</text:p>
          </table:table-cell>
          <table:table-cell table:style-name="ce286" office:value-type="string">
            <text:p>Olcott Mawath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96">
            <text:p>796</text:p>
          </table:table-cell>
          <table:table-cell table:style-name="ce286" office:value-type="string">
            <text:p>Overseas Customers Unit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Padav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9">
            <text:p>349</text:p>
          </table:table-cell>
          <table:table-cell table:style-name="ce286" office:value-type="string">
            <text:p>Pallebed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41">
            <text:p>241</text:p>
          </table:table-cell>
          <table:table-cell table:style-name="ce286" office:value-type="string">
            <text:p>Pallepo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8">
            <text:p>318</text:p>
          </table:table-cell>
          <table:table-cell table:style-name="ce286" office:value-type="string">
            <text:p>Pamunu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8">
            <text:p>148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1">
            <text:p>321</text:p>
          </table:table-cell>
          <table:table-cell table:style-name="ce286" office:value-type="string">
            <text:p>Panadura Tow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1">
            <text:p>211</text:p>
          </table:table-cell>
          <table:table-cell table:style-name="ce286" office:value-type="string">
            <text:p>Panwi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1">
            <text:p>111</text:p>
          </table:table-cell>
          <table:table-cell table:style-name="ce286" office:value-type="string">
            <text:p>Parantha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6">
            <text:p>116</text:p>
          </table:table-cell>
          <table:table-cell table:style-name="ce286" office:value-type="string">
            <text:p>Passa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1">
            <text:p>261</text:p>
          </table:table-cell>
          <table:table-cell table:style-name="ce286" office:value-type="string">
            <text:p>Pelawatt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0">
            <text:p>160</text:p>
          </table:table-cell>
          <table:table-cell table:style-name="ce286" office:value-type="string">
            <text:p>Pelmad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Peraden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9">
            <text:p>139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6">
            <text:p>256</text:p>
          </table:table-cell>
          <table:table-cell table:style-name="ce286" office:value-type="string">
            <text:p>Pilimatal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3">
            <text:p>103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9">
            <text:p>279</text:p>
          </table:table-cell>
          <table:table-cell table:style-name="ce286" office:value-type="string">
            <text:p>Pitakott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5">
            <text:p>285</text:p>
          </table:table-cell>
          <table:table-cell table:style-name="ce286" office:value-type="string">
            <text:p>Point Pedro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Polgaha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Polonnar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2">
            <text:p>232</text:p>
          </table:table-cell>
          <table:table-cell table:style-name="ce286" office:value-type="string">
            <text:p>Polonnaruwa Tow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80">
            <text:p>280</text:p>
          </table:table-cell>
          <table:table-cell table:style-name="ce286" office:value-type="string">
            <text:p>Pothuhe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4">
            <text:p>164</text:p>
          </table:table-cell>
          <table:table-cell table:style-name="ce286" office:value-type="string">
            <text:p>Potuvil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3">
            <text:p>093</text:p>
          </table:table-cell>
          <table:table-cell table:style-name="ce286" office:value-type="string">
            <text:p>Pu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52">
            <text:p>352</text:p>
          </table:table-cell>
          <table:table-cell table:style-name="ce286" office:value-type="string">
            <text:p>Pulmud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73">
            <text:p>173</text:p>
          </table:table-cell>
          <table:table-cell table:style-name="ce286" office:value-type="string">
            <text:p>Pundaluo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4">
            <text:p>274</text:p>
          </table:table-cell>
          <table:table-cell table:style-name="ce286" office:value-type="string">
            <text:p>Pussell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Puttalam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Queens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Ra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6">
            <text:p>316</text:p>
          </table:table-cell>
          <table:table-cell table:style-name="ce286" office:value-type="string">
            <text:p>R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9">
            <text:p>129</text:p>
          </table:table-cell>
          <table:table-cell table:style-name="ce286" office:value-type="string">
            <text:p>Rakw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1">
            <text:p>101</text:p>
          </table:table-cell>
          <table:table-cell table:style-name="ce286" office:value-type="string">
            <text:p>Rambukk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45">
            <text:p>345</text:p>
          </table:table-cell>
          <table:table-cell table:style-name="ce286" office:value-type="string">
            <text:p>Ran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0">
            <text:p>080</text:p>
          </table:table-cell>
          <table:table-cell table:style-name="ce286" office:value-type="string">
            <text:p>Ratmal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8">
            <text:p>088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7">
            <text:p>317</text:p>
          </table:table-cell>
          <table:table-cell table:style-name="ce286" office:value-type="string">
            <text:p>Ratnapura Tow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8">
            <text:p>128</text:p>
          </table:table-cell>
          <table:table-cell table:style-name="ce286" office:value-type="string">
            <text:p>Rattho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3">
            <text:p>193</text:p>
          </table:table-cell>
          <table:table-cell table:style-name="ce286" office:value-type="string">
            <text:p>Ridi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1">
            <text:p>081</text:p>
          </table:table-cell>
          <table:table-cell table:style-name="ce286" office:value-type="string">
            <text:p>Ruwanw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8">
            <text:p>338</text:p>
          </table:table-cell>
          <table:table-cell table:style-name="ce286" office:value-type="string">
            <text:p>Sainthamaruthu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4">
            <text:p>064</text:p>
          </table:table-cell>
          <table:table-cell table:style-name="ce286" office:value-type="string">
            <text:p>Samanthur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7">
            <text:p>277</text:p>
          </table:table-cell>
          <table:table-cell table:style-name="ce286" office:value-type="string">
            <text:p>Sea Street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4">
            <text:p>324</text:p>
          </table:table-cell>
          <table:table-cell table:style-name="ce286" office:value-type="string">
            <text:p>Seed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8">
            <text:p>158</text:p>
          </table:table-cell>
          <table:table-cell table:style-name="ce286" office:value-type="string">
            <text:p>Senkada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3">
            <text:p>233</text:p>
          </table:table-cell>
          <table:table-cell table:style-name="ce286" office:value-type="string">
            <text:p>Serunuwar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Sri Sangaraja Mawath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3">
            <text:p>143</text:p>
          </table:table-cell>
          <table:table-cell table:style-name="ce286" office:value-type="string">
            <text:p>Suduwe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4">
            <text:p>264</text:p>
          </table:table-cell>
          <table:table-cell table:style-name="ce286" office:value-type="string">
            <text:p>Suriyawe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15">
            <text:p>315</text:p>
          </table:table-cell>
          <table:table-cell table:style-name="ce286" office:value-type="string">
            <text:p>Tal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Talawakel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2">
            <text:p>272</text:p>
          </table:table-cell>
          <table:table-cell table:style-name="ce286" office:value-type="string">
            <text:p>Talgas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19">
            <text:p>219</text:p>
          </table:table-cell>
          <table:table-cell table:style-name="ce286" office:value-type="string">
            <text:p>Tambutte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30">
            <text:p>230</text:p>
          </table:table-cell>
          <table:table-cell table:style-name="ce286" office:value-type="string">
            <text:p>Tanamalwi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7">
            <text:p>067</text:p>
          </table:table-cell>
          <table:table-cell table:style-name="ce286" office:value-type="string">
            <text:p>Tangall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12">
            <text:p>112</text:p>
          </table:table-cell>
          <table:table-cell table:style-name="ce286" office:value-type="string">
            <text:p>Telden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51">
            <text:p>351</text:p>
          </table:table-cell>
          <table:table-cell table:style-name="ce286" office:value-type="string">
            <text:p>Thamb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86">
            <text:p>086</text:p>
          </table:table-cell>
          <table:table-cell table:style-name="ce286" office:value-type="string">
            <text:p>Thimbirigasya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4">
            <text:p>224</text:p>
          </table:table-cell>
          <table:table-cell table:style-name="ce286" office:value-type="string">
            <text:p>Thirukkovil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0">
            <text:p>270</text:p>
          </table:table-cell>
          <table:table-cell table:style-name="ce286" office:value-type="string">
            <text:p>Thulhir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Tissamahar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7">
            <text:p>167</text:p>
          </table:table-cell>
          <table:table-cell table:style-name="ce286" office:value-type="string">
            <text:p>Town Hall, Colombo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6">
            <text:p>066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5">
            <text:p>255</text:p>
          </table:table-cell>
          <table:table-cell table:style-name="ce286" office:value-type="string">
            <text:p>Trincomalee Town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2">
            <text:p>292</text:p>
          </table:table-cell>
          <table:table-cell table:style-name="ce286" office:value-type="string">
            <text:p>Udapussella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95">
            <text:p>295</text:p>
          </table:table-cell>
          <table:table-cell table:style-name="ce286" office:value-type="string">
            <text:p>Udawalaw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31">
            <text:p>131</text:p>
          </table:table-cell>
          <table:table-cell table:style-name="ce286" office:value-type="string">
            <text:p>Udu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89">
            <text:p>189</text:p>
          </table:table-cell>
          <table:table-cell table:style-name="ce286" office:value-type="string">
            <text:p>Uhan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01">
            <text:p>201</text:p>
          </table:table-cell>
          <table:table-cell table:style-name="ce286" office:value-type="string">
            <text:p>Ukuwe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Union Plac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97">
            <text:p>197</text:p>
          </table:table-cell>
          <table:table-cell table:style-name="ce286" office:value-type="string">
            <text:p>Uragasmanhand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71">
            <text:p>271</text:p>
          </table:table-cell>
          <table:table-cell table:style-name="ce286" office:value-type="string">
            <text:p>Urubokk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56">
            <text:p>156</text:p>
          </table:table-cell>
          <table:table-cell table:style-name="ce286" office:value-type="string">
            <text:p>Uva-Parana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02">
            <text:p>102</text:p>
          </table:table-cell>
          <table:table-cell table:style-name="ce286" office:value-type="string">
            <text:p>Valaichechen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1">
            <text:p>141</text:p>
          </table:table-cell>
          <table:table-cell table:style-name="ce286" office:value-type="string">
            <text:p>Velvetiturai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9">
            <text:p>079</text:p>
          </table:table-cell>
          <table:table-cell table:style-name="ce286" office:value-type="string">
            <text:p>Veyango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62">
            <text:p>262</text:p>
          </table:table-cell>
          <table:table-cell table:style-name="ce286" office:value-type="string">
            <text:p>Wadd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04">
            <text:p>304</text:p>
          </table:table-cell>
          <table:table-cell table:style-name="ce286" office:value-type="string">
            <text:p>Walasg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0">
            <text:p>120</text:p>
          </table:table-cell>
          <table:table-cell table:style-name="ce286" office:value-type="string">
            <text:p>Walasmul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25">
            <text:p>325</text:p>
          </table:table-cell>
          <table:table-cell table:style-name="ce286" office:value-type="string">
            <text:p>Wanduramb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Warakapo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3">
            <text:p>163</text:p>
          </table:table-cell>
          <table:table-cell table:style-name="ce286" office:value-type="string">
            <text:p>Wariyapo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22">
            <text:p>222</text:p>
          </table:table-cell>
          <table:table-cell table:style-name="ce286" office:value-type="string">
            <text:p><text:s/>Watt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4">
            <text:p>074</text:p>
          </table:table-cell>
          <table:table-cell table:style-name="ce286" office:value-type="string">
            <text:p>Watte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50">
            <text:p>350</text:p>
          </table:table-cell>
          <table:table-cell table:style-name="ce286" office:value-type="string">
            <text:p>Weeraketi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7">
            <text:p>077</text:p>
          </table:table-cell>
          <table:table-cell table:style-name="ce286" office:value-type="string">
            <text:p>Weligam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254">
            <text:p>254</text:p>
          </table:table-cell>
          <table:table-cell table:style-name="ce286" office:value-type="string">
            <text:p>Welikan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Welimad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45">
            <text:p>145</text:p>
          </table:table-cell>
          <table:table-cell table:style-name="ce286" office:value-type="string">
            <text:p>Wellawatte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62">
            <text:p>062</text:p>
          </table:table-cell>
          <table:table-cell table:style-name="ce286" office:value-type="string">
            <text:p>Wellaway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76">
            <text:p>076</text:p>
          </table:table-cell>
          <table:table-cell table:style-name="ce286" office:value-type="string">
            <text:p>Wennapp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122">
            <text:p>122</text:p>
          </table:table-cell>
          <table:table-cell table:style-name="ce286" office:value-type="string">
            <text:p>Wilgamuw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333">
            <text:p>333</text:p>
          </table:table-cell>
          <table:table-cell table:style-name="ce286" office:value-type="string">
            <text:p>Yakkal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35">
            <text:p>7135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Yatiyantota</text:p>
          </table:table-cell>
          <table:table-cell table:style-name="ce288" office:value-type="string">
            <text:p>PEO</text:p>
          </table:table-cell>
          <table:table-cell table:style-name="ce286" office:value-type="string">
            <text:p>People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44">
            <text:p>7144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State Bank of India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44">
            <text:p>7144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Kandy</text:p>
          </table:table-cell>
          <table:table-cell table:style-name="ce278"/>
          <table:table-cell table:style-name="ce286" office:value-type="string">
            <text:p>State Bank of India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44">
            <text:p>7144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Kohuwala</text:p>
          </table:table-cell>
          <table:table-cell table:style-name="ce278"/>
          <table:table-cell table:style-name="ce286" office:value-type="string">
            <text:p>State Bank of India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Battaramul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400">
            <text:p>400</text:p>
          </table:table-cell>
          <table:table-cell table:style-name="ce286" office:value-type="string">
            <text:p>Card Center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0">
            <text:p>000</text:p>
          </table:table-cell>
          <table:table-cell table:style-name="ce286" office:value-type="string">
            <text:p>Central Clearing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Corporate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Crescat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Dehiwa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Dharmapala Mawath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Havelock Town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504">
            <text:p>504</text:p>
          </table:table-cell>
          <table:table-cell table:style-name="ce286" office:value-type="string">
            <text:p>Kohuwa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500">
            <text:p>500</text:p>
          </table:table-cell>
          <table:table-cell table:style-name="ce286" office:value-type="string">
            <text:p>Liberty Plaz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Mahabage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502">
            <text:p>502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Nawa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Nawam Mawath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Negombo(C.S.P.)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,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503">
            <text:p>503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Peradeniy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Sri Sangharaja Mw.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Thalawathugod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Ward Place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501">
            <text:p>501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162">
            <text:p>7162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Wellawatte</text:p>
          </table:table-cell>
          <table:table-cell table:style-name="ce288" office:value-type="string">
            <text:p>NTB</text:p>
          </table:table-cell>
          <table:table-cell table:style-name="ce286" office:value-type="string">
            <text:p>Nations Trus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05">
            <text:p>7205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Main Branch</text:p>
          </table:table-cell>
          <table:table-cell table:style-name="ce278"/>
          <table:table-cell table:style-name="ce286" office:value-type="string">
            <text:p>Deutsche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Ambalantot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Awissawel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<text:s/>Bandarawe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900">
            <text:p>900</text:p>
          </table:table-cell>
          <table:table-cell table:style-name="ce286" office:value-type="string">
            <text:p>Head Office(Corporare)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00">
            <text:p>100</text:p>
          </table:table-cell>
          <table:table-cell table:style-name="ce286" office:value-type="string">
            <text:p>Head Office(Retail)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<text:s/>Horan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Ja E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Jawatt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Kandan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Kohuwa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Matugam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Navam Mawath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Pelawatte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Pilimatalaw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Puttalam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<text:s/>Rajagiriy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Wariyapo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Wellawatte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14">
            <text:p>7214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<text:s/>Wennappuwa</text:p>
          </table:table-cell>
          <table:table-cell table:style-name="ce288" office:value-type="string">
            <text:p>NDB</text:p>
          </table:table-cell>
          <table:table-cell table:style-name="ce286" office:value-type="string">
            <text:p>National Development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69">
            <text:p>7269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Batticaloa</text:p>
          </table:table-cell>
          <table:table-cell table:style-name="ce278"/>
          <table:table-cell table:style-name="ce286" office:value-type="string">
            <text:p>MC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69">
            <text:p>7269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MC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69">
            <text:p>7269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Islamic Banking Unit</text:p>
          </table:table-cell>
          <table:table-cell table:style-name="ce278"/>
          <table:table-cell table:style-name="ce286" office:value-type="string">
            <text:p>MC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69">
            <text:p>7269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Kandy</text:p>
          </table:table-cell>
          <table:table-cell table:style-name="ce278"/>
          <table:table-cell table:style-name="ce286" office:value-type="string">
            <text:p>MC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69">
            <text:p>7269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Maradana</text:p>
          </table:table-cell>
          <table:table-cell table:style-name="ce278"/>
          <table:table-cell table:style-name="ce286" office:value-type="string">
            <text:p>MC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69">
            <text:p>7269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Pettah</text:p>
          </table:table-cell>
          <table:table-cell table:style-name="ce278"/>
          <table:table-cell table:style-name="ce286" office:value-type="string">
            <text:p>MCB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69">
            <text:p>7269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Wellawatte</text:p>
          </table:table-cell>
          <table:table-cell table:style-name="ce278"/>
          <table:table-cell table:style-name="ce286" office:value-type="string">
            <text:p>MCB Bank Ltd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9">
            <text:p>139</text:p>
          </table:table-cell>
          <table:table-cell table:style-name="ce286" office:value-type="string">
            <text:p>2nd Branch Batticalo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2">
            <text:p>182</text:p>
          </table:table-cell>
          <table:table-cell table:style-name="ce286" office:value-type="string">
            <text:p>Ahan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1">
            <text:p>111</text:p>
          </table:table-cell>
          <table:table-cell table:style-name="ce286" office:value-type="string">
            <text:p>Akkaraipattu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9">
            <text:p>179</text:p>
          </table:table-cell>
          <table:table-cell table:style-name="ce286" office:value-type="string">
            <text:p>Akuress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Alaww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9">
            <text:p>079</text:p>
          </table:table-cell>
          <table:table-cell table:style-name="ce286" office:value-type="string">
            <text:p>Aluth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4">
            <text:p>104</text:p>
          </table:table-cell>
          <table:table-cell table:style-name="ce286" office:value-type="string">
            <text:p>Ambalantot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2">
            <text:p>072</text:p>
          </table:table-cell>
          <table:table-cell table:style-name="ce286" office:value-type="string">
            <text:p>Ambalon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2">
            <text:p>062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3">
            <text:p>143</text:p>
          </table:table-cell>
          <table:table-cell table:style-name="ce286" office:value-type="string">
            <text:p>Anamabu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8">
            <text:p>168</text:p>
          </table:table-cell>
          <table:table-cell table:style-name="ce286" office:value-type="string">
            <text:p>Anuradhapura New Town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4">
            <text:p>154</text:p>
          </table:table-cell>
          <table:table-cell table:style-name="ce286" office:value-type="string">
            <text:p>Aralangawi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7">
            <text:p>067</text:p>
          </table:table-cell>
          <table:table-cell table:style-name="ce286" office:value-type="string">
            <text:p>Athurugiriy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9">
            <text:p>089</text:p>
          </table:table-cell>
          <table:table-cell table:style-name="ce286" office:value-type="string">
            <text:p>Attid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Avissawe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8">
            <text:p>118</text:p>
          </table:table-cell>
          <table:table-cell table:style-name="ce286" office:value-type="string">
            <text:p>Badde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3">
            <text:p>093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7">
            <text:p>097</text:p>
          </table:table-cell>
          <table:table-cell table:style-name="ce286" office:value-type="string">
            <text:p>Balan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Bambalapi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Bandara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Battaramu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7">
            <text:p>107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0">
            <text:p>180</text:p>
          </table:table-cell>
          <table:table-cell table:style-name="ce286" office:value-type="string">
            <text:p>Beliatt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1">
            <text:p>161</text:p>
          </table:table-cell>
          <table:table-cell table:style-name="ce286" office:value-type="string">
            <text:p>Bibil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2">
            <text:p>142</text:p>
          </table:table-cell>
          <table:table-cell table:style-name="ce286" office:value-type="string">
            <text:p>Boralesgamu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5">
            <text:p>145</text:p>
          </table:table-cell>
          <table:table-cell table:style-name="ce286" office:value-type="string">
            <text:p>Butt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96">
            <text:p>996</text:p>
          </table:table-cell>
          <table:table-cell table:style-name="ce286" office:value-type="string">
            <text:p>Card Centr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93">
            <text:p>993</text:p>
          </table:table-cell>
          <table:table-cell table:style-name="ce286" office:value-type="string">
            <text:p>Central Clearing Department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4">
            <text:p>164</text:p>
          </table:table-cell>
          <table:table-cell table:style-name="ce286" office:value-type="string">
            <text:p>Chankanai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9">
            <text:p>169</text:p>
          </table:table-cell>
          <table:table-cell table:style-name="ce286" office:value-type="string">
            <text:p>Chavakachcheri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1">
            <text:p>121</text:p>
          </table:table-cell>
          <table:table-cell table:style-name="ce286" office:value-type="string">
            <text:p>Chenkalad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8">
            <text:p>108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8">
            <text:p>128</text:p>
          </table:table-cell>
          <table:table-cell table:style-name="ce286" office:value-type="string">
            <text:p>Chunnakam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City Offic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5">
            <text:p>175</text:p>
          </table:table-cell>
          <table:table-cell table:style-name="ce286" office:value-type="string">
            <text:p>Colombo Super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0">
            <text:p>090</text:p>
          </table:table-cell>
          <table:table-cell table:style-name="ce286" office:value-type="string">
            <text:p>Dambu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6">
            <text:p>196</text:p>
          </table:table-cell>
          <table:table-cell table:style-name="ce286" office:value-type="string">
            <text:p>Dankotu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7">
            <text:p>167</text:p>
          </table:table-cell>
          <table:table-cell table:style-name="ce286" office:value-type="string">
            <text:p>Dehiattakand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Dehiw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02">
            <text:p>202</text:p>
          </table:table-cell>
          <table:table-cell table:style-name="ce286" office:value-type="string">
            <text:p>Del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Deniya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Deraniyagal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5">
            <text:p>085</text:p>
          </table:table-cell>
          <table:table-cell table:style-name="ce286" office:value-type="string">
            <text:p>Digan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8">
            <text:p>198</text:p>
          </table:table-cell>
          <table:table-cell table:style-name="ce286" office:value-type="string">
            <text:p>Divulapi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Eheliya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4">
            <text:p>114</text:p>
          </table:table-cell>
          <table:table-cell table:style-name="ce286" office:value-type="string">
            <text:p>Embulden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Fort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0">
            <text:p>190</text:p>
          </table:table-cell>
          <table:table-cell table:style-name="ce286" office:value-type="string">
            <text:p>Galewe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9">
            <text:p>159</text:p>
          </table:table-cell>
          <table:table-cell table:style-name="ce286" office:value-type="string">
            <text:p>Galle Bazaar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1">
            <text:p>101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8">
            <text:p>078</text:p>
          </table:table-cell>
          <table:table-cell table:style-name="ce286" office:value-type="string">
            <text:p>Ganemull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5">
            <text:p>135</text:p>
          </table:table-cell>
          <table:table-cell table:style-name="ce286" office:value-type="string">
            <text:p>Gangodawi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5">
            <text:p>095</text:p>
          </table:table-cell>
          <table:table-cell table:style-name="ce286" office:value-type="string">
            <text:p>Giriu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3">
            <text:p>173</text:p>
          </table:table-cell>
          <table:table-cell table:style-name="ce286" office:value-type="string">
            <text:p>Gothatuwa New Town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7">
            <text:p>127</text:p>
          </table:table-cell>
          <table:table-cell table:style-name="ce286" office:value-type="string">
            <text:p>Grandpass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0">
            <text:p>070</text:p>
          </table:table-cell>
          <table:table-cell table:style-name="ce286" office:value-type="string">
            <text:p>Gregorys Road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1">
            <text:p>181</text:p>
          </table:table-cell>
          <table:table-cell table:style-name="ce286" office:value-type="string">
            <text:p>Habaradu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7">
            <text:p>137</text:p>
          </table:table-cell>
          <table:table-cell table:style-name="ce286" office:value-type="string">
            <text:p>Hanwe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Harbour-View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0">
            <text:p>080</text:p>
          </table:table-cell>
          <table:table-cell table:style-name="ce286" office:value-type="string">
            <text:p>Hatton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Head Quarters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7">
            <text:p>187</text:p>
          </table:table-cell>
          <table:table-cell table:style-name="ce286" office:value-type="string">
            <text:p>Hettipo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0">
            <text:p>110</text:p>
          </table:table-cell>
          <table:table-cell table:style-name="ce286" office:value-type="string">
            <text:p>Hingurak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9">
            <text:p>069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0">
            <text:p>140</text:p>
          </table:table-cell>
          <table:table-cell table:style-name="ce286" office:value-type="string">
            <text:p>Ingir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8">
            <text:p>098</text:p>
          </table:table-cell>
          <table:table-cell table:style-name="ce286" office:value-type="string">
            <text:p>Ja-E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0">
            <text:p>120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0">
            <text:p>060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Kaduruwe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2">
            <text:p>162</text:p>
          </table:table-cell>
          <table:table-cell table:style-name="ce286" office:value-type="string">
            <text:p>Kaduwe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03">
            <text:p>203</text:p>
          </table:table-cell>
          <table:table-cell table:style-name="ce286" office:value-type="string">
            <text:p>Kahatagasdigil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Kalawa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2">
            <text:p>112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5">
            <text:p>125</text:p>
          </table:table-cell>
          <table:table-cell table:style-name="ce286" office:value-type="string">
            <text:p>Kaluwanchikud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6">
            <text:p>076</text:p>
          </table:table-cell>
          <table:table-cell table:style-name="ce286" office:value-type="string">
            <text:p>Kanda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3">
            <text:p>123</text:p>
          </table:table-cell>
          <table:table-cell table:style-name="ce286" office:value-type="string">
            <text:p>Kandy City Centr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0">
            <text:p>100</text:p>
          </table:table-cell>
          <table:table-cell table:style-name="ce286" office:value-type="string">
            <text:p>Kandy Metro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2">
            <text:p>172</text:p>
          </table:table-cell>
          <table:table-cell table:style-name="ce286" office:value-type="string">
            <text:p>Kantal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1">
            <text:p>141</text:p>
          </table:table-cell>
          <table:table-cell table:style-name="ce286" office:value-type="string">
            <text:p>Karapi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5">
            <text:p>115</text:p>
          </table:table-cell>
          <table:table-cell table:style-name="ce286" office:value-type="string">
            <text:p>Kattankud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1">
            <text:p>171</text:p>
          </table:table-cell>
          <table:table-cell table:style-name="ce286" office:value-type="string">
            <text:p>Kayts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4">
            <text:p>064</text:p>
          </table:table-cell>
          <table:table-cell table:style-name="ce286" office:value-type="string">
            <text:p>Kegall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9">
            <text:p>149</text:p>
          </table:table-cell>
          <table:table-cell table:style-name="ce286" office:value-type="string">
            <text:p>Kekira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1">
            <text:p>151</text:p>
          </table:table-cell>
          <table:table-cell table:style-name="ce286" office:value-type="string">
            <text:p>Keselwatt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8">
            <text:p>148</text:p>
          </table:table-cell>
          <table:table-cell table:style-name="ce286" office:value-type="string">
            <text:p>Kilinochchi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7">
            <text:p>177</text:p>
          </table:table-cell>
          <table:table-cell table:style-name="ce286" office:value-type="string">
            <text:p>Kinn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00">
            <text:p>200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3">
            <text:p>083</text:p>
          </table:table-cell>
          <table:table-cell table:style-name="ce286" office:value-type="string">
            <text:p>Kirindiwel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7">
            <text:p>117</text:p>
          </table:table-cell>
          <table:table-cell table:style-name="ce286" office:value-type="string">
            <text:p>Kirulapon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5">
            <text:p>165</text:p>
          </table:table-cell>
          <table:table-cell table:style-name="ce286" office:value-type="string">
            <text:p>Kochchikad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4">
            <text:p>094</text:p>
          </table:table-cell>
          <table:table-cell table:style-name="ce286" office:value-type="string">
            <text:p>Kohuwe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4">
            <text:p>134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7">
            <text:p>087</text:p>
          </table:table-cell>
          <table:table-cell table:style-name="ce286" office:value-type="string">
            <text:p>Kottawa Laugfs Sun Up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Kottaw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3">
            <text:p>133</text:p>
          </table:table-cell>
          <table:table-cell table:style-name="ce286" office:value-type="string">
            <text:p>Kundasal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9">
            <text:p>189</text:p>
          </table:table-cell>
          <table:table-cell table:style-name="ce286" office:value-type="string">
            <text:p>Madamp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Mahiyangana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7">
            <text:p>197</text:p>
          </table:table-cell>
          <table:table-cell table:style-name="ce286" office:value-type="string">
            <text:p>Maho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Main Street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1">
            <text:p>191</text:p>
          </table:table-cell>
          <table:table-cell table:style-name="ce286" office:value-type="string">
            <text:p>Maligawatt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4">
            <text:p>174</text:p>
          </table:table-cell>
          <table:table-cell table:style-name="ce286" office:value-type="string">
            <text:p>Mallavi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7">
            <text:p>147</text:p>
          </table:table-cell>
          <table:table-cell table:style-name="ce286" office:value-type="string">
            <text:p>Manipa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9">
            <text:p>119</text:p>
          </table:table-cell>
          <table:table-cell table:style-name="ce286" office:value-type="string">
            <text:p>Mannar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4">
            <text:p>144</text:p>
          </table:table-cell>
          <table:table-cell table:style-name="ce286" office:value-type="string">
            <text:p>Marada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3">
            <text:p>183</text:p>
          </table:table-cell>
          <table:table-cell table:style-name="ce286" office:value-type="string">
            <text:p>Marandagahamu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4">
            <text:p>194</text:p>
          </table:table-cell>
          <table:table-cell table:style-name="ce286" office:value-type="string">
            <text:p>Marawi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3">
            <text:p>153</text:p>
          </table:table-cell>
          <table:table-cell table:style-name="ce286" office:value-type="string">
            <text:p><text:s/>Matara Bazaar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6">
            <text:p>176</text:p>
          </table:table-cell>
          <table:table-cell table:style-name="ce286" office:value-type="string">
            <text:p>Matte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6">
            <text:p>106</text:p>
          </table:table-cell>
          <table:table-cell table:style-name="ce286" office:value-type="string">
            <text:p>Matu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0">
            <text:p>160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9">
            <text:p>109</text:p>
          </table:table-cell>
          <table:table-cell table:style-name="ce286" office:value-type="string">
            <text:p>Mawatha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4">
            <text:p>184</text:p>
          </table:table-cell>
          <table:table-cell table:style-name="ce286" office:value-type="string">
            <text:p>Menikhin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8">
            <text:p>158</text:p>
          </table:table-cell>
          <table:table-cell table:style-name="ce286" office:value-type="string">
            <text:p>Midden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5">
            <text:p>065</text:p>
          </table:table-cell>
          <table:table-cell table:style-name="ce286" office:value-type="string">
            <text:p>Minuwan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6">
            <text:p>086</text:p>
          </table:table-cell>
          <table:table-cell table:style-name="ce286" office:value-type="string">
            <text:p>Miri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4">
            <text:p>074</text:p>
          </table:table-cell>
          <table:table-cell table:style-name="ce286" office:value-type="string">
            <text:p>Monarag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5">
            <text:p>155</text:p>
          </table:table-cell>
          <table:table-cell table:style-name="ce286" office:value-type="string">
            <text:p>Moratumu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Morawak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9">
            <text:p>199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3">
            <text:p>193</text:p>
          </table:table-cell>
          <table:table-cell table:style-name="ce286" office:value-type="string">
            <text:p>Mutwal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Narahenpit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9">
            <text:p>099</text:p>
          </table:table-cell>
          <table:table-cell table:style-name="ce286" office:value-type="string">
            <text:p>Naramm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2">
            <text:p>132</text:p>
          </table:table-cell>
          <table:table-cell table:style-name="ce286" office:value-type="string">
            <text:p>Nattand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2">
            <text:p>082</text:p>
          </table:table-cell>
          <table:table-cell table:style-name="ce286" office:value-type="string">
            <text:p>Naw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5">
            <text:p>195</text:p>
          </table:table-cell>
          <table:table-cell table:style-name="ce286" office:value-type="string">
            <text:p>Nawalapi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Nawam Mawath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8">
            <text:p>088</text:p>
          </table:table-cell>
          <table:table-cell table:style-name="ce286" office:value-type="string">
            <text:p>Negombo 2nd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9">
            <text:p>129</text:p>
          </table:table-cell>
          <table:table-cell table:style-name="ce286" office:value-type="string">
            <text:p>Nelliad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Neluw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2">
            <text:p>102</text:p>
          </table:table-cell>
          <table:table-cell table:style-name="ce286" office:value-type="string">
            <text:p>Nikawerat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5">
            <text:p>185</text:p>
          </table:table-cell>
          <table:table-cell table:style-name="ce286" office:value-type="string">
            <text:p>Ninthavur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1">
            <text:p>071</text:p>
          </table:table-cell>
          <table:table-cell table:style-name="ce286" office:value-type="string">
            <text:p>Nittambu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8">
            <text:p>138</text:p>
          </table:table-cell>
          <table:table-cell table:style-name="ce286" office:value-type="string">
            <text:p>Nochchiya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4">
            <text:p>084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4">
            <text:p>124</text:p>
          </table:table-cell>
          <table:table-cell table:style-name="ce286" office:value-type="string">
            <text:p>Oddamavad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Old Moor Street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2">
            <text:p>192</text:p>
          </table:table-cell>
          <table:table-cell table:style-name="ce286" office:value-type="string">
            <text:p>Padukk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Panadura Weka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6">
            <text:p>166</text:p>
          </table:table-cell>
          <table:table-cell table:style-name="ce286" office:value-type="string">
            <text:p>Pann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46">
            <text:p>146</text:p>
          </table:table-cell>
          <table:table-cell table:style-name="ce286" office:value-type="string">
            <text:p>Passar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Pelawatte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6">
            <text:p>136</text:p>
          </table:table-cell>
          <table:table-cell table:style-name="ce286" office:value-type="string">
            <text:p>Peliya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3">
            <text:p>103</text:p>
          </table:table-cell>
          <table:table-cell table:style-name="ce286" office:value-type="string">
            <text:p>Pelmadu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Peradeniy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0">
            <text:p>150</text:p>
          </table:table-cell>
          <table:table-cell table:style-name="ce286" office:value-type="string">
            <text:p>Pilimatala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1">
            <text:p>091</text:p>
          </table:table-cell>
          <table:table-cell table:style-name="ce286" office:value-type="string">
            <text:p>Pitakott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1">
            <text:p>131</text:p>
          </table:table-cell>
          <table:table-cell table:style-name="ce286" office:value-type="string">
            <text:p>Platinum Plus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30">
            <text:p>130</text:p>
          </table:table-cell>
          <table:table-cell table:style-name="ce286" office:value-type="string">
            <text:p>Pottuvil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2">
            <text:p>152</text:p>
          </table:table-cell>
          <table:table-cell table:style-name="ce286" office:value-type="string">
            <text:p>Pussella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6">
            <text:p>156</text:p>
          </table:table-cell>
          <table:table-cell table:style-name="ce286" office:value-type="string">
            <text:p>Puttalam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3">
            <text:p>073</text:p>
          </table:table-cell>
          <table:table-cell table:style-name="ce286" office:value-type="string">
            <text:p>Ragam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2">
            <text:p>122</text:p>
          </table:table-cell>
          <table:table-cell table:style-name="ce286" office:value-type="string">
            <text:p>Rajagiri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8">
            <text:p>188</text:p>
          </table:table-cell>
          <table:table-cell table:style-name="ce286" office:value-type="string">
            <text:p>Rambukka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Rathnapur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Ratmalan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63">
            <text:p>163</text:p>
          </table:table-cell>
          <table:table-cell table:style-name="ce286" office:value-type="string">
            <text:p>Rikillagaska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01">
            <text:p>201</text:p>
          </table:table-cell>
          <table:table-cell table:style-name="ce286" office:value-type="string">
            <text:p>Ruwanwel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26">
            <text:p>126</text:p>
          </table:table-cell>
          <table:table-cell table:style-name="ce286" office:value-type="string">
            <text:p>Sainthamaruthu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29">
            <text:p>929</text:p>
          </table:table-cell>
          <table:table-cell table:style-name="ce286" office:value-type="string">
            <text:p>Sampath Vis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6">
            <text:p>096</text:p>
          </table:table-cell>
          <table:table-cell table:style-name="ce286" office:value-type="string">
            <text:p>Singer Mega - Watt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92">
            <text:p>092</text:p>
          </table:table-cell>
          <table:table-cell table:style-name="ce286" office:value-type="string">
            <text:p>Singer Mega-Mahara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57">
            <text:p>157</text:p>
          </table:table-cell>
          <table:table-cell table:style-name="ce286" office:value-type="string">
            <text:p>Sooriyawe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6">
            <text:p>116</text:p>
          </table:table-cell>
          <table:table-cell table:style-name="ce286" office:value-type="string">
            <text:p>Tangall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8">
            <text:p>178</text:p>
          </table:table-cell>
          <table:table-cell table:style-name="ce286" office:value-type="string">
            <text:p>Thalawathugo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Thambuttegama (PBC)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Thimbirigasya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86">
            <text:p>186</text:p>
          </table:table-cell>
          <table:table-cell table:style-name="ce286" office:value-type="string">
            <text:p>Thirunelvely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Tissamahar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6">
            <text:p>066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Vavuni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70">
            <text:p>170</text:p>
          </table:table-cell>
          <table:table-cell table:style-name="ce286" office:value-type="string">
            <text:p>Vavuniya Super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7">
            <text:p>077</text:p>
          </table:table-cell>
          <table:table-cell table:style-name="ce286" office:value-type="string">
            <text:p>veyangod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75">
            <text:p>075</text:p>
          </table:table-cell>
          <table:table-cell table:style-name="ce286" office:value-type="string">
            <text:p>Wadduw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Wariyapola (PBC)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05">
            <text:p>105</text:p>
          </table:table-cell>
          <table:table-cell table:style-name="ce286" office:value-type="string">
            <text:p>Wattegam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81">
            <text:p>081</text:p>
          </table:table-cell>
          <table:table-cell table:style-name="ce286" office:value-type="string">
            <text:p>Welimad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Wellampitiya (PBC)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Wellawatte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113">
            <text:p>113</text:p>
          </table:table-cell>
          <table:table-cell table:style-name="ce286" office:value-type="string">
            <text:p>Wellaway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Wennappuwa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>
          <table:table-cell table:style-name="ce278" office:value-type="float" office:value="7278">
            <text:p>7278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Yakkala PBC</text:p>
          </table:table-cell>
          <table:table-cell table:style-name="ce288" office:value-type="string">
            <text:p>SAM</text:p>
          </table:table-cell>
          <table:table-cell table:style-name="ce286" office:value-type="string">
            <text:p>Sampath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1">
            <text:p>091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Attid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5">
            <text:p>075</text:p>
          </table:table-cell>
          <table:table-cell table:style-name="ce286" office:value-type="string">
            <text:p>Awissawel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Balangod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Bandarag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3">
            <text:p>073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5">
            <text:p>065</text:p>
          </table:table-cell>
          <table:table-cell table:style-name="ce286" office:value-type="string">
            <text:p>Beliatt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Bogawanthalaw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Boralesgamuw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2">
            <text:p>082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96">
            <text:p>996</text:p>
          </table:table-cell>
          <table:table-cell table:style-name="ce286" office:value-type="string">
            <text:p>Central Processing Unit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Ceylinco Hous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5">
            <text:p>095</text:p>
          </table:table-cell>
          <table:table-cell table:style-name="ce286" office:value-type="string">
            <text:p>Chavakachcheri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8">
            <text:p>098</text:p>
          </table:table-cell>
          <table:table-cell table:style-name="ce286" office:value-type="string">
            <text:p>Chenkalady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Cinnamon Gardens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City Offic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Colombo South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9">
            <text:p>069</text:p>
          </table:table-cell>
          <table:table-cell table:style-name="ce286" office:value-type="string">
            <text:p>Dam Street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Dehiattakand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Dehiwa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0">
            <text:p>060</text:p>
          </table:table-cell>
          <table:table-cell table:style-name="ce286" office:value-type="string">
            <text:p>Ganemul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Grandpass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1">
            <text:p>081</text:p>
          </table:table-cell>
          <table:table-cell table:style-name="ce286" office:value-type="string">
            <text:p>Hambantot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Hatton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3">
            <text:p>083</text:p>
          </table:table-cell>
          <table:table-cell table:style-name="ce286" office:value-type="string">
            <text:p>Havelock Town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Hingurakgod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Ja-E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5">
            <text:p>085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7">
            <text:p>097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Kalubowi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4">
            <text:p>074</text:p>
          </table:table-cell>
          <table:table-cell table:style-name="ce286" office:value-type="string">
            <text:p>Kaththankudy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Katunayak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Katuner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7">
            <text:p>077</text:p>
          </table:table-cell>
          <table:table-cell table:style-name="ce286" office:value-type="string">
            <text:p>Kekiraw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3">
            <text:p>093</text:p>
          </table:table-cell>
          <table:table-cell table:style-name="ce286" office:value-type="string">
            <text:p>Kilinochchi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Kochchikad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Kogga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Kotagala Talawakal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0">
            <text:p>080</text:p>
          </table:table-cell>
          <table:table-cell table:style-name="ce286" office:value-type="string">
            <text:p>Kotiyakumbu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Kottaw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7">
            <text:p>067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Manampit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4">
            <text:p>094</text:p>
          </table:table-cell>
          <table:table-cell table:style-name="ce286" office:value-type="string">
            <text:p>Mannar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Maradan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4">
            <text:p>084</text:p>
          </table:table-cell>
          <table:table-cell table:style-name="ce286" office:value-type="string">
            <text:p>Marandagahamu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6">
            <text:p>066</text:p>
          </table:table-cell>
          <table:table-cell table:style-name="ce286" office:value-type="string">
            <text:p>Mathug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9">
            <text:p>089</text:p>
          </table:table-cell>
          <table:table-cell table:style-name="ce286" office:value-type="string">
            <text:p>Meegod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6">
            <text:p>086</text:p>
          </table:table-cell>
          <table:table-cell table:style-name="ce286" office:value-type="string">
            <text:p>Millenium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8">
            <text:p>078</text:p>
          </table:table-cell>
          <table:table-cell table:style-name="ce286" office:value-type="string">
            <text:p>Mirig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6">
            <text:p>096</text:p>
          </table:table-cell>
          <table:table-cell table:style-name="ce286" office:value-type="string">
            <text:p>Mullativu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Nawa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6">
            <text:p>076</text:p>
          </table:table-cell>
          <table:table-cell table:style-name="ce286" office:value-type="string">
            <text:p>Nawalapit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2">
            <text:p>092</text:p>
          </table:table-cell>
          <table:table-cell table:style-name="ce286" office:value-type="string">
            <text:p>Nelliady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Old Moor Street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0">
            <text:p>090</text:p>
          </table:table-cell>
          <table:table-cell table:style-name="ce286" office:value-type="string">
            <text:p>Pelmadulla.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4">
            <text:p>064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Puttalam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2">
            <text:p>062</text:p>
          </table:table-cell>
          <table:table-cell table:style-name="ce286" office:value-type="string">
            <text:p>Raddolug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7">
            <text:p>087</text:p>
          </table:table-cell>
          <table:table-cell table:style-name="ce286" office:value-type="string">
            <text:p>Ranpokunug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98">
            <text:p>998</text:p>
          </table:table-cell>
          <table:table-cell table:style-name="ce286" office:value-type="string">
            <text:p>Retail Remittance Center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Sarikkamul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997">
            <text:p>997</text:p>
          </table:table-cell>
          <table:table-cell table:style-name="ce286" office:value-type="string">
            <text:p>Seylan Card Centre (SCC)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9">
            <text:p>079</text:p>
          </table:table-cell>
          <table:table-cell table:style-name="ce286" office:value-type="string">
            <text:p>Soysapur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Tissamaharam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88">
            <text:p>088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2">
            <text:p>072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0">
            <text:p>070</text:p>
          </table:table-cell>
          <table:table-cell table:style-name="ce286" office:value-type="string">
            <text:p>Warakapo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71">
            <text:p>071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Welimad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Weliveriy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87">
            <text:p>7287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Yakkala</text:p>
          </table:table-cell>
          <table:table-cell table:style-name="ce288" office:value-type="string">
            <text:p>SEY</text:p>
          </table:table-cell>
          <table:table-cell table:style-name="ce286" office:value-type="string">
            <text:p>Seylan Bank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296">
            <text:p>7296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Public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02">
            <text:p>7302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Union Bank of Colombo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60">
            <text:p>060</text:p>
          </table:table-cell>
          <table:table-cell table:style-name="ce286" office:value-type="string">
            <text:p>Akkaraipaththu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Ambalanthot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62">
            <text:p>062</text:p>
          </table:table-cell>
          <table:table-cell table:style-name="ce286" office:value-type="string">
            <text:p>Balangod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Bambalapitiy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Chunnakam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Dam Street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Dambul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Dehiwe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Kaduruwe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Kalubowi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Kandy City Centre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Kanthankudy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Kilinochchi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Kirulapan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Kollupitiy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Kundasale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Metro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Monaraga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Narahenpit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Nelliady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Old Moor Street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Panchikawatte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Peradeniy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Rajagiriy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Ratmalan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Wellawatt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11">
            <text:p>7311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Wennappuwa</text:p>
          </table:table-cell>
          <table:table-cell table:style-name="ce288" office:value-type="string">
            <text:p>PAN ASIA</text:p>
          </table:table-cell>
          <table:table-cell table:style-name="ce286" office:value-type="string">
            <text:p>Pan Asia Banking Corporation PLC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384">
            <text:p>7384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Sri Lanka Branch</text:p>
          </table:table-cell>
          <table:table-cell table:style-name="ce278"/>
          <table:table-cell table:style-name="ce286" office:value-type="string">
            <text:p>ICICI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Avissawel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31">
            <text:p>531</text:p>
          </table:table-cell>
          <table:table-cell table:style-name="ce286" office:value-type="string">
            <text:p>Central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City Offic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Dambul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Deniyay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61">
            <text:p>561</text:p>
          </table:table-cell>
          <table:table-cell table:style-name="ce286" office:value-type="string">
            <text:p>Eastern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Kaduruwe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Kalawan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Kaluthar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Katugastot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Kottaw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Moratuw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Nawa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Negambo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51">
            <text:p>551</text:p>
          </table:table-cell>
          <table:table-cell table:style-name="ce286" office:value-type="string">
            <text:p>North Central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21">
            <text:p>521</text:p>
          </table:table-cell>
          <table:table-cell table:style-name="ce286" office:value-type="string">
            <text:p>North Western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Rathnapur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41">
            <text:p>541</text:p>
          </table:table-cell>
          <table:table-cell table:style-name="ce286" office:value-type="string">
            <text:p>Sabaragamuwa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01">
            <text:p>501</text:p>
          </table:table-cell>
          <table:table-cell table:style-name="ce286" office:value-type="string">
            <text:p>Southern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71">
            <text:p>571</text:p>
          </table:table-cell>
          <table:table-cell table:style-name="ce286" office:value-type="string">
            <text:p>Uva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Wellawatte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54">
            <text:p>7454</text:p>
          </table:table-cell>
          <table:table-cell table:style-name="ce282" office:value-type="float" office:value="511">
            <text:p>511</text:p>
          </table:table-cell>
          <table:table-cell table:style-name="ce286" office:value-type="string">
            <text:p>Western Province SLP Units</text:p>
          </table:table-cell>
          <table:table-cell table:style-name="ce288" office:value-type="string">
            <text:p>DFCC</text:p>
          </table:table-cell>
          <table:table-cell table:style-name="ce286" office:value-type="string">
            <text:p>DFCC Vardhana Bank Lt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Akkaraipattu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Akurana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Kattankudy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Ladies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Oddamavadi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463">
            <text:p>7463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Sammanthurai</text:p>
          </table:table-cell>
          <table:table-cell table:style-name="ce288" office:value-type="string">
            <text:p>AMANA</text:p>
          </table:table-cell>
          <table:table-cell table:style-name="ce286" office:value-type="string">
            <text:p>Amana Bank Limited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2">
            <text:p>752</text:p>
          </table:table-cell>
          <table:table-cell table:style-name="ce286" office:value-type="string">
            <text:p>Akkaraipattu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Akures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2">
            <text:p>742</text:p>
          </table:table-cell>
          <table:table-cell table:style-name="ce286" office:value-type="string">
            <text:p>Alaw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5">
            <text:p>105</text:p>
          </table:table-cell>
          <table:table-cell table:style-name="ce286" office:value-type="string">
            <text:p>Aluth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Ambalan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Ambalantot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Ampa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6">
            <text:p>746</text:p>
          </table:table-cell>
          <table:table-cell table:style-name="ce286" office:value-type="string">
            <text:p>Anamad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Anuradhapu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1">
            <text:p>721</text:p>
          </table:table-cell>
          <table:table-cell table:style-name="ce286" office:value-type="string">
            <text:p>Aranayake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7">
            <text:p>727</text:p>
          </table:table-cell>
          <table:table-cell table:style-name="ce286" office:value-type="string">
            <text:p>Arayampathy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8">
            <text:p>718</text:p>
          </table:table-cell>
          <table:table-cell table:style-name="ce286" office:value-type="string">
            <text:p>Atchuvely NSB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3">
            <text:p>703</text:p>
          </table:table-cell>
          <table:table-cell table:style-name="ce286" office:value-type="string">
            <text:p>Athurugiriy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Avissawe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4">
            <text:p>734</text:p>
          </table:table-cell>
          <table:table-cell table:style-name="ce286" office:value-type="string">
            <text:p>Badde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Badu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1">
            <text:p>091</text:p>
          </table:table-cell>
          <table:table-cell table:style-name="ce286" office:value-type="string">
            <text:p>Balan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Bambala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6">
            <text:p>126</text:p>
          </table:table-cell>
          <table:table-cell table:style-name="ce286" office:value-type="string">
            <text:p>Bandara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0">
            <text:p>060</text:p>
          </table:table-cell>
          <table:table-cell table:style-name="ce286" office:value-type="string">
            <text:p>Bandaraw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0">
            <text:p>080</text:p>
          </table:table-cell>
          <table:table-cell table:style-name="ce286" office:value-type="string">
            <text:p>Battaramu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Batticalo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Beliatt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Beruw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8">
            <text:p>708</text:p>
          </table:table-cell>
          <table:table-cell table:style-name="ce286" office:value-type="string">
            <text:p>Bibile"piyasa"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4">
            <text:p>124</text:p>
          </table:table-cell>
          <table:table-cell table:style-name="ce286" office:value-type="string">
            <text:p>Boralesgam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Bore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12">
            <text:p>912</text:p>
          </table:table-cell>
          <table:table-cell table:style-name="ce286" office:value-type="string">
            <text:p>Br. Management Division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0">
            <text:p>710</text:p>
          </table:table-cell>
          <table:table-cell table:style-name="ce286" office:value-type="string">
            <text:p>Bulathkohu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8">
            <text:p>738</text:p>
          </table:table-cell>
          <table:table-cell table:style-name="ce286" office:value-type="string">
            <text:p>Bulathsinh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1">
            <text:p>741</text:p>
          </table:table-cell>
          <table:table-cell table:style-name="ce286" office:value-type="string">
            <text:p>Butt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5">
            <text:p>725</text:p>
          </table:table-cell>
          <table:table-cell table:style-name="ce286" office:value-type="string">
            <text:p>Chankanai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">
            <text:p>073</text:p>
          </table:table-cell>
          <table:table-cell table:style-name="ce286" office:value-type="string">
            <text:p>Chavakachcheri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9">
            <text:p>109</text:p>
          </table:table-cell>
          <table:table-cell table:style-name="ce286" office:value-type="string">
            <text:p>Chenkaladi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Chilaw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">
            <text:p>072</text:p>
          </table:table-cell>
          <table:table-cell table:style-name="ce286" office:value-type="string">
            <text:p>Chunnakam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City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10">
            <text:p>910</text:p>
          </table:table-cell>
          <table:table-cell table:style-name="ce286" office:value-type="string">
            <text:p>Credit Division, (H.L Division)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3">
            <text:p>103</text:p>
          </table:table-cell>
          <table:table-cell table:style-name="ce286" office:value-type="string">
            <text:p>Dambu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4">
            <text:p>024</text:p>
          </table:table-cell>
          <table:table-cell table:style-name="ce286" office:value-type="string">
            <text:p>Dehiw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7">
            <text:p>747</text:p>
          </table:table-cell>
          <table:table-cell table:style-name="ce286" office:value-type="string">
            <text:p>Del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9">
            <text:p>119</text:p>
          </table:table-cell>
          <table:table-cell table:style-name="ce286" office:value-type="string">
            <text:p>Delkan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Deniya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2">
            <text:p>112</text:p>
          </table:table-cell>
          <table:table-cell table:style-name="ce286" office:value-type="string">
            <text:p>Deraniyag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Devinuwa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2">
            <text:p>082</text:p>
          </table:table-cell>
          <table:table-cell table:style-name="ce286" office:value-type="string">
            <text:p>Dickwe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8">
            <text:p>748</text:p>
          </table:table-cell>
          <table:table-cell table:style-name="ce286" office:value-type="string">
            <text:p>Diga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6">
            <text:p>096</text:p>
          </table:table-cell>
          <table:table-cell table:style-name="ce286" office:value-type="string">
            <text:p>Divula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4">
            <text:p>094</text:p>
          </table:table-cell>
          <table:table-cell table:style-name="ce286" office:value-type="string">
            <text:p>El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Embili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5">
            <text:p>755</text:p>
          </table:table-cell>
          <table:table-cell table:style-name="ce286" office:value-type="string">
            <text:p>Galew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9">
            <text:p>729</text:p>
          </table:table-cell>
          <table:table-cell table:style-name="ce286" office:value-type="string">
            <text:p>Galgam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Gall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Galne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Gampah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">
            <text:p>074</text:p>
          </table:table-cell>
          <table:table-cell table:style-name="ce286" office:value-type="string">
            <text:p>Gampo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5">
            <text:p>705</text:p>
          </table:table-cell>
          <table:table-cell table:style-name="ce286" office:value-type="string">
            <text:p>Ganemull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5">
            <text:p>735</text:p>
          </table:table-cell>
          <table:table-cell table:style-name="ce286" office:value-type="string">
            <text:p>Habarad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2">
            <text:p>062</text:p>
          </table:table-cell>
          <table:table-cell table:style-name="ce286" office:value-type="string">
            <text:p>Hakma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1">
            <text:p>751</text:p>
          </table:table-cell>
          <table:table-cell table:style-name="ce286" office:value-type="string">
            <text:p>Hali 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0">
            <text:p>750</text:p>
          </table:table-cell>
          <table:table-cell table:style-name="ce286" office:value-type="string">
            <text:p>Hanwe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6">
            <text:p>116</text:p>
          </table:table-cell>
          <table:table-cell table:style-name="ce286" office:value-type="string">
            <text:p>Hatton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9">
            <text:p>709</text:p>
          </table:table-cell>
          <table:table-cell table:style-name="ce286" office:value-type="string">
            <text:p>Hettipo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3">
            <text:p>113</text:p>
          </table:table-cell>
          <table:table-cell table:style-name="ce286" office:value-type="string">
            <text:p>Hikkad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6">
            <text:p>076</text:p>
          </table:table-cell>
          <table:table-cell table:style-name="ce286" office:value-type="string">
            <text:p>Hingurak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Homa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Hora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11">
            <text:p>911</text:p>
          </table:table-cell>
          <table:table-cell table:style-name="ce286" office:value-type="string">
            <text:p>IBU (NRFC)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7">
            <text:p>757</text:p>
          </table:table-cell>
          <table:table-cell table:style-name="ce286" office:value-type="string">
            <text:p>Imad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64">
            <text:p>764</text:p>
          </table:table-cell>
          <table:table-cell table:style-name="ce286" office:value-type="string">
            <text:p>Ingir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Ja-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Jaff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">
            <text:p>075</text:p>
          </table:table-cell>
          <table:table-cell table:style-name="ce286" office:value-type="string">
            <text:p>Kadawath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2">
            <text:p>122</text:p>
          </table:table-cell>
          <table:table-cell table:style-name="ce286" office:value-type="string">
            <text:p>Kaduruw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5">
            <text:p>095</text:p>
          </table:table-cell>
          <table:table-cell table:style-name="ce286" office:value-type="string">
            <text:p>Kaduw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4">
            <text:p>104</text:p>
          </table:table-cell>
          <table:table-cell table:style-name="ce286" office:value-type="string">
            <text:p>Kahathud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7">
            <text:p>737</text:p>
          </table:table-cell>
          <table:table-cell table:style-name="ce286" office:value-type="string">
            <text:p>Kahawatt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9">
            <text:p>739</text:p>
          </table:table-cell>
          <table:table-cell table:style-name="ce286" office:value-type="string">
            <text:p>Kalawa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4">
            <text:p>114</text:p>
          </table:table-cell>
          <table:table-cell table:style-name="ce286" office:value-type="string">
            <text:p>Kalawanchikudy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Kalmunai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5">
            <text:p>115</text:p>
          </table:table-cell>
          <table:table-cell table:style-name="ce286" office:value-type="string">
            <text:p>Kalubowi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Kaluta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6">
            <text:p>086</text:p>
          </table:table-cell>
          <table:table-cell table:style-name="ce286" office:value-type="string">
            <text:p>Kamburu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Kandy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1">
            <text:p>081</text:p>
          </table:table-cell>
          <table:table-cell table:style-name="ce286" office:value-type="string">
            <text:p>Kandy 2nd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1">
            <text:p>711</text:p>
          </table:table-cell>
          <table:table-cell table:style-name="ce286" office:value-type="string">
            <text:p>Kandy City Center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1">
            <text:p>731</text:p>
          </table:table-cell>
          <table:table-cell table:style-name="ce286" office:value-type="string">
            <text:p>Karainagar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1">
            <text:p>121</text:p>
          </table:table-cell>
          <table:table-cell table:style-name="ce286" office:value-type="string">
            <text:p>Kara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3">
            <text:p>093</text:p>
          </table:table-cell>
          <table:table-cell table:style-name="ce286" office:value-type="string">
            <text:p>Katubed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3">
            <text:p>723</text:p>
          </table:table-cell>
          <table:table-cell table:style-name="ce286" office:value-type="string">
            <text:p>Katugastot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Katunayak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0">
            <text:p>730</text:p>
          </table:table-cell>
          <table:table-cell table:style-name="ce286" office:value-type="string">
            <text:p>Kayts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67">
            <text:p>767</text:p>
          </table:table-cell>
          <table:table-cell table:style-name="ce286" office:value-type="string">
            <text:p>Kebithigolla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Kegall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Kekira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6">
            <text:p>716</text:p>
          </table:table-cell>
          <table:table-cell table:style-name="ce286" office:value-type="string">
            <text:p>Kelaniya NSB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Kilinochchi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7">
            <text:p>067</text:p>
          </table:table-cell>
          <table:table-cell table:style-name="ce286" office:value-type="string">
            <text:p>Kiribath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9">
            <text:p>099</text:p>
          </table:table-cell>
          <table:table-cell table:style-name="ce286" office:value-type="string">
            <text:p>Kirindiw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Kochchikad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5">
            <text:p>065</text:p>
          </table:table-cell>
          <table:table-cell table:style-name="ce286" office:value-type="string">
            <text:p>Kollupitiya 2nd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7">
            <text:p>087</text:p>
          </table:table-cell>
          <table:table-cell table:style-name="ce286" office:value-type="string">
            <text:p>Kotahe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2">
            <text:p>102</text:p>
          </table:table-cell>
          <table:table-cell table:style-name="ce286" office:value-type="string">
            <text:p>Kotta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Kuliya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kuruneg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61">
            <text:p>761</text:p>
          </table:table-cell>
          <table:table-cell table:style-name="ce286" office:value-type="string">
            <text:p>Madamp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3">
            <text:p>083</text:p>
          </table:table-cell>
          <table:table-cell table:style-name="ce286" office:value-type="string">
            <text:p>Mahabag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Mahara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Mahiyangana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3">
            <text:p>123</text:p>
          </table:table-cell>
          <table:table-cell table:style-name="ce286" office:value-type="string">
            <text:p>Malab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7">
            <text:p>077</text:p>
          </table:table-cell>
          <table:table-cell table:style-name="ce286" office:value-type="string">
            <text:p>Maligawatt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7">
            <text:p>107</text:p>
          </table:table-cell>
          <table:table-cell table:style-name="ce286" office:value-type="string">
            <text:p>Manipay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Mannar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9">
            <text:p>069</text:p>
          </table:table-cell>
          <table:table-cell table:style-name="ce286" office:value-type="string">
            <text:p>Marawi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Matal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Mata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Matu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Mawane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9">
            <text:p>749</text:p>
          </table:table-cell>
          <table:table-cell table:style-name="ce286" office:value-type="string">
            <text:p>Mawatha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63">
            <text:p>763</text:p>
          </table:table-cell>
          <table:table-cell table:style-name="ce286" office:value-type="string">
            <text:p>Medawachch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6">
            <text:p>106</text:p>
          </table:table-cell>
          <table:table-cell table:style-name="ce286" office:value-type="string">
            <text:p>Mee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4">
            <text:p>724</text:p>
          </table:table-cell>
          <table:table-cell table:style-name="ce286" office:value-type="string">
            <text:p>Middeniy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8">
            <text:p>098</text:p>
          </table:table-cell>
          <table:table-cell table:style-name="ce286" office:value-type="string">
            <text:p>Minuwan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9">
            <text:p>079</text:p>
          </table:table-cell>
          <table:table-cell table:style-name="ce286" office:value-type="string">
            <text:p>Miri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Monarag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5">
            <text:p>125</text:p>
          </table:table-cell>
          <table:table-cell table:style-name="ce286" office:value-type="string">
            <text:p>Moratumu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0">
            <text:p>020</text:p>
          </table:table-cell>
          <table:table-cell table:style-name="ce287" office:value-type="string">
            <text:p>Morat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">
            <text:p>090</text:p>
          </table:table-cell>
          <table:table-cell table:style-name="ce286" office:value-type="string">
            <text:p>Morawak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Mount Lavini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7">
            <text:p>127</text:p>
          </table:table-cell>
          <table:table-cell table:style-name="ce286" office:value-type="string">
            <text:p>Mulgampo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3">
            <text:p>733</text:p>
          </table:table-cell>
          <table:table-cell table:style-name="ce286" office:value-type="string">
            <text:p>Mulleriyawa New Town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2">
            <text:p>732</text:p>
          </table:table-cell>
          <table:table-cell table:style-name="ce286" office:value-type="string">
            <text:p>Mutwal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4">
            <text:p>064</text:p>
          </table:table-cell>
          <table:table-cell table:style-name="ce286" office:value-type="string">
            <text:p>Narahenpit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7">
            <text:p>707</text:p>
          </table:table-cell>
          <table:table-cell table:style-name="ce286" office:value-type="string">
            <text:p>Narammal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Naththand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1">
            <text:p>111</text:p>
          </table:table-cell>
          <table:table-cell table:style-name="ce286" office:value-type="string">
            <text:p>Naw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Nawalapi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Negombo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7">
            <text:p>717</text:p>
          </table:table-cell>
          <table:table-cell table:style-name="ce286" office:value-type="string">
            <text:p>Nelliady NSB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4">
            <text:p>704</text:p>
          </table:table-cell>
          <table:table-cell table:style-name="ce286" office:value-type="string">
            <text:p>Neluw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Nikawerat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0">
            <text:p>100</text:p>
          </table:table-cell>
          <table:table-cell table:style-name="ce286" office:value-type="string">
            <text:p>Nittamb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5">
            <text:p>745</text:p>
          </table:table-cell>
          <table:table-cell table:style-name="ce286" office:value-type="string">
            <text:p>Nochchiya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Nuge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Nuwara El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3">
            <text:p>753</text:p>
          </table:table-cell>
          <table:table-cell table:style-name="ce286" office:value-type="string">
            <text:p>Palugamam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Panadu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9">
            <text:p>909</text:p>
          </table:table-cell>
          <table:table-cell table:style-name="ce286" office:value-type="string">
            <text:p>PBU - Ampa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6">
            <text:p>906</text:p>
          </table:table-cell>
          <table:table-cell table:style-name="ce286" office:value-type="string">
            <text:p>PBU - Anuradhapu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17">
            <text:p>917</text:p>
          </table:table-cell>
          <table:table-cell table:style-name="ce286" office:value-type="string">
            <text:p>PBU - Eheliya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3">
            <text:p>903</text:p>
          </table:table-cell>
          <table:table-cell table:style-name="ce286" office:value-type="string">
            <text:p>PBU - Gall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8">
            <text:p>908</text:p>
          </table:table-cell>
          <table:table-cell table:style-name="ce286" office:value-type="string">
            <text:p>PBU - Gampah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1">
            <text:p>901</text:p>
          </table:table-cell>
          <table:table-cell table:style-name="ce286" office:value-type="string">
            <text:p>PBU - Head Offic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16">
            <text:p>916</text:p>
          </table:table-cell>
          <table:table-cell table:style-name="ce286" office:value-type="string">
            <text:p>PBU - Jaff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7">
            <text:p>907</text:p>
          </table:table-cell>
          <table:table-cell table:style-name="ce286" office:value-type="string">
            <text:p>PBU - Kaluta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2">
            <text:p>902</text:p>
          </table:table-cell>
          <table:table-cell table:style-name="ce286" office:value-type="string">
            <text:p>PBU - Kandy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5">
            <text:p>905</text:p>
          </table:table-cell>
          <table:table-cell table:style-name="ce286" office:value-type="string">
            <text:p>PBU - Kegall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15">
            <text:p>915</text:p>
          </table:table-cell>
          <table:table-cell table:style-name="ce286" office:value-type="string">
            <text:p>PBU - Kuruneg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04">
            <text:p>904</text:p>
          </table:table-cell>
          <table:table-cell table:style-name="ce286" office:value-type="string">
            <text:p>PBU - Mata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Peliya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36">
            <text:p>736</text:p>
          </table:table-cell>
          <table:table-cell table:style-name="ce286" office:value-type="string">
            <text:p>Pelmadu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Pettah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4">
            <text:p>084</text:p>
          </table:table-cell>
          <table:table-cell table:style-name="ce286" office:value-type="string">
            <text:p>Pilimathala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">
            <text:p>071</text:p>
          </table:table-cell>
          <table:table-cell table:style-name="ce286" office:value-type="string">
            <text:p>Piliyand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Point Pedro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6">
            <text:p>726</text:p>
          </table:table-cell>
          <table:table-cell table:style-name="ce286" office:value-type="string">
            <text:p>Polgahawe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4">
            <text:p>744</text:p>
          </table:table-cell>
          <table:table-cell table:style-name="ce286" office:value-type="string">
            <text:p>Pundaluo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Puttal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9">
            <text:p>719</text:p>
          </table:table-cell>
          <table:table-cell table:style-name="ce286" office:value-type="string">
            <text:p>Puwakaramb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8">
            <text:p>728</text:p>
          </table:table-cell>
          <table:table-cell table:style-name="ce286" office:value-type="string">
            <text:p>Raddolu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1">
            <text:p>701</text:p>
          </table:table-cell>
          <table:table-cell table:style-name="ce286" office:value-type="string">
            <text:p>Ragam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65">
            <text:p>765</text:p>
          </table:table-cell>
          <table:table-cell table:style-name="ce286" office:value-type="string">
            <text:p>Rambukkan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Ratnapur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2">
            <text:p>722</text:p>
          </table:table-cell>
          <table:table-cell table:style-name="ce286" office:value-type="string">
            <text:p>Rikillagaskad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Ruwanwel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8">
            <text:p>118</text:p>
          </table:table-cell>
          <table:table-cell table:style-name="ce286" office:value-type="string">
            <text:p>Samanthurai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4">
            <text:p>754</text:p>
          </table:table-cell>
          <table:table-cell table:style-name="ce286" office:value-type="string">
            <text:p>Sooriyawe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56">
            <text:p>756</text:p>
          </table:table-cell>
          <table:table-cell table:style-name="ce286" office:value-type="string">
            <text:p>Tambutte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3">
            <text:p>713</text:p>
          </table:table-cell>
          <table:table-cell table:style-name="ce286" office:value-type="string">
            <text:p>Tangalle NSB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8">
            <text:p>078</text:p>
          </table:table-cell>
          <table:table-cell table:style-name="ce286" office:value-type="string">
            <text:p>Thalawakel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8">
            <text:p>108</text:p>
          </table:table-cell>
          <table:table-cell table:style-name="ce286" office:value-type="string">
            <text:p>Thirunelvely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7">
            <text:p>097</text:p>
          </table:table-cell>
          <table:table-cell table:style-name="ce286" office:value-type="string">
            <text:p>Tissamahar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9">
            <text:p>089</text:p>
          </table:table-cell>
          <table:table-cell table:style-name="ce286" office:value-type="string">
            <text:p>Trincomalee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0">
            <text:p>110</text:p>
          </table:table-cell>
          <table:table-cell table:style-name="ce286" office:value-type="string">
            <text:p>Uragasmanhand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20">
            <text:p>720</text:p>
          </table:table-cell>
          <table:table-cell table:style-name="ce286" office:value-type="string">
            <text:p>Valaichenai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8">
            <text:p>088</text:p>
          </table:table-cell>
          <table:table-cell table:style-name="ce286" office:value-type="string">
            <text:p>Vavuni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92">
            <text:p>092</text:p>
          </table:table-cell>
          <table:table-cell table:style-name="ce286" office:value-type="string">
            <text:p>Veyango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5">
            <text:p>715</text:p>
          </table:table-cell>
          <table:table-cell table:style-name="ce286" office:value-type="string">
            <text:p>Wadduwa NSB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4">
            <text:p>714</text:p>
          </table:table-cell>
          <table:table-cell table:style-name="ce286" office:value-type="string">
            <text:p>Walasmulla NSB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Warakapo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66">
            <text:p>766</text:p>
          </table:table-cell>
          <table:table-cell table:style-name="ce286" office:value-type="string">
            <text:p>Wariyapo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85">
            <text:p>085</text:p>
          </table:table-cell>
          <table:table-cell table:style-name="ce286" office:value-type="string">
            <text:p>Watt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12">
            <text:p>712</text:p>
          </table:table-cell>
          <table:table-cell table:style-name="ce286" office:value-type="string">
            <text:p>Weeraketiya NSB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66">
            <text:p>066</text:p>
          </table:table-cell>
          <table:table-cell table:style-name="ce286" office:value-type="string">
            <text:p>Weligam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17">
            <text:p>117</text:p>
          </table:table-cell>
          <table:table-cell table:style-name="ce286" office:value-type="string">
            <text:p>Welika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01">
            <text:p>101</text:p>
          </table:table-cell>
          <table:table-cell table:style-name="ce286" office:value-type="string">
            <text:p>Welimad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6">
            <text:p>706</text:p>
          </table:table-cell>
          <table:table-cell table:style-name="ce286" office:value-type="string">
            <text:p>Wellampitiya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">
            <text:p>070</text:p>
          </table:table-cell>
          <table:table-cell table:style-name="ce286" office:value-type="string">
            <text:p>Wellawatt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0">
            <text:p>740</text:p>
          </table:table-cell>
          <table:table-cell table:style-name="ce286" office:value-type="string">
            <text:p>Wellaway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Wennappuw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02">
            <text:p>702</text:p>
          </table:table-cell>
          <table:table-cell table:style-name="ce286" office:value-type="string">
            <text:p>WTC Piyas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120">
            <text:p>120</text:p>
          </table:table-cell>
          <table:table-cell table:style-name="ce286" office:value-type="string">
            <text:p>Yakkal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19">
            <text:p>7719</text:p>
          </table:table-cell>
          <table:table-cell table:style-name="ce282" office:value-type="float" office:value="743">
            <text:p>743</text:p>
          </table:table-cell>
          <table:table-cell table:style-name="ce286" office:value-type="string">
            <text:p>Yatiyantota</text:p>
          </table:table-cell>
          <table:table-cell table:style-name="ce288" office:value-type="string">
            <text:p>NSB</text:p>
          </table:table-cell>
          <table:table-cell table:style-name="ce286" office:value-type="string">
            <text:p>National Savings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4">
            <text:p>074</text:p>
          </table:table-cell>
          <table:table-cell table:style-name="ce286" office:value-type="string">
            <text:p>Akkeripattu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8">
            <text:p>008</text:p>
          </table:table-cell>
          <table:table-cell table:style-name="ce286" office:value-type="string">
            <text:p>Akurass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80">
            <text:p>080</text:p>
          </table:table-cell>
          <table:table-cell table:style-name="ce286" office:value-type="string">
            <text:p>Aluthgam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0">
            <text:p>030</text:p>
          </table:table-cell>
          <table:table-cell table:style-name="ce286" office:value-type="string">
            <text:p>Ambalangod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3">
            <text:p>023</text:p>
          </table:table-cell>
          <table:table-cell table:style-name="ce286" office:value-type="string">
            <text:p>Ambalanthot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9">
            <text:p>039</text:p>
          </table:table-cell>
          <table:table-cell table:style-name="ce286" office:value-type="string">
            <text:p>Ampar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0">
            <text:p>050</text:p>
          </table:table-cell>
          <table:table-cell table:style-name="ce286" office:value-type="string">
            <text:p>Anamadu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1">
            <text:p>051</text:p>
          </table:table-cell>
          <table:table-cell table:style-name="ce286" office:value-type="string">
            <text:p>Angunakolapalass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7">
            <text:p>017</text:p>
          </table:table-cell>
          <table:table-cell table:style-name="ce286" office:value-type="string">
            <text:p>Anuradhapur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2">
            <text:p>052</text:p>
          </table:table-cell>
          <table:table-cell table:style-name="ce286" office:value-type="string">
            <text:p>Aralaganvi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4">
            <text:p>044</text:p>
          </table:table-cell>
          <table:table-cell table:style-name="ce286" office:value-type="string">
            <text:p>Badul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">
            <text:p>003</text:p>
          </table:table-cell>
          <table:table-cell table:style-name="ce286" office:value-type="string">
            <text:p>Battaramul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9">
            <text:p>029</text:p>
          </table:table-cell>
          <table:table-cell table:style-name="ce286" office:value-type="string">
            <text:p>Batticalo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2">
            <text:p>062</text:p>
          </table:table-cell>
          <table:table-cell table:style-name="ce286" office:value-type="string">
            <text:p>Butta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1">
            <text:p>011</text:p>
          </table:table-cell>
          <table:table-cell table:style-name="ce286" office:value-type="string">
            <text:p>Chilaw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Colombo City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5">
            <text:p>035</text:p>
          </table:table-cell>
          <table:table-cell table:style-name="ce286" office:value-type="string">
            <text:p>Dambul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8">
            <text:p>058</text:p>
          </table:table-cell>
          <table:table-cell table:style-name="ce286" office:value-type="string">
            <text:p>Dehiattakandi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9">
            <text:p>049</text:p>
          </table:table-cell>
          <table:table-cell table:style-name="ce286" office:value-type="string">
            <text:p>Deniya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7">
            <text:p>057</text:p>
          </table:table-cell>
          <table:table-cell table:style-name="ce286" office:value-type="string">
            <text:p>Deraniyaga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4">
            <text:p>064</text:p>
          </table:table-cell>
          <table:table-cell table:style-name="ce286" office:value-type="string">
            <text:p>Elpiti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">
            <text:p>004</text:p>
          </table:table-cell>
          <table:table-cell table:style-name="ce286" office:value-type="string">
            <text:p>Embilipiti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3">
            <text:p>053</text:p>
          </table:table-cell>
          <table:table-cell table:style-name="ce286" office:value-type="string">
            <text:p>Galenbidunuwe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2">
            <text:p>032</text:p>
          </table:table-cell>
          <table:table-cell table:style-name="ce286" office:value-type="string">
            <text:p>Galle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8">
            <text:p>048</text:p>
          </table:table-cell>
          <table:table-cell table:style-name="ce286" office:value-type="string">
            <text:p>Gampo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3">
            <text:p>033</text:p>
          </table:table-cell>
          <table:table-cell table:style-name="ce286" office:value-type="string">
            <text:p>Giriul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6">
            <text:p>076</text:p>
          </table:table-cell>
          <table:table-cell table:style-name="ce286" office:value-type="string">
            <text:p>Hatharaliyadd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7">
            <text:p>077</text:p>
          </table:table-cell>
          <table:table-cell table:style-name="ce286" office:value-type="string">
            <text:p>Hingur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">
            <text:p>005</text:p>
          </table:table-cell>
          <table:table-cell table:style-name="ce286" office:value-type="string">
            <text:p>Hora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2">
            <text:p>042</text:p>
          </table:table-cell>
          <table:table-cell table:style-name="ce286" office:value-type="string">
            <text:p>Jaff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8">
            <text:p>078</text:p>
          </table:table-cell>
          <table:table-cell table:style-name="ce286" office:value-type="string">
            <text:p>Kaduwe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9">
            <text:p>059</text:p>
          </table:table-cell>
          <table:table-cell table:style-name="ce286" office:value-type="string">
            <text:p>Kalawanchikudi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2">
            <text:p>022</text:p>
          </table:table-cell>
          <table:table-cell table:style-name="ce286" office:value-type="string">
            <text:p>Kalmuani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5">
            <text:p>025</text:p>
          </table:table-cell>
          <table:table-cell table:style-name="ce286" office:value-type="string">
            <text:p>Kalutar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0">
            <text:p>010</text:p>
          </table:table-cell>
          <table:table-cell table:style-name="ce286" office:value-type="string">
            <text:p>Kandy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3">
            <text:p>073</text:p>
          </table:table-cell>
          <table:table-cell table:style-name="ce286" office:value-type="string">
            <text:p>Kanthale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">
            <text:p>007</text:p>
          </table:table-cell>
          <table:table-cell table:style-name="ce286" office:value-type="string">
            <text:p>Karapiti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7">
            <text:p>067</text:p>
          </table:table-cell>
          <table:table-cell table:style-name="ce286" office:value-type="string">
            <text:p>Katuwa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">
            <text:p>002</text:p>
          </table:table-cell>
          <table:table-cell table:style-name="ce286" office:value-type="string">
            <text:p>Kegalle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1">
            <text:p>071</text:p>
          </table:table-cell>
          <table:table-cell table:style-name="ce286" office:value-type="string">
            <text:p>Kekira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9">
            <text:p>069</text:p>
          </table:table-cell>
          <table:table-cell table:style-name="ce286" office:value-type="string">
            <text:p>Kilinochchi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">
            <text:p>006</text:p>
          </table:table-cell>
          <table:table-cell table:style-name="ce286" office:value-type="string">
            <text:p>Kiribathgod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6">
            <text:p>056</text:p>
          </table:table-cell>
          <table:table-cell table:style-name="ce286" office:value-type="string">
            <text:p>Kirulapo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6">
            <text:p>026</text:p>
          </table:table-cell>
          <table:table-cell table:style-name="ce286" office:value-type="string">
            <text:p>Kuliyapiti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0">
            <text:p>020</text:p>
          </table:table-cell>
          <table:table-cell table:style-name="ce286" office:value-type="string">
            <text:p>Kurunega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7">
            <text:p>037</text:p>
          </table:table-cell>
          <table:table-cell table:style-name="ce286" office:value-type="string">
            <text:p>Maho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3">
            <text:p>013</text:p>
          </table:table-cell>
          <table:table-cell table:style-name="ce286" office:value-type="string">
            <text:p>Manaraga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6">
            <text:p>046</text:p>
          </table:table-cell>
          <table:table-cell table:style-name="ce286" office:value-type="string">
            <text:p>Mapalagam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9">
            <text:p>009</text:p>
          </table:table-cell>
          <table:table-cell table:style-name="ce286" office:value-type="string">
            <text:p>Matale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1">
            <text:p>031</text:p>
          </table:table-cell>
          <table:table-cell table:style-name="ce286" office:value-type="string">
            <text:p>Matar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7">
            <text:p>047</text:p>
          </table:table-cell>
          <table:table-cell table:style-name="ce286" office:value-type="string">
            <text:p>Mathugam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8">
            <text:p>068</text:p>
          </table:table-cell>
          <table:table-cell table:style-name="ce286" office:value-type="string">
            <text:p>Mawanel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0">
            <text:p>040</text:p>
          </table:table-cell>
          <table:table-cell table:style-name="ce286" office:value-type="string">
            <text:p>Medawachchi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5">
            <text:p>075</text:p>
          </table:table-cell>
          <table:table-cell table:style-name="ce286" office:value-type="string">
            <text:p>Moratu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1">
            <text:p>041</text:p>
          </table:table-cell>
          <table:table-cell table:style-name="ce286" office:value-type="string">
            <text:p>Muthur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3">
            <text:p>043</text:p>
          </table:table-cell>
          <table:table-cell table:style-name="ce286" office:value-type="string">
            <text:p>Nanatan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9">
            <text:p>079</text:p>
          </table:table-cell>
          <table:table-cell table:style-name="ce286" office:value-type="string">
            <text:p>Naramma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7">
            <text:p>027</text:p>
          </table:table-cell>
          <table:table-cell table:style-name="ce286" office:value-type="string">
            <text:p>Negombo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5">
            <text:p>065</text:p>
          </table:table-cell>
          <table:table-cell table:style-name="ce286" office:value-type="string">
            <text:p>Nochchiyagam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0">
            <text:p>070</text:p>
          </table:table-cell>
          <table:table-cell table:style-name="ce286" office:value-type="string">
            <text:p>Padavi Parakramapur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5">
            <text:p>055</text:p>
          </table:table-cell>
          <table:table-cell table:style-name="ce286" office:value-type="string">
            <text:p>Pilimathala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8">
            <text:p>028</text:p>
          </table:table-cell>
          <table:table-cell table:style-name="ce286" office:value-type="string">
            <text:p>Polonnaru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45">
            <text:p>045</text:p>
          </table:table-cell>
          <table:table-cell table:style-name="ce286" office:value-type="string">
            <text:p>Pottuvil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4">
            <text:p>034</text:p>
          </table:table-cell>
          <table:table-cell table:style-name="ce286" office:value-type="string">
            <text:p>Rambukka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5">
            <text:p>015</text:p>
          </table:table-cell>
          <table:table-cell table:style-name="ce286" office:value-type="string">
            <text:p>Rathnapur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9">
            <text:p>019</text:p>
          </table:table-cell>
          <table:table-cell table:style-name="ce286" office:value-type="string">
            <text:p>Rikillagaskad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4">
            <text:p>014</text:p>
          </table:table-cell>
          <table:table-cell table:style-name="ce286" office:value-type="string">
            <text:p>Ruwanwel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8">
            <text:p>018</text:p>
          </table:table-cell>
          <table:table-cell table:style-name="ce286" office:value-type="string">
            <text:p>Sahasapur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0">
            <text:p>060</text:p>
          </table:table-cell>
          <table:table-cell table:style-name="ce286" office:value-type="string">
            <text:p>Samanthurei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1">
            <text:p>061</text:p>
          </table:table-cell>
          <table:table-cell table:style-name="ce286" office:value-type="string">
            <text:p>Siyabalandu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6">
            <text:p>036</text:p>
          </table:table-cell>
          <table:table-cell table:style-name="ce286" office:value-type="string">
            <text:p><text:s/>Thambuththegam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21">
            <text:p>021</text:p>
          </table:table-cell>
          <table:table-cell table:style-name="ce286" office:value-type="string">
            <text:p>Trincomalle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72">
            <text:p>072</text:p>
          </table:table-cell>
          <table:table-cell table:style-name="ce286" office:value-type="string">
            <text:p>Uha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3">
            <text:p>063</text:p>
          </table:table-cell>
          <table:table-cell table:style-name="ce286" office:value-type="string">
            <text:p>Valachchen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2">
            <text:p>012</text:p>
          </table:table-cell>
          <table:table-cell table:style-name="ce286" office:value-type="string">
            <text:p>Vavuniy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16">
            <text:p>016</text:p>
          </table:table-cell>
          <table:table-cell table:style-name="ce286" office:value-type="string">
            <text:p>Warakapo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54">
            <text:p>054</text:p>
          </table:table-cell>
          <table:table-cell table:style-name="ce286" office:value-type="string">
            <text:p>Wariyapo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38">
            <text:p>038</text:p>
          </table:table-cell>
          <table:table-cell table:style-name="ce286" office:value-type="string">
            <text:p>Wennappuw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28">
            <text:p>7728</text:p>
          </table:table-cell>
          <table:table-cell table:style-name="ce282" office:value-type="float" office:value="66">
            <text:p>066</text:p>
          </table:table-cell>
          <table:table-cell table:style-name="ce286" office:value-type="string">
            <text:p><text:s/>Yakkalamulla</text:p>
          </table:table-cell>
          <table:table-cell table:style-name="ce278"/>
          <table:table-cell table:style-name="ce286" office:value-type="string">
            <text:p>Sanasa Development Bank</text:p>
          </table:table-cell>
          <table:table-cell table:number-columns-repeated="1019"/>
        </table:table-row>
        <table:table-row table:style-name="ro8" table:visibility="filter">
          <table:table-cell table:style-name="ce278" office:value-type="float" office:value="7737">
            <text:p>7737</text:p>
          </table:table-cell>
          <table:table-cell table:style-name="ce282" office:value-type="float" office:value="1">
            <text:p>001</text:p>
          </table:table-cell>
          <table:table-cell table:style-name="ce286" office:value-type="string">
            <text:p>Head Office</text:p>
          </table:table-cell>
          <table:table-cell table:style-name="ce278"/>
          <table:table-cell table:style-name="ce286" office:value-type="string">
            <text:p>HDFC Bank</text:p>
          </table:table-cell>
          <table:table-cell table:number-columns-repeated="1019"/>
        </table:table-row>
        <table:table-row table:style-name="ro8" table:number-rows-repeated="6360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1" table:style-name="ta4" table:print="false">
        <table:table-column table:style-name="co50" table:default-cell-style-name="Excel_20_Built-in_20_Normal"/>
        <table:table-column table:style-name="co51" table:default-cell-style-name="ce290"/>
        <table:table-column table:style-name="co50" table:default-cell-style-name="Excel_20_Built-in_20_Normal"/>
        <table:table-column table:style-name="co52" table:default-cell-style-name="Excel_20_Built-in_20_Normal"/>
        <table:table-column table:style-name="co50" table:number-columns-repeated="1020" table:default-cell-style-name="Excel_20_Built-in_20_Normal"/>
        <table:table-row table:style-name="ro8">
          <table:table-cell table:number-columns-repeated="1024"/>
        </table:table-row>
        <table:table-row table:style-name="ro9">
          <table:table-cell/>
          <table:table-cell table:style-name="ce291" office:value-type="string">
            <text:p>NIC</text:p>
          </table:table-cell>
          <table:table-cell/>
          <table:table-cell table:style-name="ce298" office:value-type="string">
            <text:p>EMPLOYEE NUMBER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763143341V</text:p>
          </table:table-cell>
          <table:table-cell/>
          <table:table-cell table:style-name="ce299" office:value-type="float" office:value="5001">
            <text:p>5001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12870022V</text:p>
          </table:table-cell>
          <table:table-cell/>
          <table:table-cell table:style-name="ce299" office:value-type="float" office:value="5002">
            <text:p>5002</text:p>
          </table:table-cell>
          <table:table-cell table:number-columns-repeated="1020"/>
        </table:table-row>
        <table:table-row table:style-name="ro8">
          <table:table-cell/>
          <table:table-cell table:style-name="ce293" office:value-type="string">
            <text:p>930073130V</text:p>
          </table:table-cell>
          <table:table-cell/>
          <table:table-cell table:style-name="ce300" office:value-type="float" office:value="5003">
            <text:p>5003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10423185V</text:p>
          </table:table-cell>
          <table:table-cell/>
          <table:table-cell table:style-name="ce299" office:value-type="float" office:value="5004">
            <text:p>5004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10312189V</text:p>
          </table:table-cell>
          <table:table-cell/>
          <table:table-cell table:style-name="ce299" office:value-type="float" office:value="5005">
            <text:p>5005</text:p>
          </table:table-cell>
          <table:table-cell table:number-columns-repeated="1020"/>
        </table:table-row>
        <table:table-row table:style-name="ro8">
          <table:table-cell/>
          <table:table-cell table:style-name="ce293" office:value-type="string">
            <text:p>920123570V</text:p>
          </table:table-cell>
          <table:table-cell/>
          <table:table-cell table:style-name="ce299" office:value-type="float" office:value="5006">
            <text:p>5006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33212290V</text:p>
          </table:table-cell>
          <table:table-cell/>
          <table:table-cell table:style-name="ce299" office:value-type="float" office:value="5007">
            <text:p>5007</text:p>
          </table:table-cell>
          <table:table-cell table:number-columns-repeated="1020"/>
        </table:table-row>
        <table:table-row table:style-name="ro8">
          <table:table-cell/>
          <table:table-cell table:style-name="ce294" office:value-type="string">
            <text:p>902671293V</text:p>
          </table:table-cell>
          <table:table-cell/>
          <table:table-cell table:style-name="ce301" office:value-type="float" office:value="5008">
            <text:p>5008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37804393V</text:p>
          </table:table-cell>
          <table:table-cell/>
          <table:table-cell table:style-name="ce300" office:value-type="float" office:value="5009">
            <text:p>5009</text:p>
          </table:table-cell>
          <table:table-cell table:number-columns-repeated="1020"/>
        </table:table-row>
        <table:table-row table:style-name="ro8">
          <table:table-cell/>
          <table:table-cell table:style-name="ce294" office:value-type="string">
            <text:p>940110971V</text:p>
          </table:table-cell>
          <table:table-cell/>
          <table:table-cell table:style-name="ce301" office:value-type="float" office:value="5010">
            <text:p>5010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10523660V</text:p>
          </table:table-cell>
          <table:table-cell/>
          <table:table-cell table:style-name="ce299" office:value-type="float" office:value="5011">
            <text:p>5011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03543933V</text:p>
          </table:table-cell>
          <table:table-cell/>
          <table:table-cell table:style-name="ce299" office:value-type="float" office:value="5012">
            <text:p>5012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792303986V</text:p>
          </table:table-cell>
          <table:table-cell/>
          <table:table-cell table:style-name="ce299" office:value-type="float" office:value="5013">
            <text:p>5013</text:p>
          </table:table-cell>
          <table:table-cell table:number-columns-repeated="1020"/>
        </table:table-row>
        <table:table-row table:style-name="ro8">
          <table:table-cell/>
          <table:table-cell table:style-name="ce295" office:value-type="string">
            <text:p>905162780V</text:p>
          </table:table-cell>
          <table:table-cell/>
          <table:table-cell table:style-name="ce299" office:value-type="float" office:value="5014">
            <text:p>5014</text:p>
          </table:table-cell>
          <table:table-cell table:number-columns-repeated="1020"/>
        </table:table-row>
        <table:table-row table:style-name="ro8">
          <table:table-cell/>
          <table:table-cell table:style-name="ce295" office:value-type="string">
            <text:p>875931660V</text:p>
          </table:table-cell>
          <table:table-cell/>
          <table:table-cell table:style-name="ce299" office:value-type="float" office:value="5015">
            <text:p>5015</text:p>
          </table:table-cell>
          <table:table-cell table:number-columns-repeated="1020"/>
        </table:table-row>
        <table:table-row table:style-name="ro8">
          <table:table-cell/>
          <table:table-cell table:style-name="ce295" office:value-type="string">
            <text:p>801602657V</text:p>
          </table:table-cell>
          <table:table-cell/>
          <table:table-cell table:style-name="ce299" office:value-type="float" office:value="5016">
            <text:p>5016</text:p>
          </table:table-cell>
          <table:table-cell table:number-columns-repeated="1020"/>
        </table:table-row>
        <table:table-row table:style-name="ro8">
          <table:table-cell/>
          <table:table-cell table:style-name="ce295" office:value-type="string">
            <text:p>880151070V</text:p>
          </table:table-cell>
          <table:table-cell/>
          <table:table-cell table:style-name="ce299" office:value-type="float" office:value="5017">
            <text:p>5017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761111973V</text:p>
          </table:table-cell>
          <table:table-cell/>
          <table:table-cell table:style-name="ce299" office:value-type="float" office:value="5018">
            <text:p>5018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01570925V</text:p>
          </table:table-cell>
          <table:table-cell/>
          <table:table-cell table:style-name="ce299" office:value-type="float" office:value="5019">
            <text:p>5019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03265399V</text:p>
          </table:table-cell>
          <table:table-cell/>
          <table:table-cell table:style-name="ce299" office:value-type="float" office:value="5020">
            <text:p>5020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11282676V</text:p>
          </table:table-cell>
          <table:table-cell/>
          <table:table-cell table:style-name="ce299" office:value-type="float" office:value="5021">
            <text:p>5021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01432228V</text:p>
          </table:table-cell>
          <table:table-cell/>
          <table:table-cell table:style-name="ce299" office:value-type="float" office:value="5022">
            <text:p>5022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22341435V</text:p>
          </table:table-cell>
          <table:table-cell/>
          <table:table-cell table:style-name="ce299" office:value-type="float" office:value="5023">
            <text:p>5023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921171323V</text:p>
          </table:table-cell>
          <table:table-cell/>
          <table:table-cell table:style-name="ce299" office:value-type="float" office:value="5024">
            <text:p>5024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16232775V</text:p>
          </table:table-cell>
          <table:table-cell/>
          <table:table-cell table:style-name="ce299" office:value-type="float" office:value="5025">
            <text:p>5025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81402440V</text:p>
          </table:table-cell>
          <table:table-cell/>
          <table:table-cell table:style-name="ce299" office:value-type="float" office:value="5026">
            <text:p>5026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82251055V</text:p>
          </table:table-cell>
          <table:table-cell/>
          <table:table-cell table:style-name="ce299" office:value-type="float" office:value="5027">
            <text:p>5027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81932750V</text:p>
          </table:table-cell>
          <table:table-cell/>
          <table:table-cell table:style-name="ce299" office:value-type="float" office:value="5028">
            <text:p>5028</text:p>
          </table:table-cell>
          <table:table-cell table:number-columns-repeated="1020"/>
        </table:table-row>
        <table:table-row table:style-name="ro8">
          <table:table-cell/>
          <table:table-cell table:style-name="ce292" office:value-type="string">
            <text:p>852763850V</text:p>
          </table:table-cell>
          <table:table-cell/>
          <table:table-cell table:style-name="ce299" office:value-type="float" office:value="5029">
            <text:p>5029</text:p>
          </table:table-cell>
          <table:table-cell table:number-columns-repeated="1020"/>
        </table:table-row>
        <table:table-row table:style-name="ro8">
          <table:table-cell/>
          <table:table-cell table:style-name="ce293" office:value-type="string">
            <text:p>922162093V</text:p>
          </table:table-cell>
          <table:table-cell/>
          <table:table-cell table:style-name="ce299" office:value-type="float" office:value="5030">
            <text:p>5030</text:p>
          </table:table-cell>
          <table:table-cell table:number-columns-repeated="1020"/>
        </table:table-row>
        <table:table-row table:style-name="ro8">
          <table:table-cell/>
          <table:table-cell table:style-name="ce51" office:value-type="string">
            <text:p>920753736v</text:p>
          </table:table-cell>
          <table:table-cell/>
          <table:table-cell table:style-name="ce299" office:value-type="float" office:value="5031">
            <text:p>5031</text:p>
          </table:table-cell>
          <table:table-cell table:number-columns-repeated="1020"/>
        </table:table-row>
        <table:table-row table:style-name="ro8">
          <table:table-cell/>
          <table:table-cell table:style-name="ce296" office:value-type="string">
            <text:p>822300982V</text:p>
          </table:table-cell>
          <table:table-cell/>
          <table:table-cell table:style-name="ce301" office:value-type="float" office:value="5032">
            <text:p>5032</text:p>
          </table:table-cell>
          <table:table-cell table:number-columns-repeated="1020"/>
        </table:table-row>
        <table:table-row table:style-name="ro8" table:number-rows-repeated="56">
          <table:table-cell/>
          <table:table-cell table:style-name="ce297"/>
          <table:table-cell table:number-columns-repeated="1022"/>
        </table:table-row>
        <table:table-row table:style-name="ro8" table:number-rows-repeated="65445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name="Excel_BuiltIn__FilterDatabase_ 2" table:target-range-address="Final.A2:Final.AP280" table:display-filter-buttons="true"/>
        <table:database-range table:name="Excel_BuiltIn__FilterDatabase_ 3" table:target-range-address="'Branch Codes'.A2:'Branch Codes'.E1930" table:display-filter-buttons="true">
          <table:filter>
            <table:filter-condition table:field-number="3" table:value="SAM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Verdana" svg:font-family="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5000" number:language="en" number:country="US">
      <number:number number:min-integer-digits="1"/>
    </number:number-style>
    <number:number-style style:name="N121P0" style:volatile="true">
      <number:number number:decimal-places="0" number:min-integer-digits="1"/>
    </number:number-style>
    <number:number-style style:name="N121">
      <style:text-properties fo:color="#ff0000"/>
      <number:number number:decimal-places="0" number:min-integer-digits="1"/>
      <style:map style:condition="value()&gt;=0" style:apply-style-name="N121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0" number:min-integer-digits="4"/>
    </number:number-style>
    <number:number-style style:name="N126">
      <number:number number:decimal-places="0" number:min-integer-digits="3"/>
    </number:number-style>
    <number:number-style style:name="N127">
      <number:number number:decimal-places="0" number:min-integer-digits="12"/>
    </number:number-style>
    <number:number-style style:name="N128">
      <number:number number:decimal-places="0" number:min-integer-digits="22"/>
    </number:number-style>
    <number:number-style style:name="N129">
      <number:number number:decimal-places="0" number:min-integer-digits="2"/>
    </number:number-style>
    <number:number-style style:name="N130">
      <number:number number:decimal-places="0" number:min-integer-digits="6"/>
    </number:number-style>
    <number:time-style style:name="N131">
      <number:seconds/>
      <number:text>LR</number:text>
    </number:time-style>
    <number:number-style style:name="N132">
      <number:number number:decimal-places="0" number:min-integer-digits="2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2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3598in" fo:margin-bottom="0.3299in" fo:margin-left="0.45in" fo:margin-right="0.3701in" style:print-page-order="ttb" style:first-page-number="continue" style:scale-to="64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3/25/2014</text:date>, <text:time>12:2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mierSalesSalary_5f_2013-09" style:display-name="PageStyle_PremierSalesSalary_2013-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" style:display-name="PageStyle_Fin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ranch_20_Codes" style:display-name="PageStyle_Branch 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4-03-25T12:28:19.32</dc:date>
    <meta:editing-duration>PT00H04M15S</meta:editing-duration>
    <meta:editing-cycles>4</meta:editing-cycles>
    <meta:document-statistic meta:table-count="4" meta:cell-count="12078" meta:object-count="0"/>
  </office:meta>
</office:document-meta>
</file>